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Верх.Колонтитул">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10"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Д_5f_Абзац_20_после_20_таблицы">
      <style:paragraph-properties fo:margin-left="0in" fo:margin-right="0in" fo:text-indent="0in" style:auto-text-indent="false"/>
    </style:style>
    <style:style style:name="P13" style:family="paragraph" style:parent-style-name="Д_5f_Абзац_20_перед_20_рисунком">
      <style:paragraph-properties fo:margin-left="0in" fo:margin-right="0in" fo:text-indent="0in" style:auto-text-indent="false"/>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6"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7"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8"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9"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20"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paragraph-properties fo:line-height="150%" fo:text-align="start" style:justify-single-word="false"/>
      <style:text-properties style:font-name="Times New Roman" fo:font-size="14pt"/>
    </style:style>
    <style:style style:name="P22"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3"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4" style:family="paragraph" style:parent-style-name="Text_20_body">
      <style:paragraph-properties fo:line-height="150%" fo:text-align="start" style:justify-single-word="false"/>
    </style:style>
    <style:style style:name="P25" style:family="paragraph" style:parent-style-name="Д_5f_Згл._20_Общий">
      <style:paragraph-properties fo:break-before="page"/>
    </style:style>
    <style:style style:name="P26" style:family="paragraph" style:parent-style-name="Д_5f_Згл._20_Глава">
      <style:paragraph-properties fo:break-before="page"/>
    </style:style>
    <style:style style:name="P27"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8" style:family="paragraph" style:parent-style-name="Д_5f_Згл._20_Пункт">
      <style:text-properties style:font-weight-asian="bold" style:font-weight-complex="bold"/>
    </style:style>
    <style:style style:name="P29" style:family="paragraph" style:parent-style-name="Д_5f_Згл._20_Пункт">
      <style:text-properties fo:font-variant="normal" fo:text-transform="none" fo:color="#000000" fo:letter-spacing="normal"/>
    </style:style>
    <style:style style:name="P30" style:family="paragraph" style:parent-style-name="Д_5f_Основной_20_текст">
      <style:text-properties fo:font-style="italic" style:font-style-asian="italic" style:font-style-complex="italic"/>
    </style:style>
    <style:style style:name="P31" style:family="paragraph" style:parent-style-name="Д_5f_Основной_20_текст">
      <style:paragraph-properties fo:text-align="end" style:justify-single-word="false"/>
      <style:text-properties fo:font-style="italic" style:font-style-asian="italic" style:font-style-complex="italic"/>
    </style:style>
    <style:style style:name="P32" style:family="paragraph" style:parent-style-name="Д_5f_Основной_20_текст">
      <style:text-properties fo:font-variant="normal" fo:text-transform="none" fo:color="#000000" fo:letter-spacing="normal"/>
    </style:style>
    <style:style style:name="P33" style:family="paragraph" style:parent-style-name="Д_5f_Основной_20_текст">
      <style:text-properties fo:font-variant="normal" fo:text-transform="none" fo:color="#000000" fo:letter-spacing="normal" fo:font-style="normal" fo:font-weight="normal"/>
    </style:style>
    <style:style style:name="P34" style:family="paragraph" style:parent-style-name="Д_5f_Основной_20_текст">
      <style:paragraph-properties fo:text-align="center" style:justify-single-word="false"/>
      <style:text-properties fo:font-weight="normal" style:font-weight-asian="normal" style:font-weight-complex="normal"/>
    </style:style>
    <style:style style:name="P35" style:family="paragraph" style:parent-style-name="Д_5f_Основной_20_текст">
      <style:paragraph-properties fo:text-align="end" style:justify-single-word="false"/>
      <style:text-properties fo:font-weight="normal" style:font-weight-asian="normal" style:font-weight-complex="normal"/>
    </style:style>
    <style:style style:name="P36" style:family="paragraph" style:parent-style-name="Д_5f_Основной_20_текст">
      <style:paragraph-properties fo:text-align="center" style:justify-single-word="false"/>
    </style:style>
    <style:style style:name="P37" style:family="paragraph" style:parent-style-name="Д_5f_Основной_20_текст">
      <style:text-properties fo:font-weight="bold" style:font-weight-asian="bold" style:font-weight-complex="bold"/>
    </style:style>
    <style:style style:name="P38" style:family="paragraph" style:parent-style-name="Д_5f_Основной_20_текст">
      <style:paragraph-properties fo:text-align="end" style:justify-single-word="false"/>
    </style:style>
    <style:style style:name="P39" style:family="paragraph" style:parent-style-name="Д_5f_Основной_20_текст">
      <style:paragraph-properties fo:text-align="center" style:justify-single-word="false"/>
      <style:text-properties fo:font-size="22pt" style:font-size-asian="22pt" style:font-size-complex="22pt"/>
    </style:style>
    <style:style style:name="P40" style:family="paragraph" style:parent-style-name="Д_5f_Основной_20_текст">
      <style:text-properties style:font-name="Times New Roman" fo:font-size="14pt" fo:background-color="transparent" style:font-size-asian="14pt" style:font-size-complex="14pt"/>
    </style:style>
    <style:style style:name="P41" style:family="paragraph" style:parent-style-name="Д_5f_Основной_20_текст">
      <style:text-properties fo:background-color="transparent"/>
    </style:style>
    <style:style style:name="P42" style:family="paragraph" style:parent-style-name="Д_5f_Основной_20_текст">
      <style:text-properties fo:background-color="#ffff00"/>
    </style:style>
    <style:style style:name="P43"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44"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45" style:family="paragraph" style:parent-style-name="Д_5f_Сноска_5f_Постраничная">
      <style:text-properties fo:font-style="normal" style:text-underline-style="none" style:font-style-asian="normal" style:font-style-complex="normal"/>
    </style:style>
    <style:style style:name="P46"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47"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48" style:family="paragraph" style:parent-style-name="Д_5f_Сноска_5f_Постраничная">
      <style:text-properties fo:font-variant="normal" fo:text-transform="none" fo:color="#231f20" fo:letter-spacing="normal" fo:font-style="normal" fo:font-weight="normal"/>
    </style:style>
    <style:style style:name="P49" style:family="paragraph" style:parent-style-name="Д_5f_Сноска_5f_Постраничная">
      <style:text-properties style:font-name="Times New Roman"/>
    </style:style>
    <style:style style:name="P50" style:family="paragraph" style:parent-style-name="Д_5f_Сноска_5f_Постраничная">
      <style:text-properties fo:font-size="12pt" style:font-size-asian="12pt" style:font-size-complex="12pt"/>
    </style:style>
    <style:style style:name="P51" style:family="paragraph" style:parent-style-name="Д_5f_Сноска_5f_Постраничная">
      <style:text-properties fo:font-size="12pt" fo:font-style="normal" style:text-underline-style="none" style:font-size-asian="12pt" style:font-style-asian="normal" style:font-size-complex="12pt" style:font-style-complex="normal"/>
    </style:style>
    <style:style style:name="P52" style:family="paragraph" style:parent-style-name="Д_5f_Сноска_5f_Постраничная">
      <style:text-properties fo:font-weight="normal" style:font-weight-asian="normal" style:font-weight-complex="normal"/>
    </style:style>
    <style:style style:name="P53" style:family="paragraph" style:parent-style-name="Д_5f_Згл._20_Пункт">
      <style:paragraph-properties fo:margin-left="0.4925in" fo:margin-right="0in" fo:text-indent="0in" style:auto-text-indent="false"/>
    </style:style>
    <style:style style:name="P54" style:family="paragraph" style:parent-style-name="Д_5f_Оглавление">
      <style:paragraph-properties>
        <style:tab-stops>
          <style:tab-stop style:position="6.4965in" style:type="right" style:leader-style="dotted" style:leader-text="."/>
        </style:tab-stops>
      </style:paragraph-properties>
    </style:style>
    <style:style style:name="P55" style:family="paragraph" style:parent-style-name="Д_5f_Згл._20_Общий" style:master-page-name="Standard">
      <style:paragraph-properties style:page-number="4"/>
    </style:style>
    <style:style style:name="P56" style:family="paragraph" style:parent-style-name="Д_5f_Згл._20_Глава" style:list-style-name="L3">
      <style:paragraph-properties fo:break-before="page"/>
      <style:text-properties style:font-name="Times New Roman" fo:font-size="14pt" fo:language="uk" fo:country="UA" fo:font-weight="normal" style:font-size-asian="14pt" style:font-weight-asian="normal" style:font-size-complex="14pt" style:font-weight-complex="normal"/>
    </style:style>
    <style:style style:name="P57" style:family="paragraph" style:parent-style-name="Д_5f_Основной_20_текст" style:list-style-name="L1">
      <style:text-properties fo:font-style="normal" style:text-underline-style="none" style:font-style-asian="normal" style:font-style-complex="normal"/>
    </style:style>
    <style:style style:name="P58" style:family="paragraph" style:parent-style-name="Д_5f_Основной_20_текст" style:list-style-name="L2"/>
    <style:style style:name="P59" style:family="paragraph" style:parent-style-name="Д_5f_Основной_20_текст" style:list-style-name="L2">
      <style:text-properties fo:font-size="14pt" style:font-size-asian="14pt" style:font-name-complex="Calibri" style:font-size-complex="14pt"/>
    </style:style>
    <style:style style:name="P60" style:family="paragraph" style:parent-style-name="Д_5f_Основной_20_текст" style:list-style-name="L2">
      <style:text-properties fo:font-size="14pt" fo:font-style="normal" style:text-underline-style="none" style:font-size-asian="14pt" style:font-style-asian="normal" style:font-name-complex="Calibri" style:font-size-complex="14pt" style:font-style-complex="normal"/>
    </style:style>
    <style:style style:name="P61" style:family="paragraph" style:parent-style-name="Д_5f_Основной_20_текст" style:list-style-name="L4"/>
    <style:style style:name="P62" style:family="paragraph" style:parent-style-name="Д_5f_Основной_20_текст" style:list-style-name="L5"/>
    <style:style style:name="P63" style:family="paragraph" style:parent-style-name="Д_5f_Основной_20_текст" style:list-style-name="L6"/>
    <style:style style:name="P64" style:family="paragraph" style:parent-style-name="Д_5f_Основной_20_текст" style:list-style-name="L7"/>
    <style:style style:name="P65" style:family="paragraph" style:parent-style-name="Д_5f_Основной_20_текст" style:list-style-name="L8"/>
    <style:style style:name="P66" style:family="paragraph" style:parent-style-name="Д_5f_Основной_20_текст" style:list-style-name="L9"/>
    <style:style style:name="P67" style:family="paragraph" style:parent-style-name="Д_5f_Основной_20_текст" style:list-style-name="L10"/>
    <style:style style:name="P68" style:family="paragraph" style:parent-style-name="Д_5f_Основной_20_текст" style:list-style-name="L11"/>
    <style:style style:name="P69" style:family="paragraph" style:parent-style-name="Д_5f_Основной_20_текст" style:list-style-name="L12"/>
    <style:style style:name="P70" style:family="paragraph" style:parent-style-name="Д_5f_Основной_20_текст" style:list-style-name="L13"/>
    <style:style style:name="P71" style:family="paragraph" style:parent-style-name="Д_5f_Основной_20_текст" style:list-style-name="L14"/>
    <style:style style:name="P72" style:family="paragraph" style:parent-style-name="Д_5f_Основной_20_текст" style:list-style-name="L15"/>
    <style:style style:name="P73" style:family="paragraph" style:parent-style-name="Д_5f_Основной_20_текст" style:list-style-name="L16">
      <style:text-properties fo:font-variant="normal" fo:text-transform="none" fo:color="#000000" fo:letter-spacing="normal" fo:font-style="normal" fo:font-weight="normal"/>
    </style:style>
    <style:style style:name="P74" style:family="paragraph" style:parent-style-name="Д_5f_Основной_20_текст" style:list-style-name="L17">
      <style:text-properties fo:font-variant="normal" fo:text-transform="none" fo:color="#000000" fo:letter-spacing="normal" fo:font-style="normal" fo:font-weight="normal"/>
    </style:style>
    <style:style style:name="P75" style:family="paragraph" style:parent-style-name="Д_5f_Основной_20_текст" style:list-style-name="L18">
      <style:text-properties fo:font-variant="normal" fo:text-transform="none" fo:color="#000000" fo:letter-spacing="normal" fo:font-style="normal" fo:font-weight="normal"/>
    </style:style>
    <style:style style:name="P76" style:family="paragraph" style:parent-style-name="Д_5f_Основной_20_текст" style:list-style-name="L21">
      <style:text-properties fo:font-variant="normal" fo:text-transform="none" fo:color="#000000" fo:letter-spacing="normal"/>
    </style:style>
    <style:style style:name="P77" style:family="paragraph" style:parent-style-name="Д_5f_Основной_20_текст" style:list-style-name="L23">
      <style:text-properties fo:font-variant="normal" fo:text-transform="none" fo:color="#000000" fo:letter-spacing="normal"/>
    </style:style>
    <style:style style:name="P78" style:family="paragraph" style:parent-style-name="Д_5f_Основной_20_текст" style:list-style-name="L24">
      <style:text-properties fo:font-variant="normal" fo:text-transform="none" fo:color="#000000" fo:letter-spacing="normal"/>
    </style:style>
    <style:style style:name="P79" style:family="paragraph" style:parent-style-name="Д_5f_Основной_20_текст" style:list-style-name="L30">
      <style:text-properties fo:font-variant="normal" fo:text-transform="none" fo:color="#000000" fo:letter-spacing="normal"/>
    </style:style>
    <style:style style:name="P80" style:family="paragraph" style:parent-style-name="Д_5f_Основной_20_текст" style:list-style-name="L32">
      <style:text-properties fo:font-variant="normal" fo:text-transform="none" fo:color="#000000" fo:letter-spacing="normal"/>
    </style:style>
    <style:style style:name="P81" style:family="paragraph" style:parent-style-name="Д_5f_Основной_20_текст" style:list-style-name="L33">
      <style:text-properties fo:font-variant="normal" fo:text-transform="none" fo:color="#000000" fo:letter-spacing="normal"/>
    </style:style>
    <style:style style:name="P82"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83" style:family="paragraph" style:parent-style-name="Д_5f_Основной_20_текст" style:list-style-name="L26">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84" style:family="paragraph" style:parent-style-name="Д_5f_Основной_20_текст" style:list-style-name="L17"/>
    <style:style style:name="P85" style:family="paragraph" style:parent-style-name="Д_5f_Основной_20_текст" style:list-style-name="L18"/>
    <style:style style:name="P86" style:family="paragraph" style:parent-style-name="Д_5f_Основной_20_текст" style:list-style-name="L19"/>
    <style:style style:name="P87" style:family="paragraph" style:parent-style-name="Д_5f_Основной_20_текст" style:list-style-name="L20"/>
    <style:style style:name="P88" style:family="paragraph" style:parent-style-name="Д_5f_Основной_20_текст" style:list-style-name="L22"/>
    <style:style style:name="P89" style:family="paragraph" style:parent-style-name="Д_5f_Основной_20_текст" style:list-style-name="L24"/>
    <style:style style:name="P90" style:family="paragraph" style:parent-style-name="Д_5f_Основной_20_текст" style:list-style-name="L25"/>
    <style:style style:name="P91" style:family="paragraph" style:parent-style-name="Д_5f_Основной_20_текст" style:list-style-name="L26"/>
    <style:style style:name="P92" style:family="paragraph" style:parent-style-name="Д_5f_Основной_20_текст" style:list-style-name="L27"/>
    <style:style style:name="P93" style:family="paragraph" style:parent-style-name="Д_5f_Основной_20_текст" style:list-style-name="L28"/>
    <style:style style:name="P94" style:family="paragraph" style:parent-style-name="Д_5f_Основной_20_текст" style:list-style-name="L29"/>
    <style:style style:name="P95" style:family="paragraph" style:parent-style-name="Д_5f_Основной_20_текст" style:list-style-name="L31"/>
    <style:style style:name="P96" style:family="paragraph" style:parent-style-name="Д_5f_Основной_20_текст" style:list-style-name="L32"/>
    <style:style style:name="P97" style:family="paragraph" style:parent-style-name="Д_5f_Основной_20_текст" style:list-style-name="L33"/>
    <style:style style:name="P98" style:family="paragraph" style:parent-style-name="Д_5f_Основной_20_текст" style:list-style-name="L34"/>
    <style:style style:name="P99" style:family="paragraph" style:parent-style-name="Д_5f_Основной_20_текст" style:list-style-name="L35"/>
    <style:style style:name="P100" style:family="paragraph" style:parent-style-name="Д_5f_Основной_20_текст" style:list-style-name="L35">
      <style:text-properties fo:font-weight="normal" style:font-weight-asian="normal" style:font-weight-complex="normal"/>
    </style:style>
    <style:style style:name="P101" style:family="paragraph" style:parent-style-name="Д_5f_Основной_20_текст" style:list-style-name="L36"/>
    <style:style style:name="P102" style:family="paragraph" style:parent-style-name="Д_5f_Основной_20_текст" style:list-style-name="L37"/>
    <style:style style:name="P103" style:family="paragraph" style:parent-style-name="Д_5f_Основной_20_текст" style:list-style-name="L38"/>
    <style:style style:name="P104" style:family="paragraph" style:parent-style-name="Д_5f_Основной_20_текст" style:list-style-name="WW8Num2"/>
    <style:style style:name="P105" style:family="paragraph" style:parent-style-name="Д_5f_Основной_20_текст">
      <style:text-properties fo:color="#000000" fo:letter-spacing="0.0055in"/>
    </style:style>
    <style:style style:name="P106" style:family="paragraph" style:parent-style-name="Д_5f_Основной_20_текст" style:master-page-name="First_20_Page">
      <style:paragraph-properties fo:text-align="center" style:justify-single-word="false" style:page-number="4" fo:break-before="page"/>
    </style:style>
    <style:style style:name="P107" style:family="paragraph" style:parent-style-name="Д_5f_Библиография" style:list-style-name="L39"/>
    <style:style style:name="P108" style:family="paragraph" style:parent-style-name="Д_5f_Абзац_20_перед_20_рисунком" style:list-style-name="L22"/>
    <style:style style:name="P109" style:family="paragraph" style:parent-style-name="Д_5f_Абзац_20_перед_20_рисунком" style:list-style-name="L24"/>
    <style:style style:name="P110" style:family="paragraph" style:parent-style-name="Д_5f_Абзац_20_перед_20_рисунком" style:list-style-name="L26">
      <style:paragraph-properties fo:line-height="150%"/>
    </style:style>
    <style:style style:name="P111" style:family="paragraph" style:parent-style-name="Д_5f_Абзац_20_перед_20_рисунком" style:list-style-name="L29"/>
    <style:style style:name="P112" style:family="paragraph" style:parent-style-name="Д_5f_Абзац_20_перед_20_рисунком" style:list-style-name="L30"/>
    <style:style style:name="P113" style:family="paragraph" style:parent-style-name="Д_5f_Абзац_20_перед_20_рисунком" style:list-style-name="L32"/>
    <style:style style:name="P114" style:family="paragraph" style:parent-style-name="Д_5f_Абзац_20_перед_20_рисунком" style:list-style-name="L35"/>
    <style:style style:name="P115" style:family="paragraph" style:parent-style-name="Д_5f_Сноска_5f_Постраничная">
      <style:text-properties fo:font-variant="normal" fo:text-transform="none" fo:color="#222222" fo:font-size="12pt" fo:letter-spacing="normal" fo:font-style="normal" fo:font-weight="normal" style:font-size-asian="12pt" style:font-size-complex="12pt"/>
    </style:style>
    <style:style style:name="P116" style:family="paragraph" style:parent-style-name="Д_5f_Сноска_5f_Постраничная">
      <style:text-properties fo:language="uk" fo:country="UA"/>
    </style:style>
    <style:style style:name="P117" style:family="paragraph" style:parent-style-name="Д_5f_Сноска_5f_Постраничная">
      <style:text-properties fo:language="uk" fo:country="UA" fo:font-style="normal" style:font-style-asian="normal" style:font-style-complex="normal"/>
    </style:style>
    <style:style style:name="P118" style:family="paragraph" style:parent-style-name="Д_5f_Сноска_5f_Постраничная">
      <style:text-properties fo:font-size="12pt" fo:language="uk" fo:country="UA" style:font-size-asian="12pt" style:font-size-complex="12pt"/>
    </style:style>
    <style:style style:name="P119" style:family="paragraph" style:parent-style-name="Д_5f_Сноска_5f_Постраничная">
      <style:text-properties fo:font-size="12pt" fo:language="uk" fo:country="UA" fo:font-style="normal" style:font-size-asian="12pt" style:font-style-asian="normal" style:font-size-complex="12pt" style:font-style-complex="normal"/>
    </style:style>
    <style:style style:name="P120" style:family="paragraph" style:parent-style-name="Д_5f_Сноска_5f_Постраничная">
      <style:text-properties fo:font-size="12pt" style:font-size-asian="12pt" style:font-size-complex="12pt"/>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T20"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weight="normal" style:font-size-asian="14pt" style:font-weight-asian="normal" style:font-size-complex="14pt" style:font-weight-complex="normal"/>
    </style:style>
    <style:style style:name="T22" style:family="text">
      <style:text-properties style:font-name="Times New Roman" fo:font-size="14pt" fo:font-weight="bold" style:font-size-asian="14pt" style:font-weight-asian="bold" style:font-size-complex="14pt" style:font-weight-complex="bold"/>
    </style:style>
    <style:style style:name="T23" style:family="text">
      <style:text-properties style:font-name="Times New Roman" fo:font-size="12pt" fo:language="uk" fo:country="UA" style:font-size-asian="12pt" style:font-size-complex="12pt"/>
    </style:style>
    <style:style style:name="T24" style:family="text">
      <style:text-properties style:font-name="Times New Roman" fo:font-size="10pt" fo:language="uk" fo:country="UA" style:font-size-asian="10pt" style:font-size-complex="10pt"/>
    </style:style>
    <style:style style:name="T25" style:family="text">
      <style:text-properties style:font-name="Times New Roman" fo:font-size="10pt" fo:language="uk" fo:country="UA" fo:font-weight="normal" style:font-size-asian="10pt" style:font-weight-asian="normal" style:font-size-complex="10pt" style:font-weight-complex="normal"/>
    </style:style>
    <style:style style:name="T26" style:family="text">
      <style:text-properties style:font-name="Times New Roman" fo:font-style="normal" style:text-underline-style="none" fo:font-weight="normal" style:font-style-asian="normal" style:font-weight-asian="normal" style:font-style-complex="normal" style:font-weight-complex="normal"/>
    </style:style>
    <style:style style:name="T27" style:family="text">
      <style:text-properties style:font-name="Times New Roman" fo:font-style="normal" style:text-underline-style="none" style:font-style-asian="normal" style:font-style-complex="normal"/>
    </style:style>
    <style:style style:name="T28"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29" style:family="text">
      <style:text-properties style:font-name="Times New Roman" fo:language="uk" fo:country="UA" fo:font-style="normal" fo:font-weight="normal"/>
    </style:style>
    <style:style style:name="T30" style:family="text">
      <style:text-properties style:font-name="Times New Roman" fo:language="uk" fo:country="UA" fo:font-style="normal" fo:font-weight="normal" style:font-style-asian="italic"/>
    </style:style>
    <style:style style:name="T31" style:family="text">
      <style:text-properties style:font-name="Times New Roman" fo:language="uk" fo:country="UA" fo:font-style="normal" fo:font-weight="normal" style:font-style-asian="italic" style:font-style-complex="italic"/>
    </style:style>
    <style:style style:name="T32" style:family="text">
      <style:text-properties style:font-name="Times New Roman" fo:language="uk" fo:country="UA" fo:font-style="normal" fo:font-weight="normal" style:font-style-asian="italic" style:font-weight-asian="bold" style:font-style-complex="italic"/>
    </style:style>
    <style:style style:name="T33" style:family="text">
      <style:text-properties style:font-name="Times New Roman" fo:language="uk" fo:country="UA" fo:font-style="normal" fo:font-weight="normal" style:font-style-asian="normal" style:font-style-complex="normal"/>
    </style:style>
    <style:style style:name="T34" style:family="text">
      <style:text-properties style:font-name="Times New Roman" style:text-underline-style="none" fo:font-weight="normal" style:font-weight-asian="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font-weight="bold"/>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style:font-weight-asian="bold" style:font-style-complex="italic" style:font-weight-complex="bold"/>
    </style:style>
    <style:style style:name="T41" style:family="text">
      <style:text-properties fo:font-weight="bold" style:font-style-asian="normal" style:font-weight-asian="normal" style:font-style-complex="normal" style:font-weight-complex="normal" style:text-overline-style="none" style:text-overline-color="font-color"/>
    </style:style>
    <style:style style:name="T42" style:family="text">
      <style:text-properties fo:language="uk" fo:country="UA"/>
    </style:style>
    <style:style style:name="T43" style:family="text">
      <style:text-properties fo:language="uk" fo:country="UA" fo:font-style="normal"/>
    </style:style>
    <style:style style:name="T44" style:family="text">
      <style:text-properties fo:language="uk" fo:country="UA" fo:font-style="normal" style:font-style-asian="normal" style:font-style-complex="normal"/>
    </style:style>
    <style:style style:name="T45" style:family="text">
      <style:text-properties fo:language="uk" fo:country="UA" fo:font-style="normal" style:font-style-asian="normal" style:font-style-complex="normal" style:font-weight-complex="bold"/>
    </style:style>
    <style:style style:name="T46" style:family="text">
      <style:text-properties fo:language="uk" fo:country="UA" fo:font-style="normal" fo:font-weight="normal" style:font-style-asian="normal" style:font-weight-asian="normal" style:font-style-complex="normal" style:font-weight-complex="normal"/>
    </style:style>
    <style:style style:name="T47" style:family="text">
      <style:text-properties fo:language="uk" fo:country="UA" fo:font-style="normal" fo:font-weight="bold" style:font-style-asian="normal" style:font-weight-asian="bold" style:font-style-complex="normal" style:font-weight-complex="bold"/>
    </style:style>
    <style:style style:name="T48" style:family="text">
      <style:text-properties fo:language="uk" fo:country="UA" fo:font-style="italic" style:font-style-asian="italic" style:font-style-complex="italic"/>
    </style:style>
    <style:style style:name="T49" style:family="text">
      <style:text-properties fo:language="uk" fo:country="UA" fo:font-style="italic" fo:font-weight="bold" style:font-style-asian="italic" style:font-weight-asian="bold" style:font-style-complex="italic"/>
    </style:style>
    <style:style style:name="T50" style:family="text">
      <style:text-properties fo:language="uk" fo:country="UA" style:font-style-complex="normal"/>
    </style:style>
    <style:style style:name="T51" style:family="text">
      <style:text-properties fo:language="uk" fo:country="UA" style:font-weight-complex="bold"/>
    </style:style>
    <style:style style:name="T52" style:family="text">
      <style:text-properties fo:language="uk" fo:country="UA" fo:font-weight="normal" style:font-weight-asian="normal" style:font-weight-complex="normal"/>
    </style:style>
    <style:style style:name="T53" style:family="text">
      <style:text-properties fo:language="uk" fo:country="UA" fo:font-weight="bold" style:font-weight-asian="bold" style:font-weight-complex="bold"/>
    </style:style>
    <style:style style:name="T54" style:family="text">
      <style:text-properties fo:font-size="14pt" style:font-size-asian="14pt" style:font-size-complex="14pt"/>
    </style:style>
    <style:style style:name="T55" style:family="text">
      <style:text-properties fo:font-size="14pt" style:font-size-asian="14pt" style:font-name-complex="Calibri" style:font-size-complex="14pt"/>
    </style:style>
    <style:style style:name="T56" style:family="text">
      <style:text-properties fo:font-size="14pt" fo:background-color="transparent" style:font-size-asian="14pt" style:font-size-complex="14pt"/>
    </style:style>
    <style:style style:name="T57" style:family="text">
      <style:text-properties fo:font-size="14pt" fo:background-color="transparent" style:font-name-asian="Times New Roman Cyr" style:font-size-asian="14pt" style:font-name-complex="Times New Roman Cyr" style:font-size-complex="14pt"/>
    </style:style>
    <style:style style:name="T58" style:family="text">
      <style:text-properties fo:font-size="14pt" fo:background-color="transparent" style:font-name-asian="Times New Roman" style:font-size-asian="14pt" style:font-name-complex="Times New Roman" style:font-size-complex="14pt"/>
    </style:style>
    <style:style style:name="T59" style:family="text">
      <style:text-properties fo:font-size="14pt" fo:font-weight="normal" style:font-size-asian="14pt" style:font-weight-asian="normal" style:font-size-complex="14pt" style:font-weight-complex="normal"/>
    </style:style>
    <style:style style:name="T60" style:family="text">
      <style:text-properties fo:font-size="14pt" fo:language="uk" fo:country="UA" fo:background-color="transparent" style:font-size-asian="14pt" style:font-size-complex="14pt"/>
    </style:style>
    <style:style style:name="T61" style:family="text">
      <style:text-properties fo:font-size="14pt" fo:font-weight="bold" style:font-size-asian="14pt" style:font-weight-asian="bold" style:font-size-complex="14pt" style:font-weight-complex="bold"/>
    </style:style>
    <style:style style:name="T62" style:family="text">
      <style:text-properties fo:font-size="14pt" fo:font-style="normal" style:text-underline-style="none" style:font-size-asian="14pt" style:font-style-asian="normal" style:font-name-complex="Calibri" style:font-size-complex="14pt" style:font-style-complex="normal"/>
    </style:style>
    <style:style style:name="T6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4" style:family="text">
      <style:text-properties fo:font-variant="small-caps"/>
    </style:style>
    <style:style style:name="T65" style:family="text">
      <style:text-properties fo:font-variant="small-caps" fo:color="#000000" fo:letter-spacing="0.0055in"/>
    </style:style>
    <style:style style:name="T66" style:family="text">
      <style:text-properties fo:font-size="12pt" fo:language="uk" fo:country="UA" fo:font-style="normal" style:font-size-asian="12pt" style:font-style-asian="normal" style:font-size-complex="12pt"/>
    </style:style>
    <style:style style:name="T67" style:family="text">
      <style:text-properties fo:font-size="12pt" fo:language="uk" fo:country="UA" fo:font-style="normal" style:font-size-asian="12pt" style:font-style-asian="normal" style:font-size-complex="12pt" style:font-style-complex="normal"/>
    </style:style>
    <style:style style:name="T68"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9" style:family="text">
      <style:text-properties fo:font-size="12pt" fo:language="uk" fo:country="UA" fo:font-style="italic" style:font-size-asian="12pt" style:font-style-asian="italic" style:font-size-complex="12pt" style:font-style-complex="italic"/>
    </style:style>
    <style:style style:name="T70"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language="uk" fo:country="UA" fo:font-weight="normal" style:font-size-asian="12pt" style:font-weight-asian="normal" style:font-size-complex="12pt" style:font-weight-complex="normal"/>
    </style:style>
    <style:style style:name="T72" style:family="text">
      <style:text-properties fo:font-size="12pt" fo:language="uk" fo:country="UA" fo:font-weight="normal" style:font-size-asian="12pt" style:font-weight-asian="normal" style:font-size-complex="12pt" style:font-style-complex="italic" style:font-weight-complex="normal"/>
    </style:style>
    <style:style style:name="T73" style:family="text">
      <style:text-properties fo:font-size="12pt" fo:language="ru" fo:country="RU" fo:font-style="normal" style:font-size-asian="12pt" style:font-style-asian="normal" style:font-size-complex="12pt"/>
    </style:style>
    <style:style style:name="T74" style:family="text">
      <style:text-properties fo:font-size="12pt" fo:language="en" fo:country="US" fo:font-weight="normal" style:font-size-asian="12pt" style:font-weight-asian="normal" style:font-size-complex="12pt" style:font-weight-complex="normal"/>
    </style:style>
    <style:style style:name="T75" style:family="text">
      <style:text-properties fo:font-size="12pt" fo:language="en" fo:country="US" fo:font-weight="normal" style:font-size-asian="12pt" style:font-weight-asian="normal" style:font-size-complex="12pt" style:font-style-complex="italic" style:font-weight-complex="normal"/>
    </style:style>
    <style:style style:name="T76" style:family="text">
      <style:text-properties style:font-name-asian="Times New Roman1" style:font-name-complex="Times New Roman1"/>
    </style:style>
    <style:style style:name="T77" style:family="text">
      <style:text-properties style:font-name-asian="Droid Sans Fallback" style:font-name-complex="Lohit Hindi"/>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0" style:family="text">
      <style:text-properties fo:font-variant="normal" fo:text-transform="none" fo:color="#000000" fo:letter-spacing="normal" fo:language="uk" fo:country="UA" fo:font-style="normal" fo:font-weight="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fo:letter-spacing="normal" fo:font-weight="bold" style:font-weight-asian="bold" style:font-weight-complex="bold"/>
    </style:style>
    <style:style style:name="T83" style:family="text">
      <style:text-properties fo:font-variant="normal" fo:text-transform="none" fo:color="#000000" fo:letter-spacing="normal" fo:font-style="italic" style:font-style-asian="italic" style:font-style-complex="italic"/>
    </style:style>
    <style:style style:name="T84"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5" style:family="text">
      <style:text-properties fo:font-variant="normal" fo:text-transform="none" fo:color="#000000" style:font-name="Times New Roman"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86" style:family="text">
      <style:text-properties fo:font-variant="normal" fo:text-transform="none" fo:color="#000000" style:font-name="Times New Roman" fo:letter-spacing="normal" fo:language="uk" fo:country="UA" fo:font-style="normal"/>
    </style:style>
    <style:style style:name="T87"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8" style:family="text">
      <style:text-properties fo:font-variant="normal" fo:text-transform="none" fo:color="#000000" style:font-name="Times New Roman" fo:letter-spacing="normal" fo:language="uk" fo:country="UA" fo:font-style="normal" fo:font-weight="normal"/>
    </style:style>
    <style:style style:name="T89"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90"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92" style:family="text">
      <style:text-properties fo:font-variant="normal" fo:text-transform="none" fo:color="#000000" style:font-name="Times New Roman1" fo:letter-spacing="normal" fo:font-weight="bold" style:font-weight-asian="bold" style:font-weight-complex="bold"/>
    </style:style>
    <style:style style:name="T93"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94"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95" style:family="text">
      <style:text-properties fo:font-variant="normal" fo:text-transform="none" fo:letter-spacing="normal"/>
    </style:style>
    <style:style style:name="T96" style:family="text">
      <style:text-properties fo:font-variant="normal" fo:text-transform="none" fo:letter-spacing="normal" fo:font-style="normal"/>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style:font-style-asian="normal" style:font-style-complex="normal"/>
    </style:style>
    <style:style style:name="T99" style:family="text">
      <style:text-properties fo:font-variant="normal" fo:text-transform="none" fo:letter-spacing="normal" fo:font-style="normal" fo:font-weight="normal" style:font-style-asian="normal" style:font-weight-asian="bold" style:font-style-complex="normal" style:font-weight-complex="bold"/>
    </style:style>
    <style:style style:name="T100" style:family="text">
      <style:text-properties fo:font-variant="normal" fo:text-transform="none" fo:letter-spacing="normal" fo:font-style="normal" fo:font-weight="normal" style:font-weight-asian="bold" style:font-weight-complex="bold"/>
    </style:style>
    <style:style style:name="T101" style:family="text">
      <style:text-properties fo:font-variant="normal" fo:text-transform="none" fo:letter-spacing="normal" fo:font-style="normal" fo:font-weight="normal" style:font-style-complex="italic"/>
    </style:style>
    <style:style style:name="T102" style:family="text">
      <style:text-properties fo:font-variant="normal" fo:text-transform="none" fo:letter-spacing="normal" fo:font-style="normal" fo:font-weight="normal" style:font-weight-asian="normal" style:font-style-complex="italic" style:font-weight-complex="normal"/>
    </style:style>
    <style:style style:name="T103" style:family="text">
      <style:text-properties fo:font-variant="normal" fo:text-transform="none" fo:letter-spacing="normal" fo:font-style="normal" fo:font-weight="normal" style:font-style-asian="italic"/>
    </style:style>
    <style:style style:name="T104"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05" style:family="text">
      <style:text-properties fo:font-variant="normal" fo:text-transform="none" fo:letter-spacing="normal" fo:font-style="normal" fo:font-weight="normal" style:font-size-asian="14pt" style:font-size-complex="14pt"/>
    </style:style>
    <style:style style:name="T106" style:family="text">
      <style:text-properties fo:font-variant="normal" fo:text-transform="none" fo:letter-spacing="normal" fo:font-style="normal" fo:font-weight="normal" style:font-size-asian="14pt" style:font-weight-asian="bold" style:font-size-complex="14pt" style:font-weight-complex="bold"/>
    </style:style>
    <style:style style:name="T107" style:family="text">
      <style:text-properties fo:font-variant="normal" fo:text-transform="none" fo:letter-spacing="normal" fo:font-style="normal" style:font-weight-asian="bold" style:font-weight-complex="bold"/>
    </style:style>
    <style:style style:name="T108" style:family="text">
      <style:text-properties fo:font-variant="normal" fo:text-transform="none" fo:letter-spacing="normal" fo:font-style="normal" style:font-style-asian="normal" style:font-style-complex="normal"/>
    </style:style>
    <style:style style:name="T109" style:family="text">
      <style:text-properties fo:font-variant="normal" fo:text-transform="none" fo:letter-spacing="normal" fo:font-style="normal" style:font-style-asian="normal" style:font-weight-asian="bold" style:font-style-complex="normal" style:font-weight-complex="bold"/>
    </style:style>
    <style:style style:name="T110" style:family="text">
      <style:text-properties fo:font-variant="normal" fo:text-transform="none" fo:letter-spacing="normal" fo:font-style="normal" fo:font-weight="bold" style:font-weight-asian="bold" style:font-style-complex="italic" style:font-weight-complex="bold"/>
    </style:style>
    <style:style style:name="T111" style:family="text">
      <style:text-properties fo:font-variant="normal" fo:text-transform="none" fo:letter-spacing="normal" fo:font-style="normal" fo:font-weight="bold" style:font-weight-asian="bold" style:font-weight-complex="bold"/>
    </style:style>
    <style:style style:name="T112" style:family="text">
      <style:text-properties fo:font-variant="normal" fo:text-transform="none" fo:letter-spacing="normal" fo:font-style="italic"/>
    </style:style>
    <style:style style:name="T113" style:family="text">
      <style:text-properties fo:font-variant="normal" fo:text-transform="none" fo:letter-spacing="normal" fo:font-style="italic" fo:font-weight="normal"/>
    </style:style>
    <style:style style:name="T114" style:family="text">
      <style:text-properties fo:font-variant="normal" fo:text-transform="none" fo:letter-spacing="normal" fo:font-style="italic" fo:font-weight="normal" style:font-size-asian="14pt" style:font-size-complex="14pt"/>
    </style:style>
    <style:style style:name="T115"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16" style:family="text">
      <style:text-properties fo:font-variant="normal" fo:text-transform="none" fo:letter-spacing="normal" style:font-weight-asian="bold" style:font-weight-complex="bold"/>
    </style:style>
    <style:style style:name="T117" style:family="text">
      <style:text-properties fo:font-variant="normal" fo:text-transform="none" fo:letter-spacing="normal" fo:font-weight="bold"/>
    </style:style>
    <style:style style:name="T118" style:family="text">
      <style:text-properties fo:font-variant="normal" fo:text-transform="none" style:use-window-font-color="true" fo:letter-spacing="normal" fo:font-style="normal" fo:font-weight="bold"/>
    </style:style>
    <style:style style:name="T119" style:family="text">
      <style:text-properties fo:font-variant="normal" fo:text-transform="none" style:use-window-font-color="true" fo:letter-spacing="normal" fo:font-style="normal" fo:font-weight="normal"/>
    </style:style>
    <style:style style:name="T120"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21"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22" style:family="text">
      <style:text-properties fo:font-variant="normal" fo:text-transform="none" style:use-window-font-color="true" fo:letter-spacing="normal" fo:font-style="normal" fo:font-weight="normal" style:font-weight-asian="bold" style:font-weight-complex="bold"/>
    </style:style>
    <style:style style:name="T123" style:family="text">
      <style:text-properties fo:font-variant="normal" fo:text-transform="none" style:use-window-font-color="true" fo:letter-spacing="normal" fo:font-style="italic" fo:font-weight="normal"/>
    </style:style>
    <style:style style:name="T124"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25" style:family="text">
      <style:text-properties fo:font-variant="normal" fo:text-transform="none" style:use-window-font-color="true" fo:letter-spacing="normal" fo:font-style="italic" fo:font-weight="bold"/>
    </style:style>
    <style:style style:name="T126"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7"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28"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29" style:family="text">
      <style:text-properties fo:font-variant="normal" fo:text-transform="none" style:use-window-font-color="true" style:font-name="Times New Roman" fo:font-size="14pt" fo:letter-spacing="normal" fo:language="uk" fo:country="UA" fo:font-style="normal" fo:font-weight="normal" style:font-size-asian="14pt" style:font-size-complex="14pt"/>
    </style:style>
    <style:style style:name="T130" style:family="text">
      <style:text-properties fo:font-variant="normal" fo:text-transform="none" style:use-window-font-color="true" style:font-name="Times New Roman" fo:letter-spacing="normal" fo:language="uk" fo:country="UA" fo:font-style="normal" fo:font-weight="normal"/>
    </style:style>
    <style:style style:name="T131" style:family="text">
      <style:text-properties fo:font-variant="normal" fo:text-transform="none" style:use-window-font-color="true" style:font-name="Times New Roman" fo:letter-spacing="normal" fo:language="uk" fo:country="UA" fo:font-style="normal" fo:font-weight="normal" style:font-style-asian="normal" style:font-weight-asian="normal" style:font-style-complex="normal" style:font-weight-complex="normal" style:text-overline-style="none" style:text-overline-color="font-color"/>
    </style:style>
    <style:style style:name="T132" style:family="text">
      <style:text-properties fo:font-variant="normal" fo:text-transform="none" style:font-name="Times New Roman" fo:letter-spacing="normal" fo:language="uk" fo:country="UA" fo:font-style="normal"/>
    </style:style>
    <style:style style:name="T133" style:family="text">
      <style:text-properties fo:font-variant="normal" fo:text-transform="none" style:font-name="Times New Roman" fo:letter-spacing="normal" fo:language="uk" fo:country="UA" fo:font-style="normal" fo:font-weight="normal"/>
    </style:style>
    <style:style style:name="T134" style:family="text">
      <style:text-properties fo:font-variant="normal" fo:text-transform="none" style:font-name="Times New Roman" fo:letter-spacing="normal" fo:language="uk" fo:country="UA" fo:font-style="normal" fo:font-weight="normal" style:font-size-asian="14pt" style:font-size-complex="14pt"/>
    </style:style>
    <style:style style:name="T135" style:family="text">
      <style:text-properties fo:font-style="italic"/>
    </style:style>
    <style:style style:name="T136" style:family="text">
      <style:text-properties fo:font-style="italic" style:font-style-asian="italic"/>
    </style:style>
    <style:style style:name="T137" style:family="text">
      <style:text-properties fo:font-style="italic" style:font-style-asian="italic" style:font-style-complex="italic"/>
    </style:style>
    <style:style style:name="T138" style:family="text">
      <style:text-properties fo:font-style="italic" fo:font-weight="bold" style:font-style-asian="italic" style:font-weight-asian="bold"/>
    </style:style>
    <style:style style:name="T139" style:family="text">
      <style:text-properties fo:font-style="italic" fo:font-weight="bold" style:font-style-asian="italic" style:font-weight-asian="bold"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style="italic" fo:font-weight="bold" style:font-style-asian="italic" style:font-weight-asian="bold" style:font-weight-complex="bold"/>
    </style:style>
    <style:style style:name="T142" style:family="text">
      <style:text-properties fo:font-style="italic" fo:font-weight="normal"/>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style-asian="italic" style:font-weight-asian="normal" style:font-weight-complex="normal"/>
    </style:style>
    <style:style style:name="T145" style:family="text">
      <style:text-properties fo:font-weight="normal"/>
    </style:style>
    <style:style style:name="T146" style:family="text">
      <style:text-properties fo:font-weight="normal" style:font-weight-asian="normal" style:font-weight-complex="normal"/>
    </style:style>
    <style:style style:name="T147" style:family="text">
      <style:text-properties fo:font-weight="normal" style:font-weight-asian="normal" style:font-style-complex="italic" style:font-weight-complex="normal"/>
    </style:style>
    <style:style style:name="T148" style:family="text">
      <style:text-properties fo:font-weight="normal" style:font-style-asian="normal" style:font-weight-asian="bold" style:font-style-complex="normal" style:font-weight-complex="bold"/>
    </style:style>
    <style:style style:name="T149" style:family="text">
      <style:text-properties fo:font-weight="normal" style:font-style-complex="italic"/>
    </style:style>
    <style:style style:name="T150" style:family="text">
      <style:text-properties fo:font-weight="normal" style:font-weight-complex="normal"/>
    </style:style>
    <style:style style:name="T151" style:family="text">
      <style:text-properties style:font-style-asian="normal" style:font-weight-asian="bold" style:font-style-complex="normal" style:font-weight-complex="bold"/>
    </style:style>
    <style:style style:name="T152" style:family="text">
      <style:text-properties style:font-style-asian="normal" style:font-weight-asian="normal" style:font-style-complex="normal" style:font-weight-complex="normal" style:text-overline-style="none" style:text-overline-color="font-color"/>
    </style:style>
    <style:style style:name="T153" style:family="text">
      <style:text-properties style:font-style-complex="italic"/>
    </style:style>
    <style:style style:name="T154" style:family="text">
      <style:text-properties fo:text-transform="uppercase"/>
    </style:style>
    <style:style style:name="T155" style:family="text">
      <style:text-properties fo:text-transform="uppercase" fo:font-weight="bold" style:font-weight-asian="bold"/>
    </style:style>
    <style:style style:name="T156" style:family="text">
      <style:text-properties fo:text-transform="uppercase" fo:font-weight="bold" style:font-weight-asian="bold" style:font-style-complex="italic" style:font-weight-complex="bold"/>
    </style:style>
    <style:style style:name="T157" style:family="text">
      <style:text-properties fo:text-transform="uppercase" fo:font-weight="bold" style:font-weight-asian="bold" style:font-weight-complex="bold"/>
    </style:style>
    <style:style style:name="T158" style:family="text">
      <style:text-properties fo:text-transform="uppercase" fo:font-style="normal" fo:font-weight="bold" style:font-style-asian="normal" style:font-weight-asian="bold" style:font-style-complex="italic" style:font-weight-complex="bold"/>
    </style:style>
    <style:style style:name="T159" style:family="text">
      <style:text-properties fo:text-transform="uppercase" style:font-name="Times New Roman" fo:language="uk" fo:country="UA" fo:font-weight="normal" style:font-weight-asian="normal" style:font-weight-complex="normal"/>
    </style:style>
    <style:style style:name="T160" style:family="text">
      <style:text-properties fo:text-transform="uppercase" style:font-name="Times New Roman" fo:language="ru" fo:country="RU" fo:font-weight="normal" style:font-weight-asian="normal" style:font-weight-complex="normal"/>
    </style:style>
    <style:style style:name="T161" style:family="text">
      <style:text-properties style:font-weight-asian="bold" style:font-weight-complex="bold"/>
    </style:style>
    <style:style style:name="T162" style:family="text">
      <style:text-properties style:font-weight-asian="normal" style:font-weight-complex="normal"/>
    </style:style>
    <style:style style:name="T163" style:family="text">
      <style:text-properties style:font-weight-complex="bold"/>
    </style:style>
    <style:style style:name="T164" style:family="text">
      <style:text-properties style:font-style-asian="italic"/>
    </style:style>
    <style:style style:name="T165" style:family="text">
      <style:text-properties style:font-weight-complex="normal"/>
    </style:style>
    <style:style style:name="T166" style:family="text">
      <style:text-properties fo:language="ru" fo:country="RU"/>
    </style:style>
    <style:style style:name="T167"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68"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69"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70"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71"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72"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73"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74" style:family="text">
      <style:text-properties fo:color="#000000" style:font-name="Times New Roman" fo:font-size="14pt" fo:letter-spacing="0.0055in" fo:language="uk" fo:country="UA" fo:font-style="normal" fo:font-weight="normal"/>
    </style:style>
    <style:style style:name="T175" style:family="text">
      <style:text-properties fo:color="#000000" fo:letter-spacing="0.0055in"/>
    </style:style>
    <style:style style:name="T176"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77" style:family="text">
      <style:text-properties style:language-asian="ru" style:country-asian="RU"/>
    </style:style>
    <style:style style:name="T178" style:family="text">
      <style:text-properties style:font-name-asian="Times New Roman Cyr" style:font-name-complex="Times New Roman Cy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55" text:outline-level="1">Зміст</text:h>
          </text:index-title>
          <text:p text:style-name="P54"><text:a xlink:type="simple" xlink:href="#__RefHeading__18019_1600925806" text:style-name="Index_20_Link" text:visited-style-name="Index_20_Link">Вступ<text:tab/>5</text:a></text:p>
          <text:p text:style-name="P54"><text:a xlink:type="simple" xlink:href="#__RefHeading__18021_1600925806" text:style-name="Index_20_Link" text:visited-style-name="Index_20_Link">1. Розділ І. Деривація та способи словотворення в сучасній українській літературній мові<text:tab/>14</text:a></text:p>
          <text:p text:style-name="P54"><text:a xlink:type="simple" xlink:href="#__RefHeading__34953_1443281443" text:style-name="Index_20_Link" text:visited-style-name="Index_20_Link"><text:s/>1.1 Таблиця способів словотворення<text:tab/>24</text:a></text:p>
          <text:p text:style-name="P54"><text:a xlink:type="simple" xlink:href="#__RefHeading__18023_1600925806" text:style-name="Index_20_Link" text:visited-style-name="Index_20_Link"><text:s text:c="2"/>1.1.1 Суфіксальний спосіб<text:tab/>26</text:a></text:p>
          <text:p text:style-name="P54"><text:a xlink:type="simple" xlink:href="#__RefHeading__18025_1600925806" text:style-name="Index_20_Link" text:visited-style-name="Index_20_Link"><text:s text:c="2"/>1.1.2 Префіксальний спосіб<text:tab/>27</text:a></text:p>
          <text:p text:style-name="P54"><text:a xlink:type="simple" xlink:href="#__RefHeading__18027_1600925806" text:style-name="Index_20_Link" text:visited-style-name="Index_20_Link"><text:s text:c="2"/>1.1.3 Постфіксальний спосіб<text:tab/>28</text:a></text:p>
          <text:p text:style-name="P54"><text:a xlink:type="simple" xlink:href="#__RefHeading__18029_1600925806" text:style-name="Index_20_Link" text:visited-style-name="Index_20_Link"><text:s text:c="2"/>1.1.4 Суфіксально-префіксальний спосіб<text:tab/>28</text:a></text:p>
          <text:p text:style-name="P54"><text:a xlink:type="simple" xlink:href="#__RefHeading__18031_1600925806" text:style-name="Index_20_Link" text:visited-style-name="Index_20_Link"><text:s text:c="2"/>1.1.5 Суфіксально-постфіксальний спосіб<text:tab/>29</text:a></text:p>
          <text:p text:style-name="P54"><text:a xlink:type="simple" xlink:href="#__RefHeading__18033_1600925806" text:style-name="Index_20_Link" text:visited-style-name="Index_20_Link"><text:s text:c="2"/>1.1.6 Суфіксально-префіксально-постфіксальний спосіб<text:tab/>30</text:a></text:p>
          <text:p text:style-name="P54"><text:a xlink:type="simple" xlink:href="#__RefHeading__18035_1600925806" text:style-name="Index_20_Link" text:visited-style-name="Index_20_Link"><text:s text:c="2"/>1.1.7 Префіксально-постфіксальний спосіб<text:tab/>30</text:a></text:p>
          <text:p text:style-name="P54"><text:a xlink:type="simple" xlink:href="#__RefHeading__18037_1600925806" text:style-name="Index_20_Link" text:visited-style-name="Index_20_Link"><text:s text:c="2"/>1.1.8 Спосіб основоскладання<text:tab/>31</text:a></text:p>
          <text:p text:style-name="P54"><text:a xlink:type="simple" xlink:href="#__RefHeading__18039_1600925806" text:style-name="Index_20_Link" text:visited-style-name="Index_20_Link"><text:s text:c="2"/>1.1.9 Спосіб словоскладання<text:tab/>31</text:a></text:p>
          <text:p text:style-name="P54"><text:a xlink:type="simple" xlink:href="#__RefHeading__18041_1600925806" text:style-name="Index_20_Link" text:visited-style-name="Index_20_Link"><text:s text:c="2"/>1.1.10 Абревіатурний спосіб<text:tab/>33</text:a></text:p>
          <text:p text:style-name="P54"><text:a xlink:type="simple" xlink:href="#__RefHeading__18043_1600925806" text:style-name="Index_20_Link" text:visited-style-name="Index_20_Link"><text:s text:c="2"/>1.1.11 Спосіб зрощення<text:tab/>34</text:a></text:p>
          <text:p text:style-name="P54"><text:a xlink:type="simple" xlink:href="#__RefHeading__18045_1600925806" text:style-name="Index_20_Link" text:visited-style-name="Index_20_Link"><text:s text:c="2"/>1.1.13 Універбаційний спосіб<text:tab/>35</text:a></text:p>
          <text:p text:style-name="P54"><text:a xlink:type="simple" xlink:href="#__RefHeading__18047_1600925806" text:style-name="Index_20_Link" text:visited-style-name="Index_20_Link"><text:s text:c="2"/>1.1.14 Конверсійний спосіб<text:tab/>36</text:a></text:p>
          <text:p text:style-name="P54"><text:a xlink:type="simple" xlink:href="#__RefHeading__18049_1600925806" text:style-name="Index_20_Link" text:visited-style-name="Index_20_Link"><text:s text:c="2"/>1.1.15 Флективний спосіб<text:tab/>37</text:a></text:p>
          <text:p text:style-name="P54"><text:a xlink:type="simple" xlink:href="#__RefHeading__18053_1600925806" text:style-name="Index_20_Link" text:visited-style-name="Index_20_Link">2. Розділ ІІ. Індивідуально-авторське словотворення у збірці В. Стуса «Палімпсести»<text:tab/>39</text:a></text:p>
          <text:p text:style-name="P54"><text:a xlink:type="simple" xlink:href="#__RefHeading__18055_1600925806" text:style-name="Index_20_Link" text:visited-style-name="Index_20_Link"><text:s/>2.1 Словникова стаття. Характеристика слів реєстру<text:tab/>41</text:a></text:p>
          <text:p text:style-name="P54"><text:a xlink:type="simple" xlink:href="#__RefHeading__18057_1600925806" text:style-name="Index_20_Link" text:visited-style-name="Index_20_Link"><text:s/>2.2 Умовні позначення<text:tab/>43</text:a></text:p>
          <text:p text:style-name="P54"><text:a xlink:type="simple" xlink:href="#__RefHeading__18059_1600925806" text:style-name="Index_20_Link" text:visited-style-name="Index_20_Link"><text:s/>2.3 Словник індивідуально‑авторських новотворів В. Стуса<text:tab/>44</text:a></text:p>
          <text:p text:style-name="P54"><text:a xlink:type="simple" xlink:href="#__RefHeading__18061_1600925806" text:style-name="Index_20_Link" text:visited-style-name="Index_20_Link">3. Розділ ІІІ. Структурно‑семантичні та стилістичні функції індивідуально‑авторської лексики В. Стуса<text:tab/>139</text:a></text:p>
          <text:p text:style-name="P54"><text:a xlink:type="simple" xlink:href="#__RefHeading__18063_1600925806" text:style-name="Index_20_Link" text:visited-style-name="Index_20_Link">Висновки<text:tab/>153</text:a></text:p>
          <text:p text:style-name="P54"><text:a xlink:type="simple" xlink:href="#__RefHeading__18065_1600925806" text:style-name="Index_20_Link" text:visited-style-name="Index_20_Link">Список використаної літератури<text:tab/>155</text:a></text:p>
        </text:index-body>
      </text:table-of-content>
      <text:h text:style-name="P25" text:outline-level="1"><text:bookmark text:name="__RefHeading__18019_1600925806"/>Вступ<text:bookmark-end text:name="__RefHeading__18019_1600925806"/></text:h>
      <text:p text:style-name="P31">Той, хто продукує оказіоналізм-новацію,<text:tab/><text:tab/><text:tab/></text:p>
      <text:p text:style-name="P31">свідомо деформує норму і відчуває при цьому<text:tab/><text:tab/></text:p>
      <text:p text:style-name="P31">естетичне задоволення від своїх мовотворчих<text:tab/><text:tab/></text:p>
      <text:p text:style-name="P31">здібностей, а той, хто сприймає, дивується<text:tab/><text:tab/></text:p>
      <text:p text:style-name="P31">хистові автора і &lt;…&gt; дістає естетичне<text:tab/><text:tab/></text:p>
      <text:p text:style-name="P31">задоволення від співучасті в акті творчості, від<text:tab/></text:p>
      <text:p text:style-name="P31">розуміння своєї підготовленості до цього акту.<text:tab/></text:p>
      <text:p text:style-name="P43">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44">Земская Е. 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3"><text:note text:id="ftn4" text:note-class="footnote"><text:note-citation>4</text:note-citation><text:note-body><text:p text:style-name="P44">Лыков А. Г. Современная русская лексикология (русское окказиональное слово). — М.: Высшая школа, 1976. — С. 78</text:p></text:note-body></text:note></text:span><text:span text:style-name="T3"> О. Ликов протиставляє категорію оказіональності </text:span><text:soft-page-break/><text:span text:style-name="T3">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1</text:note-citation><text:note-body><text:p text:style-name="P44">Лыков А. 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2</text:note-citation><text:note-body><text:p text:style-name="P44">Українська мова: Енциклопедія.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3</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pan text:style-name="T3">нетрадиційного змісту. Подібні визначення з’ясовують сутність, так би </text:span><text:soft-page-break/><text:span text:style-name="T3">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44">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44">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Майстерне використання новотворів ми можемо простежити у творчому доробку В. Стуса.</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text:soft-page-break/>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9">...Сто чорних тіней довжаться, ростуть</text:span></text:span></text:p>
      <text:p text:style-name="Д_5f_Основной_20_текст"><text:span text:style-name="Emphasis"><text:span text:style-name="T19">І вже, як ліс соснової малечі,</text:span></text:span></text:p>
      <text:p text:style-name="Д_5f_Основной_20_текст"><text:span text:style-name="Emphasis"><text:span text:style-name="T19">Устріч рушають. Вдатися до втечі,</text:span></text:span></text:p>
      <text:p text:style-name="Д_5f_Основной_20_текст"><text:span text:style-name="Emphasis"><text:span text:style-name="T19">Стежину власну, ніби дріт згорнуть?</text:span></text:span></text:p>
      <text:p text:style-name="Д_5f_Основной_20_текст"><text:span text:style-name="Emphasis"><text:span text:style-name="T19">Ні. Вистояти. Вистояти. Ні —</text:span></text:span></text:p>
      <text:p text:style-name="Д_5f_Основной_20_текст"><text:span text:style-name="Emphasis"><text:span text:style-name="T19">Стояти. Тільки тут, у цьому полі,</text:span></text:span></text:p>
      <text:p text:style-name="Д_5f_Основной_20_текст"><text:span text:style-name="Emphasis"><text:span text:style-name="T19">Що наче льон, і власної неволі</text:span></text:span></text:p>
      <text:p text:style-name="Д_5f_Основной_20_текст"><text:span text:style-name="Emphasis"><text:span text:style-name="T19">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text:span></text:span><text:soft-page-break/><text:span text:style-name="Emphasis"><text:span text:style-name="T17">стриматись. Я вважаю, що в таких умовах мовчанка є злочином...».</text:span></text:span></text:p>
      <text:p text:style-name="Д_5f_Основной_20_текст"><text:span text:style-name="T20">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0"><text:note text:id="ftn11" text:note-class="footnote"><text:note-citation>1</text:note-citation><text:note-body><text:p text:style-name="Д_5f_Сноска_5f_Постраничная"><text:a xlink:type="simple" xlink:href="http://blog.i.ua/community/3252/752359/"><text:span text:style-name="T42">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0">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0">тлумаченні деяких слів та словосполучень.</text:span><text:span text:style-name="T20"><text:note text:id="ftn12" text:note-class="footnote"><text:note-citation>2</text:note-citation><text:note-body><text:p text:style-name="P45">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3</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oft-page-break/><text:span text:style-name="T54">Саме так — </text:span><text:span text:style-name="T61">палімпсестами </text:span><text:span text:style-name="T54">—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54"><text:note text:id="ftn14"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3">»</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64">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0">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text:span><text:soft-page-break/><text:span text:style-name="T20">людину такої емоційної наснаги, такого кришталевого сумління, такої абсолютної безкомпромісності, як він, на Голгофу.</text:span><text:span text:style-name="T20"><text:note text:id="ftn15"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3">»</text:span></text:p></text:note-body></text:note></text:span></text:p>
      <text:p text:style-name="Д_5f_Основной_20_текст"><text:span text:style-name="T20">Починаючи підготовку «Палімпсестів», що складають дві книги третього тому видання</text:span><text:span text:style-name="T20"><text:note text:id="ftn16" text:note-class="footnote"><text:note-citation>2</text:note-citation><text:note-body><text:p text:style-name="P44">Стус В. Зібрання творів: У 4‑х т., 6‑ти кн. — Львів: Просвіта, 1999.</text:p></text:note-body></text:note></text:span><text:span text:style-name="T20">,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0"><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3">»</text:span></text:p></text:note-body></text:note></text:span></text:p>
      <text:p text:style-name="Д_5f_Основной_20_текст"><text:span text:style-name="T56">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6"><text:note text:id="ftn18" text:note-class="footnote"><text:note-citation>4</text:note-citation><text:note-body><text:p text:style-name="Д_5f_Сноска_5f_Постраничная"><text:span text:style-name="T66">Шум А. Поезія Василя Стуса // «Зимові дерева», Брюссель, Література і мистецтво, 1970, </text:span><text:span text:style-name="T73">С. 1‑2</text:span></text:p></text:note-body></text:note></text:span></text:p>
      <text:p text:style-name="Д_5f_Основной_20_текст"><text:span text:style-name="T54">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54"><text:note text:id="ftn19" text:note-class="footnote"><text:note-citation>5</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0">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20"><text:note text:id="ftn20" text:note-class="footnote"><text:note-citation>6</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pan text:style-name="T20">Іншою проблемою, яку довелося вирішувати Василю Стусу при </text:span><text:soft-page-break/><text:span text:style-name="T20">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0"><text:note text:id="ftn21" text:note-class="footnote"><text:note-citation>1</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5">»</text:span></text:p></text:note-body></text:note></text:span></text:p>
      <text:p text:style-name="Д_5f_Основной_20_текст"><text:span text:style-name="T21">Саме відсутністю такого всебічного дослідження пояснюється </text:span><text:span text:style-name="T22">актуальність </text:span><text:span text:style-name="T21">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39">матеріалах наукових праць</text:span>:</text:p>
      <text:list xml:id="list1083250067" text:style-name="L1">
        <text:list-item>
          <text:p text:style-name="P57">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57">Стус В. Зібрання творів: У 4‑х т., 6‑ти кн. — Львів: Просвіта, 1999.</text:p>
        </text:list-item>
        <text:list-item>
          <text:p text:style-name="P57">Бусел В. Т. Великий тлумачний словник сучасної української мови. — Київ, Ірпінь. — Перун, 2005. — 1728 с.</text:p>
        </text:list-item>
      </text:list>
      <text:p text:style-name="Д_5f_Основной_20_текст"><text:span text:style-name="T39">Тема дослідження </text:span><text:span text:style-name="T3">— індивідуально-авторські новотвори у збірці В. Стуса «Палімпсести».</text:span></text:p>
      <text:p text:style-name="Д_5f_Основной_20_текст"><text:span text:style-name="T39">Метою роботи </text:span>є дослідження та опис індивідуально-авторських <text:soft-page-break/>новотворів і аналіз отриманих результатів.</text:p>
      <text:p text:style-name="Д_5f_Основной_20_текст"><text:span text:style-name="T39">Об’єктом дослідження</text:span> в роботі виступає збірка В. Стуса «Палімпсести».</text:p>
      <text:p text:style-name="Д_5f_Основной_20_текст"><text:span text:style-name="T39">Предметом дослідження</text:span> є індивідуально‑авторські новотвори, знайдені у збірці В. Стуса «Палімпсести».</text:p>
      <text:p text:style-name="P37">Завдання дипломної роботи:</text:p>
      <text:list xml:id="list616609520" text:style-name="L2">
        <text:list-item>
          <text:p text:style-name="P59">опрацювати статті та книги відомих учених, науковців з даної теми;</text:p>
        </text:list-item>
        <text:list-item>
          <text:p text:style-name="P58">розглянути життєвий і творчий шлях письменника;</text:p>
        </text:list-item>
        <text:list-item>
          <text:p text:style-name="P58">розкрити теоретичні питання деривації та неології, підтверджувати їх прикладами;</text:p>
        </text:list-item>
        <text:list-item>
          <text:p text:style-name="P58">розглянути основні способи словотворення в сучасній українській літературній мові;</text:p>
        </text:list-item>
        <text:list-item>
          <text:p text:style-name="P59">розглянути основні критерії класифікації неологізмів;</text:p>
        </text:list-item>
        <text:list-item>
          <text:p text:style-name="P58"><text:span text:style-name="T55">познайомитися з матеріалами с</text:span><text:span text:style-name="T62">ловника поетичної мови Василя Стуса</text:span><text:span text:style-name="T62"><text:note text:id="ftn22" text:note-class="footnote"><text:note-citation>1</text:note-citation><text:note-body><text:p text:style-name="P45">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62">, використовувати його як джерельну базу;</text:span></text:p>
        </text:list-item>
        <text:list-item>
          <text:p text:style-name="P60">укласти словник індивідуально-авторських новотворів письменника.</text:p>
        </text:list-item>
      </text:list>
      <text:list xml:id="list1032738804" text:style-name="L3">
        <text:list-header>
          <text:h text:style-name="P56" text:outline-level="1"><text:bookmark text:name="__RefHeading__18021_1600925806"/>1. Розділ І. Деривація та способи словотворення в сучасній українській літературній мові<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35">«</text:span><text:span text:style-name="T39">деривація</text:span>» має двояке значення:</text:p>
      <text:list xml:id="list1298171450" text:style-name="L4">
        <text:list-item>
          <text:p text:style-name="P61">це сама система словотвірної будови мови, яка утворювалася за своїми внутрішніми законами протягом усього історичного розвитку мови;<text:note text:id="ftn23"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61">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4" text:note-class="footnote"><text:note-citation>2</text:note-citation><text:note-body><text:p text:style-name="P115">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54.</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9">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9">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5"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text:soft-page-break/>Компонентами словотвірних відношень є похідність за формою і мотивованість за смислом. Отже, об’єктом словотвору є похідні лексичні 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924235598" text:style-name="L5">
        <text:list-item>
          <text:p text:style-name="P62">вивчення конкретних формальних і семантичних ознак похідних слів, якими вони відрізняються від непохідних;</text:p>
        </text:list-item>
        <text:list-item>
          <text:p text:style-name="P62">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62">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6" text:note-class="footnote"><text:note-citation>1</text:note-citation><text:note-body><text:p text:style-name="Д_5f_Сноска_5f_Постраничная">Словотвір сучасної української літературної мови. — К., 1979, С. 7</text:p></text:note-body></text:note></text:p>
        </text:list-item>
      </text:list>
      <text:p text:style-name="Д_5f_Основной_20_текст"><text:span text:style-name="T39">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76">‪‫‪‏‪</text:span><text:span text:style-name="T77">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text:soft-page-break/>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сплутується з іншим терміном — «морфемна (морфологічна) структура слова».</text:p>
      <text:p text:style-name="Д_5f_Основной_20_текст"><text:span text:style-name="T39">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text:soft-page-break/>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39">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7" text:note-class="footnote"><text:note-citation>1</text:note-citation><text:note-body><text:p text:style-name="P46">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46">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797900864" text:style-name="L6">
        <text:list-item>
          <text:p text:style-name="P63">спільністю частиномовної належності твірних слів;</text:p>
        </text:list-item>
        <text:list-item>
          <text:p text:style-name="P63">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63">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39">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text:soft-page-break/>семантичних відношень (семантичної мотивації):</text:p>
      <text:list xml:id="list458372380" text:style-name="L7">
        <text:list-item>
          <text:p text:style-name="P64"><text:span text:style-name="T39">Транспозиційні відношення</text:span>.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39">-ти</text:span> і з’явився іменниковий суфікс <text:span text:style-name="T39">-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64"><text:span text:style-name="T39">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64">а) змінюються: кума → кумувати, куратор → кураторський, купити → купець;</text:p>
          <text:p text:style-name="P64">б) не змінюються: Байрон → байронізм, балет → балетник, ліс → лісник, бігун (особа) → бігунок (предмет) тощо.</text:p>
        </text:list-item>
        <text:list-item>
          <text:p text:style-name="P64"><text:span text:style-name="T39">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64">а) абревіації: ООН — Організація Об’єднаних Націй, профком — профспілковий комітет;</text:p>
          <text:p text:style-name="P64">б) усічення: зам → замісник, спец → спеціаліст, маг → магнітофон, телек → телевізор;</text:p>
          <text:p text:style-name="P64">в) універбації (семантичної конденсації): манна каша → манка, «Вечірній Київ» → «Вечірка», електричний поїзд → електричка, <text:soft-page-break/>кімната для прання → пральня.</text:p>
        </text:list-item>
        <text:list-item>
          <text:p text:style-name="P64"><text:span text:style-name="T39">Модифікаційні відношення</text:span>.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1406019850" text:style-name="L8">
        <text:list-item>
          <text:p text:style-name="P65">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65">збірних і одиничних іменників: студент → студентство, професор → професура, горох → горошина;</text:p>
        </text:list-item>
        <text:list-item>
          <text:p text:style-name="P65">назв істот із значенням недорослості: лисиця → лисеня, вовк → вовчата, кіт → котята;</text:p>
        </text:list-item>
        <text:list-item>
          <text:p text:style-name="P65">дієслів із значенням обмеженої дії: мовчати → помовчати, сидіти → посидіти, шуміти → відшуміти, говорити → заговорити.<text:note text:id="ftn28" text:note-class="footnote"><text:note-citation>1</text:note-citation><text:note-body><text:p text:style-name="P49">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39">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text:soft-page-break/>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592010028" text:style-name="L9">
        <text:list-item>
          <text:p text:style-name="P66">стріляти → стрілець — має словотвірне значення «особа за дією»;</text:p>
        </text:list-item>
        <text:list-item>
          <text:p text:style-name="P66">Суми → сумчани — має словотвірне значення «особа за місцем проживання»;</text:p>
        </text:list-item>
        <text:list-item>
          <text:p text:style-name="P66">Україна → українець — має словотвірне значення «особа за національністю»;</text:p>
        </text:list-item>
        <text:list-item>
          <text:p text:style-name="P66">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9" text:note-class="footnote"><text:note-citation>1</text:note-citation><text:note-body><text:p text:style-name="P49">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39">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39">тель</text:span> (+ система флексій II відміни), основа прикметника + <text:span text:style-name="T39">ість</text:span> (+ система флексій III відміни)<text:span text:style-name="T35">.</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text:soft-page-break/>моделлю — це утворення за правилами: якщо в топонімі наголос не падає на флексію і основа закінчується на [<text:span text:style-name="T39">х</text:span>], то прикметник від такого топоніма утворюється за допомогою суфікса <text:span text:style-name="T146">-ськ-ий</text:span>, перед яким <text:span text:style-name="T39">х</text:span> <text:span text:style-name="T146">:</text:span> <text:span text:style-name="T39">с</text:span> зливається з початковим звуком суфікса: Чорнухи → чорнуський; якщо топонім закінчується на <text:span text:style-name="T39">-н-</text:span> після приголосного (<text:span text:style-name="T39">*-ьн-</text:span>), то прикметник утворюється за допомогою суфікса <text:span text:style-name="T39">-ський</text:span> (<text:span text:style-name="T39">*-ьск-</text:span>), при цьому звук [<text:span text:style-name="T39">ь</text:span>] в -<text:span text:style-name="T39">ьск</text:span>- занепадає як слабкий, а в <text:span text:style-name="T39">-ьн-</text:span> перетворюється на [<text:span text:style-name="T39">е</text:span>] як сильний: Рівне → рівненський (<text:span text:style-name="T39">рівьн</text:span> + <text:span text:style-name="T39">ьский</text:span> → рівненс'кий).</text:p>
      <text:p text:style-name="Д_5f_Основной_20_текст">Складниками моделі є:</text:p>
      <text:list xml:id="list1821095660" text:style-name="L10">
        <text:list-item>
          <text:p text:style-name="P67">основа твірного слова як компонент семантичної бази похідного (тема похідного);</text:p>
        </text:list-item>
        <text:list-item>
          <text:p text:style-name="P67">дериватор як носій нового значення похідного (рема похідного);</text:p>
        </text:list-item>
        <text:list-item>
          <text:p text:style-name="P67">морфонологічні явища як засоби сполучуваності твірного слова з дериватором: вухо → вушний (тема <text:span text:style-name="T39">вух-</text:span>, рема <text:span text:style-name="T39">-н-ий</text:span>, морфонологічні явища <text:span text:style-name="T39">х</text:span> : <text:span text:style-name="T39">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222054567" text:style-name="L11">
        <text:list-item>
          <text:p text:style-name="P68">з усіченням (елізією) і без нього: Шебелинка → шебелин(ка)ський, Харків → харківський;</text:p>
        </text:list-item>
        <text:list-item>
          <text:p text:style-name="P68">з інтерфіксацією і без неї: Борзна → борзн-ян-ський, Ніжин → ніжинський;</text:p>
        </text:list-item>
        <text:list-item>
          <text:p text:style-name="P68">з чергуванням і без нього: Кривий Ріг → криворізький, Полтава → полтавський;</text:p>
        </text:list-item>
        <text:list-item>
          <text:p text:style-name="P68">з накладанням і без нього: Одеса → одеський (<text:span text:style-name="T39">одес</text:span> + <text:span text:style-name="T39">ський</text:span>), Глухів → глухівський;</text:p>
        </text:list-item>
        <text:list-item>
          <text:p text:style-name="P68"><text:soft-page-break/>зі зміною наголосу і без неї: Одеса → одесити, Херсон → херсонці.<text:note text:id="ftn30" text:note-class="footnote"><text:note-citation>1</text:note-citation><text:note-body><text:p text:style-name="P49">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Важливе явище у словотворенні — <text:span text:style-name="T39">твірна основа</text:span>. Це ті спільні для 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1719107875" text:style-name="L12">
        <text:list-item>
          <text:p text:style-name="P69">дарувати → дарунок — тут спільна частина <text:span text:style-name="T39">дару-</text:span>, до якої приєднується формант <text:span text:style-name="T39">-нок</text:span>;</text:p>
        </text:list-item>
        <text:list-item>
          <text:p text:style-name="P69">білий сніг → білосніжний — спільна частина <text:span text:style-name="T39">біл-</text:span>...<text:span text:style-name="T39">сніг</text:span> (<text:span text:style-name="T39">сніж</text:span>), до якої приєднується формант <text:span text:style-name="T39">-о-</text:span>...<text:span text:style-name="T39">-ний</text:span>.<text:note text:id="ftn31" text:note-class="footnote"><text:note-citation>2</text:note-citation><text:note-body><text:p text:style-name="P49">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57630464" text:style-name="L13">
        <text:list-item>
          <text:p text:style-name="P70">«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70">«Способом словотворення називаються ті дії, які здійснює мова, утворюючи нове слово» (Б. М. Головін);</text:p>
        </text:list-item>
        <text:list-item>
          <text:p text:style-name="P70">«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70">«Способи словотворення — це узагальнено-диференційоване визначення того, як утворені й утворюються нові слова» (О. І. Моісеєв);</text:p>
        </text:list-item>
        <text:list-item>
          <text:p text:style-name="P70">«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1451145855" text:style-name="L14">
        <text:list-item>
          <text:p text:style-name="P71"><text:soft-page-break/>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71">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 1.1.<text:note text:id="ftn32" text:note-class="footnote"><text:note-citation>1</text:note-citation><text:note-body><text:p text:style-name="P49">Горпинич В. О. Сучасна українська літературна мова. Морфеміка. Словотвір. Морфонологія: Навч. посіб. — К.: Вища шк., 1999.— С. 112—113</text:p></text:note-body></text:note></text:p>
      <text:h text:style-name="P26"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10">Спосіб</text:p>
          </table:table-cell>
          <table:table-cell table:style-name="sposoby_5f_slovotvoru.A1" office:value-type="string">
            <text:p text:style-name="P10">У чому полягає</text:p>
          </table:table-cell>
          <table:table-cell table:style-name="sposoby_5f_slovotvoru.C1" office:value-type="string">
            <text:p text:style-name="P10">Приклади</text:p>
          </table:table-cell>
        </table:table-row>
        <table:table-row>
          <table:table-cell table:style-name="sposoby_5f_slovotvoru.A2" office:value-type="string">
            <text:p text:style-name="P7">Суфіксальний</text:p>
          </table:table-cell>
          <table:table-cell table:style-name="sposoby_5f_slovotvoru.A2" office:value-type="string">
            <text:p text:style-name="P6">Похідне слово утворюється за допомогою суфіксальних формантів</text:p>
          </table:table-cell>
          <table:table-cell table:style-name="sposoby_5f_slovotvoru.C2" office:value-type="string">
            <text:p text:style-name="P6">Низьк-ий → низьк-о</text:p>
          </table:table-cell>
        </table:table-row>
        <table:table-row>
          <table:table-cell table:style-name="sposoby_5f_slovotvoru.A2" office:value-type="string">
            <text:p text:style-name="P5"><text:span text:style-name="Emphasis"><text:span text:style-name="T86">Нульсуфіксальний</text:span></text:span></text:p>
          </table:table-cell>
          <table:table-cell table:style-name="sposoby_5f_slovotvoru.A2" office:value-type="string">
            <text:p text:style-name="P8">Похідне слово утворюється за допомогою нульових суфіксів</text:p>
          </table:table-cell>
          <table:table-cell table:style-name="sposoby_5f_slovotvoru.C2" office:value-type="string">
            <text:p text:style-name="P8">Добирати → добір</text:p>
          </table:table-cell>
        </table:table-row>
        <table:table-row>
          <table:table-cell table:style-name="sposoby_5f_slovotvoru.A2" office:value-type="string">
            <text:p text:style-name="P7">Складносуфіксальний</text:p>
          </table:table-cell>
          <table:table-cell table:style-name="sposoby_5f_slovotvoru.A2" office:value-type="string">
            <text:p text:style-name="P9">Похідне слово утворюється складанням основ з додаванням суфікса</text:p>
          </table:table-cell>
          <table:table-cell table:style-name="sposoby_5f_slovotvoru.C2" office:value-type="string">
            <text:p text:style-name="P8">Лівий бік → лівобічний</text:p>
          </table:table-cell>
        </table:table-row>
        <table:table-row>
          <table:table-cell table:style-name="sposoby_5f_slovotvoru.A2" office:value-type="string">
            <text:p text:style-name="P7">Префіксальний</text:p>
          </table:table-cell>
          <table:table-cell table:style-name="sposoby_5f_slovotvoru.A2" office:value-type="string">
            <text:p text:style-name="P6">Похідне слово утворюється шляхом приєднання префіксального форманта до твірного слова</text:p>
          </table:table-cell>
          <table:table-cell table:style-name="sposoby_5f_slovotvoru.C2" office:value-type="string">
            <text:p text:style-name="P6">День → перед-день</text:p>
          </table:table-cell>
        </table:table-row>
        <table:table-row>
          <table:table-cell table:style-name="sposoby_5f_slovotvoru.A2" office:value-type="string">
            <text:p text:style-name="P7">Префіксально-нульсуфіксальний</text:p>
          </table:table-cell>
          <table:table-cell table:style-name="sposoby_5f_slovotvoru.A2" office:value-type="string">
            <text:p text:style-name="P9">Похідне слово утворюється за допомогою поєднання префіксального і нульсуфіксального способів</text:p>
          </table:table-cell>
          <table:table-cell table:style-name="sposoby_5f_slovotvoru.C2" office:value-type="string">
            <text:p text:style-name="P6">Надвищ</text:p>
          </table:table-cell>
        </table:table-row>
        <table:table-row>
          <table:table-cell table:style-name="sposoby_5f_slovotvoru.A2" office:value-type="string">
            <text:p text:style-name="P7">Постфіксальний</text:p>
          </table:table-cell>
          <table:table-cell table:style-name="sposoby_5f_slovotvoru.A2" office:value-type="string">
            <text:p text:style-name="P6">Похідне слово утворюється за допомогою постфіксів</text:p>
          </table:table-cell>
          <table:table-cell table:style-name="sposoby_5f_slovotvoru.C2" office:value-type="string">
            <text:p text:style-name="P7">Навчати → навчати-ся</text:p>
          </table:table-cell>
        </table:table-row>
        <table:table-row>
          <table:table-cell table:style-name="sposoby_5f_slovotvoru.A2" office:value-type="string">
            <text:p text:style-name="P7">Суфіксально-префіксальний</text:p>
          </table:table-cell>
          <table:table-cell table:style-name="sposoby_5f_slovotvoru.A2" office:value-type="string">
            <text:p text:style-name="P6">Похідне слово утворюється шляхом одночасного приєднання префікса і суфікса</text:p>
          </table:table-cell>
          <table:table-cell table:style-name="sposoby_5f_slovotvoru.C2" office:value-type="string">
            <text:p text:style-name="P7">Берег → при-береж-ний</text:p>
          </table:table-cell>
        </table:table-row>
        <table:table-row>
          <table:table-cell table:style-name="sposoby_5f_slovotvoru.A2" office:value-type="string">
            <text:p text:style-name="P7">Суфіксально-постфіксальний</text:p>
          </table:table-cell>
          <table:table-cell table:style-name="sposoby_5f_slovotvoru.A2" office:value-type="string">
            <text:p text:style-name="P6">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11">Кристал → кристал-ізувати-ся</text:p>
          </table:table-cell>
        </table:table-row>
        <table:table-row>
          <table:table-cell table:style-name="sposoby_5f_slovotvoru.A2" office:value-type="string">
            <text:p text:style-name="P7">Суфіксально-префіксально-постфіксальний</text:p>
          </table:table-cell>
          <table:table-cell table:style-name="sposoby_5f_slovotvoru.A2" office:value-type="string">
            <text:p text:style-name="P6">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6">Щедр-ий → роз-щедр-и-ти-ся</text:p>
          </table:table-cell>
        </table:table-row>
        <table:table-row>
          <table:table-cell table:style-name="sposoby_5f_slovotvoru.A2" office:value-type="string">
            <text:p text:style-name="P7">Префіксально-постфіксальний</text:p>
          </table:table-cell>
          <table:table-cell table:style-name="sposoby_5f_slovotvoru.A2" office:value-type="string">
            <text:p text:style-name="P6">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11">Їсти → на-їсти-ся</text:p>
          </table:table-cell>
        </table:table-row>
        <table:table-row>
          <table:table-cell table:style-name="sposoby_5f_slovotvoru.A2" office:value-type="string">
            <text:p text:style-name="P7">Основоскладання</text:p>
          </table:table-cell>
          <table:table-cell table:style-name="sposoby_5f_slovotvoru.A2" office:value-type="string">
            <text:p text:style-name="P6">Похідне слово утворюється поєднанням кількох основ за допомогою інтерфіксів <text:span text:style-name="T39">о</text:span>, <text:span text:style-name="T39">е</text:span> або без них</text:p>
          </table:table-cell>
          <table:table-cell table:style-name="sposoby_5f_slovotvoru.C2" office:value-type="string">
            <text:p text:style-name="P6">Лісоруб</text:p>
          </table:table-cell>
        </table:table-row>
        <table:table-row>
          <table:table-cell table:style-name="sposoby_5f_slovotvoru.A2" office:value-type="string">
            <text:p text:style-name="P7">Словоскладання</text:p>
          </table:table-cell>
          <table:table-cell table:style-name="sposoby_5f_slovotvoru.A2" office:value-type="string">
            <text:p text:style-name="P6">Похідне слово утворюється шляхом об’єднання в одне ціле двох чи більше слів</text:p>
          </table:table-cell>
          <table:table-cell table:style-name="sposoby_5f_slovotvoru.C2" office:value-type="string">
            <text:p text:style-name="P6">Хліб-сіль</text:p>
          </table:table-cell>
        </table:table-row>
        <table:table-row>
          <table:table-cell table:style-name="sposoby_5f_slovotvoru.A2" office:value-type="string">
            <text:p text:style-name="P7">Основословоскладання</text:p>
          </table:table-cell>
          <table:table-cell table:style-name="sposoby_5f_slovotvoru.A2" office:value-type="string">
            <text:p text:style-name="P8">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6">Чорно-синій</text:p>
          </table:table-cell>
        </table:table-row>
        <table:table-row>
          <table:table-cell table:style-name="sposoby_5f_slovotvoru.A2" office:value-type="string">
            <text:p text:style-name="P7">Абревіатурний</text:p>
          </table:table-cell>
          <table:table-cell table:style-name="sposoby_5f_slovotvoru.A2" office:value-type="string">
            <text:p text:style-name="P11"><text:span text:style-name="T177">Похідне слово утворюється</text:span> з’єднанням компонентів кількох слів</text:p>
          </table:table-cell>
          <table:table-cell table:style-name="sposoby_5f_slovotvoru.C2" office:value-type="string">
            <text:p text:style-name="P11">УжНУ</text:p>
          </table:table-cell>
        </table:table-row>
        <table:table-row>
          <table:table-cell table:style-name="sposoby_5f_slovotvoru.A2" office:value-type="string">
            <text:p text:style-name="P7">Зрощення</text:p>
          </table:table-cell>
          <table:table-cell table:style-name="sposoby_5f_slovotvoru.A2" office:value-type="string">
            <text:p text:style-name="P6">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6">Добра ніч → добраніч</text:p>
          </table:table-cell>
        </table:table-row>
        <table:table-row>
          <table:table-cell table:style-name="sposoby_5f_slovotvoru.A2" office:value-type="string">
            <text:p text:style-name="P7">Семантичний</text:p>
          </table:table-cell>
          <table:table-cell table:style-name="sposoby_5f_slovotvoru.A2" office:value-type="string">
            <text:p text:style-name="P6">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6">Свобода (воля) і “Свобода” (назва газети)</text:p>
          </table:table-cell>
        </table:table-row>
        <table:table-row>
          <table:table-cell table:style-name="sposoby_5f_slovotvoru.A2" office:value-type="string">
            <text:p text:style-name="P7">Універбаційний</text:p>
          </table:table-cell>
          <table:table-cell table:style-name="sposoby_5f_slovotvoru.A2" office:value-type="string">
            <text:p text:style-name="P6">Похідне слово утворюється шляхом універбації</text:p>
          </table:table-cell>
          <table:table-cell table:style-name="sposoby_5f_slovotvoru.C2" office:value-type="string">
            <text:p text:style-name="P7">«Вечірка» → «Вечірній Київ»</text:p>
          </table:table-cell>
        </table:table-row>
        <table:table-row>
          <table:table-cell table:style-name="sposoby_5f_slovotvoru.A2" office:value-type="string">
            <text:p text:style-name="P7">Конверсійний</text:p>
          </table:table-cell>
          <table:table-cell table:style-name="sposoby_5f_slovotvoru.A2" office:value-type="string">
            <text:p text:style-name="P11">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C2" office:value-type="string">
            <text:p text:style-name="P7">Наречена</text:p>
          </table:table-cell>
        </table:table-row>
        <table:table-row>
          <table:table-cell table:style-name="sposoby_5f_slovotvoru.A2" office:value-type="string">
            <text:p text:style-name="P7">Флективний</text:p>
          </table:table-cell>
          <table:table-cell table:style-name="sposoby_5f_slovotvoru.A2" office:value-type="string">
            <text:p text:style-name="P11"><text:span text:style-name="T177">Похідне слово утворюється</text:span> за <text:soft-page-break/>допомогою флексій</text:p>
          </table:table-cell>
          <table:table-cell table:style-name="sposoby_5f_slovotvoru.C2" office:value-type="string">
            <text:p text:style-name="P7">Кум → кума</text:p>
          </table:table-cell>
        </table:table-row>
        <table:table-row>
          <table:table-cell table:style-name="sposoby_5f_slovotvoru.A2" office:value-type="string">
            <text:p text:style-name="P7">Складнофлективний</text:p>
          </table:table-cell>
          <table:table-cell table:style-name="sposoby_5f_slovotvoru.A2" office:value-type="string">
            <text:p text:style-name="P9">Похідне слово утворюється складанням основ з додаванням флексій</text:p>
          </table:table-cell>
          <table:table-cell table:style-name="sposoby_5f_slovotvoru.C2" office:value-type="string">
            <text:p text:style-name="P7">Мертвокрилий</text:p>
          </table:table-cell>
        </table:table-row>
        <table:table-row>
          <table:table-cell table:style-name="sposoby_5f_slovotvoru.A2" office:value-type="string">
            <text:p text:style-name="P7">Акцентуаційний</text:p>
          </table:table-cell>
          <table:table-cell table:style-name="sposoby_5f_slovotvoru.A2" office:value-type="string">
            <text:p text:style-name="P11"><text:span text:style-name="T177">Похідне слово утворюється</text:span> за допомогою зміни наголосу</text:p>
          </table:table-cell>
          <table:table-cell table:style-name="sposoby_5f_slovotvoru.C2" office:value-type="string">
            <text:p text:style-name="P7">За́мок → зам<text:span text:style-name="T95">о</text:span><text:span text:style-name="T117">́</text:span>к</text:p>
          </table:table-cell>
        </table:table-row>
      </table:table>
      <text:p text:style-name="P12"/>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text:span text:style-name="T39">вмик-ач</text:span>, <text:span text:style-name="T39">переселен-ець</text:span>, <text:span text:style-name="T39">танцюр-ист</text:span>; прикметників — <text:span text:style-name="T39">капрон-ов-ий</text:span>, <text:span text:style-name="T39">денн-и-ий</text:span>, <text:span text:style-name="T39">борзн-янськ-ий</text:span>; числівників — <text:span text:style-name="T39">сем-ер-о</text:span>; дієслова — <text:span text:style-name="T39">жир-ува-ти</text:span>, <text:span text:style-name="T39">гик-а-ти</text:span>; прислівників — <text:span text:style-name="T39">швидк-о</text:span>, <text:span text:style-name="T39">три-чі</text:span>, <text:span text:style-name="T39">пішк-и</text:span>.<text:note text:id="ftn3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list xml:id="list1725387866" text:style-name="L15">
        <text:list-item>
          <text:p text:style-name="P72">суфікси приєднуються як до твірної основи, так і до твірного слова (розум → розуміти);</text:p>
        </text:list-item>
        <text:list-item>
          <text:p text:style-name="P72">суфікси утворюють слова з новим лексичним значенням (ворог → ворогувати);</text:p>
        </text:list-item>
        <text:list-item>
          <text:p text:style-name="P72">суфікси утворюють слова з відтінком у значенні (гарний → гарнесенький);</text:p>
        </text:list-item>
        <text:list-item>
          <text:p text:style-name="P72">суфікси мають здатність переводити одну частину мови в іншу (дивний → дивно);</text:p>
        </text:list-item>
        <text:list-item>
          <text:p text:style-name="P72">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list-item>
      </text:list>
      <text:p text:style-name="Д_5f_Абзац_20_перед_20_рисунком"><text:soft-page-break/>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81">—</text:span> дієслів. Наприклад: Україна → українець.<text:note text:id="ftn34" text:note-class="footnote"><text:note-citation>1</text:note-citation><text:note-body><text:p text:style-name="P46">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81">— вираження дериваційного значення похідного слова за допомогою префіксів.</text:span></text:p>
      <text:p text:style-name="Д_5f_Основной_20_текст">Префіксальним способом творяться:</text:p>
      <text:list xml:id="list920648255" text:style-name="L16">
        <text:list-item>
          <text:p text:style-name="P73">іменники: внук → правнук;</text:p>
        </text:list-item>
        <text:list-item>
          <text:p text:style-name="P73">прикметники: потужний → надпотужний;</text:p>
        </text:list-item>
        <text:list-item>
          <text:p text:style-name="P73">дієслова: бути → прибути;</text:p>
        </text:list-item>
        <text:list-item>
          <text:p text:style-name="P73">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3">б) нездатність префікса змінювати частиномовну належність похідного слова: науковий → антинауковий;</text:p>
      <text:p text:style-name="Д_5f_Основной_20_текст">Морфонологічні явища префіксального способу:</text:p>
      <text:list xml:id="list1671215964" text:style-name="L17">
        <text:list-item>
          <text:p text:style-name="P74">зміна наголосу: куток → закуток;</text:p>
        </text:list-item>
        <text:list-item>
          <text:p text:style-name="P84">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3">воля → неволя, вічний → правічний.</text:p>
      <text:p text:style-name="Д_5f_Абзац_20_перед_20_рисунком"><text:span text:style-name="T81">Активними засобами префікси виступають у сфері дієслова, утворюючи видові пари з різними відтінками семантики: читати — прочитати, перечитати, вичитати, зачитати, підчитати.</text:span><text:span text:style-name="T81"><text:note text:id="ftn35" text:note-class="footnote"><text:note-citation>2</text:note-citation><text:note-body><text:p text:style-name="P46">Вакарюк Л., Панцьо С. Українська мова. Морфеміка і словотвір. — Тернопіль, 2004, C. 145</text:p></text:note-body></text:note></text:span></text:p>
      <text:h text:style-name="P28"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1843763013" text:style-name="L18">
        <text:list-item>
          <text:p text:style-name="P75">постфікс -ся вживається при дієслівних основах: витирати → витиратися</text:p>
        </text:list-item>
        <text:list-item>
          <text:p text:style-name="P85"><text:s/>постфікс -сь вживається при займенникових і прислівникових основах: хтось, щось;</text:p>
        </text:list-item>
        <text:list-item>
          <text:p text:style-name="P85">постфікс -небудь вживається при займенникових і прислівникових основах: який-небудь, котрий-небудь</text:p>
        </text:list-item>
        <text:list-item>
          <text:p text:style-name="P85">постфікс -будь (нерегулярний): хто-будь, що-будь</text:p>
        </text:list-item>
        <text:list-item>
          <text:p text:style-name="P85">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81"><text:note text:id="ftn36"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9"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73217142" text:style-name="L19">
        <text:list-item>
          <text:p text:style-name="P86">іменики;</text:p>
        </text:list-item>
        <text:list-item>
          <text:p text:style-name="P86">прикметники;</text:p>
        </text:list-item>
        <text:list-item>
          <text:p text:style-name="P86">дієслова;</text:p>
        </text:list-item>
        <text:list-item>
          <text:p text:style-name="P86">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7" text:note-class="footnote"><text:note-citation>1</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2069049550" text:style-name="L20">
        <text:list-item>
          <text:p text:style-name="P87">якщо його співвідносити з прийменниково-відмінковою формою <text:span text:style-name="T137">без грамоти</text:span>, слід говорити про суфіксально-префіксальний спосіб: без + грамот(и) + ність = безграмотність;</text:p>
        </text:list-item>
        <text:list-item>
          <text:p text:style-name="P87">якщо його співвідносити з прикметником безграмотний, слід говорити про суфіксальний спосіб: безграмотн(ий) + ість;</text:p>
        </text:list-item>
        <text:list-item>
          <text:p text:style-name="P87">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8">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8"><text:note text:id="ftn38"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9"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text:span text:style-name="T39">-ся</text:span> та дієслівні суфікси:</text:p>
      <text:list xml:id="list44420702" text:style-name="L21">
        <text:list-item>
          <text:p text:style-name="P76"><text:span text:style-name="T39">-а-ти</text:span>: брат → брататися;</text:p>
        </text:list-item>
        <text:list-item>
          <text:p text:style-name="P76"><text:soft-page-break/><text:span text:style-name="T39">-и-ти</text:span>: гніздо → гніздитися;</text:p>
        </text:list-item>
        <text:list-item>
          <text:p text:style-name="P76"><text:span text:style-name="T39">-ува-ти</text:span>: краса → красуватися;</text:p>
        </text:list-item>
        <text:list-item>
          <text:p text:style-name="P76"><text:span text:style-name="T39">-і-ти</text:span>: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9"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53"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519045975" text:style-name="L22">
        <text:list-item>
          <text:p text:style-name="P82">іменники: сміх → посміхатися;</text:p>
        </text:list-item>
        <text:list-item>
          <text:p text:style-name="P88">прикметники: щедрий → розщедритися;</text:p>
        </text:list-item>
        <text:list-item>
          <text:p text:style-name="P108"><text:span text:style-name="T84">дієслова: дзвонити → передзвонюватися.</text:span><text:span text:style-name="T84"><text:note text:id="ftn40"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9"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text:span text:style-name="T39">-ся</text:span> і такі префікси:</text:p>
      <text:list xml:id="list1937160458" text:style-name="L23">
        <text:list-item>
          <text:p text:style-name="P77"><text:span text:style-name="T39">в-</text:span>: думати → вдуматися;</text:p>
        </text:list-item>
        <text:list-item>
          <text:p text:style-name="P77"><text:span text:style-name="T39">ви-</text:span>: бігати → вибігатися;</text:p>
        </text:list-item>
        <text:list-item>
          <text:p text:style-name="P77"><text:span text:style-name="T39">від-</text:span>: мовчати → відмовчатися;</text:p>
        </text:list-item>
        <text:list-item>
          <text:p text:style-name="P77"><text:span text:style-name="T39">за-</text:span>: горіти → загорітися;</text:p>
        </text:list-item>
        <text:list-item>
          <text:p text:style-name="P77"><text:span text:style-name="T39">на-</text:span>: воювати → навоюватися;</text:p>
        </text:list-item>
        <text:list-item>
          <text:p text:style-name="P77"><text:span text:style-name="T39">до-</text:span>: копати → докопатися;</text:p>
        </text:list-item>
        <text:list-item>
          <text:p text:style-name="P77"><text:span text:style-name="T39">об-</text:span>: мовити → обмовитися;</text:p>
        </text:list-item>
        <text:list-item>
          <text:p text:style-name="P77"><text:span text:style-name="T39">роз-</text:span>: плакати → розплакатися;</text:p>
        </text:list-item>
        <text:list-item>
          <text:p text:style-name="P77"><text:soft-page-break/><text:span text:style-name="T39">при-</text:span>: слухати → прислухатися;</text:p>
        </text:list-item>
        <text:list-item>
          <text:p text:style-name="P77"><text:span text:style-name="T39">про-</text:span>: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1"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text:span text:style-name="T39">ход-</text:span>, <text:span text:style-name="T39">піш-</text:span>, а поєднання їх відбулося за допомогою інтерфікса <text:span text:style-name="T39">-о-</text:span>), те саме у словах <text:span text:style-name="T137">водовоз</text:span>, <text:span text:style-name="T137">вертоліт</text:span>, <text:span text:style-name="T137">криголам</text:span> тощо.</text:p>
      <text:p text:style-name="Д_5f_Основной_20_текст">За характером словотвірних засобів розрізняють основоскладання:</text:p>
      <text:list xml:id="list1348963221" text:style-name="L24">
        <text:list-item>
          <text:p text:style-name="P89">чисте (похідне утворюється від основи залежного компонента і самостійного слова): водосховище (<text:span text:style-name="T39">вод + о + сховище</text:span>);</text:p>
        </text:list-item>
        <text:list-item>
          <text:p text:style-name="P78">складно-суфіксальне (процес злучення основ у похідне, що супроводжується суфіксацією): стара віра → старовірство <text:span text:style-name="T39">(стар + о + вір + ство</text:span>);</text:p>
        </text:list-item>
        <text:list-item>
          <text:p text:style-name="P89">складно-суфіксально-префіксальне:</text:p>
          <text:p text:style-name="P78">а) складно-флективний (похідні слова устворюються основоскладанням, яке завершується за допомогою флексії-суфікса): довгі крила → довгокрилий (<text:span text:style-name="T39">довг + о + крил + ий</text:span>);</text:p>
          <text:p text:style-name="P109"><text:span text:style-name="T78">б) складно-нульовий (основоскладання завершується нульовою суфіксацією): сталевар, шовкопряд, однолюб.</text:span><text:span text:style-name="T78"><text:note text:id="ftn42"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9"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1378263659" text:style-name="L25">
        <text:list-item>
          <text:p text:style-name="P90"><text:soft-page-break/>родо-видові відношення (<text:span text:style-name="T137">читець-декламатор</text:span>);</text:p>
        </text:list-item>
        <text:list-item>
          <text:p text:style-name="P90">частина від цілого (<text:span text:style-name="T137">бурят-монгол</text:span>);</text:p>
        </text:list-item>
        <text:list-item>
          <text:p text:style-name="P90">функціональне призначення (<text:span text:style-name="T137">салон-перукарня</text:span>);</text:p>
        </text:list-item>
        <text:list-item>
          <text:p text:style-name="P90">підсилена ознака (<text:span text:style-name="T137">перший-ліпший</text:span>);</text:p>
        </text:list-item>
        <text:list-item>
          <text:p text:style-name="P90">невизначеність (<text:span text:style-name="T137">хтозна-звідки</text:span>);</text:p>
        </text:list-item>
        <text:list-item>
          <text:p text:style-name="P90">визначеність (<text:span text:style-name="T137">навік-віки</text:span>);</text:p>
        </text:list-item>
        <text:list-item>
          <text:p text:style-name="P90">терміни (<text:span text:style-name="T137">гамма-проміння</text:span>);</text:p>
        </text:list-item>
        <text:list-item>
          <text:p text:style-name="P90">народні назви рослин (<text:span text:style-name="T137">сон-трава</text:span>).</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1094784462" text:style-name="L26">
        <text:list-item>
          <text:p text:style-name="P91">Складні іменники, утворені на базі словосполучення іменник + іменник:</text:p>
          <text:p text:style-name="P83">залізо і цемент → залізоцемент.</text:p>
          <text:p text:style-name="P91">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text:span text:style-name="T137">білокрівці</text:span>.</text:p>
        </text:list-item>
        <text:list-item>
          <text:p text:style-name="P91">Складні іменники, мотивовані сполученням прикметник + іменник:</text:p>
          <text:p text:style-name="P83">сухі фрукти → сухофрукти.</text:p>
          <text:p text:style-name="P91"><text:span text:style-name="T84">Утворення на зразок </text:span><text:span text:style-name="T85">жовтобрюх</text:span><text:span text:style-name="T91">Ø</text:span><text:span text:style-name="T90">, </text:span><text:span text:style-name="T91">чорноземØ</text:span><text:span text:style-name="T90"> та ін. належать до змішаного складання (складання з нуль-суфіксацією).</text:span></text:p>
        </text:list-item>
        <text:list-item>
          <text:p text:style-name="P91">Складні іменники, мотивовані сполученням числівник + іменник:</text:p>
          <text:p text:style-name="P83">перше джерело → першоджерело.</text:p>
        </text:list-item>
        <text:list-item>
          <text:p text:style-name="P91">Іменики, мотивовані сполученням займенник + іменник:</text:p>
          <text:p text:style-name="P91"><text:span text:style-name="T137">самоцвіт</text:span>, <text:span text:style-name="T137">самоконтроль</text:span>.</text:p>
          <text:p text:style-name="P91">У цих утвореннях займенник <text:span text:style-name="T137">сам</text:span> набуває значення префіксоїда, однак <text:soft-page-break/>подібні похідні вважаються композитними. До цього типу дериватів належить і слово <text:span text:style-name="T137">всесвіт</text:span>.</text:p>
        </text:list-item>
        <text:list-item>
          <text:p text:style-name="P110">Декілька іменників, утворених на основі сполучення прислівника та іменника:</text:p>
          <text:p text:style-name="P110"><text:span text:style-name="T137">багатоніжка</text:span>.<text:note text:id="ftn43"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337569797" text:style-name="L27">
        <text:list-item>
          <text:p text:style-name="P92">райрада, земснаряд;</text:p>
        </text:list-item>
        <text:list-item>
          <text:p text:style-name="P92">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2061099682" text:style-name="L28">
        <text:list-item>
          <text:p text:style-name="P93">лісостеп, медсанбат;</text:p>
        </text:list-item>
        <text:list-item>
          <text:p text:style-name="P93">агітмасовий, культмасовий.</text:p>
        </text:list-item>
      </text:list>
      <text:p text:style-name="Д_5f_Основной_20_текст">За структурою абревіатури поділяються на такі групи:</text:p>
      <text:list xml:id="list572142438" text:style-name="L29">
        <text:list-item>
          <text:p text:style-name="P94">ініціальні — поєднання в абревіатуру початкових звуків або літер: ПТУ;</text:p>
        </text:list-item>
        <text:list-item>
          <text:p text:style-name="P94">уламкові — поєднання в абревіатуру асемантичних частин слова: філфак;</text:p>
        </text:list-item>
        <text:list-item>
          <text:p text:style-name="P94">змішані — поєднання частин слова з ініціальними звуками (літерами): міськвно;</text:p>
        </text:list-item>
        <text:list-item>
          <text:p text:style-name="P94">усічено-словесні — поєднання частини слова з повноцінним словом: запчастини;</text:p>
        </text:list-item>
        <text:list-item>
          <text:p text:style-name="P94">словоформні — поєднання частини слова з відмінковою словоформою: <text:soft-page-break/>завкафедрою;</text:p>
        </text:list-item>
        <text:list-item>
          <text:p text:style-name="P94">комбіновані — поєднання початкової частини першого слова з кінцем другого: мерон (малоелестичний капрон);</text:p>
        </text:list-item>
        <text:list-item>
          <text:p text:style-name="P111">ініціально-цифрові: Ту-134.<text:note text:id="ftn44"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32">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39739873" text:style-name="L30">
        <text:list-item>
          <text:p text:style-name="P79">у словосполученнях кілька наголосів, у зрощенні — один: цього дня → сьогодні;</text:p>
        </text:list-item>
        <text:list-item>
          <text:p text:style-name="P112"><text:span text:style-name="T78">при трансформації словосполучення в зрощення може змінюватися порядок компонентів: плинний швидко (час) → швидкоплинний.</text:span><text:span text:style-name="T78"><text:note text:id="ftn45"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78">При семантичному способі не застосовуються спеціальні словотворчі засоби, а формантом виступає зміна семантики.</text:span><text:span text:style-name="T78"><text:note text:id="ftn46" text:note-class="footnote"><text:note-citation>3</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8"><text:note text:id="ftn47"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Виділяють три різновиди семантичного словотворення:</text:p>
      <text:list xml:id="list1213970214" text:style-name="L31">
        <text:list-item>
          <text:p text:style-name="P95">розщеплення полісемічного слова на омоніми: рукав (1) — частина <text:soft-page-break/>одягу, рукав (2) — ріки;</text:p>
        </text:list-item>
        <text:list-item>
          <text:p text:style-name="P95">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95"><text:span text:style-name="T78">існуючим словам дається значення, непов’язане з основним (умовна номінація):</text:span><text:span text:style-name="T78"><text:note text:id="ftn48"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8">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8"><text:note text:id="ftn49" text:note-class="footnote"><text:note-citation>2</text:note-citation><text:note-body><text:p text:style-name="P47">Потиха З. А. Современное русское словообразование. Пособие для учителя. — М., 1970, С. 150</text:p></text:note-body></text:note></text:span><text:span text:style-name="T78"><text:note text:id="ftn50" text:note-class="footnote"><text:note-citation>3</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P29" text:outline-level="1"><text:bookmark text:name="__RefHeading__18045_1600925806"/><text:tab/><text:tab/>1.1.13 Універбаційний спосіб<text:bookmark-end text:name="__RefHeading__18045_1600925806"/></text:h>
      <text:p text:style-name="P41"><text:span text:style-name="T178">Універбація</text:span><text:span text:style-name="T178"> </text:span><text:span text:style-name="T178">є</text:span><text:span text:style-name="T178"> </text:span><text:span text:style-name="T178">одним</text:span><text:span text:style-name="T178"> </text:span><text:span text:style-name="T178">із</text:span><text:span text:style-name="T178"> </text:span><text:span text:style-name="T178">важливих</text:span><text:span text:style-name="T178"> </text:span><text:span text:style-name="T178">чинників</text:span><text:span text:style-name="T178"> </text:span><text:span text:style-name="T178">розвитку</text:span><text:span text:style-name="T178"> </text:span><text:span text:style-name="T178">лексикону</text:span><text:span text:style-name="T178"> </text:span><text:span text:style-name="T178">сучасної</text:span><text:span text:style-name="T178"> </text:span><text:span text:style-name="T178">української</text:span><text:span text:style-name="T178"> </text:span><text:span text:style-name="T178">мови</text:span><text:span text:style-name="T178">. </text:span><text:span text:style-name="T178">Спостереження</text:span><text:span text:style-name="T178"> </text:span><text:span text:style-name="T178">над</text:span><text:span text:style-name="T178"> </text:span><text:span text:style-name="T178">універбаційними</text:span><text:span text:style-name="T178"> </text:span><text:span text:style-name="T178">процесами</text:span><text:span text:style-name="T178"> </text:span><text:span text:style-name="T178">засвідчують</text:span><text:span text:style-name="T178"> </text:span><text:span text:style-name="T178">їх</text:span><text:span text:style-name="T178"> </text:span><text:span text:style-name="T178">продуктивність</text:span><text:span text:style-name="T178">, </text:span><text:span text:style-name="T178">особливо</text:span><text:span text:style-name="T178"> </text:span><text:span text:style-name="T178">в</text:span><text:span text:style-name="T178"> </text:span><text:span text:style-name="T178">розмовному</text:span><text:span text:style-name="T178"> </text:span><text:span text:style-name="T178">та</text:span><text:span text:style-name="T178"> </text:span><text:span text:style-name="T178">публіцистичному</text:span><text:span text:style-name="T178"> </text:span><text:span text:style-name="T178">стилях</text:span><text:span text:style-name="T178">.</text:span></text:p>
      <text:p text:style-name="Д_5f_Основной_20_текст"><text:span text:style-name="T178">Явище</text:span><text:span text:style-name="T178"> </text:span><text:span text:style-name="T178">універбації</text:span><text:span text:style-name="T178"> </text:span><text:span text:style-name="T178">в</text:span><text:span text:style-name="T178"> </text:span><text:span text:style-name="T178">мові</text:span><text:span text:style-name="T178"> </text:span><text:span text:style-name="T178">зумовлюється</text:span><text:span text:style-name="T178"> </text:span><text:span text:style-name="T178">як</text:span><text:span text:style-name="T178"> </text:span><text:span text:style-name="T178">внутрішньомовними</text:span><text:span text:style-name="T178">, </text:span><text:span text:style-name="T178">так</text:span><text:span text:style-name="T178"> </text:span><text:span text:style-name="T178">і</text:span><text:span text:style-name="T178"> </text:span><text:span text:style-name="T178">позамовними</text:span><text:span text:style-name="T178"> </text:span><text:span text:style-name="T178">чинниками</text:span><text:span text:style-name="T178">. </text:span><text:span text:style-name="T178">До</text:span><text:span text:style-name="T178"> </text:span><text:span text:style-name="T178">позамовних</text:span><text:span text:style-name="T178"> </text:span><text:span text:style-name="T178">факторів</text:span><text:span text:style-name="T178"> </text:span><text:span text:style-name="T178">належать</text:span><text:span text:style-name="T178">: </text:span><text:span text:style-name="T178">прагнення</text:span><text:span text:style-name="T178"> </text:span><text:span text:style-name="T178">до</text:span><text:span text:style-name="T178"> </text:span><text:span text:style-name="T178">економії</text:span><text:span text:style-name="T178"> </text:span><text:span text:style-name="T178">мовних</text:span><text:span text:style-name="T178"> </text:span><text:span text:style-name="T178">зусиль</text:span><text:span text:style-name="T178">, </text:span><text:span text:style-name="T178">обмеженість</text:span><text:span text:style-name="T178"> </text:span><text:span text:style-name="T178">оперативної</text:span><text:span text:style-name="T178"> </text:span><text:span text:style-name="T178">пам</text:span><text:span text:style-name="T178">’</text:span><text:span text:style-name="T178">яті</text:span><text:span text:style-name="T178"> </text:span><text:span text:style-name="T178">людини</text:span><text:span text:style-name="T178">, </text:span><text:span text:style-name="T178">прагнення</text:span><text:span text:style-name="T178"> </text:span><text:span text:style-name="T178">до</text:span><text:span text:style-name="T178"> </text:span><text:span text:style-name="T178">експресивності</text:span><text:span text:style-name="T178"> </text:span><text:span text:style-name="T178">найменування</text:span><text:span text:style-name="T178">.</text:span></text:p>
      <text:p text:style-name="P40"><text:span text:style-name="T178">Поряд</text:span><text:span text:style-name="T178"> </text:span><text:span text:style-name="T178">з</text:span><text:span text:style-name="T178"> </text:span><text:span text:style-name="T178">екстралінґвальними</text:span><text:span text:style-name="T178"> </text:span><text:span text:style-name="T178">факторами</text:span><text:span text:style-name="T178">, </text:span><text:span text:style-name="T178">що</text:span><text:span text:style-name="T178"> </text:span><text:span text:style-name="T178">зумовлюють</text:span><text:span text:style-name="T178"> </text:span><text:span text:style-name="T178">універбацію</text:span><text:span text:style-name="T178">, </text:span><text:span text:style-name="T178">існують</text:span><text:span text:style-name="T178"> </text:span><text:span text:style-name="T178">внутрішні</text:span><text:span text:style-name="T178"> </text:span><text:span text:style-name="T178">причини</text:span><text:span text:style-name="T178"> </text:span><text:span text:style-name="T178">цього</text:span><text:span text:style-name="T178"> </text:span><text:span text:style-name="T178">процесу</text:span><text:span text:style-name="T178">, </text:span><text:span text:style-name="T178">найактивнішою</text:span><text:span text:style-name="T178"> </text:span><text:span text:style-name="T178">з</text:span><text:span text:style-name="T178"> </text:span><text:span text:style-name="T178">яких</text:span><text:span text:style-name="T178"> </text:span><text:span text:style-name="T178">є</text:span><text:span text:style-name="T178"> </text:span><text:span text:style-name="T178">протиріччя</text:span><text:span text:style-name="T178"> </text:span><text:span text:style-name="T178">між</text:span><text:span text:style-name="T178"> </text:span><text:span text:style-name="T178">формою</text:span><text:span text:style-name="T178"> </text:span><text:span text:style-name="T178">і</text:span><text:span text:style-name="T178"> </text:span><text:span text:style-name="T178">значенням</text:span><text:span text:style-name="T178"> </text:span><text:span text:style-name="T178">мовних</text:span><text:span text:style-name="T178"> </text:span><text:span text:style-name="T178">одиниць</text:span><text:span text:style-name="T178">.</text:span></text:p>
      <text:p text:style-name="Д_5f_Основной_20_текст"><text:span text:style-name="T178">Наслідком</text:span><text:span text:style-name="T178"> </text:span><text:span text:style-name="T178">універбації</text:span><text:span text:style-name="T178"> </text:span><text:span text:style-name="T178">є</text:span><text:span text:style-name="T178"> </text:span><text:span text:style-name="T178">різні</text:span><text:span text:style-name="T178"> </text:span><text:span text:style-name="T178">за</text:span><text:span text:style-name="T178"> </text:span><text:span text:style-name="T178">способом</text:span><text:span text:style-name="T178"> </text:span><text:span text:style-name="T178">творення</text:span><text:span text:style-name="T178"> </text:span><text:span text:style-name="T178">конденсати</text:span><text:span text:style-name="T178">: </text:span><text:soft-page-break/><text:span text:style-name="T178">семантичні</text:span><text:span text:style-name="T178"> </text:span><text:span text:style-name="T178">і</text:span><text:span text:style-name="T178"> </text:span><text:span text:style-name="T178">лексичні</text:span><text:span text:style-name="T178">. </text:span><text:span text:style-name="T178">Семантичні</text:span><text:span text:style-name="T178"> </text:span><text:span text:style-name="T178">конденсати</text:span><text:span text:style-name="T178"> (</text:span><text:span text:style-name="T178">суфіксальні</text:span><text:span text:style-name="T178"> </text:span><text:span text:style-name="T178">універби</text:span><text:span text:style-name="T178"> </text:span><text:span text:style-name="T178">та</text:span><text:span text:style-name="T178"> </text:span><text:span text:style-name="T178">еліптичні</text:span><text:span text:style-name="T178"> </text:span><text:span text:style-name="T178">субстантиви</text:span><text:span text:style-name="T178">) —</text:span><text:span text:style-name="T178"> </text:span><text:span text:style-name="T178">це</text:span><text:span text:style-name="T178"> </text:span><text:span text:style-name="T178">здебільшого</text:span><text:span text:style-name="T178"> </text:span><text:span text:style-name="T178">прості</text:span><text:span text:style-name="T178"> </text:span><text:span text:style-name="T178">слова</text:span><text:span text:style-name="T178">, </text:span><text:span text:style-name="T178">що</text:span><text:span text:style-name="T178"> </text:span><text:span text:style-name="T178">складаються</text:span><text:span text:style-name="T178"> </text:span><text:span text:style-name="T178">з</text:span><text:span text:style-name="T178"> </text:span><text:span text:style-name="T178">основи</text:span><text:span text:style-name="T178"> </text:span><text:span text:style-name="T178">лише</text:span><text:span text:style-name="T178"> </text:span><text:span text:style-name="T178">одного</text:span><text:span text:style-name="T178"> </text:span><text:span text:style-name="T178">зі</text:span><text:span text:style-name="T178"> </text:span><text:span text:style-name="T178">складових</text:span><text:span text:style-name="T178"> </text:span><text:span text:style-name="T178">повного</text:span><text:span text:style-name="T178"> </text:span><text:span text:style-name="T178">найменування</text:span><text:span text:style-name="T178"> </text:span><text:span text:style-name="T178">слів</text:span><text:span text:style-name="T178"> </text:span><text:span text:style-name="T178">і</text:span><text:span text:style-name="T178"> </text:span><text:span text:style-name="T178">мають</text:span><text:span text:style-name="T178"> </text:span><text:span text:style-name="T178">включене</text:span><text:span text:style-name="T178"> (</text:span><text:span text:style-name="T178">імпліцитно</text:span><text:span text:style-name="T178"> </text:span><text:span text:style-name="T178">приховане</text:span><text:span text:style-name="T178">) </text:span><text:span text:style-name="T178">значення</text:span><text:span text:style-name="T178"> </text:span><text:span text:style-name="T178">пропущеного</text:span><text:span text:style-name="T178"> </text:span><text:span text:style-name="T178">члена</text:span><text:span text:style-name="T178"> </text:span><text:span text:style-name="T178">комплексної</text:span><text:span text:style-name="T178"> </text:span><text:span text:style-name="T57">назви</text:span><text:span text:style-name="T57">. </text:span><text:span text:style-name="T57">Лексичні</text:span><text:span text:style-name="T57"> </text:span><text:span text:style-name="T57">конденсати</text:span><text:span text:style-name="T57"> (</text:span><text:span text:style-name="T57">основоскладання</text:span><text:span text:style-name="T57">, </text:span><text:span text:style-name="T57">зрощення</text:span><text:span text:style-name="T57">, </text:span><text:span text:style-name="T57">абревіація</text:span><text:span text:style-name="T57">) </text:span><text:span text:style-name="T57">утворені</text:span><text:span text:style-name="T57"> </text:span><text:span text:style-name="T57">з</text:span><text:span text:style-name="T57"> </text:span><text:span text:style-name="T57">основ</text:span><text:span text:style-name="T57"> </text:span><text:span text:style-name="T57">двох</text:span><text:span text:style-name="T57"> (</text:span><text:span text:style-name="T57">чи</text:span><text:span text:style-name="T57"> </text:span><text:span text:style-name="T57">більше</text:span><text:span text:style-name="T57">) </text:span><text:span text:style-name="T57">слів</text:span><text:span text:style-name="T57"> </text:span><text:span text:style-name="T57">або</text:span><text:span text:style-name="T57"> </text:span><text:span text:style-name="T57">тільки</text:span><text:span text:style-name="T57"> </text:span><text:span text:style-name="T57">їх</text:span><text:span text:style-name="T57"> </text:span><text:span text:style-name="T57">частин</text:span><text:span text:style-name="T57"> </text:span><text:span text:style-name="T57">і</text:span><text:span text:style-name="T57"> </text:span><text:span text:style-name="T57">експліцитно</text:span><text:span text:style-name="T57"> </text:span><text:span text:style-name="T57">відображають</text:span><text:span text:style-name="T57"> </text:span><text:span text:style-name="T57">значення</text:span><text:span text:style-name="T57"> </text:span><text:span text:style-name="T57">кожного</text:span><text:span text:style-name="T58"> </text:span><text:span text:style-name="T57">члена</text:span><text:span text:style-name="T57"> </text:span><text:span text:style-name="T57">мотивуючої</text:span><text:span text:style-name="T57"> </text:span><text:span text:style-name="T57">конструкції</text:span><text:span text:style-name="T57">.</text:span></text:p>
      <text:p text:style-name="P41"><text:span text:style-name="T178">Суфіксальна</text:span><text:span text:style-name="T178"> </text:span><text:span text:style-name="T178">універбація</text:span><text:span text:style-name="T178"> —</text:span><text:span text:style-name="T178"> </text:span><text:span text:style-name="T178">найпоширеніший</text:span><text:span text:style-name="T178"> </text:span><text:span text:style-name="T178">засіб</text:span><text:span text:style-name="T178"> </text:span><text:span text:style-name="T178">стягнення</text:span><text:span text:style-name="T178"> </text:span><text:span text:style-name="T178">двокомпонентного</text:span><text:span text:style-name="T178"> </text:span><text:span text:style-name="T178">найменування</text:span><text:span text:style-name="T178"> </text:span><text:span text:style-name="T178">в</text:span><text:span text:style-name="T178"> </text:span><text:span text:style-name="T178">однослівну</text:span><text:span text:style-name="T178"> </text:span><text:span text:style-name="T178">назву</text:span><text:span text:style-name="T178"> </text:span><text:span text:style-name="T178">з</text:span><text:span text:style-name="T178"> </text:span><text:span text:style-name="T178">допомогою</text:span><text:span text:style-name="T178"> </text:span><text:span text:style-name="T178">словотворчих</text:span><text:span text:style-name="T178"> </text:span><text:span text:style-name="T178">морфів</text:span><text:span text:style-name="T178">.</text:span></text:p>
      <text:p text:style-name="Д_5f_Абзац_20_перед_20_рисунком"><text:span text:style-name="T178">Серед</text:span><text:span text:style-name="T178"> </text:span><text:span text:style-name="T178">суфіксальних</text:span><text:span text:style-name="T178"> </text:span><text:span text:style-name="T178">універбів</text:span><text:span text:style-name="T178"> </text:span><text:span text:style-name="T178">виділяються</text:span><text:span text:style-name="T178"> </text:span><text:span text:style-name="T178">слова</text:span><text:span text:style-name="T178"> </text:span><text:span text:style-name="T178">з</text:span><text:span text:style-name="T178"> </text:span><text:span text:style-name="T178">конкретними</text:span><text:span text:style-name="T178"> </text:span><text:span text:style-name="T178">й</text:span><text:span text:style-name="T178"> </text:span><text:span text:style-name="T178">абстрактними</text:span><text:span text:style-name="T178"> </text:span><text:span text:style-name="T178">значеннями</text:span><text:span text:style-name="T178">, </text:span><text:span text:style-name="T178">назви</text:span><text:span text:style-name="T178"> </text:span><text:span text:style-name="T178">істот</text:span><text:span text:style-name="T178"> </text:span><text:span text:style-name="T178">та</text:span><text:span text:style-name="T178"> </text:span><text:span text:style-name="T178">неістот</text:span><text:span text:style-name="T178">, </text:span><text:span text:style-name="T178">власні</text:span><text:span text:style-name="T178"> </text:span><text:span text:style-name="T178">і</text:span><text:span text:style-name="T178"> </text:span><text:span text:style-name="T178">загальні</text:span><text:span text:style-name="T178"> </text:span><text:span text:style-name="T178">імена</text:span><text:span text:style-name="T178">.</text:span><text:span text:style-name="T178"><text:note text:id="ftn51" text:note-class="footnote"><text:note-citation>1</text:note-citation><text:note-body><text:p text:style-name="P48">Думчак І. М. Універбація в українській мові: автореф. дис. на здобуття наук. ступеня канд. філол. наук: 10.02.01 «Українська мова» / І. М. Думчак — Івано-Франківськ, 1998. — C. 8‑16</text:p></text:note-body></text:note></text:span></text:p>
      <text:h text:style-name="P29" text:outline-level="1"><text:bookmark text:name="__RefHeading__18047_1600925806"/><text:tab/><text:tab/>1.1.14 Конверсійний спосіб<text:bookmark-end text:name="__RefHeading__18047_1600925806"/></text:h>
      <text:p text:style-name="Д_5f_Основной_20_текст"><text:span text:style-name="T78">Термін «</text:span><text:span text:style-name="T82">конверсія</text:span><text:span text:style-name="T78">»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83">майбутнє</text:span><text:span text:style-name="T78"> (майбутнє життя) і іменник </text:span><text:span text:style-name="T83">майбутнє</text:span><text:span text:style-name="T78"> (наше майбутнє), дієприкметник </text:span><text:span text:style-name="T83">придане</text:span><text:span text:style-name="T78"> (майно нареченої) й іменник </text:span><text:span text:style-name="T83">придане</text:span><text:span text:style-name="T78"> (посаг нареченої — її придане). При широкому розумінні до конверсії відносять і випадки структурного збігу тільки основ твірних і похідних слів у їх початковій формі: </text:span><text:span text:style-name="T82">золот-о</text:span><text:span text:style-name="T78"> і </text:span><text:span text:style-name="T82">золот-ий</text:span><text:span text:style-name="T78">, </text:span><text:span text:style-name="T82">сіль</text:span><text:span text:style-name="T92">Ø</text:span><text:span text:style-name="T78"> і </text:span><text:span text:style-name="T82">сол-и-ти</text:span><text:span text:style-name="T78">.</text:span></text:p>
      <text:p text:style-name="Д_5f_Основной_20_текст">Конверсія — це різновид транспозиції. За її допомогою в українській мові утворюються:</text:p>
      <text:list xml:id="list1634916499" text:style-name="L32">
        <text:list-item>
          <text:p text:style-name="P96">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96">відіменникові прикметники: вулиця Шевченка (вулиця яка? — <text:soft-page-break/>Шевченка), майдан Незалежності (майдан який? — Незалежності);</text:p>
        </text:list-item>
        <text:list-item>
          <text:p text:style-name="P80">відприкметникові топоніми на <text:span text:style-name="T39">-ин</text:span>, <text:span text:style-name="T39">-ів</text:span> та ін.: Батура → Батурин — місто Батурин, Чигар → Чигирин — місто Чигирин;</text:p>
        </text:list-item>
        <text:list-item>
          <text:p text:style-name="P80">відприкметникові прізвища на <text:span text:style-name="T39">-ів</text:span>, <text:span text:style-name="T39">-ин</text:span>: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96">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96">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96">віддієприслівникові прислівники: лежачи, стоячи (пор. у Т. Г. Шевченка: «де люди плачуть живучи»);</text:p>
        </text:list-item>
        <text:list-item>
          <text:p text:style-name="P113">відіменникові вигуки: Боже!, Господи!, жах!, горе!, лихо!, матінко!, нене!, мамо! (інтер’єктивація).<text:note text:id="ftn52" text:note-class="footnote"><text:note-citation>1</text:note-citation><text:note-body><text:p text:style-name="Д_5f_Сноска_5f_Постраничная">Горпинич В. О. Українська словотвірна дериватологія. — Дніпропетровськ, 1998, С. 126‑127</text:p></text:note-body></text:note></text:p>
        </text:list-item>
      </text:list>
      <text:h text:style-name="P29" text:outline-level="1"><text:bookmark text:name="__RefHeading__18049_1600925806"/><text:tab/><text:tab/>1.1.15 Флективний спосіб<text:bookmark-end text:name="__RefHeading__18049_1600925806"/></text:h>
      <text:p text:style-name="Д_5f_Основной_20_текст"><text:span text:style-name="T78">Своєрідність цього способу полягає у тому, що флексія виконує не лише свою основну формотворчу роль, а ще й словотворчу. Словотворчим засобом служить не ізольована морфема, а система флексій, які утворюють парадигму слова.</text:span><text:span text:style-name="T78"><text:note text:id="ftn53" text:note-class="footnote"><text:note-citation>2</text:note-citation><text:note-body><text:p text:style-name="P47">Ващук В. О. Флективний спосіб творення похідних іменників // УМВШ. — 1973. — № 10, С. 39‑42</text:p></text:note-body></text:note></text:span></text:p>
      <text:p text:style-name="Д_5f_Основной_20_текст">До словотворчих флексій відносять:</text:p>
      <text:list xml:id="list635873387" text:style-name="L33">
        <text:list-item>
          <text:p text:style-name="P81">іменникову флексію <text:span text:style-name="T39">-а</text:span> із семантико-граматичним значенням особи жіночої статі: змій → змія;</text:p>
        </text:list-item>
        <text:list-item>
          <text:p text:style-name="P81">іменникову флексію <text:span text:style-name="T39">-а</text:span> з ономастичним значенням: Володимир → Володимира;</text:p>
        </text:list-item>
        <text:list-item>
          <text:p text:style-name="P97"><text:soft-page-break/>прикметникові флексії із семантико-граматичним значенням відносності <text:span text:style-name="T39">-ий</text:span>, <text:span text:style-name="T39">-а</text:span>, <text:span text:style-name="T39">-е</text:span>: зло → злий; присвійності: куниця → куничий; флексію <text:span text:style-name="T39">-ий</text:span> у порядкових числівниках: десять → десятий.</text:p>
        </text:list-item>
      </text:list>
      <text:p text:style-name="Д_5f_Основной_20_текст">У цьому ж способі виділяють такі різновиди:</text:p>
      <text:list xml:id="list78749364" text:style-name="L34">
        <text:list-item>
          <text:p text:style-name="P98">утворення нових слів тієї ж частини мови: Олександр → Олександра;</text:p>
        </text:list-item>
        <text:list-item>
          <text:p text:style-name="P98"><text:span text:style-name="T78">утворення нових слів іншої частини мови: золото → золотий.</text:span><text:span text:style-name="T78"><text:note text:id="ftn54" text:note-class="footnote"><text:note-citation>1</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P26" text:outline-level="1"><text:bookmark text:name="__RefHeading__18053_1600925806"/><text:span text:style-name="T146">2. Розділ ІІ. </text:span><text:span text:style-name="T59">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5"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6" text:note-class="footnote"><text:note-citation>2</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7" text:note-class="footnote"><text:note-citation>3</text:note-citation><text:note-body><text:p text:style-name="Д_5f_Сноска_5f_Постраничная"><text:span text:style-name="T44">Курс сучасної української літературної мови / За заг. ред. Л. А. Булаховського. — К.: Рад. Школа, 1951. — Т. 1. — С. </text:span><text:span text:style-name="T42">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залишаються назавжди тільки їх словами, хай вони не поступають до активного фонду загальної мови, — але там, де їх ужито, вони живуть і довго <text:soft-page-break/>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8"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37">благовістувати</text:span>, <text:span text:style-name="T137">благостиня</text:span>, <text:span text:style-name="T137">вої</text:span>, <text:span text:style-name="T137">глас</text:span>, <text:span text:style-name="T137">десниця</text:span>, <text:span text:style-name="T137">длань</text:span>, <text:span text:style-name="T137">єдваб</text:span>, <text:span text:style-name="T137">кимвали</text:span>, <text:span text:style-name="T137">комоні</text:span>, <text:span text:style-name="T137">ладо</text:span>, <text:span text:style-name="T137">ліпота</text:span> <text:span text:style-name="T6">тощо.</text:span></text:p>
      <text:p text:style-name="Д_5f_Основной_20_текст"><text:span text:style-name="T6">Поет виявляє себе знавцем багатьох рідковживаних слів типу </text:span><text:span text:style-name="T137">мосяж</text:span>, <text:span text:style-name="T137">вільглий</text:span>, <text:span text:style-name="T137">рахманний</text:span>, <text:span text:style-name="T137">шамотіти</text:span>, <text:span text:style-name="T137">скруші</text:span>, <text:span text:style-name="T137">літепло</text:span>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37">басан</text:span>, <text:span text:style-name="T137">брость</text:span>, <text:span text:style-name="T137">вижини</text:span>, <text:span text:style-name="T137">зимно</text:span>, <text:span text:style-name="T137">куріти</text:span>, <text:span text:style-name="T137">кушпелити</text:span>, <text:span text:style-name="T137">марчіти</text:span>, <text:span text:style-name="T137">мева</text:span>, <text:span text:style-name="T137">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text:span text:style-name="T137">білота</text:span>, <text:span text:style-name="T137">вискалок</text:span> <text:span text:style-name="T137">ізвомплений</text:span> тощо).</text:p>
      <text:p text:style-name="Д_5f_Основной_20_текст"><text:soft-page-break/>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6"><text:note text:id="ftn59" text:note-class="footnote"><text:note-citation>1</text:note-citation><text:note-body><text:p text:style-name="P51">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26">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6"><text:note text:id="ftn60" text:note-class="footnote"><text:note-citation>2</text:note-citation><text:note-body><text:p text:style-name="P51">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46">Д</text:span><text:span text:style-name="T44">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765128295" text:style-name="L35">
        <text:list-header>
          <text:p text:style-name="P100"><text:span text:style-name="T44">П, І — «Палімпсести, книга 1».</text:span><text:span text:style-name="T44"><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14"><text:span text:style-name="T44">П, ІІ — «Палімпсести, книга 2»</text:span><text:span text:style-name="T36">.</text:span><text:span text:style-name="T36"><text:note text:id="ftn62"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1900884607" text:continue-numbering="true" text:style-name="L35">
        <text:list-item>
          <text:p text:style-name="P99">Слова вносяться до реєстру словника за алфавітом.</text:p>
        </text:list-item>
        <text:list-item>
          <text:p text:style-name="P99">Відмінювані слова вносяться до реєстру словника в початковій граматичній формі:</text:p>
          <text:list>
            <text:list-item>
              <text:p text:style-name="P99">іменники — в називному відмінку однини;</text:p>
            </text:list-item>
            <text:list-item>
              <text:p text:style-name="P99"><text:soft-page-break/>іменники, що вживаються тільки в множині, — в називному відмінку множини;</text:p>
            </text:list-item>
            <text:list-item>
              <text:p text:style-name="P99"><text:span text:style-name="T44">прикметники</text:span><text:span text:style-name="T47"> </text:span><text:span text:style-name="T44">та дієприкметники — в чоловічому роді однини;</text:span></text:p>
            </text:list-item>
            <text:list-item>
              <text:p text:style-name="P99">дієслова — в інфінітиві.</text:p>
            </text:list-item>
          </text:list>
        </text:list-item>
        <text:list-item>
          <text:p text:style-name="P99"><text:span text:style-name="T44">При відмінюваних іменниках наводиться (скорочено або повністю) форма родового відмінка однини</text:span><text:span text:style-name="T46">.</text:span></text:p>
          <text:list>
            <text:list-item>
              <text:p text:style-name="P99">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99"><text:span text:style-name="T44">При іменниках, які не відмінюються, ставиться позначка </text:span><text:span text:style-name="T48">незм</text:span><text:span text:style-name="T42">.</text:span></text:p>
            </text:list-item>
            <text:list-item>
              <text:p text:style-name="P99"><text:span text:style-name="T44">При іменниках, що вживаються тільки в множині, дається (скорочено або повністю) родовий відмінок множини й ставиться позначка </text:span><text:span text:style-name="T48">мн</text:span><text:span text:style-name="T42">.</text:span></text:p>
            </text:list-item>
            <text:list-item>
              <text:p text:style-name="P99"><text:span text:style-name="T44">При збірних іменниках ставиться позначка </text:span><text:span text:style-name="T48">збірн</text:span><text:span text:style-name="T42">.</text:span></text:p>
            </text:list-item>
          </text:list>
        </text:list-item>
        <text:list-item>
          <text:p text:style-name="P99"><text:span text:style-name="T44">При розробці іменників визначається їх рід: </text:span><text:span text:style-name="T48">ч</text:span><text:span text:style-name="T50">.</text:span><text:span text:style-name="T44"> (чоловічий), </text:span><text:span text:style-name="T48">ж</text:span><text:span text:style-name="T42">. </text:span><text:span text:style-name="T44">(жіночий), </text:span><text:span text:style-name="T48">с</text:span><text:span text:style-name="T42">. </text:span><text:span text:style-name="T44">(середній)</text:span><text:span text:style-name="T51">.</text:span></text:p>
        </text:list-item>
        <text:list-item>
          <text:p text:style-name="P99"><text:span text:style-name="T44">Після граматичних форм дієслова позначається його вид — </text:span><text:span text:style-name="T48">недок</text:span><text:span text:style-name="T42">. </text:span><text:span text:style-name="T44">(недоконаний) або </text:span><text:span text:style-name="T48">док</text:span><text:span text:style-name="T50">.</text:span><text:span text:style-name="T44"> (доконаний)</text:span><text:span text:style-name="T51">.</text:span></text:p>
        </text:list-item>
        <text:list-item>
          <text:p text:style-name="P99"><text:span text:style-name="T44">При дієсловах, що вживаються з прямим додатком, подається позначка </text:span><text:span text:style-name="T48">перех</text:span><text:span text:style-name="T42">. </text:span><text:span text:style-name="T44">(перехідне дієслово)</text:span><text:span text:style-name="T42">.</text:span></text:p>
        </text:list-item>
        <text:list-item>
          <text:p text:style-name="P99"><text:span text:style-name="T44">При початкових формах прикметників та дієприкметників подаються їхні закінчення у формах жіночого або середнього роду</text:span><text:span text:style-name="T45">.</text:span></text:p>
        </text:list-item>
        <text:list-item>
          <text:p text:style-name="P99"><text:span text:style-name="T44">Прислівники подаються з позначкою </text:span><text:span text:style-name="T48">присл</text:span><text:span text:style-name="T42">. </text:span><text:span text:style-name="T44">(з відповідним тлумаченням і прикладами).</text:span></text:p>
        </text:list-item>
        <text:list-item>
          <text:p text:style-name="P99"><text:span text:style-name="T44">Лексичні елементи, властиві поетичній мові, подаються з позначкою </text:span><text:span text:style-name="T48">поет</text:span><text:span text:style-name="T42">.</text:span></text:p>
        </text:list-item>
        <text:list-item>
          <text:p text:style-name="P99"><text:span text:style-name="T44">При індивідуально-авторських новотворах подається позначка </text:span><text:span text:style-name="T48">інд.-авт.</text:span></text:p>
        </text:list-item>
        <text:list-item>
          <text:p text:style-name="P99">У кожній словниковій статті подається спосіб словотворення.</text:p>
        </text:list-item>
        <text:list-item>
          <text:p text:style-name="P114"><text:soft-page-break/><text:span text:style-name="T44">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7">ння, </text:span><text:span text:style-name="T46">-</text:span><text:span text:style-name="T47">ття </text:span><text:span text:style-name="T44">зі значенням дії тлумачаться через відповідні дієслова</text:span><text:span text:style-name="T46">.</text:span></text:p>
        </text:list-item>
      </text:list>
      <text:h text:style-name="Д_5f_Згл._20_Пункт" text:outline-level="1"><text:bookmark text:name="__RefHeading__18057_1600925806"/><text:tab/>2.2 Умовні позначення<text:bookmark-end text:name="__RefHeading__18057_1600925806"/></text:h>
      <text:list xml:id="list1539632979" text:style-name="L36">
        <text:list-item>
          <text:p text:style-name="P101"><text:span text:style-name="T137">дієпр.</text:span> — дієприкметник;</text:p>
        </text:list-item>
        <text:list-item>
          <text:p text:style-name="P101"><text:span text:style-name="T137">дієприсл.</text:span> — дієприслівник;</text:p>
        </text:list-item>
        <text:list-item>
          <text:p text:style-name="P101"><text:span text:style-name="T137">дієсл.</text:span> — дієслово;</text:p>
        </text:list-item>
        <text:list-item>
          <text:p text:style-name="P101"><text:span text:style-name="T137">дія за знач.</text:span> — дія за значенням;</text:p>
        </text:list-item>
        <text:list-item>
          <text:p text:style-name="P101"><text:span text:style-name="T137">док.</text:span> — доконаний вид;</text:p>
        </text:list-item>
        <text:list-item>
          <text:p text:style-name="P101"><text:span text:style-name="T137">ж.</text:span> — жіночий рід;</text:p>
        </text:list-item>
        <text:list-item>
          <text:p text:style-name="P101"><text:span text:style-name="T137">збірн.</text:span> — збірне слово;</text:p>
        </text:list-item>
        <text:list-item>
          <text:p text:style-name="P101"><text:span text:style-name="T137">ім.</text:span> — іменник;</text:p>
        </text:list-item>
        <text:list-item>
          <text:p text:style-name="P101"><text:span text:style-name="T137">інд.-авт.</text:span> — індивідуально-авторське слово;</text:p>
        </text:list-item>
        <text:list-item>
          <text:p text:style-name="P101"><text:span text:style-name="T137">мин. ч. </text:span>— минулий час;</text:p>
        </text:list-item>
        <text:list-item>
          <text:p text:style-name="P101"><text:span text:style-name="T137">недок. </text:span>— недоконаний вид;</text:p>
        </text:list-item>
        <text:list-item>
          <text:p text:style-name="P101"><text:span text:style-name="T137">незм.</text:span> — незмінне слово;</text:p>
        </text:list-item>
        <text:list-item>
          <text:p text:style-name="P101"><text:span text:style-name="T137">неперех.</text:span> — неперехідне дієслово;</text:p>
        </text:list-item>
        <text:list-item>
          <text:p text:style-name="P101"><text:span text:style-name="T137">одн.</text:span> — однина;</text:p>
        </text:list-item>
        <text:list-item>
          <text:p text:style-name="P101"><text:span text:style-name="T137">пас.</text:span> — пасивний стан;</text:p>
        </text:list-item>
        <text:list-item>
          <text:p text:style-name="P101"><text:span text:style-name="T137">перех.</text:span> — перехідне дієслово;</text:p>
        </text:list-item>
        <text:list-item>
          <text:p text:style-name="P101"><text:span text:style-name="T137">поет.</text:span> — поетичне слово;</text:p>
        </text:list-item>
        <text:list-item>
          <text:p text:style-name="P101"><text:span text:style-name="T137">прикм.</text:span> — прикметник;</text:p>
        </text:list-item>
        <text:list-item>
          <text:p text:style-name="P101"><text:span text:style-name="T137">присл.</text:span> — прислівник;</text:p>
        </text:list-item>
        <text:list-item>
          <text:p text:style-name="P101"><text:span text:style-name="T137">с.</text:span> — середній рід;</text:p>
        </text:list-item>
        <text:list-item>
          <text:p text:style-name="P101"><text:span text:style-name="T137">теп. ч.</text:span> — теперішній час;</text:p>
        </text:list-item>
        <text:list-item>
          <text:p text:style-name="P101"><text:span text:style-name="T63">ч.</text:span><text:span text:style-name="T59"> — чоловічий рід.</text:span></text:p>
        </text:list-item>
      </text:list>
      <text:h text:style-name="P27"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4">БАСАМА́НИТИ</text:p>
            <text:p text:style-name="P18"><text:span text:style-name="T6">-ню, -ниш,</text:span> <text:span text:style-name="T137">інд.-авт.,</text:span></text:p>
            <text:p text:style-name="P18"><text:span text:style-name="T8">утворене суфіксальним способом, похідне від слова </text:span><text:span text:style-name="T37">басама́н.</text:span></text:p>
            <text:p text:style-name="P19">Гойдається вечора зламана віть,</text:p>
            <text:p text:style-name="P19">і синню тяжкою в осінній пожежі</text:p>
            <text:p text:style-name="P18"><text:span text:style-name="T137">мій дух </text:span><text:span text:style-name="T140">басаманить</text:span><text:span text:style-name="T31"> (П,</text:span><text:span text:style-name="T6"> І, 27)</text:span></text:p>
          </table:table-cell>
          <table:table-cell table:style-name="Dictionary.B1" office:value-type="string">
            <text:p text:style-name="P22">басама́н</text:p>
            <text:p text:style-name="P18"><text:span text:style-name="T97">-у, </text:span><text:span text:style-name="T113">ч.</text:span><text:span text:style-name="T97">, </text:span><text:span text:style-name="T113">розм.</text:span></text:p>
            <text:p text:style-name="P18">Смуга на тілі від удару. || Смуга на тканині і т. ін. <text:span text:style-name="T29">(ВТСУМ,</text:span><text:span text:style-name="T151"> 63)</text:span></text:p>
          </table:table-cell>
        </table:table-row>
        <table:table-row>
          <table:table-cell table:style-name="Dictionary.A2" table:number-rows-spanned="2" office:value-type="string">
            <text:p text:style-name="P14">БІ́ЛЬ-ЖАДА́</text:p>
            <text:p text:style-name="P18"><text:span text:style-name="T2">-и́,</text:span><text:span text:style-name="T136"> ім., ж., інд.-авт.,</text:span></text:p>
            <text:p text:style-name="P18"><text:span text:style-name="T2">утворене способом словоскладання, похідне від слів:</text:span><text:span text:style-name="T153"> </text:span><text:span text:style-name="T40">бі́ль</text:span><text:span text:style-name="T153"> і </text:span><text:span text:style-name="T40">жада́</text:span><text:span text:style-name="T156">.</text:span></text:p>
            <text:p text:style-name="P19"><text:span text:style-name="T95">Рі́</text:span>чки тепла ковбаня,</text:p>
            <text:p text:style-name="P19">літеплена вода.</text:p>
            <text:p text:style-name="P19">Ось тобі, сну — смеркання,</text:p>
            <text:p text:style-name="P18"><text:span text:style-name="T137">спогад твій — </text:span><text:span text:style-name="T139">біль-жада</text:span><text:span text:style-name="T31"> (П,</text:span> ІІ, 28)</text:p>
          </table:table-cell>
          <table:table-cell table:style-name="Dictionary.B2" office:value-type="string">
            <text:p text:style-name="P14">біль</text:p>
            <text:p text:style-name="P18"><text:span text:style-name="T118">I </text:span><text:span text:style-name="T119">бо́лю, </text:span><text:span text:style-name="T123">ч.</text:span></text:p>
            <text:p text:style-name="P18">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text:span text:style-name="T29"> (ВТСУМ,</text:span><text:span text:style-name="T161"> 81)</text:span></text:p>
          </table:table-cell>
        </table:table-row>
        <table:table-row>
          <table:covered-table-cell/>
          <table:table-cell table:style-name="Dictionary.B2" office:value-type="string">
            <text:p text:style-name="P22">жага́ (жада́)</text:p>
            <text:p text:style-name="P18"><text:span text:style-name="T119">-и, </text:span><text:span text:style-name="T123">ч.</text:span></text:p>
            <text:p text:style-name="P18">1) Велике бажання пити; спрага.</text:p>
            <text:p text:style-name="P18"><text:span text:style-name="T145">2) </text:span><text:span text:style-name="T142">перен.</text:span><text:span text:style-name="T145"> Велике, нестримне бажання чого-небудь. || </text:span><text:span text:style-name="T142">до чого</text:span><text:span text:style-name="T145">, </text:span><text:span text:style-name="T142">чого</text:span><text:span text:style-name="T145">. Прагнення до чого-небудь, до володіння чим-небудь, до досягнення якоїсь мети</text:span><text:span text:style-name="T29"> (ВТСУМ,</text:span><text:span text:style-name="T148"> 363)</text:span></text:p>
          </table:table-cell>
        </table:table-row>
        <table:table-row>
          <table:table-cell table:style-name="Dictionary.A2" table:number-rows-spanned="2" office:value-type="string">
            <text:p text:style-name="P14">БІ́ЛЬ-САМОТА́</text:p>
            <text:p text:style-name="P18"><text:soft-page-break/>-и́, <text:span text:style-name="T136">ім., ж., інд.-авт.,</text:span></text:p>
            <text:p text:style-name="P18">утворене способом словоскладання, похідне від слів: <text:span text:style-name="T39">бі́ль</text:span> і <text:span text:style-name="T39">самота́</text:span><text:span text:style-name="T157">.</text:span></text:p>
            <text:p text:style-name="P19">…і вже ти, як цятка, і вже над пітьмою</text:p>
            <text:p text:style-name="P18"><text:span text:style-name="T137">спалахуєш зойками </text:span><text:span text:style-name="T139">біль-самоти</text:span><text:span text:style-name="T31"> (П,</text:span> ІІ, 18).</text:p>
          </table:table-cell>
          <table:table-cell table:style-name="Dictionary.B2" office:value-type="string">
            <text:p text:style-name="P18"><text:span text:style-name="T39">бі́ль </text:span><text:span text:style-name="T146">(див. </text:span><text:span text:style-name="T39">БІ́ЛЬ-ЖАДА́</text:span><text:span text:style-name="T146">)</text:span></text:p>
          </table:table-cell>
        </table:table-row>
        <table:table-row>
          <table:covered-table-cell/>
          <table:table-cell table:style-name="Dictionary.B2" office:value-type="string">
            <text:p text:style-name="P15">самота́</text:p>
            <text:p text:style-name="P18"><text:span text:style-name="T119">-и, </text:span><text:span text:style-name="T123">ж.</text:span></text:p>
            <text:p text:style-name="P18">1) Стан за знач. самітний, самотній; самотність. || Гостре відчуття відокремленості, ізольованості від кого-, чого-небудь.</text:p>
            <text:p text:style-name="P18"><text:span text:style-name="T97">2) </text:span><text:span text:style-name="T113">у знач.</text:span><text:span text:style-name="T97"> </text:span><text:span text:style-name="T113">присл.</text:span><text:span text:style-name="T97"> самотою. Без нікого; наодинці. || Без сім’ї, рідних, близьких, друзів; сам. || Окремо від інших; осібно</text:span><text:span text:style-name="T133"> (ВТСУМ,</text:span><text:span text:style-name="T99"> 1291)</text:span></text:p>
          </table:table-cell>
        </table:table-row>
        <table:table-row>
          <table:table-cell table:style-name="Dictionary.A2" office:value-type="string">
            <text:p text:style-name="P14">ВИ́ЧАМРІЛИЙ</text:p>
            <text:p text:style-name="P18">-а, -е, <text:span text:style-name="T137">дієпр. пас. мин. ч., інд.-авт.,</text:span></text:p>
            <text:p text:style-name="P18"><text:span text:style-name="T9">утворене суфіксальним способом, похідне від слова </text:span><text:span text:style-name="T39">ви́чамріти.</text:span></text:p>
            <text:p text:style-name="P19">…оце Дніпро, це жайвірна — Софія,</text:p>
            <text:p text:style-name="P18"><text:span text:style-name="T137">а це Ярила </text:span><text:span text:style-name="T139">вичамрілий</text:span><text:span text:style-name="T137"> яр</text:span><text:span text:style-name="T31"> (П,</text:span> ІІ, 195)</text:p>
          </table:table-cell>
          <table:table-cell table:style-name="Dictionary.B2" office:value-type="string">
            <text:p text:style-name="P18"><text:span text:style-name="T39">ви́чамріти </text:span><text:span text:style-name="T146">(не подано у словнику)</text:span></text:p>
          </table:table-cell>
        </table:table-row>
        <table:table-row>
          <table:table-cell table:style-name="Dictionary.A2" table:number-rows-spanned="2" office:value-type="string">
            <text:p text:style-name="P14">ВІДТОНКОГОЛÓСИТИ</text:p>
            <text:p text:style-name="P18"><text:span text:style-name="T6">-шу, -сиш,</text:span><text:span text:style-name="T136"> дієсл., </text:span><text:span text:style-name="T137">недок., перех., інд.-авт.,</text:span></text:p>
            <text:p text:style-name="P18"><text:span text:style-name="T14">утворене способом зрощення і префіксальним, похідне від слів:</text:span> <text:span text:style-name="T39">тóнко</text:span> і <text:span text:style-name="T39">голóсити.</text:span></text:p>
            <text:p text:style-name="P19">Нехай-но і помру - </text:p>
            <text:p text:style-name="P19">та він за мене <text:span text:style-name="T38">відтонкоголосить</text:span></text:p>
            <text:p text:style-name="P18"><text:span text:style-name="T137">три тисячі пропащих вечорів…</text:span><text:span text:style-name="T31"> (П,</text:span><text:span text:style-name="T2"> І, 47)</text:span></text:p>
          </table:table-cell>
          <table:table-cell table:style-name="Dictionary.B2" office:value-type="string">
            <text:p text:style-name="P15">то́нко</text:p>
            <text:p text:style-name="P18"><text:span text:style-name="T137">Присл.</text:span> до тонкий<text:span text:style-name="T29"> (ВТСУМ,</text:span><text:span text:style-name="T161"> 1460)</text:span></text:p>
          </table:table-cell>
        </table:table-row>
        <table:table-row>
          <table:covered-table-cell/>
          <table:table-cell table:style-name="Dictionary.B2" office:value-type="string">
            <text:p text:style-name="P15">голоси́ти</text:p>
            <text:p text:style-name="P18"><text:span text:style-name="T118">I </text:span><text:span text:style-name="T119">-ошу, -осиш, </text:span><text:span text:style-name="T123">недок.</text:span></text:p>
            <text:p text:style-name="P18">1) Голосно плакати.</text:p>
            <text:p text:style-name="P18"><text:span text:style-name="T97">3) Кричати, вигукувати що-небудь. </text:span><text:span text:style-name="T113">Ґвалтом голосити</text:span><text:span text:style-name="T133"> (ВТСУМ,</text:span><text:span text:style-name="T99"> 251)</text:span></text:p>
          </table:table-cell>
        </table:table-row>
        <table:table-row>
          <table:table-cell table:style-name="Dictionary.A2" table:number-rows-spanned="2" office:value-type="string">
            <text:p text:style-name="P2">ВСЕБЕЗО́ДНЯ</text:p>
            <text:p text:style-name="P18"><text:soft-page-break/>-і, <text:span text:style-name="T136">ім., ж., інд.-авт.,</text:span></text:p>
            <text:p text:style-name="P18"><text:span text:style-name="T9">утворене способом основословоскладання, похідне від слів:</text:span> <text:span text:style-name="T39">все</text:span><text:span text:style-name="T146"> і</text:span><text:span text:style-name="T39"> безо́дня.</text:span></text:p>
            <text:p text:style-name="P19">Земля посовгнулась. Пливе</text:p>
            <text:p text:style-name="P18"><text:span text:style-name="T137">розщілиною </text:span><text:span text:style-name="T139">всебезодні</text:span><text:span text:style-name="T31"> (П,</text:span> І, 185)</text:p>
          </table:table-cell>
          <table:table-cell table:style-name="Dictionary.B2" office:value-type="string">
            <text:p text:style-name="P14">весь (все)<text:soft-page-break/></text:p>
            <text:p text:style-name="P18"><text:span text:style-name="T118">I </text:span><text:span text:style-name="T119">(ввесь, увесь), всього (усього), </text:span><text:span text:style-name="T123">ч.</text:span><text:span text:style-name="T119">, вся (уся), всієї (усієї), </text:span><text:span text:style-name="T123">ж.</text:span><text:span text:style-name="T119">, все (усе), всього (усього), </text:span><text:span text:style-name="T123">с.</text:span><text:span text:style-name="T119">, </text:span><text:span text:style-name="T123">займ.</text:span><text:span text:style-name="T119"> </text:span><text:span text:style-name="T123">означ.</text:span><text:span text:style-name="T119">,</text:span></text:p>
            <text:p text:style-name="P18">1) Означає щось як ціле, неподільне, взяте повністю. || Означає цілковите охоплення чим-небудь якоїсь особи, предмета, явища. || всі, всіх, <text:span text:style-name="T135">мн.</text:span> Означає цілковите охоплення окремих однорідних осіб, предметів, явищ — кожного у нерозривному зв’язку з іншим. || <text:span text:style-name="T135">у сполуч.</text:span> <text:span text:style-name="T135">з абстр.</text:span> <text:span text:style-name="T135">ім.</text:span> Означає вищий ступінь виявлення якості, стану і т. ін.</text:p>
            <text:p text:style-name="P18">2) <text:span text:style-name="T135">у знач.</text:span> <text:span text:style-name="T135">ім.</text:span> все, всього, <text:span text:style-name="T135">с.</text:span> Вичерпне охоплення, сукупність предметів, явищ, дій, понять; те, що є, без винятку. || всі, всіх, <text:span text:style-name="T135">мн.</text:span> У повному складі, без винятку. || все, <text:span text:style-name="T135">мн.</text:span> всі. Уживається як узагальнююче слово в переліку.</text:p>
            <text:p text:style-name="P18">3) <text:span text:style-name="T135">при ім.</text:span> <text:span text:style-name="T135">з прийм.</text:span> з (зо), на. Утворює сполуки способу дії, що означають повноту, посилений перебіг дії<text:span text:style-name="T29"> (ВТСУМ,</text:span><text:span text:style-name="T161"> 124)</text:span></text:p>
          </table:table-cell>
        </table:table-row>
        <table:table-row>
          <table:covered-table-cell/>
          <table:table-cell table:style-name="Dictionary.B2" office:value-type="string">
            <text:p text:style-name="P15">безо́дня</text:p>
            <text:p text:style-name="P18"><text:span text:style-name="T119">-і, </text:span><text:span text:style-name="T123">ж.</text:span></text:p>
            <text:p text:style-name="P18">1) Глибоке провалля; прірва.</text:p>
            <text:p text:style-name="P18"><text:soft-page-break/>2) <text:span text:style-name="T135">чого</text:span>, <text:span text:style-name="T135">перен.</text:span> Про дуже велику кількість, найвищий ступінь вияву чого-небудь<text:span text:style-name="T29"> (ВТСУМ,</text:span><text:span text:style-name="T151"> 70)</text:span></text:p>
          </table:table-cell>
        </table:table-row>
        <table:table-row>
          <table:table-cell table:style-name="Dictionary.A2" table:number-rows-spanned="3" office:value-type="string">
            <text:p text:style-name="P2">ВСЕБЕ́ЗРУХ</text:p>
            <text:p text:style-name="P18">-у, <text:span text:style-name="T136">ім., ч., інд.-авт.,</text:span></text:p>
            <text:p text:style-name="P18"><text:span text:style-name="T9">утворене способом основоскладання, похідне від слів:</text:span> <text:span text:style-name="T39">все</text:span><text:span text:style-name="T146">,</text:span><text:span text:style-name="T39"> без </text:span><text:span text:style-name="T146">і</text:span><text:span text:style-name="T39"> рух.</text:span></text:p>
            <text:p text:style-name="P19">У штольнях ночей вертикальних</text:p>
            <text:p text:style-name="P19">іде схарапуджене дляння</text:p>
            <text:p text:style-name="P18"><text:span text:style-name="T139">всебезруху</text:span><text:span text:style-name="T137">…</text:span><text:span text:style-name="T29"> (П,</text:span> І, 87)</text:p>
          </table:table-cell>
          <table:table-cell table:style-name="Dictionary.B2" office:value-type="string">
            <text:p text:style-name="P18"><text:span text:style-name="T39">все</text:span> <text:span text:style-name="T145">(див. </text:span><text:span text:style-name="T39">ВСЕБЕЗО́ДНЯ</text:span><text:span text:style-name="T145">)</text:span></text:p>
          </table:table-cell>
        </table:table-row>
        <table:table-row>
          <table:covered-table-cell/>
          <table:table-cell table:style-name="Dictionary.B2" office:value-type="string">
            <text:p text:style-name="P14">без</text:p>
            <text:p text:style-name="P18"><text:span text:style-name="T118">I </text:span><text:span text:style-name="T123">прийм.</text:span><text:span text:style-name="T119">, </text:span><text:span text:style-name="T123">з род. в.</text:span></text:p>
            <text:p text:style-name="P18"><text:span text:style-name="T96">1) Вказує на відсутність кого-, чого-небудь. || </text:span><text:span text:style-name="T112">у сполуч.</text:span><text:span text:style-name="T96"> </text:span><text:span text:style-name="T112">з ім.</text:span><text:span text:style-name="T96"> </text:span><text:span text:style-name="T112">у род. в.</text:span><text:span text:style-name="T96">Уживається як означення (предмета або особи). || </text:span><text:span text:style-name="T112">у сполуч.</text:span><text:span text:style-name="T96"> </text:span><text:span text:style-name="T112">з деякимиім.</text:span><text:span text:style-name="T96"> Уживається у значенні прислівника від відповідного іменника з префіксом без або не. || </text:span><text:span text:style-name="T112">у сполуч.</text:span><text:span text:style-name="T96"> </text:span><text:span text:style-name="T112">з абстр.</text:span><text:span text:style-name="T96"> </text:span><text:span text:style-name="T112">ім.</text:span><text:span text:style-name="T96"> </text:span><text:span text:style-name="T112">перев.</text:span><text:span text:style-name="T96"> </text:span><text:span text:style-name="T112">із знач.</text:span><text:span text:style-name="T96"> </text:span><text:span text:style-name="T112">дії або стану</text:span><text:span text:style-name="T96">. Передає заперечення дії</text:span><text:span text:style-name="T133"> (ВТСУМ,</text:span><text:span text:style-name="T107"> 65)</text:span></text:p>
          </table:table-cell>
        </table:table-row>
        <table:table-row>
          <table:covered-table-cell/>
          <table:table-cell table:style-name="Dictionary.B2" office:value-type="string">
            <text:p text:style-name="P14">рух</text:p>
            <text:p text:style-name="P18"><text:span text:style-name="T119">-у, </text:span><text:span text:style-name="T123">ч.</text:span></text:p>
            <text:p text:style-name="P18">1) <text:span text:style-name="T135">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8">6) Зміна в душевному стані, викликана яким-небудь почуттям, переживанням і т. ін. || Розвиток процесу мислення в людини<text:span text:style-name="T29"> (ВТСУМ,</text:span><text:span text:style-name="T151"> 1280)</text:span></text:p>
          </table:table-cell>
        </table:table-row>
        <table:table-row>
          <table:table-cell table:style-name="Dictionary.A1" table:number-rows-spanned="2" office:value-type="string">
            <text:p text:style-name="P2">ВСЕБІ́ДИЙ</text:p>
            <text:p text:style-name="P18"><text:soft-page-break/>-а, -е, <text:span text:style-name="T137">прикм., інд.-авт.,</text:span></text:p>
            <text:p text:style-name="P18">утворене складнофлективним способом, похідне від слів: <text:span text:style-name="T39">все </text:span><text:span text:style-name="T146">і</text:span><text:span text:style-name="T39"> бі́дний.</text:span></text:p>
            <text:p text:style-name="P19">Тож — в неба провалля в бездоння, бездолий</text:p>
            <text:p text:style-name="P19">нагірний, невірний, западистий рай,</text:p>
            <text:p text:style-name="P19"><text:span text:style-name="T38">всебідий</text:span>, всегнівний, всещедрий, всекволий.</text:p>
            <text:p text:style-name="P18"><text:span text:style-name="T137">А що під крилом твоїм? Кара — карай</text:span><text:span text:style-name="T31"> (П,</text:span> І, 98)</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бі́дний</text:p>
            <text:p text:style-name="P18">-а, -е.</text:p>
            <text:p text:style-name="P18">1) Який живе в нужді, нестатках; убогий; <text:span text:style-name="T135">прот.</text:span> багатий. || Недостатньо забезпечений матеріально; небагатий, незаможний. || <text:span text:style-name="T135">у знач.</text:span> <text:span text:style-name="T135">ім.</text:span> бідний, -ного, <text:span text:style-name="T135">ч.</text:span> Убога людина, бідняк.</text:p>
            <text:p text:style-name="P18">2) Такий, як у бідняка, <text:span text:style-name="T135">власт.</text:span> біднякові; недорогий, непишний.</text:p>
            <text:p text:style-name="P18">3) Невеликий кількістю, недостатній.</text:p>
            <text:p text:style-name="P18">4) Який має в незначній кількості потрібні риси, ознаки.</text:p>
            <text:p text:style-name="P18">5) <text:span text:style-name="T135">на що</text:span>, <text:span text:style-name="T135">чим</text:span>. Який має, містить мало, недостатньо чого-небудь.</text:p>
            <text:p text:style-name="P18">6) Який викликає співчуття; нещасний, бідолашний<text:span text:style-name="T29"> (ВТСУМ,</text:span><text:span text:style-name="T151"> 79)</text:span></text:p>
          </table:table-cell>
        </table:table-row>
        <table:table-row>
          <table:table-cell table:style-name="Dictionary.A2" table:number-rows-spanned="2" office:value-type="string">
            <text:p text:style-name="P14">ВСЕВЕЛЬМО́ЖНИЙ (УСЕВЕЛЬМО́ЖНИЙ)</text:p>
            <text:p text:style-name="P18">-а, -е, <text:span text:style-name="T137">прикм., </text:span><text:span text:style-name="T136">інд.-авт.,</text:span></text:p>
            <text:p text:style-name="P18"><text:span text:style-name="T9">утворене способом основоскладання, похідне від слів:</text:span> <text:span text:style-name="T39">все</text:span> і <text:span text:style-name="T39">вельмо́жний.</text:span></text:p>
            <text:p text:style-name="P19">Розкоше світу, йми мене в полон,</text:p>
            <text:p text:style-name="P19">адже і ти така, як я, порожня.</text:p>
            <text:p text:style-name="P19">Тож полони мене, <text:span text:style-name="T38">усевельможна</text:span>,</text:p>
            <text:p text:style-name="P18"><text:span text:style-name="T137">дай перейти з тобою Рубікон</text:span><text:span text:style-name="T31"> (П,</text:span> І, 88)</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вельмо́жний</text:p>
            <text:p text:style-name="P18"><text:span text:style-name="T119">-а, -е, </text:span><text:span text:style-name="T123">заст.</text:span></text:p>
            <text:p text:style-name="P18">1) Родовитий, знатний, багатий, який має значну владу. || <text:span text:style-name="T135">у знач.</text:span> <text:span text:style-name="T135">ім. </text:span>вельможний, -ного, <text:span text:style-name="T135">ч.</text:span>; вельможна, -ної, <text:span text:style-name="T135">ж.</text:span></text:p>
            <text:p text:style-name="P18"><text:span text:style-name="T97">2) </text:span><text:span text:style-name="T113">у сполуч.</text:span><text:span text:style-name="T97"> </text:span><text:span text:style-name="T113">зі сл.</text:span><text:span text:style-name="T97"> пан, пані. Вживалось у звертанні до особи (або в розмові про неї), яка посідала високе суспільне становище, мала значну </text:span><text:soft-page-break/><text:span text:style-name="T97">владу</text:span><text:span text:style-name="T133"> (ВТСУМ,</text:span><text:span text:style-name="T99"> 120)</text:span></text:p>
          </table:table-cell>
        </table:table-row>
        <table:table-row>
          <table:table-cell table:style-name="Dictionary.A2" table:number-rows-spanned="2" office:value-type="string">
            <text:p text:style-name="P14">ВСЕВІДРА́ДА</text:p>
            <text:p text:style-name="P18">-и, <text:span text:style-name="T136">ім., інд.-авт.,</text:span></text:p>
            <text:p text:style-name="P18"><text:span text:style-name="T2">утворене способом основословоскладання, похідне від слів:</text:span> <text:span text:style-name="T39">все</text:span> і <text:span text:style-name="T39">відра́да.</text:span></text:p>
            <text:p text:style-name="P19">Треба щедро — серцем одним, устами</text:p>
            <text:p text:style-name="P19">ледь розпуклими — розпелюстити втіхи гін,</text:p>
            <text:p text:style-name="P19"><text:span text:style-name="T38">всевідради</text:span>! Сонце бо йде — за нами<text:span text:style-name="T29"> (П,</text:span><text:span text:style-name="T6"> І, 106);</text:span></text:p>
            <text:p text:style-name="P19">Снують думок рої,</text:p>
            <text:p text:style-name="P19">котрим немає ради</text:p>
            <text:p text:style-name="P19">(смертельні перепади!),</text:p>
            <text:p text:style-name="P19">а сонце <text:span text:style-name="T38">всевідради</text:span></text:p>
            <text:p text:style-name="P18"><text:span text:style-name="T137">всеглядно постає</text:span><text:span text:style-name="T31"> (П,</text:span> І, 179)</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відра́да</text:p>
            <text:p text:style-name="P18"><text:span text:style-name="T119">-и, </text:span><text:span text:style-name="T123">ж.</text:span></text:p>
            <text:p text:style-name="P18">Те, що заспокоює, сповнює радістю; втіха, задоволення<text:span text:style-name="T29"> (ВТСУМ,</text:span><text:span text:style-name="T151"> 178)</text:span></text:p>
          </table:table-cell>
        </table:table-row>
        <table:table-row>
          <table:table-cell table:style-name="Dictionary.A2" table:number-rows-spanned="2" office:value-type="string">
            <text:p text:style-name="P14">ВСЕВІКИ́ (ВСЕВІ́К)</text:p>
            <text:p text:style-name="P19">присл., інд.-авт.</text:p>
            <text:p text:style-name="P18"><text:span text:style-name="T2">утворене способом основоскладання, похідне від слів:</text:span> <text:span text:style-name="T39">все</text:span> і <text:span text:style-name="T39">віки́</text:span><text:span text:style-name="T156">.</text:span></text:p>
            <text:p text:style-name="P19">Задосить. Приостань. Упився гроз?</text:p>
            <text:p text:style-name="P19">Від правіків на <text:span text:style-name="T38">всевіки</text:span> упився?<text:span text:style-name="T29"> (П,</text:span><text:span text:style-name="T6"> І, 165);</text:span></text:p>
            <text:p text:style-name="P19">Забарні слова,</text:p>
            <text:p text:style-name="P19">що з тіла мертвого летіли</text:p>
            <text:p text:style-name="P19"><text:soft-page-break/>і споминами душу гріли,</text:p>
            <text:p text:style-name="P19">що, наче дошка гробова,</text:p>
            <text:p text:style-name="P18"><text:span text:style-name="T137">позаклякала на </text:span><text:span text:style-name="T139">всевік</text:span><text:span text:style-name="T31"> (П,</text:span> ІІ, 19)</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вік</text:p>
            <text:p text:style-name="P18"><text:span text:style-name="T119">-у, </text:span><text:span text:style-name="T123">ч.</text:span></text:p>
            <text:p text:style-name="P18">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8">2) Те саме, що сторіччя.</text:p>
            <text:p text:style-name="P18"><text:soft-page-break/>3) <text:span text:style-name="T135">з означ.</text:span> Період часу, виокремлений за певними ознаками; епоха.<text:span text:style-name="T135">Середні </text:span><text:span text:style-name="T135">віки</text:span>. || Відрізок часу, який відповідає геологічному ярусові Землі.</text:p>
            <text:p text:style-name="P18">4) <text:span text:style-name="T135">розм.</text:span> Надзвичайно довгий час; вічність.</text:p>
            <text:p text:style-name="P14"><text:span text:style-name="T97">5) </text:span><text:span text:style-name="T113">у знач.</text:span><text:span text:style-name="T97"> </text:span><text:span text:style-name="T113">присл.</text:span><text:span text:style-name="T97"> Надзвичайно довго; завжди</text:span><text:span text:style-name="T133"> (ВТСУМ,</text:span><text:span text:style-name="T98"> 187)</text:span></text:p>
          </table:table-cell>
        </table:table-row>
        <table:table-row>
          <table:table-cell table:style-name="Dictionary.A2" table:number-rows-spanned="2" office:value-type="string">
            <text:p text:style-name="P14">ВСЕВІ́КНА</text:p>
            <text:p text:style-name="P18">всеві́кон, <text:span text:style-name="T136">ім., мн., інд.-авт.,</text:span></text:p>
            <text:p text:style-name="P18"><text:span text:style-name="T2">утворене способом основоскладання, похідне від слів:</text:span> <text:span text:style-name="T39">все</text:span> і <text:span text:style-name="T39">вікно́</text:span><text:span text:style-name="T156">.</text:span></text:p>
            <text:p text:style-name="P19">Заплакані вікна. <text:span text:style-name="T38">Всевікна</text:span> твої.</text:p>
            <text:p text:style-name="P18"><text:span text:style-name="T137">Готуйся до злету. Кінець животінню</text:span><text:span text:style-name="T31"> (П,</text:span><text:span text:style-name="T2">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вікно́</text:p>
            <text:p text:style-name="P18"><text:span text:style-name="T119">-а, </text:span><text:span text:style-name="T123">с.</text:span></text:p>
            <text:p text:style-name="P18">1) Отвір для світла й повітря в стіні приміщення (будинку, вагона тощо), куди вставлено раму з шибками. || Шибки. || Підвіконня<text:span text:style-name="T29"> (ВТСУМ,</text:span><text:span text:style-name="T151"> 187)</text:span></text:p>
          </table:table-cell>
        </table:table-row>
        <table:table-row>
          <table:table-cell table:style-name="Dictionary.A2" table:number-rows-spanned="2" office:value-type="string">
            <text:p text:style-name="P14">ВСЕГÍН</text:p>
            <text:p text:style-name="P18">-гóну, <text:span text:style-name="T136">ім., ч., інд.-авт.,</text:span></text:p>
            <text:p text:style-name="P18"><text:span text:style-name="T9">утворене способом основоскладання, похідне від слів:</text:span> <text:span text:style-name="T39">все</text:span> і <text:span text:style-name="T39">гін.</text:span></text:p>
            <text:p text:style-name="P19">Ця дорога вседороги</text:p>
            <text:p text:style-name="P19">всенезустрічі — <text:span text:style-name="T38">всегону</text:span>.</text:p>
            <text:p text:style-name="P19">Позирай із заквагону</text:p>
            <text:p text:style-name="P18"><text:span text:style-name="T137">за сузір’ям Козерога</text:span><text:span text:style-name="T31"> (П,</text:span><text:span text:style-name="T2"> І, 67)</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гін</text:p>
            <text:p text:style-name="P18"><text:span text:style-name="T119">го́ну, </text:span><text:span text:style-name="T123">ч.</text:span></text:p>
            <text:p text:style-name="P18">1) Дія за знач. гнати і гнатися<text:span text:style-name="T29"> (ВТСУМ,</text:span><text:span text:style-name="T161"> 239)</text:span></text:p>
          </table:table-cell>
        </table:table-row>
        <table:table-row>
          <table:table-cell table:style-name="Dictionary.A2" office:value-type="string">
            <text:p text:style-name="P14">ВСЕГЛЯ́ДНО</text:p>
            <text:p text:style-name="P19">присл., інд.-авт.,</text:p>
            <text:p text:style-name="P18"><text:span text:style-name="T8">утворене суфіксальним способом, </text:span><text:soft-page-break/><text:span text:style-name="T8">похідне від слова</text:span><text:span text:style-name="T11"> </text:span><text:span text:style-name="T40">всегля́дний.</text:span></text:p>
            <text:p text:style-name="P19">Снують думок рої,</text:p>
            <text:p text:style-name="P19">котрим немає ради</text:p>
            <text:p text:style-name="P19">(смертельні перепади!),</text:p>
            <text:p text:style-name="P19">а сонце всевідради</text:p>
            <text:p text:style-name="P18"><text:span text:style-name="T139">всеглядно</text:span><text:span text:style-name="T137"> постає</text:span><text:span text:style-name="T31"> (П,</text:span><text:span text:style-name="T2"> І, 179)</text:span></text:p>
          </table:table-cell>
          <table:table-cell table:style-name="Dictionary.B2" office:value-type="string">
            <text:p text:style-name="P18"><text:span text:style-name="T40">всегля́дний </text:span><text:span text:style-name="T147">(не подано у словнику)</text:span></text:p>
          </table:table-cell>
        </table:table-row>
        <table:table-row>
          <table:table-cell table:style-name="Dictionary.A2" table:number-rows-spanned="2" office:value-type="string">
            <text:p text:style-name="P14">ВСЕГНІ́ВНИЙ</text:p>
            <text:p text:style-name="P18">-а, -е, <text:span text:style-name="T137">прикм., </text:span><text:span text:style-name="T136">інд.-авт.,</text:span></text:p>
            <text:p text:style-name="P18"><text:span text:style-name="T8">утворене складносуфіксальним способом або способом основословоскладання, похідне від </text:span><text:span text:style-name="T8">слів:</text:span> <text:span text:style-name="T39">все</text:span> і <text:span text:style-name="T39">гні́вний.</text:span></text:p>
            <text:p text:style-name="P3">Тож — в неба провалля в бездоння, бездолий</text:p>
            <text:p text:style-name="P3">нагірний, невірний, западистий рай,</text:p>
            <text:p text:style-name="P4"><text:span text:style-name="T48">всебідий, </text:span><text:span text:style-name="T49">всегнівний</text:span><text:span text:style-name="T48">, всещедрий, всекволий.</text:span></text:p>
            <text:p text:style-name="P4"><text:span text:style-name="T48">А що під крилом твоїм? Кара — карай</text:span><text:span text:style-name="T31"> (П,</text:span><text:span text:style-name="T43">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гні́вний</text:p>
            <text:p text:style-name="P18">-а, -е.</text:p>
            <text:p text:style-name="P18">Який перебуває в стані нервового збудження, гніву. || Який виражає гнів, перейнятий гнівом<text:span text:style-name="T29"> (ВТСУМ,</text:span><text:span text:style-name="T151"> 248)</text:span></text:p>
          </table:table-cell>
        </table:table-row>
        <table:table-row>
          <table:table-cell table:style-name="Dictionary.A2" table:number-rows-spanned="2" office:value-type="string">
            <text:p text:style-name="P14">ВСЕГОЛО́ДНИЙ</text:p>
            <text:p text:style-name="P18">-а, -е, <text:span text:style-name="T137">прикм., </text:span><text:span text:style-name="T136">інд.-авт.,</text:span></text:p>
            <text:p text:style-name="P18"><text:span text:style-name="T8">утворене складносуфіксальним способом або способом </text:span><text:span text:style-name="T8">основословоскладання, похідне від слів:</text:span> <text:span text:style-name="T39">все </text:span>і <text:span text:style-name="T39">голо́дний</text:span></text:p>
            <text:p text:style-name="P19">Народжені мої бажання,</text:p>
            <text:p text:style-name="P19">усенестерпні, <text:span text:style-name="T38">всеголодні</text:span>,</text:p>
            <text:p text:style-name="P19"><text:soft-page-break/>такі вітри зняли довкола,</text:p>
            <text:p text:style-name="P18"><text:span text:style-name="T137">що все несеться шкереберть</text:span><text:span text:style-name="T31"> (П,</text:span><text:span text:style-name="T2"> ІІ, 195)</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голо́дний</text:p>
            <text:p text:style-name="P18">-а, -е.</text:p>
            <text:p text:style-name="P18">1) Який відчуває голод (у 1 <text:span text:style-name="T135">знач.</text:span>). || Який виражає голод. || <text:span text:style-name="T135">у знач.ім.</text:span> голодний, -ного, <text:span text:style-name="T135">ч.</text:span> Той, хто відчуває голод, постійно голодує.</text:p>
            <text:p text:style-name="P18">2) Який настає від голоду; викликаний <text:soft-page-break/>голодом<text:span text:style-name="T29"> (ВТСУМ,</text:span><text:span text:style-name="T151"> 251)</text:span></text:p>
          </table:table-cell>
        </table:table-row>
        <table:table-row>
          <table:table-cell table:style-name="Dictionary.A2" table:number-rows-spanned="2" office:value-type="string">
            <text:p text:style-name="P14">ВСЕДОБРО́</text:p>
            <text:p text:style-name="P18">-а́, <text:span text:style-name="T136">ім., с., інд.-авт.,</text:span></text:p>
            <text:p text:style-name="P18"><text:span text:style-name="T2">утворене способом основословоскладання, похідне від </text:span><text:span text:style-name="T2">слів:</text:span> <text:span text:style-name="T39">все</text:span> і <text:span text:style-name="T39">добро́</text:span><text:span text:style-name="T156">.</text:span></text:p>
            <text:p text:style-name="P19">Спасенної тримайся криги,</text:p>
            <text:p text:style-name="P19">пречистої тримайся туги,</text:p>
            <text:p text:style-name="P19">шаленої тримайся муки</text:p>
            <text:p text:style-name="P18"><text:span text:style-name="T137">і так існуй — на </text:span><text:span text:style-name="T139">вседобро</text:span><text:span text:style-name="T31"> (П,</text:span><text:span text:style-name="T2"> ІІ, 83)</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добро́</text:p>
            <text:p text:style-name="P18"><text:span text:style-name="T119">-а, </text:span><text:span text:style-name="T123">с.</text:span></text:p>
            <text:p text:style-name="P18"><text:span text:style-name="T97">1) Усе позитивне в житті людей, що відповідає їхнім інтересам, бажанням, мріям; благо; </text:span><text:span text:style-name="T113">прот.</text:span><text:span text:style-name="T97"> лихо, зло. || Добра, корисна справа, вчинок і т. ін. </text:span><text:span text:style-name="T133">(ВТСУМ,</text:span><text:span text:style-name="T99"> 307)</text:span></text:p>
          </table:table-cell>
        </table:table-row>
        <table:table-row>
          <table:table-cell table:style-name="Dictionary.A2" table:number-rows-spanned="2" office:value-type="string">
            <text:p text:style-name="P14">ВСЕДОРО́ГА</text:p>
            <text:p text:style-name="P18">-и́, <text:span text:style-name="T136">ім., ж., інд.-авт.,</text:span></text:p>
            <text:p text:style-name="P18"><text:span text:style-name="T9">утворене способом основоскладання, похідне від слів:</text:span> <text:span text:style-name="T39">все</text:span> і <text:span text:style-name="T39">доро́га.</text:span></text:p>
            <text:p text:style-name="P19">Ця дорога <text:span text:style-name="T38">вседороги</text:span></text:p>
            <text:p text:style-name="P19">всенезустрічі — всегону.</text:p>
            <text:p text:style-name="P19">Позирай із заквагону</text:p>
            <text:p text:style-name="P19">за сузір’ям Козерога<text:span text:style-name="T29"> (П,</text:span><text:span text:style-name="T6"> І, 67);</text:span></text:p>
            <text:p text:style-name="P19">Ламка і витка всеспадна <text:span text:style-name="T38">вседорога</text:span>.</text:p>
            <text:p text:style-name="P18"><text:span text:style-name="T137">Дорога до Бога — ламка і витка</text:span><text:span text:style-name="T31"> (П,</text:span><text:span text:style-name="T2">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доро́га</text:p>
            <text:p text:style-name="P18"><text:span text:style-name="T119">-и, </text:span><text:span text:style-name="T123">ж.</text:span></text:p>
            <text:p text:style-name="P18">1) Смуга землі, по якій їздять і ходять. || Смуга, що лишається як слід після руху кого-, чого-небудь.</text:p>
            <text:p text:style-name="P18">2) Місце для проходу, проїзду. || <text:span text:style-name="T135">перен.</text:span> Доступ куди-небудь, можливість потрапити куди-небудь.</text:p>
            <text:p text:style-name="P18">3) Перебування в русі (йдучи або їдучи куди-небудь).</text:p>
            <text:p text:style-name="P20">4) <text:span text:style-name="T135">у знач.</text:span> <text:span text:style-name="T135">присл.</text:span> дорогою. Під час руху, подорожування куди-небудь.</text:p>
            <text:p text:style-name="P20"><text:span text:style-name="T96">5) Правильний напрямок для руху </text:span><text:soft-page-break/><text:span text:style-name="T96">кого-небудь. || </text:span><text:span text:style-name="T112">перен.</text:span><text:span text:style-name="T96"> Напрямок діяльності, шлях розвитку</text:span><text:span text:style-name="T132"> (ВТСУМ,</text:span><text:span text:style-name="T108"> 320)</text:span></text:p>
          </table:table-cell>
        </table:table-row>
        <table:table-row>
          <table:table-cell table:style-name="Dictionary.A2" table:number-rows-spanned="2" office:value-type="string">
            <text:p text:style-name="P14">ВСЕДОРОГИ́Й</text:p>
            <text:p text:style-name="P18">-а́, -е́, <text:span text:style-name="T137">прикм., </text:span><text:span text:style-name="T136">інд.-авт.,</text:span></text:p>
            <text:p text:style-name="P18"><text:span text:style-name="T9">утворене способом основоскладання, похідне від слів:</text:span> <text:span text:style-name="T39">все</text:span> і <text:span text:style-name="T39">дороги́й.</text:span></text:p>
            <text:p text:style-name="P19">Земля — хитлива і плавка — <text:span text:style-name="T38">вседорога</text:span> і всепрощальна - </text:p>
            <text:p text:style-name="P19">здоліла стати, щоб благальна помічена була рука<text:span text:style-name="T29"> (П,</text:span><text:span text:style-name="T6"> ІІ, 147);</text:span></text:p>
            <text:p text:style-name="P19">Який бо холод довкруги!</text:p>
            <text:p text:style-name="P19">Самотності! Ніде нікого.</text:p>
            <text:p text:style-name="P19">Одна підтримка — голос Бога</text:p>
            <text:p text:style-name="P18"><text:span text:style-name="T139">вседорогий, вседорогий</text:span><text:span text:style-name="T31"> (П,</text:span><text:span text:style-name="T2"> ІІ, 18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дороги́й</text:p>
            <text:p text:style-name="P18">-а, -е.</text:p>
            <text:p text:style-name="P18">1) Який коштує великі гроші; <text:span text:style-name="T135">прот.</text:span> дешевий. || Високий (про ціну).</text:p>
            <text:p text:style-name="P18">2) <text:span text:style-name="T135">перен.</text:span> Який високо ціниться, оберігається, яким дорожать.</text:p>
            <text:p text:style-name="P18">3) Близький, милий серцю. || Бажаний, жданий (про гостей). || У звертанні — для вираження любові, приязні<text:span text:style-name="T29"> (ВТСУМ,</text:span><text:span text:style-name="T151"> 320)</text:span></text:p>
          </table:table-cell>
        </table:table-row>
        <table:table-row>
          <table:table-cell table:style-name="Dictionary.A2" table:number-rows-spanned="2" office:value-type="string">
            <text:p text:style-name="P14">ВСЕЗАДУ́́МА</text:p>
            <text:p text:style-name="P18">-и, <text:span text:style-name="T136">ім., ж., інд.-авт.,</text:span></text:p>
            <text:p text:style-name="P18"><text:span text:style-name="T9">утворене способом основоскладання, похідне від слів:</text:span> <text:span text:style-name="T39">все</text:span> і <text:span text:style-name="T39">заду́ма.</text:span></text:p>
            <text:p text:style-name="P19">Пірни</text:p>
            <text:p text:style-name="P18"><text:span text:style-name="T137">у </text:span><text:span text:style-name="T139">всезадуму</text:span><text:span text:style-name="T137"> і збавляй безчасся</text:span><text:span text:style-name="T31"> (П,</text:span><text:span text:style-name="T2"> І, 17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заду́ма</text:p>
            <text:p text:style-name="P18"><text:span text:style-name="T119">-и, </text:span><text:span text:style-name="T123">ж.</text:span></text:p>
            <text:p text:style-name="P18">Стан того, хто заглибився в думки, роздуми<text:span text:style-name="T29"> (ВТСУМ,</text:span><text:span text:style-name="T151"> 390)</text:span></text:p>
          </table:table-cell>
        </table:table-row>
        <table:table-row>
          <table:table-cell table:style-name="Dictionary.A2" table:number-rows-spanned="2" office:value-type="string">
            <text:p text:style-name="P14">ВСЕКВО́ЛИЙ</text:p>
            <text:p text:style-name="P18">-а, -е, <text:span text:style-name="T137">прикм., </text:span><text:span text:style-name="T136">інд.-авт.,</text:span></text:p>
            <text:p text:style-name="P18"><text:span text:style-name="T9">утворене способом основословоскладання, похідне від </text:span><text:soft-page-break/><text:span text:style-name="T9">слів:</text:span> <text:span text:style-name="T39">все </text:span>і <text:span text:style-name="T39">кво́лий.</text:span></text:p>
            <text:p text:style-name="P19">Тож — в неба провалля в бездоння, бездолий</text:p>
            <text:p text:style-name="P19">нагірний, невірний, западистий рай,</text:p>
            <text:p text:style-name="P19">всебідий, всегнівний, всещедрий, <text:span text:style-name="T38">всекволий</text:span>.</text:p>
            <text:p text:style-name="P18"><text:span text:style-name="T137">А що під крилом твоїм? Кара — карай</text:span><text:span text:style-name="T33"> (П,</text:span><text:span text:style-name="T6">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кво́лий</text:p>
            <text:p text:style-name="P18">-а, -е.</text:p>
            <text:p text:style-name="P18">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8"><text:span text:style-name="T96">2) </text:span><text:span text:style-name="T112">перен.</text:span><text:span text:style-name="T96"> Позбавлений душевної стійкості, твердості, сили волі. || Небадьорий, млявий</text:span><text:span text:style-name="T133"> (ВТСУМ,</text:span><text:span text:style-name="T109"> 534)</text:span></text:p>
          </table:table-cell>
        </table:table-row>
        <table:table-row>
          <table:table-cell table:style-name="Dictionary.A2" table:number-rows-spanned="2" office:value-type="string">
            <text:p text:style-name="P14">ВСЕМЕЖА́</text:p>
            <text:p text:style-name="P18">-и́, <text:span text:style-name="T136">ім., ж., інд.-авт.,</text:span></text:p>
            <text:p text:style-name="P18"><text:span text:style-name="T9">утворене способом основоскладання, похідне від слів:</text:span> <text:span text:style-name="T39">все</text:span> і <text:span text:style-name="T39">межа́</text:span><text:span text:style-name="T158">.</text:span></text:p>
            <text:p text:style-name="P19">Ти ще — ось-ось. Допіру-но ступив</text:p>
            <text:p text:style-name="P18"><text:span text:style-name="T137">за </text:span><text:span text:style-name="T139">всемежу</text:span><text:span text:style-name="T31"> (П,</text:span><text:span text:style-name="T2"> І, 182)</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межа́</text:p>
            <text:p text:style-name="P18"><text:span text:style-name="T119">-і, </text:span><text:span text:style-name="T123">ж.</text:span></text:p>
            <text:p text:style-name="P18"><text:span text:style-name="T96">1) Лінія поділу якої-небудь території; границя (у 1 </text:span><text:span text:style-name="T112">знач.</text:span><text:span text:style-name="T96">). || Лінія, що 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12">перен.</text:span><text:span text:style-name="T96"> Уявна точка на сонячній орбіті, що поділяє лінію орбіти на відрізки, відповідні до ранку, дня або вечора. ||</text:span><text:span text:style-name="T112">між чим і чим</text:span><text:span text:style-name="T96">, </text:span><text:span text:style-name="T112">чого і чого</text:span><text:span text:style-name="T96">, </text:span><text:span text:style-name="T112">перен.</text:span><text:span text:style-name="T96"> Границя поділу, розрізнення яких-небудь явищ, предметів тощо</text:span><text:span text:style-name="T133"> (ВТСУМ,</text:span><text:span text:style-name="T109"> 656)</text:span></text:p>
          </table:table-cell>
        </table:table-row>
        <table:table-row>
          <table:table-cell table:style-name="Dictionary.A2" table:number-rows-spanned="2" office:value-type="string">
            <text:p text:style-name="P14">ВСЕМОЛОДИ́Й</text:p>
            <text:p text:style-name="P18"><text:soft-page-break/>-а́, -е́, <text:span text:style-name="T137">прикм., </text:span><text:span text:style-name="T136">інд.-авт.,</text:span></text:p>
            <text:p text:style-name="P18"><text:span text:style-name="T2">утворене способом основоскладання, похідне від слів:</text:span> <text:span text:style-name="T39">все</text:span> і <text:span text:style-name="T39">молоди́й.</text:span></text:p>
            <text:p text:style-name="P19">Усесвіту пустеля</text:p>
            <text:p text:style-name="P19">небавом нас огорне,</text:p>
            <text:p text:style-name="P19">і мертва не воскресне</text:p>
            <text:p text:style-name="P19"><text:span text:style-name="T38">всемолода</text:span> біда<text:span text:style-name="T29"> (П,</text:span><text:span text:style-name="T6"> І, 212);</text:span></text:p>
            <text:p text:style-name="P19">І, хилячи <text:span text:style-name="T38">всемолоде</text:span> чоло,</text:p>
            <text:p text:style-name="P18"><text:span text:style-name="T137">пройти під поглядом, немов під градом…</text:span><text:span text:style-name="T30"> (П,</text:span><text:span text:style-name="T2"> ІІ, 83)</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молоди́й</text:p>
            <text:p text:style-name="P18"><text:soft-page-break/><text:span text:style-name="T119">-а, -е, </text:span><text:span text:style-name="T123">нар.-поет.</text:span></text:p>
            <text:p text:style-name="P18"><text:span text:style-name="T120">1) Який має небагато років, не досяг зрілого віку; юний. || Не старий. || </text:span><text:span text:style-name="T124">у знач.</text:span><text:span text:style-name="T120"> </text:span><text:span text:style-name="T124">ім.</text:span><text:span text:style-name="T120"> молодий, -дого, </text:span><text:span text:style-name="T124">ч.</text:span><text:span text:style-name="T120">; молода, -дої, </text:span><text:span text:style-name="T124">ж.</text:span><text:span text:style-name="T120">; молоде, -дого, </text:span><text:span text:style-name="T124">с.</text:span><text:span text:style-name="T120"> Той, хто має небагато років, ще не старий. || З прізвищем, прізвиськом і т. ін. — означає дітей (на відміну від батьків). || </text:span><text:span text:style-name="T124">у знач.</text:span><text:span text:style-name="T120"> </text:span><text:span text:style-name="T124">ім.</text:span><text:span text:style-name="T120"> молоді, -дих,</text:span><text:span text:style-name="T124">мн.</text:span><text:span text:style-name="T120"> Діти (</text:span><text:span text:style-name="T124">див.</text:span><text:span text:style-name="T120"> діти I 2)). || Стос. до молодості, належний, </text:span><text:span text:style-name="T124">власт.</text:span><text:span text:style-name="T120"> їй</text:span><text:span text:style-name="T131"> (ВТСУМ,</text:span><text:span text:style-name="T121"> 685)</text:span></text:p>
          </table:table-cell>
        </table:table-row>
        <table:table-row>
          <table:table-cell table:style-name="Dictionary.A2" table:number-rows-spanned="2" office:value-type="string">
            <text:p text:style-name="P14">ВСЕНАЧУВА́ННИЙ</text:p>
            <text:p text:style-name="P18"><text:span text:style-name="T146">-а, -е, </text:span><text:span text:style-name="T143">прикм., </text:span><text:span text:style-name="T144">інд.-авт.,</text:span></text:p>
            <text:p text:style-name="P18"><text:span text:style-name="T9">утворене складносуфіксальним способом, похідне від слів:</text:span> <text:span text:style-name="T39">все </text:span>і <text:span text:style-name="T39">начува́тися.</text:span></text:p>
            <text:p text:style-name="P19">І торопкі <text:span text:style-name="T38">всеначуванні</text:span> кроки,</text:p>
            <text:p text:style-name="P18"><text:span text:style-name="T137">то лис блукає — із хвостом рудим</text:span><text:span text:style-name="T31"> (П,</text:span><text:span text:style-name="T2"> ІІ, 156)</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ачува́тися</text:p>
            <text:p text:style-name="P18"><text:span text:style-name="T119">-аюся, -аєшся, </text:span><text:span text:style-name="T123">недок.</text:span></text:p>
            <text:p text:style-name="P18"><text:span text:style-name="T97">Чекати розплати, помсти. || </text:span><text:span text:style-name="T113">чого</text:span><text:span text:style-name="T97">. Чекати чого-небудь неприємного</text:span><text:span text:style-name="T133"> (ВТСУМ,</text:span><text:span text:style-name="T99"> 745)</text:span></text:p>
          </table:table-cell>
        </table:table-row>
        <table:table-row>
          <table:table-cell table:style-name="Dictionary.A2" table:number-rows-spanned="3" office:value-type="string">
            <text:p text:style-name="P14">ВСЕНЕДОЧЕКА́ВШИСЯ</text:p>
            <text:p text:style-name="P19">дієприсл., док., інд.-авт.,</text:p>
            <text:p text:style-name="P18"><text:span text:style-name="T8">утворене способом основоскладання і суфіксально-префіксальним, похідне від слів:</text:span> <text:span text:style-name="T39">все</text:span> і <text:span text:style-name="T39">не дочека́тися.</text:span></text:p>
            <text:p text:style-name="P19">Ну й долечка! Прождати на життя -</text:p>
            <text:p text:style-name="P18"><text:span text:style-name="T137">і </text:span><text:span text:style-name="T139">всенедочекавшися</text:span><text:span text:style-name="T137"> — померти!</text:span><text:span text:style-name="T30"> </text:span><text:soft-page-break/><text:span text:style-name="T30">(П,</text:span><text:span text:style-name="T2"> І, 18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не</text:p>
            <text:p text:style-name="P18"><text:span text:style-name="T123">запереч.</text:span><text:span text:style-name="T119"> </text:span><text:span text:style-name="T123">част.</text:span></text:p>
            <text:p text:style-name="P18">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text:span text:style-name="T29"> (ВТСУМ,</text:span><text:span text:style-name="T161"> 746)</text:span></text:p>
          </table:table-cell>
        </table:table-row>
        <table:table-row>
          <table:covered-table-cell/>
          <table:table-cell table:style-name="Dictionary.B2" office:value-type="string">
            <text:p text:style-name="P15">дочека́тися</text:p>
            <text:p text:style-name="P18"><text:span text:style-name="T119">-аюся, -аєшся, </text:span><text:span text:style-name="T123">док.</text:span><text:span text:style-name="T119">, дочікуватися, </text:span><text:span text:style-name="T119">-уюся, -уєшся, </text:span><text:span text:style-name="T123">недок.</text:span></text:p>
            <text:p text:style-name="P18">Пробути, прожити до того часу, поки настане, з’явиться очікуване; діждатися<text:span text:style-name="T29"> (ВТСУМ,</text:span><text:span text:style-name="T151"> 325)</text:span></text:p>
          </table:table-cell>
        </table:table-row>
        <table:table-row>
          <table:table-cell table:style-name="Dictionary.A1" table:number-rows-spanned="3" office:value-type="string">
            <text:p text:style-name="P14">ВСЕНЕНАЖДА́ННИЙ</text:p>
            <text:p text:style-name="P18"><text:span text:style-name="T146">-а, -е, </text:span><text:span text:style-name="T143">прикм., </text:span><text:span text:style-name="T144">інд.-авт.,</text:span></text:p>
            <text:p text:style-name="P18"><text:span text:style-name="T145">утворене способом основоскладання і суфіксально-префіксальним, похідне від слів:</text:span><text:span text:style-name="T146"> </text:span><text:span text:style-name="T39">все</text:span><text:span text:style-name="T146"> і </text:span><text:span text:style-name="T39">не</text:span> <text:span text:style-name="T39">жда́ти.</text:span></text:p>
            <text:p text:style-name="P19">я забуваюся, коли цнота</text:p>
            <text:p text:style-name="P19">пречистого пребілого паперу</text:p>
            <text:p text:style-name="P19">почне мене, відкривши добру еру</text:p>
            <text:p text:style-name="P19">натхнення в тиші, і коли мета</text:p>
            <text:p text:style-name="P18"><text:span text:style-name="T137">мене в полон імкне, </text:span><text:span text:style-name="T139">всененажданна</text:span><text:span text:style-name="T31"> (П,</text:span><text:span text:style-name="T2"> ІІ, 169)</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8"><text:span text:style-name="T39">не</text:span> <text:span text:style-name="T145">(див. </text:span><text:span text:style-name="T39">ВСЕНЕДОЧЕКА́ВШИСЯ</text:span><text:span text:style-name="T145">)</text:span></text:p>
          </table:table-cell>
        </table:table-row>
        <table:table-row>
          <table:covered-table-cell/>
          <table:table-cell table:style-name="Dictionary.B2" office:value-type="string">
            <text:p text:style-name="P15">жда́ти</text:p>
            <text:p text:style-name="P18"><text:span text:style-name="T119">жду, ждеш, </text:span><text:span text:style-name="T123">недок.</text:span></text:p>
            <text:p text:style-name="P18">1) <text:span text:style-name="T135">перех.</text:span> Перебувати де-небудь, щоб побачити когось, зустрітися з кимось; чекати, очікувати. || <text:span text:style-name="T135">перех.</text:span> <text:span text:style-name="T135">і неперех.</text:span>, <text:span text:style-name="T135">кого</text:span>, <text:span text:style-name="T135">чого</text:span>, <text:span text:style-name="T135">на кого </text:span>–<text:span text:style-name="T135">що</text:span>, <text:span text:style-name="T135">зі спол.</text:span> Розраховувати на чиє-небудь повернення, на прихід, появу когось, чогось, на здійснення чогось.</text:p>
            <text:p text:style-name="P18"><text:span text:style-name="T97">2) </text:span><text:span text:style-name="T113">перех.</text:span><text:span text:style-name="T97"> </text:span><text:span text:style-name="T113">і неперех.</text:span><text:span text:style-name="T97"> Надіятися на що-</text:span><text:soft-page-break/><text:span text:style-name="T97">небудь, сподіватися чогось; чекати</text:span><text:span text:style-name="T133"> (ВТСУМ,</text:span><text:span text:style-name="T99"> 365)</text:span></text:p>
          </table:table-cell>
        </table:table-row>
        <table:table-row>
          <table:table-cell table:style-name="Dictionary.A1" table:number-rows-spanned="3" office:value-type="string">
            <text:p text:style-name="P14">ВСЕНЕЗУ́́СТРІЧ</text:p>
            <text:p text:style-name="P18">-і, <text:span text:style-name="T136">ім., ж., інд.-авт.,</text:span></text:p>
            <text:p text:style-name="P18"><text:span text:style-name="T9">утворене способом зрощення, похідне від слів:</text:span> <text:span text:style-name="T39">все</text:span> і <text:span text:style-name="T39">незу́стріч.</text:span></text:p>
            <text:p text:style-name="P19">Ця дорога вседороги</text:p>
            <text:p text:style-name="P19"><text:span text:style-name="T38">всенезустрічі</text:span> — всегону.</text:p>
            <text:p text:style-name="P19">Позирай із заквагону</text:p>
            <text:p text:style-name="P19">за сузір’ям Козерога<text:span text:style-name="T29"> (П,</text:span><text:span text:style-name="T6"> І, 67);</text:span></text:p>
            <text:p text:style-name="P19">Що мав — привиділось, причулося,</text:p>
            <text:p text:style-name="P18"><text:span text:style-name="T137">на </text:span><text:span text:style-name="T139">всенезустріч</text:span><text:span text:style-name="T137">, всепрощання</text:span><text:span text:style-name="T31"> (П,</text:span><text:span text:style-name="T2"> І, 199)</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не <text:span text:style-name="T145">(див. </text:span>ВСЕНЕДОЧЕКА́ВШИСЯ<text:span text:style-name="T145">)</text:span></text:p>
          </table:table-cell>
        </table:table-row>
        <table:table-row>
          <table:covered-table-cell/>
          <table:table-cell table:style-name="Dictionary.B2" office:value-type="string">
            <text:p text:style-name="P15">зу́стріч</text:p>
            <text:p text:style-name="P18"><text:span text:style-name="T119">-і, </text:span><text:span text:style-name="T123">ж.</text:span><text:span text:style-name="T119">, </text:span><text:span text:style-name="T123">кого</text:span><text:span text:style-name="T119">, </text:span><text:span text:style-name="T123">чого</text:span><text:span text:style-name="T119">, </text:span><text:span text:style-name="T123">з ким —</text:span><text:span text:style-name="T119"> </text:span><text:span text:style-name="T123">чим і без додатка</text:span><text:span text:style-name="T119">.</text:span></text:p>
            <text:p text:style-name="P18">1) Зближення з ким-, чим-небудь, хто (що) рухається навпроти.</text:p>
            <text:p text:style-name="P18"><text:span text:style-name="T96">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Спортивне змагання. || </text:span><text:span text:style-name="T112">рідко</text:span><text:span text:style-name="T96">. Знайомство</text:span><text:span text:style-name="T133"> (ВТСУМ,</text:span><text:span text:style-name="T109"> 483)</text:span></text:p>
          </table:table-cell>
        </table:table-row>
        <table:table-row>
          <table:table-cell table:style-name="Dictionary.A1" table:number-rows-spanned="2" office:value-type="string">
            <text:p text:style-name="P14">ВСЕНЕЗУ́́СТРІЧ-ВСЕГÍН</text:p>
            <text:p text:style-name="P18">-го́ну, <text:span text:style-name="T136">ім., ж., інд.-авт.,</text:span></text:p>
            <text:p text:style-name="P18"><text:span text:style-name="T9">утворене способом словоскладання, похідне від слів:</text:span><text:span text:style-name="T153"> </text:span><text:span text:style-name="T40">всенезу́стріч</text:span><text:span text:style-name="T153"> і </text:span><text:span text:style-name="T40">всегі́н.</text:span></text:p>
            <text:p text:style-name="P19">Ця дорога вседороги,</text:p>
            <text:p text:style-name="P19"><text:span text:style-name="T38">всенезустрічі-всегону</text:span>,</text:p>
            <text:p text:style-name="P19">позирай із зак-вагону</text:p>
            <text:p text:style-name="P18"><text:span text:style-name="T137">за сузір’ям Козерога</text:span><text:span text:style-name="T31"> (П,</text:span><text:span text:style-name="T2"> І, 118)</text:span></text:p>
          </table:table-cell>
          <table:table-cell table:style-name="Dictionary.B1" office:value-type="string">
            <text:p text:style-name="P18"><text:span text:style-name="T40">всенезу́стріч </text:span><text:span text:style-name="T147">(див. </text:span><text:span text:style-name="T40">ВСЕНЕЗУ́́СТРІЧ</text:span><text:span text:style-name="T147">)</text:span></text:p>
          </table:table-cell>
        </table:table-row>
        <table:table-row>
          <table:covered-table-cell/>
          <table:table-cell table:style-name="Dictionary.B2" office:value-type="string">
            <text:p text:style-name="P18"><text:span text:style-name="T40">всегі́н </text:span><text:span text:style-name="T147">(див. </text:span><text:span text:style-name="T40">ВСЕГÍН</text:span><text:span text:style-name="T147">)</text:span></text:p>
          </table:table-cell>
        </table:table-row>
        <table:table-row>
          <table:table-cell table:style-name="Dictionary.A2" table:number-rows-spanned="2" office:value-type="string">
            <text:p text:style-name="P14">ВСЕНЕПІ́ЗНАНИЙ</text:p>
            <text:p text:style-name="P18">-а, -е, <text:span text:style-name="T137">прикм., </text:span><text:span text:style-name="T136">інд.-авт.,</text:span></text:p>
            <text:p text:style-name="P18"><text:soft-page-break/><text:span text:style-name="T9">утворене способом основоскладання, похідне від слів:</text:span> <text:span text:style-name="T39">все</text:span> і <text:span text:style-name="T39">непі́знаний.</text:span></text:p>
            <text:p text:style-name="P19">…попелясті зозулі</text:p>
            <text:p text:style-name="P19">вістили роки: жий однині</text:p>
            <text:p text:style-name="P18"><text:span text:style-name="T137">на </text:span><text:span text:style-name="T139">всенепізнаній</text:span><text:span text:style-name="T137"> землі</text:span><text:span text:style-name="T31"> (П,</text:span><text:span text:style-name="T2"> І, 12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епі́знаний</text:p>
            <text:p text:style-name="P18"><text:soft-page-break/>-а, -е.</text:p>
            <text:p text:style-name="P18">Якого ще не пізнали, не вивчили<text:span text:style-name="T29"> (ВТСУМ,</text:span><text:span text:style-name="T151"> 772)</text:span></text:p>
          </table:table-cell>
        </table:table-row>
        <table:table-row>
          <table:table-cell table:style-name="Dictionary.A2" table:number-rows-spanned="2" office:value-type="string">
            <text:p text:style-name="P14">ВСЕНЕПОГА́СНИЙ</text:p>
            <text:p text:style-name="P18">-а, -е, <text:span text:style-name="T137">прикм., </text:span><text:span text:style-name="T136">інд.-авт.,</text:span></text:p>
            <text:p text:style-name="P18"><text:span text:style-name="T9">утворене способом основоскладання, похідне від слів:</text:span> <text:span text:style-name="T39">все</text:span> і <text:span text:style-name="T39">непога́́сний</text:span></text:p>
            <text:p text:style-name="P19">оце світіння полохких світань</text:p>
            <text:p text:style-name="P19">світів жертовних, що мене запалює</text:p>
            <text:p text:style-name="P19"><text:span text:style-name="T38">всенепогасним</text:span> і ламким, як крига,</text:p>
            <text:p text:style-name="P18"><text:span text:style-name="T137">огнем співучих надторосів — криг</text:span><text:span text:style-name="T31"> (П,</text:span><text:span text:style-name="T2"> І, 80)</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епога́сний</text:p>
            <text:p text:style-name="P18">-а, -е.</text:p>
            <text:p text:style-name="P18">1) Який не гасне, якого не можна погасити; невгасимий.</text:p>
            <text:p text:style-name="P18"><text:span text:style-name="T97">2) </text:span><text:span text:style-name="T113">перен.</text:span><text:span text:style-name="T97"> Який з часом не втрачає своєї сили; неослабний. || Якого не можна стримати, угамувати</text:span><text:span text:style-name="T133"> (ВТСУМ,</text:span><text:span text:style-name="T99"> 773)</text:span></text:p>
          </table:table-cell>
        </table:table-row>
        <table:table-row>
          <table:table-cell table:style-name="Dictionary.A2" table:number-rows-spanned="2" office:value-type="string">
            <text:p text:style-name="P14">ВСЕНЕПОКО́РА</text:p>
            <text:p text:style-name="P18">-и, <text:span text:style-name="T136">ім., ж., інд.-авт.,</text:span></text:p>
            <text:p text:style-name="P18"><text:span text:style-name="T9">утворене способом основоскладання, похідне від слів:</text:span> <text:span text:style-name="T39">все</text:span> і <text:span text:style-name="T39">непоко́ра.</text:span></text:p>
            <text:p text:style-name="P19">Страшна ковбаня — чорна і масна.</text:p>
            <text:p text:style-name="P19">І дух тяжкий повзе, немов потвора,</text:p>
            <text:p text:style-name="P19">в лещатах дум твоя <text:span text:style-name="T38">всенепокора</text:span>,</text:p>
            <text:p text:style-name="P18"><text:span text:style-name="T137">стою на кладці. Дозираю дна</text:span><text:span text:style-name="T31"> (П,</text:span><text:span text:style-name="T2"> І, 151)</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епоко́ра</text:p>
            <text:p text:style-name="P18"><text:span text:style-name="T119">-и, </text:span><text:span text:style-name="T123">ж.</text:span></text:p>
            <text:p text:style-name="P18">Небажання або відмова підкорятися кому-небудь, слухатися когось і т. ін. <text:span text:style-name="T29">(ВТСУМ,</text:span><text:span text:style-name="T151"> 774)</text:span></text:p>
          </table:table-cell>
        </table:table-row>
        <table:table-row>
          <table:table-cell table:style-name="Dictionary.A2" table:number-rows-spanned="2" office:value-type="string">
            <text:p text:style-name="P14">ВСЕНИЩІ́ВНІСТЬ</text:p>
            <text:p text:style-name="P18">-ності, <text:span text:style-name="T136">ім., ж., інд.-авт.,</text:span></text:p>
            <text:p text:style-name="P18"><text:span text:style-name="T9">утворене складносуфіксальним </text:span><text:soft-page-break/><text:span text:style-name="T9">способом, похідне від слів:</text:span><text:span text:style-name="T153"> </text:span><text:span text:style-name="T40">все </text:span><text:span text:style-name="T147">і </text:span><text:span text:style-name="T40">нищі́вний.</text:span></text:p>
            <text:p text:style-name="P19">І ти збагнеш</text:p>
            <text:p text:style-name="P18"><text:span text:style-name="T137">обнавіснілу </text:span><text:span text:style-name="T139">всенищівність</text:span><text:span text:style-name="T137"> роду</text:span><text:span text:style-name="T31"> (П,</text:span><text:span text:style-name="T2"> І, 14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ищівни́й</text:p>
            <text:p text:style-name="P18">-а, -е.</text:p>
            <text:p text:style-name="P18"><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29"> (ВТСУМ,</text:span><text:span text:style-name="T151"> 786)</text:span></text:p>
          </table:table-cell>
        </table:table-row>
        <table:table-row>
          <table:table-cell table:style-name="Dictionary.A2" table:number-rows-spanned="2" office:value-type="string">
            <text:p text:style-name="P14">ВСЕО́БРІЙ</text:p>
            <text:p text:style-name="P18">-ю, <text:span text:style-name="T136">ім., ч., інд.-авт.,</text:span></text:p>
            <text:p text:style-name="P18"><text:span text:style-name="T9">утворене способом основоскладання, похідне від слів:</text:span> <text:span text:style-name="T39">все </text:span>і <text:span text:style-name="T39">о́брій.</text:span></text:p>
            <text:p text:style-name="P19">Старечою ходою</text:p>
            <text:p text:style-name="P19">із костуром — іще бриниш мені</text:p>
            <text:p text:style-name="P18"><text:span text:style-name="T139">всеобрієм</text:span><text:span text:style-name="T31"> (П,</text:span><text:span text:style-name="T2"> І, 182)</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о́брій</text:p>
            <text:p text:style-name="P18"><text:span text:style-name="T119">-ю, </text:span><text:span text:style-name="T123">ч.</text:span></text:p>
            <text:p text:style-name="P18">1) Лінія позірного зіткнення неба з землею чи водною поверхнею; горизонт, небокрай. || Прилегла до землі частина небесного простору; небосхил.</text:p>
            <text:p text:style-name="P18">2) Простір, який постає перед очима на відкритій місцевості; видноколо<text:span text:style-name="T29"> (ВТСУМ,</text:span><text:span text:style-name="T151"> 816)</text:span></text:p>
          </table:table-cell>
        </table:table-row>
        <table:table-row>
          <table:table-cell table:style-name="Dictionary.A2" table:number-rows-spanned="2" office:value-type="string">
            <text:p text:style-name="P14">ВСЕОБРУША́ТИ</text:p>
            <text:p text:style-name="P18">-а́ю, -єш, дієсл., <text:span text:style-name="T137">недок., перех., інд.-авт.,</text:span></text:p>
            <text:p text:style-name="P18"><text:span text:style-name="T2">утворене способом основоскладання, похідне від слів:</text:span> <text:span text:style-name="T39">все</text:span> і <text:span text:style-name="T39">обруша́ти.</text:span></text:p>
            <text:p text:style-name="P19">Та <text:span text:style-name="T38">всеобрушає</text:span> нестерпно</text:p>
            <text:p text:style-name="P19">двопогляд. У ньому ти сущий,</text:p>
            <text:p text:style-name="P19">померлий, пантруєш живого,</text:p>
            <text:p text:style-name="P18"><text:span text:style-name="T137">зориш за померлим — живий</text:span><text:span text:style-name="T31"> (П,</text:span><text:span text:style-name="T2"> І, 87)</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23">обру́шувати</text:p>
            <text:p text:style-name="P18"><text:span text:style-name="T119">-ую, -уєш </text:span><text:span text:style-name="T123">і рідко </text:span><text:span text:style-name="T119">обрушати, -аю, -аєш, </text:span><text:span text:style-name="T123">недок.</text:span><text:span text:style-name="T119">, обрушити, -шу, -шиш,</text:span><text:span text:style-name="T123">док.</text:span><text:span text:style-name="T119">, </text:span><text:span text:style-name="T123">перех.</text:span></text:p>
            <text:p text:style-name="P18"><text:span text:style-name="T96">3) </text:span><text:span text:style-name="T112">перен.</text:span><text:span text:style-name="T96">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33"> (ВТСУМ,</text:span><text:span text:style-name="T109"> 817)</text:span></text:p>
          </table:table-cell>
        </table:table-row>
        <table:table-row>
          <table:table-cell table:style-name="Dictionary.A1" table:number-rows-spanned="2" office:value-type="string">
            <text:p text:style-name="P14">ВСЕО́ЧІ</text:p>
            <text:p text:style-name="P18"><text:soft-page-break/>-чéй, <text:span text:style-name="T136">ім., мн., інд.-авт.,</text:span></text:p>
            <text:p text:style-name="P18"><text:span text:style-name="T9">утворене способом основоскладання, похідне від слів:</text:span> <text:span text:style-name="T39">все</text:span> і <text:span text:style-name="T39">о́чі.</text:span></text:p>
            <text:p text:style-name="P19">Узорені, роздумані, прозорі -</text:p>
            <text:p text:style-name="P19">вони — одне високе чудування -</text:p>
            <text:p text:style-name="P19">недоторканна є оця зчужілість</text:p>
            <text:p text:style-name="P18"><text:span text:style-name="T137">і всепрозріння добрих </text:span><text:span text:style-name="T139">всеочей</text:span><text:span text:style-name="T31"> (П,</text:span><text:span text:style-name="T2"> ІІ, 198)</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22">О́ко (о́чі)</text:p>
            <text:p text:style-name="P18"><text:span text:style-name="T118">I </text:span><text:span text:style-name="T119">-а, </text:span><text:span text:style-name="T123">с.</text:span><text:span text:style-name="T119"> (</text:span><text:span text:style-name="T123">мн.</text:span><text:span text:style-name="T119"> очі, </text:span><text:span text:style-name="T123">рідко </text:span><text:span text:style-name="T119">вічі, очей — </text:span><text:span text:style-name="T123">перев.</text:span><text:span text:style-name="T119"> </text:span><text:span text:style-name="T123">з прийм.</text:span><text:span text:style-name="T119"> у).</text:span></text:p>
            <text:p text:style-name="P18">1) Орган зору у людини, всіх хребетних та деяких безхребетних тварин. || Те саме, що погляд.</text:p>
            <text:p text:style-name="P18">2) <text:span text:style-name="T135">розм.</text:span> Здатність бачити; зір. || <text:span text:style-name="T135">тільки одн.</text:span> Особлива здатність бачення, властива людині завдяки певній професії, досвіду і т. ін.</text:p>
            <text:p text:style-name="P18"><text:span text:style-name="T97">3) </text:span><text:span text:style-name="T113">перен.</text:span><text:span text:style-name="T97">, </text:span><text:span text:style-name="T113">розм.</text:span><text:span text:style-name="T97"> Піклування, догляд</text:span><text:span text:style-name="T133"> (ВТСУМ,</text:span><text:span text:style-name="T99"> 837)</text:span></text:p>
          </table:table-cell>
        </table:table-row>
        <table:table-row>
          <table:table-cell table:style-name="Dictionary.A1" table:number-rows-spanned="2" office:value-type="string">
            <text:p text:style-name="P14">ВСЕПАМ’ЯТКИ́Й</text:p>
            <text:p text:style-name="P18">-á, -é, <text:span text:style-name="T137">прикм., </text:span><text:span text:style-name="T136">інд.-авт.,</text:span></text:p>
            <text:p text:style-name="P18"><text:span text:style-name="T9">утворене способом основоскладання, похідне від слів:</text:span> <text:span text:style-name="T39">все</text:span> і <text:span text:style-name="T40">пам’ятки́й.</text:span></text:p>
            <text:p text:style-name="P19">Володарю своєї смерті, доля - </text:p>
            <text:p text:style-name="P19"><text:span text:style-name="T38">всепам’ятка</text:span>, всечула, всевидюща - </text:p>
            <text:p text:style-name="P18"><text:span text:style-name="T137">нічого не забуде, не простить</text:span><text:span text:style-name="T31"> (П,</text:span><text:span text:style-name="T2"> І, 144)</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23">Пам’ятли́вий (пам’ятки́й)</text:p>
            <text:p text:style-name="P18">-а, -е.</text:p>
            <text:p text:style-name="P18">1) Який має добру пам’ять, здатний легко запам’ятовувати<text:span text:style-name="T29"> (ВТСУМ,</text:span><text:span text:style-name="T151"> 879)</text:span></text:p>
          </table:table-cell>
        </table:table-row>
        <table:table-row>
          <table:table-cell table:style-name="Dictionary.A1" table:number-rows-spanned="2" office:value-type="string">
            <text:p text:style-name="P14">ВСЕПЕКЕ́ЛЬНИЙ</text:p>
            <text:p text:style-name="P18">-а, -е, <text:span text:style-name="T137">прикм., </text:span><text:span text:style-name="T136">інд.-авт.,</text:span></text:p>
            <text:p text:style-name="P18"><text:span text:style-name="T145">утворене способом основоскладання, похідне від слів:</text:span> <text:span text:style-name="T39">все</text:span> і <text:span text:style-name="T39">пекéльний.</text:span></text:p>
            <text:p text:style-name="P19">Сяє срібне серце землі</text:p>
            <text:p text:style-name="P18"><text:span text:style-name="T139">всепекельними </text:span><text:span text:style-name="T137">калюжами</text:span><text:span text:style-name="T31"> (П,</text:span><text:span text:style-name="T2"> І, 173)</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еке́льний</text:p>
            <text:p text:style-name="P18">-а, -е.</text:p>
            <text:p text:style-name="P18">1) Прикм. до пекло 1). || Який уявно спостерігається в пеклі.</text:p>
            <text:p text:style-name="P18">2) <text:span text:style-name="T135">перен.</text:span> Важкий, жахливий, нестерпний; такий, як у пеклі. || <text:soft-page-break/>Надзвичайний за ступенем прояву; дуже великий.</text:p>
            <text:p text:style-name="P18"><text:span text:style-name="T97">3) </text:span><text:span text:style-name="T113">перен.</text:span><text:span text:style-name="T97"> Злий, підступний. || </text:span><text:span text:style-name="T113">розм.</text:span><text:span text:style-name="T97"> Уживається як лайливе слово</text:span><text:span text:style-name="T133"> (ВТСУМ,</text:span><text:span text:style-name="T99"> 896-897)</text:span></text:p>
          </table:table-cell>
        </table:table-row>
        <table:table-row>
          <table:table-cell table:style-name="Dictionary.A2" table:number-rows-spanned="2" office:value-type="string">
            <text:p text:style-name="P14">ВСЕПЕРЕЛЕ́Т</text:p>
            <text:p text:style-name="P18">-у, <text:span text:style-name="T136">ім., ч.,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перелі́т.</text:span></text:p>
            <text:p text:style-name="P19">Це божевілля пориву, ця рвань</text:p>
            <text:p text:style-name="P19"><text:span text:style-name="T38">всеперелетів</text:span> — з пекла і до раю,</text:p>
            <text:p text:style-name="P18"><text:span text:style-name="T137">це надвисання в смерть…</text:span><text:span text:style-name="T30"> (П,</text:span><text:span text:style-name="T2"> І, 14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ерелі́т</text:p>
            <text:p text:style-name="P18"><text:span text:style-name="T119">-льоту, </text:span><text:span text:style-name="T123">ч.</text:span></text:p>
            <text:p text:style-name="P18">1) Дія і стан за знач. перелетіти 1), перелітати<text:span text:style-name="T29"> (ВТСУМ,</text:span><text:span text:style-name="T161"> 916)</text:span></text:p>
          </table:table-cell>
        </table:table-row>
        <table:table-row>
          <table:table-cell table:style-name="Dictionary.A2" table:number-rows-spanned="2" office:value-type="string">
            <text:p text:style-name="P14">ВСЕПЕРЕЛЯ́К</text:p>
            <text:p text:style-name="P18">-у, <text:span text:style-name="T136">ім., ч.,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переля́к.</text:span></text:p>
            <text:p text:style-name="P19">Куди сховатись,</text:p>
            <text:p text:style-name="P19">аби втекти глухонімого болю</text:p>
            <text:p text:style-name="P19">і таємничого <text:span text:style-name="T38">Всепереляку</text:span></text:p>
            <text:p text:style-name="P18"><text:span text:style-name="T137">і ницого рятунку Порожнеч?</text:span><text:span text:style-name="T30"> (П,</text:span><text:span text:style-name="T2"> І, 136)</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ереля́к</text:p>
            <text:p text:style-name="P18"><text:span text:style-name="T119">-у, </text:span><text:span text:style-name="T123">ч.</text:span></text:p>
            <text:p text:style-name="P18">Почуття страху, боязні. || Стан, викликаний таким почуттям; зовнішні ознаки такого почуття<text:span text:style-name="T29"> (ВТСУМ,</text:span><text:span text:style-name="T151"> 916)</text:span></text:p>
          </table:table-cell>
        </table:table-row>
        <table:table-row>
          <table:table-cell table:style-name="Dictionary.A2" table:number-rows-spanned="2" office:value-type="string">
            <text:p text:style-name="P14">ВСЕПОПÉРЕДУ</text:p>
            <text:p text:style-name="P19">присл., інд.-авт.,</text:p>
            <text:p text:style-name="P18"><text:span text:style-name="T8">утворене способом зрощення, похідне від слів:</text:span><text:span text:style-name="T153"> </text:span><text:span text:style-name="T40">все</text:span><text:span text:style-name="T153"> і </text:span><text:span text:style-name="T40">попéреду</text:span></text:p>
            <text:p text:style-name="P19">Іду до вас — ви <text:span text:style-name="T38">всепопереду</text:span>,</text:p>
            <text:p text:style-name="P18"><text:soft-page-break/><text:span text:style-name="T137">за заримим обрієм моїм</text:span><text:span text:style-name="T31"> (П,</text:span><text:span text:style-name="T2"> ІІ, 7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опе́реду</text:p>
            <text:p text:style-name="P18"><text:span text:style-name="T118">I </text:span><text:span text:style-name="T123">присл.</text:span></text:p>
            <text:p text:style-name="P18">1) Перед ким-, чим-небудь, на чолі когось, чогось; <text:span text:style-name="T135">прот.</text:span> позаду. || У <text:soft-page-break/>передній частині чого-небудь. || У числі перших, передових, в авангарді.</text:p>
            <text:p text:style-name="P18">2) Раніше від кого-, чого-небудь; спершу. || За якийсь час до чого-небудь; заздалегідь, наперед. || У минулому, раніше.</text:p>
            <text:p text:style-name="P18">3) На деякій відстані перед ким-, чим-небудь. || На значній віддалі на шляху під час пересування.</text:p>
            <text:p text:style-name="P18">4) У майбутньому<text:span text:style-name="T29"> (ВТСУМ,</text:span><text:span text:style-name="T151"> 1054)</text:span></text:p>
          </table:table-cell>
        </table:table-row>
        <table:table-row>
          <table:table-cell table:style-name="Dictionary.A2" table:number-rows-spanned="2" office:value-type="string">
            <text:p text:style-name="P14">ВСЕПРОЗРÍННЯ</text:p>
            <text:p text:style-name="P19">ім., с., інд.-авт.,</text:p>
            <text:p text:style-name="P18"><text:span text:style-name="T8">утворене способом основоскладання, похідне від слів:</text:span><text:span text:style-name="T153"> </text:span><text:span text:style-name="T40">все</text:span><text:span text:style-name="T153"> і </text:span><text:span text:style-name="T40">прозрíння.</text:span></text:p>
            <text:p text:style-name="P19">На всерозхресті люті і жаху,</text:p>
            <text:p text:style-name="P19">на <text:span text:style-name="T38">всепрозрінні</text:span> смертного скрику</text:p>
            <text:p text:style-name="P19">дай мені, Боже, чесного шляху,</text:p>
            <text:p text:style-name="P18"><text:span text:style-name="T137">дай мені, Боже, гордого лику!</text:span><text:span text:style-name="T30"> (П,</text:span><text:span text:style-name="T2"> І, 153);</text:span></text:p>
            <text:p text:style-name="P19">Узорені, роздумані, прозорі - </text:p>
            <text:p text:style-name="P19">вони — одне високе чудування - </text:p>
            <text:p text:style-name="P19">недоторканна є оця зчужілість</text:p>
            <text:p text:style-name="P18"><text:span text:style-name="T137">і </text:span><text:span text:style-name="T139">всепрозріння</text:span><text:span text:style-name="T137"> добрих всеочей</text:span><text:span text:style-name="T31"> (П,</text:span><text:span text:style-name="T2"> ІІ, 1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розрі́ння</text:p>
            <text:p text:style-name="P18"><text:span text:style-name="T119">-я, </text:span><text:span text:style-name="T123">с.</text:span></text:p>
            <text:p text:style-name="P18">1) Дія і стан за знач. прозріти<text:span text:style-name="T29"> (ВТСУМ,</text:span><text:span text:style-name="T161"> 1153)</text:span></text:p>
          </table:table-cell>
        </table:table-row>
        <table:table-row>
          <table:table-cell table:style-name="Dictionary.A2" table:number-rows-spanned="2" office:value-type="string">
            <text:p text:style-name="P14">ВСЕПРОЩÁЛЬНИЙ</text:p>
            <text:p text:style-name="P18">-а, -е, <text:span text:style-name="T137">прикм., </text:span><text:span text:style-name="T136">інд.-авт.,</text:span></text:p>
            <text:p text:style-name="P18"><text:soft-page-break/><text:span text:style-name="T9">утворене способом основословоскладання, похідне від слів:</text:span><text:span text:style-name="T153"> </text:span><text:span text:style-name="T40">все</text:span><text:span text:style-name="T153"> і </text:span><text:span text:style-name="T40">прощáльний.</text:span></text:p>
            <text:p text:style-name="P19">Земля — хитлива і плавка — вседорога і <text:span text:style-name="T38">всепрощальна</text:span> —</text:p>
            <text:p text:style-name="P18"><text:span text:style-name="T137">здоліла стати, щоб благальна помічена була рука</text:span><text:span text:style-name="T31"> (П,</text:span><text:span text:style-name="T2"> ІІ, 147)</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роща́льний</text:p>
            <text:p text:style-name="P18"><text:soft-page-break/>-а, -е.</text:p>
            <text:p text:style-name="P18">1) Стос. до прощання. ||Викликаний прощанням. || Який буває, відбувається тощо під час прощання з покійником. || Який влаштовується з нагоди від’їзду.</text:p>
            <text:p text:style-name="P18"><text:span text:style-name="T96">2) </text:span><text:span text:style-name="T112">перен.</text:span><text:span text:style-name="T96"> Останній</text:span><text:span text:style-name="T133"> (ВТСУМ,</text:span><text:span text:style-name="T109"> 1181)</text:span></text:p>
          </table:table-cell>
        </table:table-row>
        <table:table-row>
          <table:table-cell table:style-name="Dictionary.A2" table:number-rows-spanned="2" office:value-type="string">
            <text:p text:style-name="P14">ВСЕПРОЩÁННЯ</text:p>
            <text:p text:style-name="P18">-я, <text:span text:style-name="T136">ім., с., інд.-авт.,</text:span></text:p>
            <text:p text:style-name="P18"><text:span text:style-name="T9">утворене способом основословоскладання, похідне від </text:span><text:span text:style-name="T9">слів:</text:span><text:span text:style-name="T153"> </text:span><text:span text:style-name="T40">все</text:span><text:span text:style-name="T153"> і </text:span><text:span text:style-name="T40">прощáння.</text:span></text:p>
            <text:p text:style-name="P19">Що мав — привиділось, причулося,</text:p>
            <text:p text:style-name="P18"><text:span text:style-name="T137">на всенезустріч, </text:span><text:span text:style-name="T139">всепрощання</text:span><text:span text:style-name="T31"> (П,</text:span><text:span text:style-name="T2"> І, 199)</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роща́ння</text:p>
            <text:p text:style-name="P18"><text:span text:style-name="T119">-я, </text:span><text:span text:style-name="T123">с.</text:span></text:p>
            <text:p text:style-name="P18"><text:span text:style-name="T120">1) Дія за знач. прощатися 1). || Слова, </text:span><text:span text:style-name="T120">які вимовляються перед розлукою, розставанням. </text:span><text:span text:style-name="T124">Час прощання</text:span><text:span text:style-name="T120">.</text:span></text:p>
            <text:p text:style-name="P18"><text:span text:style-name="T97">2) </text:span><text:span text:style-name="T113">перен.</text:span><text:span text:style-name="T97"> Розставання з чим-небудь</text:span><text:span text:style-name="T133"> (ВТСУМ,</text:span><text:span text:style-name="T99"> 1181)</text:span></text:p>
          </table:table-cell>
        </table:table-row>
        <table:table-row>
          <table:table-cell table:style-name="Dictionary.A2" table:number-rows-spanned="2" office:value-type="string">
            <text:p text:style-name="P14">ВСЕРОЗЛУ́́КА</text:p>
            <text:p text:style-name="P18">-и, <text:span text:style-name="T136">ім., ж.,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розлу́ка.</text:span></text:p>
            <text:p text:style-name="P18">Сягни рукою — і не досягнеш</text:p>
            <text:p text:style-name="P18"><text:span text:style-name="T136">ні краю </text:span><text:span text:style-name="T138">всерозлук</text:span><text:span text:style-name="T136">, ні муки краю</text:span><text:span text:style-name="T30"> (П,</text:span><text:span text:style-name="T2"> І, 149)</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розлу́ка</text:p>
            <text:p text:style-name="P18"><text:span text:style-name="T119">-и, </text:span><text:span text:style-name="T123">ж.</text:span></text:p>
            <text:p text:style-name="P18">1) Розставання, прощання з ким-, чим-небудь близьким, дорогим.</text:p>
            <text:p text:style-name="P18">2) Тимчасове перебування далеко від кого-, чого-небудь близького, дорогого<text:span text:style-name="T29"> (ВТСУМ,</text:span><text:span text:style-name="T151"> 1250)</text:span></text:p>
          </table:table-cell>
        </table:table-row>
        <table:table-row>
          <table:table-cell table:style-name="Dictionary.A2" table:number-rows-spanned="2" office:value-type="string">
            <text:p text:style-name="P14">ВСЕРОЗХРÉСТЯ</text:p>
            <text:p text:style-name="P18">-я, <text:span text:style-name="T136">ім., с., інд.-авт.,</text:span></text:p>
            <text:p text:style-name="P18"><text:span text:style-name="T9">утворене способом основоскладання, префіксальним і нульсуфіксальним, </text:span><text:soft-page-break/><text:span text:style-name="T9">похідне від слів:</text:span><text:span text:style-name="T153"> </text:span><text:span text:style-name="T40">все</text:span><text:span text:style-name="T153"> і </text:span><text:span text:style-name="T40">хрест.</text:span></text:p>
            <text:p text:style-name="P19">На <text:span text:style-name="T38">всерозхресті</text:span> люті і жаху,</text:p>
            <text:p text:style-name="P19">на всепрозрінні смертного скрику</text:p>
            <text:p text:style-name="P19">дай мені, Боже, чесного шляху,</text:p>
            <text:p text:style-name="P18"><text:span text:style-name="T137">дай мені, Боже, гордого лику!</text:span><text:span text:style-name="T30"> (П,</text:span><text:span text:style-name="T2"> І, 153)</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хрест</text:p>
            <text:p text:style-name="P18"><text:span text:style-name="T119">-а́, </text:span><text:span text:style-name="T123">ч.</text:span></text:p>
            <text:p text:style-name="P18">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8"><text:span text:style-name="T97">5) </text:span><text:span text:style-name="T113">перен.</text:span><text:span text:style-name="T97"> Страждання, випробування, що випали на чиюсь долю</text:span><text:span text:style-name="T133"> (ВТСУМ,</text:span><text:span text:style-name="T99"> 1572)</text:span></text:p>
          </table:table-cell>
        </table:table-row>
        <table:table-row>
          <table:table-cell table:style-name="Dictionary.A2" office:value-type="string">
            <text:p text:style-name="P14">ВСЕСÁДНО</text:p>
            <text:p text:style-name="P19">присл., інд.-авт.,</text:p>
            <text:p text:style-name="P18"><text:span text:style-name="T8">утворене суфіксальним способом, похідне від слова</text:span><text:span text:style-name="T153"> </text:span><text:span text:style-name="T40">всесáдний.</text:span></text:p>
            <text:p text:style-name="P19">Меркавий<text:span text:style-name="T38"> </text:span>місяць був посів</text:p>
            <text:p text:style-name="P19">на всю околицю, <text:span text:style-name="T38">всесадно</text:span></text:p>
            <text:p text:style-name="P19">пишаючись і правив владно,</text:p>
            <text:p text:style-name="P18"><text:span text:style-name="T137">нічний мій сором чемно крив</text:span><text:span text:style-name="T31"> (П,</text:span><text:span text:style-name="T2"> ІІ, 296)</text:span></text:p>
          </table:table-cell>
          <table:table-cell table:style-name="Dictionary.B2" office:value-type="string">
            <text:p text:style-name="P18"><text:span text:style-name="T40">Всесáдний </text:span><text:span text:style-name="T147">(не подано у словнику)</text:span></text:p>
          </table:table-cell>
        </table:table-row>
        <table:table-row>
          <table:table-cell table:style-name="Dictionary.A2" table:number-rows-spanned="2" office:value-type="string">
            <text:p text:style-name="P14">ВСЕСПÁЛЕ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все</text:span><text:span text:style-name="T153"> і </text:span><text:span text:style-name="T40">спáлення.</text:span></text:p>
            <text:p text:style-name="P19"><text:span text:style-name="T38">Всеспалення</text:span> Твоє автодафе - </text:p>
            <text:p text:style-name="P19">перепочинок перед різнім святом,</text:p>
            <text:p text:style-name="P19"><text:soft-page-break/>як ворогу назвешся рідним братом</text:p>
            <text:p text:style-name="P18"><text:span text:style-name="T137">і смерк розсуне лірою Орфей</text:span><text:span text:style-name="T31"> (П,</text:span><text:span text:style-name="T2"> І, 13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спа́лення</text:p>
            <text:p text:style-name="P18"><text:span text:style-name="T119">-я, </text:span><text:span text:style-name="T123">с.</text:span></text:p>
            <text:p text:style-name="P18">Дія за знач. спалити<text:span text:style-name="T29"> (ВТСУМ,</text:span><text:span text:style-name="T161"> 1361)</text:span></text:p>
          </table:table-cell>
        </table:table-row>
        <table:table-row>
          <table:table-cell table:style-name="Dictionary.A2" table:number-rows-spanned="2" office:value-type="string">
            <text:p text:style-name="P14">ВСЕСПОГÁДУВАТИ</text:p>
            <text:p text:style-name="P18">-ую, -єш, дієсл., <text:span text:style-name="T136">недок., перех., інд.-авт.,</text:span></text:p>
            <text:p text:style-name="P18"><text:span text:style-name="T145">утворене способом основоскладання, похідне від слів:</text:span> <text:span text:style-name="T39">все</text:span> і <text:span text:style-name="T39">спогáдувати.</text:span></text:p>
            <text:p text:style-name="P19">Як лев, що причаївся в хащах обрію,</text:p>
            <text:p text:style-name="P19">заки й зблудив, отак і я валандаюсь,</text:p>
            <text:p text:style-name="P19">від тебе відмежований навіки,</text:p>
            <text:p text:style-name="P18"><text:span text:style-name="T137">і </text:span><text:span text:style-name="T139">всеспогадую</text:span><text:span text:style-name="T137"> — немов живу</text:span><text:span text:style-name="T31"> (П,</text:span><text:span text:style-name="T2"> І, 70)</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спога́дувати</text:p>
            <text:p text:style-name="P18"><text:span text:style-name="T119">-ую, -уєш, </text:span><text:span text:style-name="T123">недок.</text:span><text:span text:style-name="T119">, спогадати, -аю, -аєш, </text:span><text:span text:style-name="T123">док.</text:span><text:span text:style-name="T119">, </text:span><text:span text:style-name="T123">перех.</text:span><text:span text:style-name="T119">, </text:span><text:span text:style-name="T123">також із спол.</text:span><text:span text:style-name="T119">що, як, коли, </text:span><text:span text:style-name="T123">неперех.</text:span><text:span text:style-name="T119">, </text:span><text:span text:style-name="T123">про кого —</text:span><text:span text:style-name="T119"> </text:span><text:span text:style-name="T123">що</text:span><text:span text:style-name="T119">, </text:span><text:span text:style-name="T123">розм.</text:span><text:span text:style-name="T119"> </text:span><text:span text:style-name="T123">за кого —</text:span><text:span text:style-name="T119"> </text:span><text:span text:style-name="T123">що</text:span><text:span text:style-name="T119">, </text:span><text:span text:style-name="T123">розм.</text:span></text:p>
            <text:p text:style-name="P18"><text:span text:style-name="T120">1) Те саме, що згадувати. </text:span><text:span text:style-name="T124">Спогадувати добрим словом</text:span><text:span text:style-name="T120">.</text:span></text:p>
            <text:p text:style-name="P18">2) Думати, уявляти що-небудь<text:span text:style-name="T29"> (ВТСУМ,</text:span><text:span text:style-name="T151"> 1371)</text:span></text:p>
          </table:table-cell>
        </table:table-row>
        <table:table-row>
          <table:table-cell table:style-name="Dictionary.A2" table:number-rows-spanned="2" office:value-type="string">
            <text:p text:style-name="P14">ВСЕТРИВÓГА</text:p>
            <text:p text:style-name="P18"><text:soft-page-break/>-и, <text:span text:style-name="T136">ім., ж.,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тривóга.</text:span></text:p>
            <text:p text:style-name="P19">Надимляється дорога</text:p>
            <text:p text:style-name="P19">від диявола до Бога,</text:p>
            <text:p text:style-name="P19">вслід ступає <text:span text:style-name="T38">всетривога</text:span>,</text:p>
            <text:p text:style-name="P18"><text:span text:style-name="T137">і спинилась біла смерть</text:span><text:span text:style-name="T31"> (П,</text:span><text:span text:style-name="T2"> ІІ, 127);</text:span></text:p>
            <text:p text:style-name="P19">О ця займанщина душі!</text:p>
            <text:p text:style-name="P19">Спіши — з дороги і в дорогу.</text:p>
            <text:p text:style-name="P19">Годуй голодну <text:span text:style-name="T38">всетривогу</text:span></text:p>
            <text:p text:style-name="P18"><text:span text:style-name="T137">і спогаду не воруши</text:span><text:span text:style-name="T31"> (П,</text:span><text:span text:style-name="T2"> ІІ, 289)</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триво́га</text:p>
            <text:p text:style-name="P18"><text:span text:style-name="T119">-и, </text:span><text:span text:style-name="T123">ж.</text:span></text:p>
            <text:p text:style-name="P18">1) Неспокій, збентеження, викликані якимсь побоюванням, страхом перед чимось, передчуттям неприємного, небезпечного. || <text:span text:style-name="T135">перев.</text:span> <text:span text:style-name="T135">мн.</text:span>Хвилювання, переживання, що порушують душевний спокій.</text:p>
            <text:p text:style-name="P18">2) Метушня, шарпанина, переполох.</text:p>
            <text:p text:style-name="P18"><text:span text:style-name="T96">3) Стан, що вимагає активних дій; загроза, небезпека. || Умовний сигнал, що сповіщає про небезпеку, загрозу або про битву, бій. </text:span><text:span text:style-name="T112">Бойова тривога</text:span><text:span text:style-name="T133"> (ВТСУМ,</text:span><text:span text:style-name="T109"> 1473)</text:span></text:p>
          </table:table-cell>
        </table:table-row>
        <table:table-row>
          <table:table-cell table:style-name="Dictionary.A2" table:number-rows-spanned="2" office:value-type="string">
            <text:p text:style-name="P14">ВСЕЦÁРСТВІЄ</text:p>
            <text:p text:style-name="P18">-я, <text:span text:style-name="T136">ім., с.,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цáрствіє.</text:span></text:p>
            <text:p text:style-name="P19">Оце й бо він, твій люд. Оце й бо він, твій край.</text:p>
            <text:p text:style-name="P18"><text:span text:style-name="T139">Всецарствіє</text:span><text:span text:style-name="T137"> паскуд в сто горл реве: тримай</text:span><text:span text:style-name="T31"> (П,</text:span><text:span text:style-name="T2"> ІІ, 192)</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23">Ца́рство (ца́рствіє)</text:p>
            <text:p text:style-name="P18"><text:span text:style-name="T119">-а, </text:span><text:span text:style-name="T123">с.</text:span></text:p>
            <text:p text:style-name="P18">1) Держава, якою править цар (у 1 <text:span text:style-name="T135">знач.</text:span>).</text:p>
            <text:p text:style-name="P18"><text:span text:style-name="T96">2) </text:span><text:span text:style-name="T112">рідко</text:span><text:span text:style-name="T96">. Правління царя (у 1 </text:span><text:span text:style-name="T112">знач.</text:span><text:span text:style-name="T96">); царювання. || </text:span><text:span text:style-name="T112">перен.</text:span><text:span text:style-name="T96"> Сфера, ділянка, в якій хто-небудь почуває себе повновладним господарем</text:span><text:span text:style-name="T133"> (ВТСУМ,</text:span><text:span text:style-name="T109"> 1578)</text:span></text:p>
          </table:table-cell>
        </table:table-row>
        <table:table-row>
          <table:table-cell table:style-name="Dictionary.A1" table:number-rows-spanned="2" office:value-type="string">
            <text:p text:style-name="P14">ВСЕЧЕКÁННЯ</text:p>
            <text:p text:style-name="P18">-я, <text:span text:style-name="T136">ім., с., інд.-авт.,</text:span></text:p>
            <text:p text:style-name="P18"><text:span text:style-name="T9">утворене способом основоскладання, </text:span><text:soft-page-break/><text:span text:style-name="T9">похідне від слів:</text:span><text:span text:style-name="T153"> </text:span><text:span text:style-name="T40">все</text:span><text:span text:style-name="T153"> і </text:span><text:span text:style-name="T40">чекáння.</text:span></text:p>
            <text:p text:style-name="P19">Це все юрма. І ніч. І брат мій спить.</text:p>
            <text:p text:style-name="P18"><text:span text:style-name="T137">Росте під стелю </text:span><text:span text:style-name="T139">всечекання</text:span><text:span text:style-name="T31"> (П,</text:span><text:span text:style-name="T2"> І, 164)</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чека́ння</text:p>
            <text:p text:style-name="P18"><text:span text:style-name="T119">-я, </text:span><text:span text:style-name="T123">с.</text:span></text:p>
            <text:p text:style-name="P18"><text:soft-page-break/>Стан за знач. чекати<text:span text:style-name="T29"> (ВТСУМ,</text:span><text:span text:style-name="T161"> 1596)</text:span></text:p>
          </table:table-cell>
        </table:table-row>
        <table:table-row>
          <table:table-cell table:style-name="Dictionary.A2" table:number-rows-spanned="2" office:value-type="string">
            <text:p text:style-name="P14">ВСЕЧУ́́ЛИЙ</text:p>
            <text:p text:style-name="P18">-а, -е, <text:span text:style-name="T137">дієпр., </text:span><text:span text:style-name="T136">інд.-авт.,</text:span></text:p>
            <text:p text:style-name="P18"><text:span text:style-name="T9">утворене складносуфіксальним способом, похідне від слів:</text:span><text:span text:style-name="T153"> </text:span><text:span text:style-name="T40">все</text:span><text:span text:style-name="T153"> і </text:span><text:span text:style-name="T40">чýти.</text:span></text:p>
            <text:p text:style-name="P19">Володарю своєї смерті, доля - </text:p>
            <text:p text:style-name="P19">всепам’ятка, <text:span text:style-name="T38">всечула</text:span>, всевидюща - </text:p>
            <text:p text:style-name="P18"><text:span text:style-name="T137">нічого не забуде, не простить</text:span><text:span text:style-name="T31"> (П,</text:span><text:span text:style-name="T2"> І, 14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чу́ти</text:p>
            <text:p text:style-name="P18"><text:span text:style-name="T119">чую, чуєш, </text:span><text:span text:style-name="T123">недок.</text:span></text:p>
            <text:p text:style-name="P18">1) <text:span text:style-name="T135">перех.</text:span> Сприймати за допомогою органів слуху які-небудь звуки. ||<text:span text:style-name="T135">у знач.</text:span> <text:span text:style-name="T135">вставн. сл.</text:span> Чується.</text:p>
            <text:p text:style-name="P18">2) <text:span text:style-name="T135">неперех.</text:span> Мати слух.</text:p>
            <text:p text:style-name="P18"><text:span text:style-name="T97">3) </text:span><text:span text:style-name="T113">перех.</text:span><text:span text:style-name="T97"> Мати які-небудь дані, відомості про кого-, що-небудь, знати про кого-небудь із розмов, чуток </text:span><text:span text:style-name="T97">і т. ін. </text:span><text:span text:style-name="T133">(ВТСУМ,</text:span><text:span text:style-name="T99"> 1609)</text:span></text:p>
          </table:table-cell>
        </table:table-row>
        <table:table-row>
          <table:table-cell table:style-name="Dictionary.A2" table:number-rows-spanned="2" office:value-type="string">
            <text:p text:style-name="P14">ВСЕЩÉДР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все</text:span><text:span text:style-name="T153"> і </text:span><text:span text:style-name="T40">щéдрий.</text:span></text:p>
            <text:p text:style-name="P19">Тож — в неба провалля в бездоння, бездолий</text:p>
            <text:p text:style-name="P19">нагірний, невірний, западистий рай,</text:p>
            <text:p text:style-name="P19">всебідий, всегнівний, <text:span text:style-name="T38">всещедрий</text:span>, всекволий.</text:p>
            <text:p text:style-name="P18"><text:span text:style-name="T137">А що під крилом твоїм? Кара — </text:span><text:soft-page-break/><text:span text:style-name="T137">карай</text:span><text:span text:style-name="T31"> (П,</text:span><text:span text:style-name="T2">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ще́дрий</text:p>
            <text:p text:style-name="P18">-а, -е.</text:p>
            <text:p text:style-name="P18"><text:span text:style-name="T97">1) Який охоче ділиться своїм майном, коштами і т. ін., не шкодує витрачати що-небудь. || </text:span><text:span text:style-name="T113">у знач.</text:span><text:span text:style-name="T97"> </text:span><text:span text:style-name="T113">ім.</text:span><text:span text:style-name="T97"> щедрий, -рого, </text:span><text:span text:style-name="T113">ч.</text:span><text:span text:style-name="T97"> Той, хто не шкодує витрачати що-небудь. || </text:span><text:span text:style-name="T113">перен.</text:span><text:span text:style-name="T97">, </text:span><text:span text:style-name="T113">на що</text:span><text:span text:style-name="T97">, </text:span><text:span text:style-name="T113">в чому</text:span><text:span text:style-name="T97">. Який легко, охоче роздає щось, наділяє чимсь</text:span><text:span text:style-name="T133"> (ВТСУМ,</text:span><text:span text:style-name="T99"> 1638)</text:span></text:p>
          </table:table-cell>
        </table:table-row>
        <table:table-row>
          <table:table-cell table:style-name="Dictionary.A2" office:value-type="string">
            <text:p text:style-name="P14">ГЕТЬМÁНИТИСЯ</text:p>
            <text:p text:style-name="P18">-нюся, -нишся, <text:span text:style-name="T137">дієсл., недок., перех., інд.-авт.,</text:span></text:p>
            <text:p text:style-name="P18"><text:span text:style-name="T9">утворене суфіксально-постфіксальним способом, похідне від слова</text:span> <text:span text:style-name="T39">ге́тьман.</text:span><text:span text:style-name="T145"> Вивищуватися</text:span></text:p>
            <text:p text:style-name="P19">…той віщий пагорб, на котрому горді</text:p>
            <text:p text:style-name="P19"><text:span text:style-name="T38">гетьманяться</text:span> дуби — наснився з ночі,</text:p>
            <text:p text:style-name="P18"><text:span text:style-name="T137">аби розлуку близити мою</text:span><text:span text:style-name="T31"> (П,</text:span><text:span text:style-name="T2"> ІІ, 172)</text:span></text:p>
          </table:table-cell>
          <table:table-cell table:style-name="Dictionary.B2" office:value-type="string">
            <text:p text:style-name="P15">ге́тьман</text:p>
            <text:p text:style-name="P18">поет.</text:p>
            <text:p text:style-name="P18"><text:span text:style-name="T97">гетьма́н, -а, </text:span><text:span text:style-name="T113">ч.</text:span><text:span text:style-name="T97">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133"> (ВТСУМ,</text:span><text:span text:style-name="T99"> 235)</text:span></text:p>
          </table:table-cell>
        </table:table-row>
        <table:table-row>
          <table:table-cell table:style-name="Dictionary.A2" table:number-rows-spanned="3" office:value-type="string">
            <text:p text:style-name="P14">ГЛИ́Б-СИ́НЬ-СЕ́РЦЕ</text:p>
            <text:p text:style-name="P18">-я, <text:span text:style-name="T137">ім., с. інд.-авт.,</text:span></text:p>
            <text:p text:style-name="P18"><text:span text:style-name="T10">утворене способом словоскладання, </text:span><text:span text:style-name="T10">похідне від слів:</text:span> <text:span text:style-name="T39">глиб</text:span>, <text:span text:style-name="T39">синь</text:span> і <text:span text:style-name="T39">се́рце.</text:span></text:p>
            <text:p text:style-name="P19"><text:span text:style-name="T145">Золотокінва</text:span> — пади-но,</text:p>
            <text:p text:style-name="P18"><text:span text:style-name="T137">спади з лиця в </text:span><text:span text:style-name="T140">глиб-синь-серця</text:span><text:span text:style-name="T31"> (П,</text:span><text:span text:style-name="T2"> ІІ, 191)</text:span></text:p>
          </table:table-cell>
          <table:table-cell table:style-name="Dictionary.B2" office:value-type="string">
            <text:p text:style-name="P15">глибина́ (глиб)</text:p>
            <text:p text:style-name="P18"><text:span text:style-name="T119">-и, </text:span><text:span text:style-name="T123">ж.</text:span></text:p>
            <text:p text:style-name="P18">1) Відстань зверху вниз від поверхні, краю чого-небудь.</text:p>
            <text:p text:style-name="P18"><text:span text:style-name="T97">5) </text:span><text:span text:style-name="T113">тільки одн.</text:span><text:span text:style-name="T97">, </text:span><text:span text:style-name="T113">перен.</text:span><text:span text:style-name="T97"> Про значущість, змістовність чого-небудь</text:span><text:span text:style-name="T133"> (ВТСУМ,</text:span><text:span text:style-name="T100"> 244)</text:span></text:p>
          </table:table-cell>
        </table:table-row>
        <table:table-row>
          <table:covered-table-cell/>
          <table:table-cell table:style-name="Dictionary.B2" office:value-type="string">
            <text:p text:style-name="P15">си́нява (синь)</text:p>
            <text:p text:style-name="P18"><text:span text:style-name="T119">-и, </text:span><text:span text:style-name="T123">ж.</text:span></text:p>
            <text:p text:style-name="P18">1) Синій колір чого-небудь. || Ясне синє небо. || Серпанок. || <text:span text:style-name="T135">поет.</text:span>Сутінки.</text:p>
            <text:p text:style-name="P18">2) Синій простір, синя поверхня (про небо, море)<text:span text:style-name="T29"> (ВТСУМ,</text:span><text:span text:style-name="T161"> 1319)</text:span></text:p>
          </table:table-cell>
        </table:table-row>
        <table:table-row>
          <table:covered-table-cell/>
          <table:table-cell table:style-name="Dictionary.B2" office:value-type="string">
            <text:p text:style-name="P15">се́рце</text:p>
            <text:p text:style-name="P18"><text:soft-page-break/><text:span text:style-name="T119">-я, </text:span><text:span text:style-name="T123">с.</text:span></text:p>
            <text:p text:style-name="P18">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29"> (ВТСУМ,</text:span><text:span text:style-name="T151"> 1310)</text:span></text:p>
          </table:table-cell>
        </table:table-row>
        <table:table-row>
          <table:table-cell table:style-name="Dictionary.A1" table:number-rows-spanned="2" office:value-type="string">
            <text:p text:style-name="P14">ГОРЛОЗГУ́́К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гóрло </text:span><text:span text:style-name="T153">і </text:span><text:span text:style-name="T40">згýкий (</text:span><text:span text:style-name="T153">від </text:span><text:span text:style-name="T40">звук).</text:span></text:p>
            <text:p text:style-name="P19">А обрій утікав. Я надбігав</text:p>
            <text:p text:style-name="P19">щосил моїх. Та обрій <text:span text:style-name="T38">горлозгукий</text:span></text:p>
            <text:p text:style-name="P18"><text:span text:style-name="T137">пустився впрост</text:span><text:span text:style-name="T31"> (П,</text:span><text:span text:style-name="T2"> І, 183)</text:span></text:p>
          </table:table-cell>
          <table:table-cell table:style-name="Dictionary.B1" office:value-type="string">
            <text:p text:style-name="P15">го́рло</text:p>
            <text:p text:style-name="P18"><text:span text:style-name="T119">-а, </text:span><text:span text:style-name="T12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span text:style-name="T29"> (ВТСУМ,</text:span><text:span text:style-name="T161"> 254)</text:span></text:p>
          </table:table-cell>
        </table:table-row>
        <table:table-row>
          <table:covered-table-cell/>
          <table:table-cell table:style-name="Dictionary.B2" office:value-type="string">
            <text:p text:style-name="P14">звук</text:p>
            <text:p text:style-name="P18">ч.</text:p>
            <text:p text:style-name="P18">1) <text:span text:style-name="T135">род.</text:span> -у.Слухове відчуття, що викликається механічними коливаннями; те, що людина чує, сприймає органом слуху. || Спів, музика. || <text:span text:style-name="T135">перев.</text:span> <text:span text:style-name="T135">мн.</text:span> Мелодія.</text:p>
            <text:p text:style-name="P18"><text:span text:style-name="T97">4) </text:span><text:span text:style-name="T113">род.</text:span><text:span text:style-name="T97"> -а, </text:span><text:span text:style-name="T113">лінгв.</text:span><text:span text:style-name="T97"> Членороздільний елемент людської мови, утворюваний за допомогою органів мовлення. </text:span><text:span text:style-name="T113">Голосні звуки</text:span><text:span text:style-name="T97">.</text:span><text:span text:style-name="T113">Альвеолярні звуки</text:span><text:span text:style-name="T133"> (ВТСУМ,</text:span><text:span text:style-name="T99"> 449)</text:span></text:p>
          </table:table-cell>
        </table:table-row>
        <table:table-row>
          <table:table-cell table:style-name="Dictionary.A2" table:number-rows-spanned="2" office:value-type="string">
            <text:p text:style-name="P14">ДВОПÓГЛЯД</text:p>
            <text:p text:style-name="P18"><text:soft-page-break/>-у, <text:span text:style-name="T136">ім., ч., інд.-авт.,</text:span></text:p>
            <text:p text:style-name="P18"><text:span text:style-name="T9">утворене способом основоскладання, похідне від слів:</text:span><text:span text:style-name="T153"> </text:span><text:span text:style-name="T40">два</text:span><text:span text:style-name="T153"> і </text:span><text:span text:style-name="T40">пóгляд.</text:span></text:p>
            <text:p text:style-name="P19">Та всеобрушає нестерпно</text:p>
            <text:p text:style-name="P19"><text:span text:style-name="T38">двопогляд</text:span>. У ньому ти сущий,</text:p>
            <text:p text:style-name="P19">померлий, пантруєш живого,</text:p>
            <text:p text:style-name="P18"><text:span text:style-name="T137">зориш за померлим — живий</text:span><text:span text:style-name="T31"> (П,</text:span><text:span text:style-name="T2"> І, 87)</text:span></text:p>
          </table:table-cell>
          <table:table-cell table:style-name="Dictionary.B2" office:value-type="string">
            <text:p text:style-name="P18">два</text:p>
            <text:p text:style-name="P18"><text:soft-page-break/><text:span text:style-name="T123">ч.</text:span><text:span text:style-name="T119"> </text:span><text:span text:style-name="T123">і с.</text:span><text:span text:style-name="T119">, дві, </text:span><text:span text:style-name="T123">ж.</text:span><text:span text:style-name="T119">, двох, </text:span><text:span text:style-name="T123">числ.</text:span><text:span text:style-name="T119"> </text:span><text:span text:style-name="T123">кільк.</text:span></text:p>
            <text:p text:style-name="P18">1) Назва числа 2 і його цифрового позначення. || Кількість із двох одиниць<text:span text:style-name="T29"> (ВТСУМ,</text:span><text:span text:style-name="T161"> 274)</text:span></text:p>
          </table:table-cell>
        </table:table-row>
        <table:table-row>
          <table:covered-table-cell/>
          <table:table-cell table:style-name="Dictionary.B2" office:value-type="string">
            <text:p text:style-name="P15">по́гляд</text:p>
            <text:p text:style-name="P18"><text:span text:style-name="T119">-у, </text:span><text:span text:style-name="T123">ч.</text:span></text:p>
            <text:p text:style-name="P18">1) Спрямованість, скерованість зору на кого-, що-небудь. || Вираз очей, манера дивитися. <text:span text:style-name="T135">Відводити погляд</text:span>. <text:span text:style-name="T135">Зустрічатися поглядом</text:span>.</text:p>
            <text:p text:style-name="P18"><text:span text:style-name="T97">2) Думка, судження про що-небудь. || </text:span><text:span text:style-name="T113">тільки мн.</text:span><text:span text:style-name="T97"> Система переконань, уявлень; світогляд, світосприймання</text:span><text:span text:style-name="T133"> (ВТСУМ,</text:span><text:span text:style-name="T99"> 1004)</text:span></text:p>
          </table:table-cell>
        </table:table-row>
        <table:table-row>
          <table:table-cell table:style-name="Dictionary.A2" table:number-rows-spanned="2" office:value-type="string">
            <text:p text:style-name="P14">ДЗЕНЬ-СТРУНÁ</text:p>
            <text:p text:style-name="P18">-и́, <text:span text:style-name="T136">ім., ж., інд.-авт.,</text:span></text:p>
            <text:p text:style-name="P18"><text:span text:style-name="T9">утворене способом словоскладання, </text:span><text:span text:style-name="T9">похідне від слів:</text:span><text:span text:style-name="T153"> </text:span><text:span text:style-name="T40">дзень</text:span><text:span text:style-name="T153"> і </text:span><text:span text:style-name="T40">струнá.</text:span></text:p>
            <text:p text:style-name="P19">І думою одною</text:p>
            <text:p text:style-name="P19">півсну кошлатить ся. І <text:span text:style-name="T38">дзень-струною</text:span></text:p>
            <text:p text:style-name="P18"><text:span text:style-name="T137">не йде це дивне диво з голови</text:span><text:span text:style-name="T31"> (П,</text:span><text:span text:style-name="T2"> ІІ, 194)</text:span></text:p>
          </table:table-cell>
          <table:table-cell table:style-name="Dictionary.B2" office:value-type="string">
            <text:p text:style-name="P14">дзень</text:p>
            <text:p text:style-name="P18">виг.</text:p>
            <text:p text:style-name="P18"><text:span text:style-name="T120">Уживається як присудок за </text:span><text:span text:style-name="T124">знач.</text:span><text:span text:style-name="T120"> дзенькати</text:span><text:span text:style-name="T131"> (ВТСУМ,</text:span><text:span text:style-name="T122"> 292)</text:span></text:p>
          </table:table-cell>
        </table:table-row>
        <table:table-row>
          <table:covered-table-cell/>
          <table:table-cell table:style-name="Dictionary.B2" office:value-type="string">
            <text:p text:style-name="P15">струна́</text:p>
            <text:p text:style-name="P18"><text:span text:style-name="T119">-и́, </text:span><text:span text:style-name="T123">ж.</text:span></text:p>
            <text:p text:style-name="P18">1) Гнучка, пружна, туго натягнена нитка (металева, жильна і т. ін.) в музичних інструментах, що, коливаючись, створює звуки. || <text:span text:style-name="T135">тількимн.</text:span>, <text:span text:style-name="T135">перен.</text:span> Про звуки якого-небудь музичного інструмента; взагалі про музику, поезію.</text:p>
            <text:p text:style-name="P18"><text:soft-page-break/><text:span text:style-name="T97">2) </text:span><text:span text:style-name="T113">перен.</text:span><text:span text:style-name="T97"> Особливість кого-, чого-небудь, риса людини, властивість її характеру</text:span><text:span text:style-name="T133"> (ВТСУМ,</text:span><text:span text:style-name="T99"> 1405)</text:span></text:p>
          </table:table-cell>
        </table:table-row>
        <table:table-row>
          <table:table-cell table:style-name="Dictionary.A2" table:number-rows-spanned="2" office:value-type="string">
            <text:p text:style-name="P14">ДИВНОВЗÍР</text:p>
            <text:p text:style-name="P18">-зóру, <text:span text:style-name="T136">ім., ч., інд.-авт.,</text:span></text:p>
            <text:p text:style-name="P18"><text:span text:style-name="T9">утворене способом основоскладання і нульсуфіксальним, похідне від слів:</text:span><text:span text:style-name="T153"> </text:span><text:span text:style-name="T40">ди́вний</text:span><text:span text:style-name="T153"> і </text:span><text:span text:style-name="T40">взі́р.</text:span></text:p>
            <text:p text:style-name="P19">Там крила птаства рясно миготіли,</text:p>
            <text:p text:style-name="P19">мережилася зелень <text:span text:style-name="T38">дивновзором</text:span>,</text:p>
            <text:p text:style-name="P19">а душу вже поймав самодоходжень</text:p>
            <text:p text:style-name="P18"><text:span text:style-name="T137">зухвалий холод і зухвалий жах</text:span><text:span text:style-name="T31"> (П,</text:span><text:span text:style-name="T2"> ІІ, 118)</text:span></text:p>
          </table:table-cell>
          <table:table-cell table:style-name="Dictionary.B2" office:value-type="string">
            <text:p text:style-name="P15">ди́вний</text:p>
            <text:p text:style-name="P18">-а, -е.</text:p>
            <text:p text:style-name="P18">1) Який викликає подив. || Незвичайний якими-небудь якостями; чудний, незрозумілий. || Який не має подібних собі; рідкісний, кумедний.</text:p>
            <text:p text:style-name="P18">2) Дуже гарний; чудовий, чарівний<text:span text:style-name="T29"> (ВТСУМ,</text:span><text:span text:style-name="T161"> 294)</text:span></text:p>
          </table:table-cell>
        </table:table-row>
        <table:table-row>
          <table:covered-table-cell/>
          <table:table-cell table:style-name="Dictionary.B2" office:value-type="string">
            <text:p text:style-name="P14">взір</text:p>
            <text:p text:style-name="P18"><text:span text:style-name="T119">(узір), взору, </text:span><text:span text:style-name="T123">ч.</text:span><text:span text:style-name="T119">, </text:span><text:span text:style-name="T123">рідко</text:span><text:span text:style-name="T119">.</text:span></text:p>
            <text:p text:style-name="P18">1) Зовнішній вигляд кого-, чого-небудь.</text:p>
            <text:p text:style-name="P18"><text:span text:style-name="T97">3) </text:span><text:span text:style-name="T113">діал.</text:span><text:span text:style-name="T97"> Зір, погляд</text:span><text:span text:style-name="T133"> (ВТСУМ,</text:span><text:span text:style-name="T99"> 125)</text:span></text:p>
          </table:table-cell>
        </table:table-row>
        <table:table-row>
          <table:table-cell table:style-name="Dictionary.A2" office:value-type="string">
            <text:p text:style-name="P14">ДЛЯ́ННЯ</text:p>
            <text:p text:style-name="P18"><text:span text:style-name="T154">-</text:span>я, <text:span text:style-name="T136">ім., с., інд.-авт.,</text:span></text:p>
            <text:p text:style-name="P18"><text:span text:style-name="T9">утворене суфіксальним способом, похідне від слова</text:span> <text:span text:style-name="T39">для́ти.</text:span></text:p>
            <text:p text:style-name="P18">У штольнях ночей вертикальних</text:p>
            <text:p text:style-name="P18"><text:span text:style-name="T136">іде схарапуджене </text:span><text:span text:style-name="T138">дляння</text:span></text:p>
            <text:p text:style-name="P18"><text:span text:style-name="T136">всебезруху…</text:span><text:span text:style-name="T30"> (П,</text:span><text:span text:style-name="T2"> І, 87)</text:span></text:p>
          </table:table-cell>
          <table:table-cell table:style-name="Dictionary.B2" office:value-type="string">
            <text:p text:style-name="P15">для́ти</text:p>
            <text:p text:style-name="P18"><text:span text:style-name="T119">дляю, дляєш, </text:span><text:span text:style-name="T123">недок.</text:span><text:span text:style-name="T119">, </text:span><text:span text:style-name="T123">розм.</text:span><text:span text:style-name="T119">, </text:span><text:span text:style-name="T123">рідко</text:span><text:span text:style-name="T119">.</text:span></text:p>
            <text:p text:style-name="P18">Не поспішати робити що-небудь; затягувати<text:span text:style-name="T29"> (ВТСУМ,</text:span><text:span text:style-name="T151"> 306)</text:span></text:p>
          </table:table-cell>
        </table:table-row>
        <table:table-row>
          <table:table-cell table:style-name="Dictionary.A2" office:value-type="string">
            <text:p text:style-name="P14">ДОДÓСВІТ</text:p>
            <text:p text:style-name="P18">-у, ім., <text:span text:style-name="T136">ч., інд.-авт.,</text:span></text:p>
            <text:p text:style-name="P18"><text:span text:style-name="T9">утворене префіксальним способом, </text:span><text:soft-page-break/><text:span text:style-name="T9">похідне від слова</text:span> <text:span text:style-name="T39">до́світ.</text:span></text:p>
            <text:p text:style-name="P19">Там ще <text:span text:style-name="T38">додосвіт</text:span>. Смерком облягло</text:p>
            <text:p text:style-name="P18"><text:span text:style-name="T137">ледачі верби, сторожкі тополі…</text:span><text:span text:style-name="T30"> (П,</text:span><text:span text:style-name="T2"> ІІ, 13)</text:span></text:p>
          </table:table-cell>
          <table:table-cell table:style-name="Dictionary.B2" office:value-type="string">
            <text:p text:style-name="P15">до́світ</text:p>
            <text:p text:style-name="P18"><text:span text:style-name="T119">-у, </text:span><text:span text:style-name="T123">ч.</text:span></text:p>
            <text:p text:style-name="P18">Час доби перед сходом сонця, <text:soft-page-break/>світанком<text:span text:style-name="T29"> (ВТСУМ,</text:span><text:span text:style-name="T151"> 321)</text:span></text:p>
          </table:table-cell>
        </table:table-row>
        <table:table-row>
          <table:table-cell table:style-name="Dictionary.A2" table:number-rows-spanned="2" office:value-type="string">
            <text:p text:style-name="P14">ДУШЕКРÓНА</text:p>
            <text:p text:style-name="P18">-и, <text:span text:style-name="T136">ім., ж., інд.-авт.,</text:span></text:p>
            <text:p text:style-name="P18"><text:span text:style-name="T9">утворене способом основословоскладання, похідне від слів:</text:span><text:span text:style-name="T153"> </text:span><text:span text:style-name="T40">душá</text:span><text:span text:style-name="T153"> і </text:span><text:span text:style-name="T40">крóна.</text:span></text:p>
            <text:p text:style-name="P19">Ця розлука душ - </text:p>
            <text:p text:style-name="P19">одна загасла, друга спалахнула</text:p>
            <text:p text:style-name="P19">(лиш не твоя, бо смертна павза вже</text:p>
            <text:p text:style-name="P18"><text:span text:style-name="T137">обтяла зароділу </text:span><text:span text:style-name="T139">душекрону</text:span><text:span text:style-name="T137">)…</text:span><text:span text:style-name="T30"> (П,</text:span><text:span text:style-name="T2"> І, 203)</text:span></text:p>
          </table:table-cell>
          <table:table-cell table:style-name="Dictionary.B2" office:value-type="string">
            <text:p text:style-name="P15">душа́</text:p>
            <text:p text:style-name="P18"><text:span text:style-name="T119">-і, </text:span><text:span text:style-name="T123">ж.</text:span></text:p>
            <text:p text:style-name="P18">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тварини.</text:p>
            <text:p text:style-name="P18">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text:span text:style-name="T29"> (ВТСУМ,</text:span><text:span text:style-name="T161"> 333)</text:span></text:p>
          </table:table-cell>
        </table:table-row>
        <table:table-row>
          <table:covered-table-cell/>
          <table:table-cell table:style-name="Dictionary.B2" office:value-type="string">
            <text:p text:style-name="P15">кро́на</text:p>
            <text:p text:style-name="P18"><text:span text:style-name="T118">I </text:span><text:span text:style-name="T119">-и, </text:span><text:span text:style-name="T123">ж.</text:span></text:p>
            <text:p text:style-name="P18">Верхня частина дерева, що являє собою сукупність його гілок<text:span text:style-name="T29"> (ВТСУМ,</text:span><text:span text:style-name="T151"> 590)</text:span></text:p>
          </table:table-cell>
        </table:table-row>
        <table:table-row>
          <table:table-cell table:style-name="Dictionary.A2" table:number-rows-spanned="2" office:value-type="string">
            <text:p text:style-name="P14">ЖИВОДНÍ</text:p>
            <text:p text:style-name="P18">-íв, <text:span text:style-name="T136">ім., мн., інд.-авт.,</text:span></text:p>
            <text:p text:style-name="P18"><text:soft-page-break/><text:span text:style-name="T9">утворене способом основоскладання, похідне від слів:</text:span><text:span text:style-name="T153"> </text:span><text:span text:style-name="T40">живи́й</text:span><text:span text:style-name="T153"> і </text:span><text:span text:style-name="T40">дні́.</text:span></text:p>
            <text:p text:style-name="P19">Коли протліла згага <text:span text:style-name="T38">живоднів</text:span></text:p>
            <text:p text:style-name="P19">ураз попустить серце, ніби напад</text:p>
            <text:p text:style-name="P19">нагальної недуги, в смертний запад,</text:p>
            <text:p text:style-name="P18"><text:span text:style-name="T137">у феєричні полиски жалів</text:span><text:span text:style-name="T31"> (П,</text:span><text:span text:style-name="T2"> І, 62)</text:span></text:p>
          </table:table-cell>
          <table:table-cell table:style-name="Dictionary.B2" office:value-type="string">
            <text:p text:style-name="P15">живи́й</text:p>
            <text:p text:style-name="P18">-а, -е.</text:p>
            <text:p text:style-name="P18"><text:soft-page-break/><text:span text:style-name="T97">1) Який існує, здійснює обмін речовин із зовнішнім середовищем, здатний рости, розмножуватися; </text:span><text:span text:style-name="T113">прот.</text:span><text:span text:style-name="T97"> мертвий. || Який є невід’ємною ознакою істоти, що живе, існує. || </text:span><text:span text:style-name="T113">у знач.</text:span><text:span text:style-name="T97"> </text:span><text:span text:style-name="T113">ім.</text:span><text:span text:style-name="T97"> живе, -вого, </text:span><text:span text:style-name="T113">с.</text:span><text:span text:style-name="T97"> Все, що виявляє ознаки життя, що живе, існує. || Якого створюють рослини, тварини, люди</text:span><text:span text:style-name="T133"> (ВТСУМ,</text:span><text:span text:style-name="T100"> 367)</text:span></text:p>
          </table:table-cell>
        </table:table-row>
        <table:table-row>
          <table:covered-table-cell/>
          <table:table-cell table:style-name="Dictionary.B2" office:value-type="string">
            <text:p text:style-name="P14">день</text:p>
            <text:p text:style-name="P18"><text:span text:style-name="T119">дня, </text:span><text:span text:style-name="T123">ч.</text:span></text:p>
            <text:p text:style-name="P18">1) Частина доби від сходу до заходу сонця, від ранку до вечора. || Про денне світло.</text:p>
            <text:p text:style-name="P18"><text:span text:style-name="T97">4) </text:span><text:span text:style-name="T113">тільки мн.</text:span><text:span text:style-name="T97">, </text:span><text:span text:style-name="T113">чого</text:span><text:span text:style-name="T97">, </text:span><text:span text:style-name="T113">які</text:span><text:span text:style-name="T97">. Час, період у </text:span><text:span text:style-name="T97">житті людини, народу. || </text:span><text:span text:style-name="T113">чиї</text:span><text:span text:style-name="T97">. Життя</text:span><text:span text:style-name="T133"> (ВТСУМ,</text:span><text:span text:style-name="T99"> 284)</text:span></text:p>
          </table:table-cell>
        </table:table-row>
        <table:table-row>
          <table:table-cell table:style-name="Dictionary.A2" table:number-rows-spanned="2" office:value-type="string">
            <text:p text:style-name="P14">ЖИТТЄСМÉРТЬ</text:p>
            <text:p text:style-name="P18">-і, <text:span text:style-name="T136">ім., ж., інд.-авт.,</text:span></text:p>
            <text:p text:style-name="P18"><text:span text:style-name="T9">утворене способом основоскладання, похідне від слів:</text:span><text:span text:style-name="T153"> </text:span><text:span text:style-name="T40">життя́</text:span><text:span text:style-name="T153"> і </text:span><text:span text:style-name="T40">сме́рть.</text:span></text:p>
            <text:p text:style-name="P19">Сховати ся од долі — не судилось.</text:p>
            <text:p text:style-name="P19">Ударив грім — і зразу шкереберть</text:p>
            <text:p text:style-name="P19">пішло життя. І ось ти — все, що снилось,</text:p>
            <text:p text:style-name="P18"><text:span text:style-name="T137">як смертеіснування й </text:span><text:span text:style-name="T139">життєсмерть</text:span><text:span text:style-name="T31"> (П,</text:span><text:span text:style-name="T2"> І, 83)</text:span></text:p>
          </table:table-cell>
          <table:table-cell table:style-name="Dictionary.B2" office:value-type="string">
            <text:p text:style-name="P15">життя́</text:p>
            <text:p text:style-name="P18"><text:span text:style-name="T119">-я, </text:span><text:span text:style-name="T123">с.</text:span></text:p>
            <text:p text:style-name="P18">1) Вища форма існування матерії, найхарактернішими рисами якої є обмін речовин, самооновлення, самовідтворення. || Існування всього живого; <text:span text:style-name="T135">прот.</text:span> смерть.</text:p>
            <text:p text:style-name="P18">2) Стан живого організму в стадії розвитку, зросту.</text:p>
            <text:p text:style-name="P18">3) Період існування кого-небудь; вік. || Все пережите, зроблене людиною за <text:soft-page-break/>час її існування; біографія.</text:p>
            <text:p text:style-name="P18">4) Спосіб існування кого-небудь<text:span text:style-name="T29"> (ВТСУМ,</text:span><text:span text:style-name="T161"> 369)</text:span></text:p>
          </table:table-cell>
        </table:table-row>
        <table:table-row>
          <table:covered-table-cell/>
          <table:table-cell table:style-name="Dictionary.B2" office:value-type="string">
            <text:p text:style-name="P14">смерть</text:p>
            <text:p text:style-name="P18"><text:span text:style-name="T119">-і, </text:span><text:span text:style-name="T123">ж.</text:span></text:p>
            <text:p text:style-name="P18">1) Припинення життєдіяльності організму і загибель його; припинення біологічного обміну речовин в організмі або його частині. <text:span text:style-name="T135">Фізіологічна смерть</text:span>.</text:p>
            <text:p text:style-name="P18"><text:span text:style-name="T120">2) Припинення існування людини, тварини; </text:span><text:span text:style-name="T124">прот.</text:span><text:span text:style-name="T120"> життя; кончина, скін. || Те саме, що Смертна кара (</text:span><text:span text:style-name="T124">див.</text:span><text:span text:style-name="T120"> смертний). || </text:span><text:span text:style-name="T124">кому</text:span><text:span text:style-name="T120">. Уживається як заклик до помсти, відплати. || </text:span><text:span text:style-name="T120">Персоніфікація кончини — людський скелет, звичайно з косою. || </text:span><text:span text:style-name="T124">перен.</text:span><text:span text:style-name="T120"> Загибель, припинення існування чого-небудь. || </text:span><text:span text:style-name="T124">перен.</text:span><text:span text:style-name="T120"> Занепад чого-небудь</text:span><text:span text:style-name="T131"> (ВТСУМ,</text:span><text:span text:style-name="T121"> 1348)</text:span></text:p>
          </table:table-cell>
        </table:table-row>
        <table:table-row>
          <table:table-cell table:style-name="Dictionary.A2" table:number-rows-spanned="2" office:value-type="string">
            <text:p text:style-name="P14">ЖИТТЄТÓКИ</text:p>
            <text:p text:style-name="P18">-ів, <text:span text:style-name="T136">ім., мн., інд.-авт.,</text:span></text:p>
            <text:p text:style-name="P18"><text:span text:style-name="T9">утворене способом основоскладання, похідне від слів:</text:span><text:span text:style-name="T153"> </text:span><text:span text:style-name="T40">життя́</text:span><text:span text:style-name="T153"> і </text:span><text:span text:style-name="T40">тóки.</text:span></text:p>
            <text:p text:style-name="P19">Нарешті збір, нарешті збір померлих днів і років,</text:p>
            <text:p text:style-name="P18"><text:span text:style-name="T137">мов ґрати чорних спроневір і ярих </text:span><text:span text:style-name="T139">життєтоків</text:span><text:span text:style-name="T137">…</text:span><text:span text:style-name="T30"> (П,</text:span><text:span text:style-name="T2"> ІІ, 131)</text:span></text:p>
          </table:table-cell>
          <table:table-cell table:style-name="Dictionary.B2" office:value-type="string">
            <text:p text:style-name="P18"><text:span text:style-name="T40">життя́</text:span><text:span text:style-name="T153"> (див </text:span><text:span text:style-name="T40">ЖИТТЄСМÉРТЬ</text:span><text:span text:style-name="T153">)</text:span></text:p>
          </table:table-cell>
        </table:table-row>
        <table:table-row>
          <table:covered-table-cell/>
          <table:table-cell table:style-name="Dictionary.B2" office:value-type="string">
            <text:p text:style-name="P14">тік</text:p>
            <text:p text:style-name="P18"><text:span text:style-name="T119">то́ку, </text:span><text:span text:style-name="T123">ч.</text:span></text:p>
            <text:p text:style-name="P18">1) Розчищене місце, спеціально підготовлений майданчик надворі або в приміщенні для молотьби, очищення і просушування зерна.</text:p>
            <text:p text:style-name="P18">2) Скирти, стіжки, ожереди і т. ін., що <text:soft-page-break/>стоять на такому місці<text:span text:style-name="T29"> (ВТСУМ,</text:span><text:span text:style-name="T151"> 1453)</text:span></text:p>
          </table:table-cell>
        </table:table-row>
        <table:table-row>
          <table:table-cell table:style-name="Dictionary.A2" table:number-rows-spanned="2" office:value-type="string">
            <text:p text:style-name="P14">ЗА-СВІТИ́</text:p>
            <text:p text:style-name="P18">-і́в, <text:span text:style-name="T136">ім., мн. інд.-авт.,</text:span></text:p>
            <text:p text:style-name="P18"><text:span text:style-name="T9">утворене способом словоскладання, похідне від слів:</text:span><text:span text:style-name="T153"> </text:span><text:span text:style-name="T40">за</text:span><text:span text:style-name="T153"> і </text:span><text:span text:style-name="T40">світи́.</text:span></text:p>
            <text:p text:style-name="P19">І не держу надії в бозі,</text:p>
            <text:p text:style-name="P18"><text:span text:style-name="T137">коли пірвався в </text:span><text:span text:style-name="T139">за-світи</text:span><text:span text:style-name="T31"> (П,</text:span><text:span text:style-name="T2"> ІІ, 195)</text:span></text:p>
          </table:table-cell>
          <table:table-cell table:style-name="Dictionary.B2" office:value-type="string">
            <text:p text:style-name="P14">за</text:p>
            <text:p text:style-name="P18"><text:span text:style-name="T118">I </text:span><text:span text:style-name="T123">прийм.</text:span><text:span text:style-name="T119">, </text:span><text:span text:style-name="T123">з род.</text:span><text:span text:style-name="T119">, </text:span><text:span text:style-name="T123">знах.</text:span><text:span text:style-name="T119"> </text:span><text:span text:style-name="T123">і оруд.</text:span><text:span text:style-name="T119"> </text:span><text:span text:style-name="T123">відмінками</text:span><text:span text:style-name="T119">. Сполучення з </text:span><text:span text:style-name="T123">прийм.</text:span><text:span text:style-name="T119"> за виражають: Просторові відношення:</text:span></text:p>
            <text:p text:style-name="P18"><text:span text:style-name="T97">1) </text:span><text:span text:style-name="T113">із знах.</text:span><text:span text:style-name="T97"> </text:span><text:span text:style-name="T113">і оруд. в.</text:span><text:span text:style-name="T97"> Вказує на предмет, місце і т. ін.: а) за межі яких спрямовані дія, рух (</text:span><text:span text:style-name="T113">знах. в.</text:span><text:span text:style-name="T97">); б) позад, по той бік яких хто-, що-небудь знаходиться, міститься, перебуває або щось відбувається (</text:span><text:span text:style-name="T113">оруд. в.</text:span><text:span text:style-name="T97">). || У </text:span><text:span text:style-name="T113">сполуч.</text:span><text:span text:style-name="T97"> зі </text:span><text:span text:style-name="T113">сл.</text:span><text:span text:style-name="T97"> сідати (сидіти, сісти), стояти (стати) і т. ін. вказує на предмет, біля якого хто-небудь розташовується, щоб виконати певну </text:span><text:span text:style-name="T97">дію, або хтось знаходиться, виконуючи що-небудь</text:span><text:span text:style-name="T133"> (ВТСУМ,</text:span><text:span text:style-name="T100"> 373)</text:span></text:p>
          </table:table-cell>
        </table:table-row>
        <table:table-row>
          <table:covered-table-cell/>
          <table:table-cell table:style-name="Dictionary.B2" office:value-type="string">
            <text:p text:style-name="P14">світ</text:p>
            <text:p text:style-name="P18"><text:span text:style-name="T118">II </text:span><text:span text:style-name="T119">-у </text:span><text:span text:style-name="T123">і заст.</text:span><text:span text:style-name="T119"> -а, </text:span><text:span text:style-name="T123">ч.</text:span></text:p>
            <text:p text:style-name="P18">1) Сукупність усіх форм матерії як єдине ціле; всесвіт. <text:span text:style-name="T135">Геоцентрична система світу</text:span><text:span text:style-name="T29"> (ВТСУМ,</text:span><text:span text:style-name="T151"> 1298-1299)</text:span></text:p>
          </table:table-cell>
        </table:table-row>
        <table:table-row>
          <table:table-cell table:style-name="Dictionary.A2" table:number-rows-spanned="2" office:value-type="string">
            <text:p text:style-name="P14">ЗИМНОСХÍД</text:p>
            <text:p text:style-name="P18">-у, <text:span text:style-name="T136">ім., ч., інд.-авт.,</text:span></text:p>
            <text:p text:style-name="P18"><text:span text:style-name="T9">утворене способом основоскладання і нульсуфіксальним, похідне від слів:</text:span><text:span text:style-name="T153"> </text:span><text:span text:style-name="T40">зи́мно</text:span><text:span text:style-name="T153"> і </text:span><text:span text:style-name="T40">схо́дити.</text:span></text:p>
            <text:p text:style-name="P19">Довкруги - </text:p>
            <text:p text:style-name="P18"><text:soft-page-break/><text:span text:style-name="T137">лише вітри з шпаркого </text:span><text:span text:style-name="T139">зимносходу</text:span><text:span text:style-name="T31"> (П,</text:span><text:span text:style-name="T2"> І, 173)</text:span></text:p>
          </table:table-cell>
          <table:table-cell table:style-name="Dictionary.B2" office:value-type="string">
            <text:p text:style-name="P15">зи́мно</text:p>
            <text:p text:style-name="P18"><text:span text:style-name="T118">I </text:span><text:span text:style-name="T123">розм.</text:span></text:p>
            <text:p text:style-name="P18">1) <text:span text:style-name="T137">Присл.</text:span> до зимний <text:span text:style-name="T161">(ВТСУМ, 459)</text:span></text:p>
          </table:table-cell>
        </table:table-row>
        <table:table-row>
          <table:covered-table-cell/>
          <table:table-cell table:style-name="Dictionary.B2" office:value-type="string">
            <text:p text:style-name="P14">схо́дити</text:p>
            <text:p text:style-name="P18"><text:span text:style-name="T118">I </text:span><text:span text:style-name="T119">схо́дити</text:span></text:p>
            <text:p text:style-name="P18"><text:span text:style-name="T135">і рідше </text:span>зіходити, -джу, -диш, <text:span text:style-name="T135">недок.</text:span>, <text:soft-page-break/>зійти, зійду, зійдеш, <text:span text:style-name="T135">док.</text:span></text:p>
            <text:p text:style-name="P18"><text:span text:style-name="T97">3) </text:span><text:span text:style-name="T113">перен.</text:span><text:span text:style-name="T97"> Наближатися, поширюючись, ніби опускаючись (про вечір, сутінки і т. ін.). || </text:span><text:span text:style-name="T113">на кого —</text:span><text:span text:style-name="T97"> </text:span><text:span text:style-name="T113">що</text:span><text:span text:style-name="T97">, </text:span><text:span text:style-name="T113">розм.</text:span><text:span text:style-name="T97"> </text:span><text:span text:style-name="T113">кому до чого</text:span><text:span text:style-name="T97">, </text:span><text:span text:style-name="T113">книжн.</text:span><text:span text:style-name="T97">Охоплювати кого-небудь, оволодівати кимсь (про почуття, стан і т. ін.)</text:span><text:span text:style-name="T133"> (ВТСУМ,</text:span><text:span text:style-name="T99"> 1421)</text:span></text:p>
          </table:table-cell>
        </table:table-row>
        <table:table-row>
          <table:table-cell table:style-name="Dictionary.A2" office:value-type="string">
            <text:p text:style-name="P14">ЗНЕГОЛОСНÍЛИЙ</text:p>
            <text:p text:style-name="P18">-а, -е, <text:span text:style-name="T137">прикм., </text:span><text:span text:style-name="T136">інд.-авт.,</text:span></text:p>
            <text:p text:style-name="P18"><text:span text:style-name="T9">утворене суфіксальним способом, похідне від слова</text:span><text:span text:style-name="T153"> </text:span><text:span text:style-name="T40">знеголосні́ти —</text:span><text:span text:style-name="T147"> позбавитися голосу.</text:span></text:p>
            <text:p text:style-name="P19">…це кождочасне поривання в смерть ,</text:p>
            <text:p text:style-name="P19">щоб з неї виринати в знавіснілий</text:p>
            <text:p text:style-name="P18"><text:span text:style-name="T137">хрипкий чи геть </text:span><text:span text:style-name="T139">знеголоснілий</text:span><text:span text:style-name="T137"> крик</text:span><text:span text:style-name="T31"> (П,</text:span><text:span text:style-name="T2"> І, 121)</text:span></text:p>
          </table:table-cell>
          <table:table-cell table:style-name="Dictionary.B2" office:value-type="string">
            <text:p text:style-name="P18"><text:span text:style-name="T40">Знеголосні́ти </text:span><text:span text:style-name="T147">(не подано у словнику)</text:span></text:p>
          </table:table-cell>
        </table:table-row>
        <table:table-row>
          <table:table-cell table:style-name="Dictionary.A2" table:number-rows-spanned="2" office:value-type="string">
            <text:p text:style-name="P14">ЗОЛОТОКÍНВА</text:p>
            <text:p text:style-name="P18">-и, <text:span text:style-name="T136">ім., ж., інд.-авт.,</text:span></text:p>
            <text:p text:style-name="P18"><text:span text:style-name="T9">утворене способом основоскладання, похідне від слів:</text:span><text:span text:style-name="T153"> </text:span><text:span text:style-name="T40">золоти́й</text:span><text:span text:style-name="T153"> і </text:span><text:span text:style-name="T40">кíнва.</text:span></text:p>
            <text:p text:style-name="P19"><text:span text:style-name="T38">Золотокінва</text:span> — пади-но,</text:p>
            <text:p text:style-name="P18"><text:span text:style-name="T137">спади з лиця в глиб-синь-серця</text:span><text:span text:style-name="T31"> (П,</text:span><text:span text:style-name="T2"> ІІ, 191)</text:span></text:p>
          </table:table-cell>
          <table:table-cell table:style-name="Dictionary.B2" office:value-type="string">
            <text:p text:style-name="P15">золоти́й</text:p>
            <text:p text:style-name="P18">-а, -е.</text:p>
            <text:p text:style-name="P18">4) Який своїм кольором нагадує золото; блискучо-жовтий, оранжевий.<text:span text:style-name="T135">Золота осінь</text:span>. <text:span text:style-name="T135">Золота рибка</text:span>.</text:p>
            <text:p text:style-name="P18">5) <text:span text:style-name="T135">перен.</text:span> Дуже цінний, вартий поваги (про людину, її характер і т. ін.). <text:span text:style-name="T135">Золоте серце</text:span>. <text:span text:style-name="T135">Золоті руки</text:span>.</text:p>
            <text:p text:style-name="P18"><text:soft-page-break/>6) <text:span text:style-name="T135">перен.</text:span> Який дає людям радість, щастя; прекрасний, щасливий.<text:span text:style-name="T135">Золоте дитинство</text:span>.</text:p>
            <text:p text:style-name="P18"><text:span text:style-name="T97">7) </text:span><text:span text:style-name="T113">перен.</text:span><text:span text:style-name="T97"> Дорогий, любий (у </text:span><text:span text:style-name="T113">пестл.</text:span><text:span text:style-name="T97"> звертанні до кого-небудь)</text:span><text:span text:style-name="T133"> (ВТСУМ,</text:span><text:span text:style-name="T100"> 475)</text:span></text:p>
          </table:table-cell>
        </table:table-row>
        <table:table-row>
          <table:covered-table-cell/>
          <table:table-cell table:style-name="Dictionary.B2" office:value-type="string">
            <text:p text:style-name="P14">кінва́</text:p>
            <text:p text:style-name="P18"><text:span text:style-name="T118">II </text:span><text:span text:style-name="T119">кінва́</text:span></text:p>
            <text:p text:style-name="P18">-и, <text:span text:style-name="T135">ж.</text:span>, <text:span text:style-name="T135">розм.</text:span></text:p>
            <text:p text:style-name="P24"><text:span text:style-name="T126">Збірн. до </text:span><text:span text:style-name="T1">кінь</text:span><text:span text:style-name="T129"> (ВТСУМ,</text:span><text:span text:style-name="T127"> 540)</text:span></text:p>
          </table:table-cell>
        </table:table-row>
        <table:table-row>
          <table:table-cell table:style-name="Dictionary.A2" table:number-rows-spanned="2" office:value-type="string">
            <text:p text:style-name="P14">З-ПОНАДСВÍТНІЙ</text:p>
            <text:p text:style-name="P18">-я, -є, <text:span text:style-name="T137">прикм., </text:span><text:span text:style-name="T136">інд.-авт.,</text:span></text:p>
            <text:p text:style-name="P18"><text:span text:style-name="T9">утворене способом основословоскладання, похідне від </text:span><text:span text:style-name="T9">слів:</text:span><text:span text:style-name="T153"> </text:span><text:span text:style-name="T40">з</text:span><text:span text:style-name="T147">-</text:span><text:span text:style-name="T40">по́над</text:span><text:span text:style-name="T153"> і </text:span><text:span text:style-name="T40">світ.</text:span></text:p>
            <text:p text:style-name="P19">…аж сіла зірка на дроту й щебече</text:p>
            <text:p text:style-name="P18"><text:span text:style-name="T137">і сяє горлом — </text:span><text:span text:style-name="T139">з-понадсвітній</text:span><text:span text:style-name="T137"> спів</text:span><text:span text:style-name="T31"> (П,</text:span><text:span text:style-name="T2"> ІІ, 120)</text:span></text:p>
          </table:table-cell>
          <table:table-cell table:style-name="Dictionary.B2" office:value-type="string">
            <text:p text:style-name="P15">з-по́над</text:p>
            <text:p text:style-name="P18"><text:span text:style-name="T123">прийм.</text:span><text:span text:style-name="T119">, </text:span><text:span text:style-name="T123">з род. в.</text:span></text:p>
            <text:p text:style-name="P18"><text:span text:style-name="T97">Вказує на предмет, через верхній край якого спрямовано дію, рух. || Вказує </text:span><text:span text:style-name="T97">на предмет, місце, у безпосередній близькості від якого починається якась дія</text:span><text:span text:style-name="T133"> (ВТСУМ,</text:span><text:span text:style-name="T100"> 478)</text:span></text:p>
          </table:table-cell>
        </table:table-row>
        <table:table-row>
          <table:covered-table-cell/>
          <table:table-cell table:style-name="Dictionary.B2" office:value-type="string">
            <text:p text:style-name="P18"><text:span text:style-name="T39">світ</text:span><text:span text:style-name="T145"> (див. </text:span><text:span text:style-name="T39">ЗА-СВІТИ́</text:span><text:span text:style-name="T145">)</text:span></text:p>
          </table:table-cell>
        </table:table-row>
        <table:table-row>
          <table:table-cell table:style-name="Dictionary.A2" table:number-rows-spanned="2" office:value-type="string">
            <text:p text:style-name="P14">ІСПЕРЕДЛÍТ</text:p>
            <text:p text:style-name="P19">присл., інд.-авт.,</text:p>
            <text:p text:style-name="P18"><text:span text:style-name="T8">утворене способом основоскладання, похідне від слів:</text:span> <text:span text:style-name="T39">спе́ред</text:span> і <text:span text:style-name="T39">літ.</text:span></text:p>
            <text:p text:style-name="P19">Ось твоя подоба</text:p>
            <text:p text:style-name="P18"><text:span text:style-name="T137">подвижництво людське — </text:span><text:span text:style-name="T139">іспередліт</text:span><text:span text:style-name="T31"> (П,</text:span><text:span text:style-name="T2"> ІІ, 158)</text:span></text:p>
          </table:table-cell>
          <table:table-cell table:style-name="Dictionary.B2" office:value-type="string">
            <text:p text:style-name="P16">спе́реду</text:p>
            <text:p text:style-name="P18"><text:span text:style-name="T119">3) </text:span><text:span text:style-name="T123">присл.</text:span><text:span text:style-name="T119">, </text:span><text:span text:style-name="T123">рідко</text:span><text:span text:style-name="T119">. Раніше, в минулому; перед цим.</text:span></text:p>
            <text:p text:style-name="P18"><text:span text:style-name="T95">4) </text:span><text:span text:style-name="T112">прийм.</text:span><text:span text:style-name="T95">, </text:span><text:span text:style-name="T112">з род. в.</text:span><text:span text:style-name="T95"> Уживається для означення місця перед ким-, чим-небудь; на передньому боці чогось</text:span><text:span text:style-name="T133"> (ВТСУМ,</text:span><text:span text:style-name="T116"> 1361-1364)</text:span></text:p>
          </table:table-cell>
        </table:table-row>
        <table:table-row>
          <table:covered-table-cell/>
          <table:table-cell table:style-name="Dictionary.B2" office:value-type="string">
            <text:p text:style-name="P15">літа́</text:p>
            <text:p text:style-name="P18"><text:span text:style-name="T119">літ, </text:span><text:span text:style-name="T123">мн.</text:span></text:p>
            <text:p text:style-name="P18"><text:soft-page-break/>1) Період часу в кілька років; роки<text:span text:style-name="T29"> (ВТСУМ,</text:span><text:span text:style-name="T151"> 622)</text:span></text:p>
          </table:table-cell>
        </table:table-row>
        <table:table-row>
          <table:table-cell table:style-name="Dictionary.A2" office:value-type="string">
            <text:p text:style-name="P14">КРАЙÓКРАЙ</text:p>
            <text:p text:style-name="P18">крайóкраю, <text:span text:style-name="T136">ім., ч., інд.-авт.,</text:span></text:p>
            <text:p text:style-name="P18"><text:span text:style-name="T9">утворене способом основоскладання, похідне від слів:</text:span><text:span text:style-name="T153"> </text:span><text:span text:style-name="T40">край</text:span><text:span text:style-name="T153"> і </text:span><text:span text:style-name="T40">край.</text:span></text:p>
            <text:p text:style-name="P19">З <text:span text:style-name="T38">крайокраю</text:span>, з цієї високості,</text:p>
            <text:p text:style-name="P19">пади, згорнувши крила, до долин…<text:span text:style-name="T33"> (П,</text:span><text:span text:style-name="T6"> І, 40);</text:span></text:p>
            <text:p text:style-name="P19">Єси ти за <text:span text:style-name="T38">крайокраєм</text:span>, чаїшся</text:p>
            <text:p text:style-name="P18"><text:span text:style-name="T137">од мого неоговтаного погляду…</text:span><text:span text:style-name="T30"> (П,</text:span><text:span text:style-name="T2"> І, 91)</text:span></text:p>
          </table:table-cell>
          <table:table-cell table:style-name="Dictionary.B2" office:value-type="string">
            <text:p text:style-name="P14">край</text:p>
            <text:p text:style-name="P18"><text:span text:style-name="T118">I </text:span><text:span text:style-name="T119">-ю, </text:span><text:span text:style-name="T123">ч.</text:span></text:p>
            <text:p text:style-name="P18"><text:span text:style-name="T120">1) Лінія, що обмежує поверхню чого-небудь, а також те, що прилягає до цієї лінії; кінець (</text:span><text:span text:style-name="T124">див.</text:span><text:span text:style-name="T120">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8"><text:span text:style-name="T37">II </text:span><text:span text:style-name="T135">прийм.</text:span> <text:span text:style-name="T135">з род. в.</text:span></text:p>
            <text:p text:style-name="P18">Указує на місцезнаходження предмета поблизу іншого; біля, коло<text:span text:style-name="T29"> </text:span><text:span text:style-name="T29">(ВТСУМ,</text:span><text:span text:style-name="T151"> 582)</text:span></text:p>
          </table:table-cell>
        </table:table-row>
        <table:table-row>
          <table:table-cell table:style-name="Dictionary.A2" table:number-rows-spanned="2" office:value-type="string">
            <text:p text:style-name="P14">КРАЙСЕБÉ</text:p>
            <text:p text:style-name="P18"><text:span text:style-name="T137">присл., </text:span><text:span text:style-name="T136">інд.-авт.,</text:span></text:p>
            <text:p text:style-name="P18"><text:span text:style-name="T9">утворене способом зрощення, похідне від слів:</text:span><text:span text:style-name="T153"> </text:span><text:span text:style-name="T40">край</text:span><text:span text:style-name="T153"> і </text:span><text:span text:style-name="T40">себé.</text:span></text:p>
            <text:p text:style-name="P19">І не зайти за дальні далечі.</text:p>
            <text:p text:style-name="P18"><text:span text:style-name="T137">І за </text:span><text:span text:style-name="T139">крайсебе</text:span><text:span text:style-name="T137"> не зайти</text:span><text:span text:style-name="T31"> (П,</text:span><text:span text:style-name="T2"> І, 96)</text:span></text:p>
          </table:table-cell>
          <table:table-cell table:style-name="Dictionary.B2" office:value-type="string">
            <text:p text:style-name="P18"><text:span text:style-name="T40">край </text:span><text:span text:style-name="T149">(див. </text:span><text:span text:style-name="T40">КРАЙÓКРАЙ</text:span><text:span text:style-name="T149">)</text:span></text:p>
          </table:table-cell>
        </table:table-row>
        <table:table-row>
          <table:covered-table-cell/>
          <table:table-cell table:style-name="Dictionary.B2" office:value-type="string">
            <text:p text:style-name="P15">себе́</text:p>
            <text:p text:style-name="P18"><text:span text:style-name="T123">наз. в.</text:span><text:span text:style-name="T119"> </text:span><text:span text:style-name="T123">нема</text:span><text:span text:style-name="T119">, </text:span><text:span text:style-name="T123">одн.</text:span><text:span text:style-name="T119"> </text:span><text:span text:style-name="T123">і мн.</text:span><text:span text:style-name="T119">, </text:span><text:span text:style-name="T123">займ.</text:span><text:span text:style-name="T119"> </text:span><text:span text:style-name="T123">зворотний</text:span><text:span text:style-name="T119">.</text:span></text:p>
            <text:p text:style-name="P18">Вказує на спрямованість дії на самого виконавця дії, заміняючи за змістом особові займенники<text:span text:style-name="T29"> (ВТСУМ,</text:span><text:span text:style-name="T151"> 1301)</text:span></text:p>
          </table:table-cell>
        </table:table-row>
        <table:table-row>
          <table:table-cell table:style-name="Dictionary.A2" table:number-rows-spanned="2" office:value-type="string">
            <text:p text:style-name="P14">КРАЙЧÁС</text:p>
            <text:p text:style-name="P18"><text:span text:style-name="T137">присл., </text:span><text:span text:style-name="T136">інд.-авт.,</text:span></text:p>
            <text:p text:style-name="P18"><text:span text:style-name="T9">утворене способом зрощення, похідне від слів:</text:span><text:span text:style-name="T153"> </text:span><text:span text:style-name="T40">край</text:span><text:span text:style-name="T153"> і </text:span><text:span text:style-name="T40">час.</text:span></text:p>
            <text:p text:style-name="P19">Що б то нам</text:p>
            <text:p text:style-name="P19"><text:soft-page-break/>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text:span text:style-name="T38">крайчасу</text:span>,</text:p>
            <text:p text:style-name="P18"><text:span text:style-name="T137">за прапервні</text:span><text:span text:style-name="T31"> (П,</text:span><text:span text:style-name="T2"> І, 57)</text:span></text:p>
          </table:table-cell>
          <table:table-cell table:style-name="Dictionary.B2" office:value-type="string">
            <text:p text:style-name="P18"><text:span text:style-name="T40">край </text:span><text:span text:style-name="T149">(див. </text:span><text:span text:style-name="T40">КРАЙÓКРАЙ</text:span><text:span text:style-name="T149">)</text:span></text:p>
          </table:table-cell>
        </table:table-row>
        <table:table-row>
          <table:covered-table-cell/>
          <table:table-cell table:style-name="Dictionary.B2" office:value-type="string">
            <text:p text:style-name="P14">час</text:p>
            <text:p text:style-name="P18"><text:span text:style-name="T119">-у, </text:span><text:span text:style-name="T123">ч.</text:span></text:p>
            <text:p text:style-name="P18"><text:span text:style-name="T97">1) </text:span><text:span text:style-name="T113">філос.</text:span><text:span text:style-name="T97"> Одна з основних об’єктивних форм існування матерії, яка виявляється в тривалості буття</text:span><text:span text:style-name="T133"> </text:span><text:soft-page-break/><text:span text:style-name="T133">(ВТСУМ,</text:span><text:span text:style-name="T99"> 1594)</text:span></text:p>
          </table:table-cell>
        </table:table-row>
        <table:table-row>
          <table:table-cell table:style-name="Dictionary.A2" table:number-rows-spanned="2" office:value-type="string">
            <text:p text:style-name="P14">КРИВОЛÉТ</text:p>
            <text:p text:style-name="P18">-у, <text:span text:style-name="T136">ім., ч., інд.-авт.,</text:span></text:p>
            <text:p text:style-name="P18"><text:span text:style-name="T9">утворене способом основоскладання, похідне від слів:</text:span><text:span text:style-name="T153"> </text:span><text:span text:style-name="T40">криви́й</text:span><text:span text:style-name="T153"> і </text:span><text:span text:style-name="T40">лет.</text:span></text:p>
            <text:p text:style-name="P19">…ця колотнеча</text:p>
            <text:p text:style-name="P19">надій і спроневіри, <text:span text:style-name="T38">криволет</text:span></text:p>
            <text:p text:style-name="P19">лякливих ауспіцій, що в безгуччі</text:p>
            <text:p text:style-name="P19">шершаваими крильми прошерхотять </text:p>
            <text:p text:style-name="P18"><text:span text:style-name="T137">і всядуться на голові…</text:span><text:span text:style-name="T30"> (П,</text:span><text:span text:style-name="T2"> І, 121)</text:span></text:p>
          </table:table-cell>
          <table:table-cell table:style-name="Dictionary.B2" office:value-type="string">
            <text:p text:style-name="P15">криви́й</text:p>
            <text:p text:style-name="P18">-а, -е.</text:p>
            <text:p text:style-name="P18"><text:span text:style-name="T120">6) </text:span><text:span text:style-name="T124">перен.</text:span><text:span text:style-name="T120">, </text:span><text:span text:style-name="T124">розм.</text:span><text:span text:style-name="T120"> Те саме, що хибний; неправильний (у 2 </text:span><text:span text:style-name="T124">знач.</text:span><text:span text:style-name="T120">), помилковий</text:span><text:span text:style-name="T131"> (ВТСУМ,</text:span><text:span text:style-name="T122"> 585)</text:span></text:p>
          </table:table-cell>
        </table:table-row>
        <table:table-row>
          <table:covered-table-cell/>
          <table:table-cell table:style-name="Dictionary.B2" office:value-type="string">
            <text:p text:style-name="P14">лет</text:p>
            <text:p text:style-name="P18"><text:span text:style-name="T119">-у, </text:span><text:span text:style-name="T123">ч.</text:span><text:span text:style-name="T119">, </text:span><text:span text:style-name="T123">поет.</text:span></text:p>
            <text:p text:style-name="P18"><text:span text:style-name="T120">Дія за знач. літати і летіти; літ (</text:span><text:span text:style-name="T124">див.</text:span><text:span text:style-name="T120"> літ I). </text:span><text:span text:style-name="T124">Зриватися в лет</text:span><text:span text:style-name="T131"> (ВТСУМ,</text:span><text:span text:style-name="T121"> 613)</text:span></text:p>
          </table:table-cell>
        </table:table-row>
        <table:table-row>
          <table:table-cell table:style-name="Dictionary.A2" table:number-rows-spanned="2" office:value-type="string">
            <text:p text:style-name="P14">КРИК-ЗЕЛÓ</text:p>
            <text:p text:style-name="P18"><text:span text:style-name="T154">-</text:span>á, <text:span text:style-name="T136">ім., ч., інд.-авт.,</text:span></text:p>
            <text:p text:style-name="P18"><text:span text:style-name="T13">утворене способом словоскладання, похідне від слів:</text:span><text:span text:style-name="T153"> </text:span><text:span text:style-name="T40">крик</text:span><text:span text:style-name="T153"> і </text:span><text:span text:style-name="T40">зелó.</text:span></text:p>
            <text:p text:style-name="P19">Обміліла</text:p>
            <text:p text:style-name="P19">криниця. А верба пустила</text:p>
            <text:p text:style-name="P18"><text:span text:style-name="T137">гарячі брості — в </text:span><text:span text:style-name="T139">крик-зело</text:span><text:span text:style-name="T32"> (П,</text:span><text:span text:style-name="T2"> І, 84)</text:span></text:p>
          </table:table-cell>
          <table:table-cell table:style-name="Dictionary.B2" office:value-type="string">
            <text:p text:style-name="P14">крик</text:p>
            <text:p text:style-name="P18"><text:span text:style-name="T118">I -у, </text:span><text:span text:style-name="T125">ч.</text:span></text:p>
            <text:p text:style-name="P18">1) Сильний різкий звук голосу; зойк. || Вигук (у 1 <text:span text:style-name="T135">знач.</text:span>), вигуки. || Поклик. || Гамір, галас. || Ґвалт, лемент. || Про різкі звуки тварин, птахів.</text:p>
            <text:p text:style-name="P18"><text:span text:style-name="T37">II </text:span>-у, <text:span text:style-name="T135">ч.</text:span></text:p>
            <text:p text:style-name="P18">Річка, що пересихає, або тимчасовий водоток в Австралії<text:span text:style-name="T29"> (ВТСУМ,</text:span><text:span text:style-name="T161"> 586)</text:span></text:p>
          </table:table-cell>
        </table:table-row>
        <table:table-row>
          <table:covered-table-cell/>
          <table:table-cell table:style-name="Dictionary.B2" office:value-type="string">
            <text:p text:style-name="P15">зело́</text:p>
            <text:p text:style-name="P18"><text:soft-page-break/><text:span text:style-name="T118">I </text:span><text:span text:style-name="T119">-а, </text:span><text:span text:style-name="T123">с.</text:span><text:span text:style-name="T119">, </text:span><text:span text:style-name="T123">заст.</text:span><text:span text:style-name="T119">, </text:span><text:span text:style-name="T123">поет.</text:span></text:p>
            <text:p text:style-name="P18"><text:span text:style-name="T97">Зелень (у 1 </text:span><text:span text:style-name="T113">знач.</text:span><text:span text:style-name="T97">)</text:span><text:span text:style-name="T133"> (ВТСУМ,</text:span><text:span text:style-name="T99"> 457)</text:span></text:p>
          </table:table-cell>
        </table:table-row>
        <table:table-row>
          <table:table-cell table:style-name="Dictionary.A2" table:number-rows-spanned="2" office:value-type="string">
            <text:p text:style-name="P14">КРИЛАТОЛÉЗО</text:p>
            <text:p text:style-name="P18"><text:span text:style-name="T137">присл.,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крилáтий</text:span><text:span text:style-name="T153"> і </text:span><text:span text:style-name="T40">лéзо.</text:span></text:p>
            <text:p text:style-name="P19">Криваво рветься з нього вороння</text:p>
            <text:p text:style-name="P19">майбутнього. Летить <text:span text:style-name="T38">крилатолезо</text:span></text:p>
            <text:p text:style-name="P18"><text:span text:style-name="T137">понад проваллям яру…</text:span><text:span text:style-name="T30"> (П,</text:span><text:span text:style-name="T2"> І, 29)</text:span></text:p>
          </table:table-cell>
          <table:table-cell table:style-name="Dictionary.B2" office:value-type="string">
            <text:p text:style-name="P15">крила́тий</text:p>
            <text:p text:style-name="P18">-а, -е.</text:p>
            <text:p text:style-name="P18"><text:span text:style-name="T97">1) Який має крила (у 1, 3, 4 </text:span><text:span text:style-name="T113">знач.</text:span><text:span text:style-name="T97">). || </text:span><text:span text:style-name="T113">перен.</text:span><text:span text:style-name="T97"> Який надихає, підносить. </text:span><text:span text:style-name="T113">Крилаті ідеї</text:span><text:span text:style-name="T133"> (ВТСУМ,</text:span><text:span text:style-name="T100"> 586)</text:span></text:p>
          </table:table-cell>
        </table:table-row>
        <table:table-row>
          <table:covered-table-cell/>
          <table:table-cell table:style-name="Dictionary.B2" office:value-type="string">
            <text:p text:style-name="P15">ле́зо</text:p>
            <text:p text:style-name="P18"><text:span text:style-name="T119">-а, </text:span><text:span text:style-name="T123">с.</text:span></text:p>
            <text:p text:style-name="P18"><text:span text:style-name="T97">Гостра частина знаряддя, яким ріжуть, колють або рубають. || Уся різальна частина такого знаряддя. </text:span><text:span text:style-name="T113">Лезо бритви</text:span><text:span text:style-name="T133"> </text:span><text:span text:style-name="T133">(ВТСУМ,</text:span><text:span text:style-name="T99"> 610)</text:span></text:p>
          </table:table-cell>
        </table:table-row>
        <table:table-row>
          <table:table-cell table:style-name="Dictionary.A2" table:number-rows-spanned="2" office:value-type="string">
            <text:p text:style-name="P14">КРИХКОКРИ́ЦЯ</text:p>
            <text:p text:style-name="P18">-і, <text:span text:style-name="T136">ім., ж., інд.-авт.,</text:span></text:p>
            <text:p text:style-name="P18"><text:span text:style-name="T9">утворене способом основоскладання, похідне від слів:</text:span><text:span text:style-name="T153"> </text:span><text:span text:style-name="T40">крихки́й</text:span><text:span text:style-name="T153"> і </text:span><text:span text:style-name="T40">кри́ця.</text:span></text:p>
            <text:p text:style-name="P19">І ти щербата доле <text:span text:style-name="T38">крихкокрице</text:span>,</text:p>
            <text:p text:style-name="P19">давно вже сонце перед нас зайшло,</text:p>
            <text:p text:style-name="P19">бо нашу путь пісками замело,</text:p>
            <text:p text:style-name="P18"><text:span text:style-name="T137">хто ж нам воздасть за битий шлях, сторице</text:span><text:span text:style-name="T31"> (П,</text:span><text:span text:style-name="T2"> ІІ, 292)</text:span></text:p>
          </table:table-cell>
          <table:table-cell table:style-name="Dictionary.B2" office:value-type="string">
            <text:p text:style-name="P15">крихки́й</text:p>
            <text:p text:style-name="P18">-а, -е.</text:p>
            <text:p text:style-name="P18">1) Який легко кришиться, розсипається. || Який не відзначається міцністю; трухлявий (про дерево тощо). <text:span text:style-name="T135">Крихкий метал</text:span>.</text:p>
            <text:p text:style-name="P18"><text:span text:style-name="T120">2) </text:span><text:span text:style-name="T124">перен.</text:span><text:span text:style-name="T120"> Те саме, що крихкотілий; тендітний</text:span><text:span text:style-name="T131"> (ВТСУМ,</text:span><text:span text:style-name="T122"> 588)</text:span></text:p>
          </table:table-cell>
        </table:table-row>
        <table:table-row>
          <table:covered-table-cell/>
          <table:table-cell table:style-name="Dictionary.B2" office:value-type="string">
            <text:p text:style-name="P15">кри́ця</text:p>
            <text:p text:style-name="P18"><text:span text:style-name="T119">-і, </text:span><text:span text:style-name="T123">ж.</text:span></text:p>
            <text:p text:style-name="P18">1) Те саме, що сталь. || Виріб із сталі.</text:p>
            <text:p text:style-name="P18"><text:span text:style-name="T120">3) </text:span><text:span text:style-name="T124">розм.</text:span><text:span text:style-name="T120">, </text:span><text:span text:style-name="T124">рідко</text:span><text:span text:style-name="T120">. Те саме, що кресало</text:span><text:span text:style-name="T131"> (ВТСУМ,</text:span><text:span text:style-name="T121"> 588)</text:span></text:p>
          </table:table-cell>
        </table:table-row>
        <table:table-row>
          <table:table-cell table:style-name="Dictionary.A2" office:value-type="string">
            <text:p text:style-name="P14">МАРНИ́ЧИТИ</text:p>
            <text:p text:style-name="P18"><text:soft-page-break/>-чу, -чиш, <text:span text:style-name="T137">дієсл., недо</text:span><text:span text:style-name="T136">к., перех., інд.-авт.,</text:span></text:p>
            <text:p text:style-name="P18"><text:span text:style-name="T9">утворене суфіксальним способом, похідне від слова</text:span><text:span text:style-name="T146"> </text:span><text:span text:style-name="T39">марни́й.</text:span></text:p>
            <text:p text:style-name="P19">І двері на замку,</text:p>
            <text:p text:style-name="P19">ні душечки — довкола,</text:p>
            <text:p text:style-name="P19">лиш зозулі — ку-ку! - </text:p>
            <text:p text:style-name="P18"><text:span text:style-name="T139">марничать</text:span><text:span text:style-name="T137"> і спроквола</text:span><text:span text:style-name="T31"> (П,</text:span><text:span text:style-name="T2"> ІІ, 19)</text:span></text:p>
          </table:table-cell>
          <table:table-cell table:style-name="Dictionary.B2" office:value-type="string">
            <text:p text:style-name="P14">марний</text:p>
            <text:p text:style-name="P18"><text:soft-page-break/><text:span text:style-name="T118">II </text:span><text:span text:style-name="T119">ма́рни́й</text:span></text:p>
            <text:p text:style-name="P18">марна, марне, <text:span text:style-name="T135">розм.</text:span></text:p>
            <text:p text:style-name="P18">Худий, мізерний, блідий<text:span text:style-name="T29"> (ВТСУМ,</text:span><text:span text:style-name="T151"> 647)</text:span></text:p>
          </table:table-cell>
        </table:table-row>
        <table:table-row>
          <table:table-cell table:style-name="Dictionary.A2" table:number-rows-spanned="2" office:value-type="string">
            <text:p text:style-name="P14">МЕЖИГÓНИ</text:p>
            <text:p text:style-name="P18">-ів, <text:span text:style-name="T136">ім., мн., інд.-авт.,</text:span></text:p>
            <text:p text:style-name="P18">утворене способом основоскладання, похідне від слів: <text:span text:style-name="T39">мéжи</text:span> і <text:span text:style-name="T39">гін.</text:span></text:p>
            <text:p text:style-name="P19">Що б то нам</text:p>
            <text:p text:style-name="P19">посовгнути — ці <text:span text:style-name="T38">межигони</text:span> часу,</text:p>
            <text:p text:style-name="P19">марудні <text:span text:style-name="T38">межигони</text:span>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37">за прапервні</text:span><text:span text:style-name="T31"> (П,</text:span><text:span text:style-name="T2"> І, 57)</text:span></text:p>
          </table:table-cell>
          <table:table-cell table:style-name="Dictionary.B2" office:value-type="string">
            <text:p text:style-name="P14">Між (ме́жи)</text:p>
            <text:p text:style-name="P18"><text:span text:style-name="T119">межи, меж, </text:span><text:span text:style-name="T123">прийм.</text:span><text:span text:style-name="T119"> Уживається із </text:span><text:span text:style-name="T123">род.</text:span><text:span text:style-name="T119">, </text:span><text:span text:style-name="T123">знах.</text:span><text:span text:style-name="T119"> і </text:span><text:span text:style-name="T123">оруд.</text:span><text:span text:style-name="T119"> відмінками. Сполучення з </text:span><text:span text:style-name="T119">між, межи, меж виражають: Просторові відношення:</text:span></text:p>
            <text:p text:style-name="P18"><text:span text:style-name="T97">1) </text:span><text:span text:style-name="T113">з оруд.</text:span><text:span text:style-name="T97">, </text:span><text:span text:style-name="T113">рідше з род. в.</text:span><text:span text:style-name="T97"> Уживається на означення просторового розташування предмета чи вияву дії посередині чого-небудь</text:span><text:span text:style-name="T133"> (ВТСУМ,</text:span><text:span text:style-name="T100"> 670)</text:span></text:p>
          </table:table-cell>
        </table:table-row>
        <table:table-row>
          <table:covered-table-cell/>
          <table:table-cell table:style-name="Dictionary.B2" office:value-type="string">
            <text:p text:style-name="P18"><text:span text:style-name="T39">гін </text:span><text:span text:style-name="T145">(див. </text:span><text:span text:style-name="T39">ВСЕГÍН</text:span><text:span text:style-name="T145">)</text:span></text:p>
          </table:table-cell>
        </table:table-row>
        <table:table-row>
          <table:table-cell table:style-name="Dictionary.A2" table:number-rows-spanned="2" office:value-type="string">
            <text:p text:style-name="P14">МЕЖИСВÍТНІЙ</text:p>
            <text:p text:style-name="P18">-я, -є, <text:span text:style-name="T137">прикм., </text:span><text:span text:style-name="T136">інд.-авт.,</text:span></text:p>
            <text:p text:style-name="P18"><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9"><text:soft-page-break/>Ці сосни, вбрані в синій-синій іній,</text:p>
            <text:p text:style-name="P19">на взгір’я збіглі і завмерлі, мерехтом -</text:p>
            <text:p text:style-name="P19">чи то цвинтарним ачи <text:span text:style-name="T38">межисвітнім</text:span> -</text:p>
            <text:p text:style-name="P18"><text:span text:style-name="T137">мені відкрили візерунки душ…</text:span><text:span text:style-name="T30"> (П,</text:span><text:span text:style-name="T2"> І, 79)</text:span></text:p>
          </table:table-cell>
          <table:table-cell table:style-name="Dictionary.B2" office:value-type="string">
            <text:p text:style-name="P18"><text:span text:style-name="T39">ме́жи</text:span> <text:span text:style-name="T145">(див. </text:span><text:span text:style-name="T39">МЕЖИГÓНИ</text:span><text:span text:style-name="T145">)</text:span></text:p>
          </table:table-cell>
        </table:table-row>
        <table:table-row>
          <table:covered-table-cell/>
          <table:table-cell table:style-name="Dictionary.B2" office:value-type="string">
            <text:p text:style-name="P18"><text:span text:style-name="T39">світ</text:span><text:span text:style-name="T161"> </text:span><text:span text:style-name="T145">(див. </text:span><text:span text:style-name="T39">ЗА-СВІТИ́</text:span><text:span text:style-name="T145">)</text:span></text:p>
          </table:table-cell>
        </table:table-row>
        <table:table-row>
          <table:table-cell table:style-name="Dictionary.A2" table:number-rows-spanned="2" office:value-type="string">
            <text:p text:style-name="P14">МЕРТВОКРИЛ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мéртвий</text:span><text:span text:style-name="T153"> і </text:span><text:span text:style-name="T40">крилó.</text:span></text:p>
            <text:p text:style-name="P19">А <text:span text:style-name="T38">мертвокрилі</text:span> стугонять стимфали,</text:p>
            <text:p text:style-name="P19">напевну провіщаючи біду,</text:p>
            <text:p text:style-name="P19">що ослонила біле опахало</text:p>
            <text:p text:style-name="P18"><text:span text:style-name="T137">і по моєму нишпорить сліду</text:span><text:span text:style-name="T31"> (П,</text:span><text:span text:style-name="T2"> ІІ, 110)</text:span></text:p>
          </table:table-cell>
          <table:table-cell table:style-name="Dictionary.B2" office:value-type="string">
            <text:p text:style-name="P15">ме́ртвий</text:p>
            <text:p text:style-name="P18">-а, -е.</text:p>
            <text:p text:style-name="P18">1) Такий, у якому припинилося життя; померлий; <text:span text:style-name="T135">прот.</text:span> живий. || <text:span text:style-name="T135">у знач.</text:span> <text:span text:style-name="T135">ім.</text:span> мертвий, -вого, <text:span text:style-name="T135">ч.</text:span>; мертва, -вої, <text:span text:style-name="T135">ж.</text:span> Мрець. || Про частини тіла мерця. || Засохлий, завмерлий, сухий (про рослинність). || <text:span text:style-name="T135">перен.</text:span>Надзвичайно схвильований, знесилений, стомлений (про людину).</text:p>
            <text:p text:style-name="P18"><text:span text:style-name="T97">3) </text:span><text:span text:style-name="T113">перен.</text:span><text:span text:style-name="T97">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text:span><text:span text:style-name="T133"> (ВТСУМ,</text:span><text:span text:style-name="T100"> 661)</text:span></text:p>
          </table:table-cell>
        </table:table-row>
        <table:table-row>
          <table:covered-table-cell/>
          <table:table-cell table:style-name="Dictionary.B2" office:value-type="string">
            <text:p text:style-name="P15">крило́</text:p>
            <text:p text:style-name="P18"><text:span text:style-name="T119">-а, </text:span><text:span text:style-name="T123">с.</text:span></text:p>
            <text:p text:style-name="P18">1) Літальний орган птахів, комах та деяких ссавців (напр., кажанів)<text:span text:style-name="T29"> (ВТСУМ,</text:span><text:span text:style-name="T151"> 587)</text:span></text:p>
          </table:table-cell>
        </table:table-row>
        <text:soft-page-break/>
        <table:table-row>
          <table:table-cell table:style-name="Dictionary.A2" table:number-rows-spanned="2" office:value-type="string">
            <text:p text:style-name="P14">МОЛОДОЩÁСТЯ</text:p>
            <text:p text:style-name="P18">-я, <text:span text:style-name="T136">ім., с., інд.-авт.,</text:span></text:p>
            <text:p text:style-name="P18"><text:span text:style-name="T9">утворене способом основоскладання, похідне від слів:</text:span><text:span text:style-name="T153"> </text:span><text:span text:style-name="T40">молоди́й</text:span><text:span text:style-name="T153"> і </text:span><text:span text:style-name="T40">щáстя.</text:span></text:p>
            <text:p text:style-name="P19">Ти десь живеш на призабутім березі</text:p>
            <text:p text:style-name="P19">моїх змілілих пам’ятей. Блукаєш</text:p>
            <text:p text:style-name="P19">пустелею моїх <text:span text:style-name="T38">молодощасть</text:span>,</text:p>
            <text:p text:style-name="P18"><text:span text:style-name="T137">як біла тінь суворої скорботи</text:span><text:span text:style-name="T31"> (П,</text:span><text:span text:style-name="T2"> І, 52)</text:span></text:p>
          </table:table-cell>
          <table:table-cell table:style-name="Dictionary.B2" office:value-type="string">
            <text:p text:style-name="P18"><text:span text:style-name="T40">молоди́й </text:span><text:span text:style-name="T149">(див. </text:span><text:span text:style-name="T40">ВСЕМОЛОДИ́Й</text:span><text:span text:style-name="T149">)</text:span></text:p>
          </table:table-cell>
        </table:table-row>
        <table:table-row>
          <table:covered-table-cell/>
          <table:table-cell table:style-name="Dictionary.B2" office:value-type="string">
            <text:p text:style-name="P15">ща́стя</text:p>
            <text:p text:style-name="P18"><text:span text:style-name="T119">-я, </text:span><text:span text:style-name="T123">с.</text:span></text:p>
            <text:p text:style-name="P18">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почуття симпатії, любові. || Те, що викликає відчуття найвищого задоволення життям, дає радість кому-небудь<text:span text:style-name="T29"> (ВТСУМ,</text:span><text:span text:style-name="T151"> 1637)</text:span></text:p>
          </table:table-cell>
        </table:table-row>
        <table:table-row>
          <table:table-cell table:style-name="Dictionary.A2" table:number-rows-spanned="2" office:value-type="string">
            <text:p text:style-name="P14">НÁДВИЩ</text:p>
            <text:p text:style-name="P18">-і, <text:span text:style-name="T136">ім., ж., інд.-авт.,</text:span></text:p>
            <text:p text:style-name="P18"><text:span text:style-name="T9">утворене суфіксально-префіксальним способом, похідне від слів:</text:span><text:span text:style-name="T153"> </text:span><text:span text:style-name="T40">над</text:span><text:span text:style-name="T153"> і </text:span><text:span text:style-name="T40">ви́щий.</text:span></text:p>
            <text:p text:style-name="P19">У небо, у <text:span text:style-name="T38">надвищ</text:span>, за хмари за чорні</text:p>
            <text:p text:style-name="P18"><text:span text:style-name="T137">до сонця, Ікаре, спрямовуй свій лет!</text:span><text:span text:style-name="T30"> (П,</text:span><text:span text:style-name="T2"> І, 98)</text:span></text:p>
          </table:table-cell>
          <table:table-cell table:style-name="Dictionary.B2" office:value-type="string">
            <text:p text:style-name="P14">над</text:p>
            <text:p text:style-name="P18"><text:span text:style-name="T123">рідко </text:span><text:span text:style-name="T119">наді, надо, </text:span><text:span text:style-name="T123">прийм.</text:span><text:span text:style-name="T119">, </text:span><text:span text:style-name="T123">з оруд.</text:span><text:span text:style-name="T119"> </text:span><text:span text:style-name="T123">і знах. в.</text:span><text:span text:style-name="T119"> Сполучення з над виражають: Просторові відношення:</text:span></text:p>
            <text:p text:style-name="P18">1) <text:span text:style-name="T135">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8">2) <text:span text:style-name="T135">із знах. в.</text:span> Уживається для позначення місця, куди спрямована <text:soft-page-break/>дія. Об’єктні відношення:</text:p>
            <text:p text:style-name="P18"><text:span text:style-name="T97">5) </text:span><text:span text:style-name="T113">із знах.</text:span><text:span text:style-name="T97">, </text:span><text:span text:style-name="T113">рідко з оруд. в.</text:span><text:span text:style-name="T97">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13">Над усе</text:span><text:span text:style-name="T133"> (ВТСУМ,</text:span><text:span text:style-name="T100"> 709)</text:span></text:p>
          </table:table-cell>
        </table:table-row>
        <table:table-row>
          <table:covered-table-cell/>
          <table:table-cell table:style-name="Dictionary.B2" office:value-type="string">
            <text:p text:style-name="P15">ви́щий</text:p>
            <text:p text:style-name="P18">-а, -е.</text:p>
            <text:p text:style-name="P18">1) Вищ. ст. до високий<text:span text:style-name="T29"> (ВТСУМ,</text:span><text:span text:style-name="T161"> 162)</text:span></text:p>
          </table:table-cell>
        </table:table-row>
        <table:table-row>
          <table:table-cell table:style-name="Dictionary.A2" table:number-rows-spanned="2" office:value-type="string">
            <text:p text:style-name="P14">НАДНÉБО</text:p>
            <text:p text:style-name="P18">-а, <text:span text:style-name="T136">ім., с., інд.-авт.,</text:span></text:p>
            <text:p text:style-name="P18"><text:span text:style-name="T9">утворене префіксальним способом, похідне від слова</text:span><text:span text:style-name="T153"> </text:span><text:span text:style-name="T40">над</text:span><text:span text:style-name="T153"> і </text:span><text:span text:style-name="T40">нéбо.</text:span></text:p>
            <text:p text:style-name="P19">Були мої моління всує - </text:p>
            <text:p text:style-name="P19">Бог не почув і не простив,</text:p>
            <text:p text:style-name="P19">і вже її душа прямує</text:p>
            <text:p text:style-name="P18"><text:span text:style-name="T137">в </text:span><text:span text:style-name="T139">наднеба</text:span><text:span text:style-name="T137"> синь</text:span><text:span text:style-name="T31"> (П,</text:span><text:span text:style-name="T2"> ІІ, 114)</text:span></text:p>
          </table:table-cell>
          <table:table-cell table:style-name="Dictionary.B2" office:value-type="string">
            <text:p text:style-name="P18"><text:span text:style-name="T40">над </text:span><text:span text:style-name="T149">(див. </text:span><text:span text:style-name="T40">НÁДВИЩ</text:span><text:span text:style-name="T149">)</text:span></text:p>
          </table:table-cell>
        </table:table-row>
        <table:table-row>
          <table:covered-table-cell/>
          <table:table-cell table:style-name="Dictionary.B2" office:value-type="string">
            <text:p text:style-name="P14">небо</text:p>
            <text:p text:style-name="P18"><text:span text:style-name="T118">I </text:span><text:span text:style-name="T119">не́бо</text:span></text:p>
            <text:p text:style-name="P18">-а, <text:span text:style-name="T135">с.</text:span></text:p>
            <text:p text:style-name="P18">1) Видимий над поверхнею землі повітряний простір у формі шатра.</text:p>
            <text:p text:style-name="P18">2) За релігійними уявленнями — місцеперебування Бога, ангелів, святих; потойбічний світ, рай<text:span text:style-name="T29"> (ВТСУМ,</text:span><text:span text:style-name="T151"> 747)</text:span></text:p>
          </table:table-cell>
        </table:table-row>
        <table:table-row>
          <table:table-cell table:style-name="Dictionary.A2" table:number-rows-spanned="2" office:value-type="string">
            <text:p text:style-name="P14">НАДÓКРУЖ</text:p>
            <text:p text:style-name="P19">незм., присл., інд.-авт.,</text:p>
            <text:p text:style-name="P18"><text:span text:style-name="T8">утворене префіксальним способом, похідне від слова</text:span><text:span text:style-name="T6"> </text:span><text:span text:style-name="T15">о́круга.</text:span></text:p>
            <text:p text:style-name="P19"><text:soft-page-break/>А <text:span text:style-name="T38">надокруж</text:span> — майстри заплічні</text:p>
            <text:p text:style-name="P18"><text:span text:style-name="T137">стежок — ганебних і величних</text:span><text:span text:style-name="T31"> (П,</text:span><text:span text:style-name="T2"> ІІ, 165)</text:span></text:p>
          </table:table-cell>
          <table:table-cell table:style-name="Dictionary.B2" office:value-type="string">
            <text:p text:style-name="P14"><text:span text:style-name="T153">над </text:span><text:span text:style-name="T149">(див. </text:span><text:span text:style-name="T153">НÁДВИЩ</text:span><text:span text:style-name="T149">)</text:span></text:p>
          </table:table-cell>
        </table:table-row>
        <table:table-row>
          <table:covered-table-cell/>
          <table:table-cell table:style-name="Dictionary.B2" office:value-type="string">
            <text:p text:style-name="P15">окру́га</text:p>
            <text:p text:style-name="P18"><text:span text:style-name="T119">-и, </text:span><text:span text:style-name="T123">ж.</text:span></text:p>
            <text:p text:style-name="P18">1) Навколишня місцевість<text:span text:style-name="T29"> </text:span><text:soft-page-break/><text:span text:style-name="T29">(ВТСУМ,</text:span><text:span text:style-name="T151"> 838)</text:span></text:p>
          </table:table-cell>
        </table:table-row>
        <table:table-row>
          <table:table-cell table:style-name="Dictionary.A2" table:number-rows-spanned="2" office:value-type="string">
            <text:p text:style-name="P14">НАДТОРÓСИ</text:p>
            <text:p text:style-name="P18">-ів, <text:span text:style-name="T136">ім., мн., інд.-авт.,</text:span></text:p>
            <text:p text:style-name="P18"><text:span text:style-name="T9">утворене префіксальним способом, похідне від слів:</text:span> <text:span text:style-name="T39">над</text:span> і <text:span text:style-name="T38">торóси.</text:span></text:p>
            <text:p text:style-name="P19">…оце світіння полохких світань</text:p>
            <text:p text:style-name="P19">світів жертовних, що мене запалює</text:p>
            <text:p text:style-name="P19">всенепогасним і ламким, як крига,</text:p>
            <text:p text:style-name="P18"><text:span text:style-name="T137">огнем співучих </text:span><text:span text:style-name="T139">надторосів</text:span><text:span text:style-name="T137"> — криг</text:span><text:span text:style-name="T31"> (П,</text:span><text:span text:style-name="T2"> І, 80)</text:span></text:p>
          </table:table-cell>
          <table:table-cell table:style-name="Dictionary.B2" office:value-type="string">
            <text:p text:style-name="P14"><text:span text:style-name="T153">над </text:span><text:span text:style-name="T149">(див. </text:span><text:span text:style-name="T153">НÁДВИЩ</text:span><text:span text:style-name="T149">)</text:span></text:p>
          </table:table-cell>
        </table:table-row>
        <table:table-row>
          <table:covered-table-cell/>
          <table:table-cell table:style-name="Dictionary.B2" office:value-type="string">
            <text:p text:style-name="P15">торо́с</text:p>
            <text:p text:style-name="P18"><text:span text:style-name="T119">-а, </text:span><text:span text:style-name="T123">ч.</text:span></text:p>
            <text:p text:style-name="P18">Нагромадження уламків криги на замерзлих морях і річках, що утворюється внаслідок стискання льоду<text:span text:style-name="T29"> (ВТСУМ,</text:span><text:span text:style-name="T151"> 1464)</text:span></text:p>
          </table:table-cell>
        </table:table-row>
        <table:table-row>
          <table:table-cell table:style-name="Dictionary.A2" office:value-type="string">
            <text:p text:style-name="P14">НÁКРИК</text:p>
            <text:p text:style-name="P18">-у, <text:span text:style-name="T136">ім., ч., інд.-авт.,</text:span></text:p>
            <text:p text:style-name="P18"><text:span text:style-name="T9">утворене префіксальним способом, похідне від слова</text:span><text:span text:style-name="T153"> </text:span><text:span text:style-name="T40">крик.</text:span></text:p>
            <text:p text:style-name="P19">Отой прощальний змах тонкоголосий</text:p>
            <text:p text:style-name="P19">тремтливої руки, той голий <text:span text:style-name="T38">накрик</text:span> - </text:p>
            <text:p text:style-name="P19">пункти рами — щербати й яр, той пагорб - </text:p>
            <text:p text:style-name="P18"><text:span text:style-name="T137">яким зигзагом путь тобі значив?</text:span><text:span text:style-name="T30"> (П,</text:span><text:span text:style-name="T2"> І, 124)</text:span></text:p>
          </table:table-cell>
          <table:table-cell table:style-name="Dictionary.B2" office:value-type="string">
            <text:p text:style-name="P18"><text:span text:style-name="T40">крик </text:span><text:span text:style-name="T149">(див. </text:span><text:span text:style-name="T40">КРИК-ЗЕЛÓ</text:span><text:span text:style-name="T149">)</text:span></text:p>
          </table:table-cell>
        </table:table-row>
        <table:table-row>
          <table:table-cell table:style-name="Dictionary.A2" office:value-type="string">
            <text:p text:style-name="P14">НÁМЕРЗИ</text:p>
            <text:p text:style-name="P18">-ів, <text:span text:style-name="T136">ім., мн., інд.-авт.,</text:span></text:p>
            <text:p text:style-name="P18"><text:span text:style-name="T9">утворене нульсуфіксальним способом, похідне від слова</text:span><text:span text:style-name="T153"> </text:span><text:span text:style-name="T40">намерза́ти.</text:span></text:p>
            <text:p text:style-name="P19"><text:soft-page-break/>О скрипки тьмавий гуд — мов скапує живиця,</text:p>
            <text:p text:style-name="P19">зникають <text:span text:style-name="T38">намерзи</text:span> і вже хмеліє гін</text:p>
            <text:p text:style-name="P18"><text:span text:style-name="T137">дзвінкого дерева…</text:span><text:span text:style-name="T30"> (П,</text:span><text:span text:style-name="T2"> ІІ, 155)</text:span></text:p>
          </table:table-cell>
          <table:table-cell table:style-name="Dictionary.B2" office:value-type="string">
            <text:p text:style-name="P15">намерза́ти</text:p>
            <text:p text:style-name="P18"><text:span text:style-name="T119">-ає, </text:span><text:span text:style-name="T123">недок.</text:span><text:span text:style-name="T119">, намерзнути </text:span><text:span text:style-name="T123">і </text:span><text:span text:style-name="T119">намерзти, -зне; </text:span><text:span text:style-name="T123">мин. ч.</text:span><text:span text:style-name="T119"> намерз, -ла, -ло; </text:span><text:span text:style-name="T123">док.</text:span></text:p>
            <text:p text:style-name="P18">1) Замерзаючи, вкривати поверхню <text:soft-page-break/>чого-небудь або нагромаджуватися на чому-небудь (про лід, сніг і т. ін.). || Покриватися льодом<text:span text:style-name="T29"> (ВТСУМ,</text:span><text:span text:style-name="T151"> 723)</text:span></text:p>
          </table:table-cell>
        </table:table-row>
        <table:table-row>
          <table:table-cell table:style-name="Dictionary.A2" table:number-rows-spanned="2" office:value-type="string">
            <text:p text:style-name="P14">НАПІВБАЖÁННЯ</text:p>
            <text:p text:style-name="P18">-я, <text:span text:style-name="T136">ім., с., інд.-авт.,</text:span></text:p>
            <text:p text:style-name="P18"><text:span text:style-name="T9">утворене префіксальним способом, похідне від слів:</text:span><text:span text:style-name="T153"> </text:span><text:span text:style-name="T40">напíв</text:span><text:span text:style-name="T153"> і </text:span><text:span text:style-name="T40">бажáння.</text:span></text:p>
            <text:p text:style-name="P19">Напівступою,</text:p>
            <text:p text:style-name="P19">як над собою винесений крок</text:p>
            <text:p text:style-name="P19">задумався і скляк. <text:span text:style-name="T38">Напівбажання</text:span>,</text:p>
            <text:p text:style-name="P18"><text:span text:style-name="T137">на півваганні втяте</text:span><text:span text:style-name="T31"> (П,</text:span><text:span text:style-name="T2"> І, 57)</text:span></text:p>
          </table:table-cell>
          <table:table-cell table:style-name="Dictionary.B2" office:value-type="string">
            <text:p text:style-name="P15">Наполови́ну (напі́в)</text:p>
            <text:p text:style-name="P19">присл.</text:p>
            <text:p text:style-name="P18">1) У розмірі чи обсязі, що охоплює половину кого-, чого-небудь.</text:p>
            <text:p text:style-name="P18">2) Пополам з чим-небудь; з домішкою, з ознакою, з елементами чогось.</text:p>
            <text:p text:style-name="P18">3) Частково, не зовсім, не повністю або значною мірою<text:span text:style-name="T29"> (ВТСУМ,</text:span><text:span text:style-name="T161"> 730)</text:span></text:p>
          </table:table-cell>
        </table:table-row>
        <table:table-row>
          <table:covered-table-cell/>
          <table:table-cell table:style-name="Dictionary.B2" office:value-type="string">
            <text:p text:style-name="P15">бажа́ння</text:p>
            <text:p text:style-name="P18"><text:span text:style-name="T119">-я, </text:span><text:span text:style-name="T123">с.</text:span></text:p>
            <text:p text:style-name="P18">1) Прагнення, потяг до здійснення чого-небудь; хотіння<text:span text:style-name="T29"> (ВТСУМ,</text:span><text:span text:style-name="T151"> 55)</text:span></text:p>
          </table:table-cell>
        </table:table-row>
        <table:table-row>
          <table:table-cell table:style-name="Dictionary.A2" table:number-rows-spanned="2" office:value-type="string">
            <text:p text:style-name="P14">НАПІВСТУПÁ</text:p>
            <text:p text:style-name="P18">-и́, <text:span text:style-name="T136">ім., </text:span><text:span text:style-name="T137">ж., інд.-авт.,</text:span></text:p>
            <text:p text:style-name="P18"><text:span text:style-name="T2">утворене префіксальним способом, похідне від слів:</text:span><text:span text:style-name="T153"> </text:span><text:span text:style-name="T40">напíв</text:span><text:span text:style-name="T153"> і </text:span><text:span text:style-name="T40">ступа́</text:span><text:span text:style-name="T16">.</text:span></text:p>
            <text:p text:style-name="P19"><text:span text:style-name="T38">Напівступою</text:span>,</text:p>
            <text:p text:style-name="P19">як над собою винесений крок</text:p>
            <text:p text:style-name="P19">задумався і скляк. Напівбажання,</text:p>
            <text:p text:style-name="P18"><text:span text:style-name="T137">на півваганні втяте</text:span><text:span text:style-name="T31"> (П,</text:span><text:span text:style-name="T2"> І, 57)</text:span></text:p>
          </table:table-cell>
          <table:table-cell table:style-name="Dictionary.B2" office:value-type="string">
            <text:p text:style-name="P18"><text:span text:style-name="T37">напі́в </text:span>(див. <text:span text:style-name="T39">НАПІВБАЖÁННЯ</text:span>)</text:p>
          </table:table-cell>
        </table:table-row>
        <table:table-row>
          <table:covered-table-cell/>
          <table:table-cell table:style-name="Dictionary.B2" office:value-type="string">
            <text:p text:style-name="P14">ступа́</text:p>
            <text:p text:style-name="P18"><text:span text:style-name="T118">II </text:span><text:span text:style-name="T119">ступа́</text:span></text:p>
            <text:p text:style-name="P18">-и, <text:span text:style-name="T135">ж.</text:span>, <text:span text:style-name="T135">перев.</text:span> <text:span text:style-name="T135">з означ.</text:span></text:p>
            <text:p text:style-name="P18">Манера ходити, ступати; хода. || Рух ногою вперед, убік або назад; крок. || Звуки від таких рухів. || Про спокійну, тиху ходу коня; найповільніший алюр<text:span text:style-name="T29"> (ВТСУМ,</text:span><text:span text:style-name="T151"> 1407)</text:span></text:p>
          </table:table-cell>
        </table:table-row>
        <table:table-row>
          <table:table-cell table:style-name="Dictionary.A2" office:value-type="string">
            <text:p text:style-name="P14">НÁХЛЮПИ</text:p>
            <text:p text:style-name="P18"><text:soft-page-break/>-ів, <text:span text:style-name="T136">ім., мн., інд.-авт.,</text:span></text:p>
            <text:p text:style-name="P18"><text:span text:style-name="T9">утворене префіксальним і нульсуфіксальним способом, похідне від слова</text:span><text:span text:style-name="T153"> </text:span><text:span text:style-name="T40">хлю́пати.</text:span></text:p>
            <text:p text:style-name="P19">Покірні вітру, <text:span text:style-name="T38">нахлюпи</text:span> щедрот</text:p>
            <text:p text:style-name="P19">з убогого жебрацького бенкету,</text:p>
            <text:p text:style-name="P19">відвирувавши, котяться у Лету,</text:p>
            <text:p text:style-name="P18"><text:span text:style-name="T137">в таночок взявши кревних і заброд</text:span><text:span text:style-name="T30"> (П,</text:span><text:span text:style-name="T2"> І, 101)</text:span></text:p>
          </table:table-cell>
          <table:table-cell table:style-name="Dictionary.B2" office:value-type="string">
            <text:p text:style-name="P15">хлю́пати</text:p>
            <text:p text:style-name="P18"><text:soft-page-break/><text:span text:style-name="T119">-аю, -аєш, </text:span><text:span text:style-name="T123">недок.</text:span></text:p>
            <text:p text:style-name="P18">1) <text:span text:style-name="T135">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8"><text:span text:style-name="T97">2) </text:span><text:span text:style-name="T113">перех.</text:span><text:span text:style-name="T97"> </text:span><text:span text:style-name="T113">і неперех.</text:span><text:span text:style-name="T97"> Рвучкими рухами лити, бризкати водою або іншою рідиною на кого-, що-небудь. || Розливатися, виливатися, </text:span><text:span text:style-name="T97">розпліскуватися. || Утворювати звуки, що нагадують хлипання.</text:span><text:span text:style-name="T113">Хлюпати носом</text:span><text:span text:style-name="T133"> (ВТСУМ,</text:span><text:span text:style-name="T99"> 1565)</text:span></text:p>
          </table:table-cell>
        </table:table-row>
        <table:table-row>
          <table:table-cell table:style-name="Dictionary.A2" table:number-rows-spanned="2" office:value-type="string">
            <text:p text:style-name="P14">ОБАКРÁЙ</text:p>
            <text:p text:style-name="P18">-ю, <text:span text:style-name="T136">ім., ч., інд.-авт.,</text:span></text:p>
            <text:p text:style-name="P18"><text:span text:style-name="T9">утворене способом зрощення, похідне від слів:</text:span><text:span text:style-name="T153"> </text:span><text:span text:style-name="T40">óба</text:span><text:span text:style-name="T153"> і </text:span><text:span text:style-name="T40">край.</text:span></text:p>
            <text:p text:style-name="P19">З ціложиттєвого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text:span text:style-name="T38">обакрай</text:span></text:p>
            <text:p text:style-name="P18"><text:span text:style-name="T137">Вітчизни — і яви, і мрії</text:span><text:span text:style-name="T31"> (П,</text:span><text:span text:style-name="T2"> ІІ, 19)</text:span></text:p>
          </table:table-cell>
          <table:table-cell table:style-name="Dictionary.B2" office:value-type="string">
            <text:p text:style-name="P18"><text:span text:style-name="T37">Оби́два (</text:span><text:span text:style-name="T40">óба</text:span><text:span text:style-name="T37">)</text:span></text:p>
            <text:p text:style-name="P18"><text:span text:style-name="T119">обох, </text:span><text:span text:style-name="T123">ч.</text:span><text:span text:style-name="T119"> </text:span><text:span text:style-name="T123">і с.</text:span><text:span text:style-name="T119">, обидві, обох, </text:span><text:span text:style-name="T123">ж.</text:span><text:span text:style-name="T119">, </text:span><text:span text:style-name="T123">числ.</text:span><text:span text:style-name="T119">, </text:span><text:span text:style-name="T123">збірн.</text:span></text:p>
            <text:p text:style-name="P18"><text:span text:style-name="T97">Означає кожний із двох названих або відомих предметів; один і другий; і той, і другий. </text:span><text:span text:style-name="T113">В обидва кінці</text:span><text:span text:style-name="T133"> (ВТСУМ,</text:span><text:span text:style-name="T100"> 804)</text:span></text:p>
          </table:table-cell>
        </table:table-row>
        <table:table-row>
          <table:covered-table-cell/>
          <table:table-cell table:style-name="Dictionary.B2" office:value-type="string">
            <text:p text:style-name="P18"><text:span text:style-name="T40">край </text:span><text:span text:style-name="T149">(див. </text:span><text:span text:style-name="T40">КРАЙÓКРАЙ</text:span><text:span text:style-name="T149">)</text:span></text:p>
          </table:table-cell>
        </table:table-row>
        <table:table-row>
          <table:table-cell table:style-name="Dictionary.A2" table:number-rows-spanned="2" office:value-type="string">
            <text:p text:style-name="P14">ОБОЮДОЖÁЛИЙ</text:p>
            <text:p text:style-name="P18">-а, -е, <text:span text:style-name="T137">прикм., </text:span><text:span text:style-name="T136">інд.-авт.,</text:span></text:p>
            <text:p text:style-name="P18"><text:soft-page-break/><text:span text:style-name="T9">утворене складносуфіксальним </text:span><text:span text:style-name="T9">способом, похідне від слів:</text:span><text:span text:style-name="T6"> </text:span><text:span text:style-name="T15">обою́до</text:span><text:span text:style-name="T6"> і </text:span><text:span text:style-name="T15">жалі́ти.</text:span></text:p>
            <text:p text:style-name="P19">Та мури, мов із мертвих всталі,</text:p>
            <text:p text:style-name="P19">похмуро мовили: чекай,</text:p>
            <text:p text:style-name="P19">ще обрадіє із печалі</text:p>
            <text:p text:style-name="P18"><text:span text:style-name="T137">твій </text:span><text:span text:style-name="T139">обоюдожалий</text:span><text:span text:style-name="T137"> край</text:span><text:span text:style-name="T31"> (П,</text:span><text:span text:style-name="T2"> І, 36)</text:span></text:p>
          </table:table-cell>
          <table:table-cell table:style-name="Dictionary.B2" office:value-type="string">
            <text:p text:style-name="P18"><text:span text:style-name="T15">Обою́до </text:span><text:span text:style-name="T12">(не подано у словнику)</text:span></text:p>
          </table:table-cell>
        </table:table-row>
        <table:table-row>
          <table:covered-table-cell/>
          <table:table-cell table:style-name="Dictionary.B2" office:value-type="string">
            <text:p text:style-name="P15">жалі́ти</text:p>
            <text:p text:style-name="P18"><text:soft-page-break/><text:span text:style-name="T119">-ію, -ієш, </text:span><text:span text:style-name="T123">недок.</text:span></text:p>
            <text:p text:style-name="P18">1) <text:span text:style-name="T135">перех.</text:span> <text:span text:style-name="T135">і без додатка</text:span>. Відчувати жалість, співчуття до кого-небудь.</text:p>
            <text:p text:style-name="P18">2) <text:span text:style-name="T135">неперех.</text:span> Нарікати на що-небудь, уболівати за чимось, за щось; шкодувати, жалкувати.</text:p>
            <text:p text:style-name="P18"><text:span text:style-name="T97">3) </text:span><text:span text:style-name="T113">перех.</text:span><text:span text:style-name="T97"> Берегти, оберігати кого-, що-небудь. || Неохоче витрачати що-небудь; шкодувати, жалкувати</text:span><text:span text:style-name="T133"> (ВТСУМ,</text:span><text:span text:style-name="T99"> 364)</text:span></text:p>
          </table:table-cell>
        </table:table-row>
        <table:table-row>
          <table:table-cell table:style-name="Dictionary.A2" office:value-type="string">
            <text:p text:style-name="P14">ОВÓГНЕНИЙ</text:p>
            <text:p text:style-name="P18">-а, -е, <text:span text:style-name="T137">дієпр., інд.-авт.,</text:span></text:p>
            <text:p text:style-name="P18"><text:span text:style-name="T8">утворене суфіксально-префіксальним способом, похідне від </text:span><text:span text:style-name="T9">в</text:span><text:span text:style-name="T153">ід неіснуючого дієслова </text:span><text:span text:style-name="T40">ово́гнити.</text:span></text:p>
            <text:p text:style-name="P19">Та за тобою небо запалало,</text:p>
            <text:p text:style-name="P18"><text:span text:style-name="T139">овогнене</text:span><text:span text:style-name="T137"> грозою стожалів</text:span><text:span text:style-name="T31"> (П,</text:span><text:span text:style-name="T2"> ІІ, 68)</text:span></text:p>
          </table:table-cell>
          <table:table-cell table:style-name="Dictionary.B2" office:value-type="string">
            <text:p text:style-name="P18"><text:span text:style-name="T40">Ово́гнити </text:span><text:span text:style-name="T147">(не подано у словнику)</text:span></text:p>
          </table:table-cell>
        </table:table-row>
        <table:table-row>
          <table:table-cell table:style-name="Dictionary.A2" office:value-type="string">
            <text:p text:style-name="P14">ОГРÁННЯ</text:p>
            <text:p text:style-name="P19">ім., с., інд.-авт.,</text:p>
            <text:p text:style-name="P18"><text:span text:style-name="T9">утворене суфіксальним способом, похідне від слова</text:span><text:span text:style-name="T6"> </text:span><text:span text:style-name="T39">огрáнювати.</text:span></text:p>
            <text:p text:style-name="P19">У зашморзі бід</text:p>
            <text:p text:style-name="P19">аж зайшовся кривий од волання борлак,</text:p>
            <text:p text:style-name="P18"><text:span text:style-name="T137">аж </text:span><text:span text:style-name="T139">огранням</text:span><text:span text:style-name="T137"> дзеркал заросилася кров!</text:span><text:span text:style-name="T30"> (П,</text:span><text:span text:style-name="T2"> І, 33)</text:span></text:p>
          </table:table-cell>
          <table:table-cell table:style-name="Dictionary.B2" office:value-type="string">
            <text:p text:style-name="P18"><text:span text:style-name="T37">Ограно́вувати (</text:span><text:span text:style-name="T39">огрáнювати</text:span><text:span text:style-name="T37">)</text:span></text:p>
            <text:p text:style-name="P18"><text:span text:style-name="T119">-ую, -уєш, </text:span><text:span text:style-name="T123">недок.</text:span><text:span text:style-name="T119">, огранувати, -ую, -уєш, </text:span><text:span text:style-name="T123">док.</text:span><text:span text:style-name="T119">, </text:span><text:span text:style-name="T123">перех.</text:span><text:span text:style-name="T119">, </text:span><text:span text:style-name="T123">спец.</text:span></text:p>
            <text:p text:style-name="P18"><text:span text:style-name="T97">Шліфуючи поверхню чого-небудь, робити на ній грані</text:span><text:span text:style-name="T133"> (ВТСУМ,</text:span><text:span text:style-name="T99"> 826)</text:span></text:p>
          </table:table-cell>
        </table:table-row>
        <table:table-row>
          <table:table-cell table:style-name="Dictionary.A2" office:value-type="string">
            <text:p text:style-name="P14">ОЗЛÍННЯ</text:p>
            <text:p text:style-name="P18"><text:soft-page-break/>-я, <text:span text:style-name="T136">ім., ж., інд.-авт.,</text:span></text:p>
            <text:p text:style-name="P18"><text:span text:style-name="T145">утворене суфіксальним способом, похідне від слова</text:span> <text:span text:style-name="T39">озли́тися.</text:span></text:p>
            <text:p text:style-name="P19">А шал який! Яке <text:span text:style-name="T38">озління</text:span>!</text:p>
            <text:p text:style-name="P18"><text:span text:style-name="T137">О білий світе-блекота</text:span><text:span text:style-name="T31"> (П,</text:span><text:span text:style-name="T2"> І, 132)</text:span></text:p>
          </table:table-cell>
          <table:table-cell table:style-name="Dictionary.B2" office:value-type="string">
            <text:p text:style-name="P15">озли́тися<text:soft-page-break/></text:p>
            <text:p text:style-name="P18"><text:span text:style-name="T119">-люся, -лишся, </text:span><text:span text:style-name="T123">док.</text:span></text:p>
            <text:p text:style-name="P18">Стати розлюченим, роздратованим; розізлитися, розгніватися. || Стати злим, злостивим<text:span text:style-name="T29"> (ВТСУМ,</text:span><text:span text:style-name="T151"> 834)</text:span></text:p>
          </table:table-cell>
        </table:table-row>
        <table:table-row>
          <table:table-cell table:style-name="Dictionary.A2" office:value-type="string">
            <text:p text:style-name="P14">ОШРÓТТЯ</text:p>
            <text:p text:style-name="P18">-я, <text:span text:style-name="T136">ім., збірн., інд.-авт.,</text:span></text:p>
            <text:p text:style-name="P18"><text:span text:style-name="T9">утворене суфіксально-префіксальним способом, похідне від слова</text:span> <text:span text:style-name="T39">шріт.</text:span></text:p>
            <text:p text:style-name="P19">І тінь біжить — поверхи давніх днів.</text:p>
            <text:p text:style-name="P18"><text:span text:style-name="T137">І заволока — на </text:span><text:span text:style-name="T139">ошроття</text:span><text:span text:style-name="T137"> часу</text:span><text:span text:style-name="T31"> (П,</text:span><text:span text:style-name="T2"> І, 137)</text:span></text:p>
          </table:table-cell>
          <table:table-cell table:style-name="Dictionary.B2" office:value-type="string">
            <text:p text:style-name="P14">шріт</text:p>
            <text:p text:style-name="P18"><text:span text:style-name="T119">шроту, </text:span><text:span text:style-name="T123">ч.</text:span></text:p>
            <text:p text:style-name="P18">1) Дрібні свинцеві кульки для стрільби з мисливської рушниці; дріб<text:span text:style-name="T29"> (ВТСУМ,</text:span><text:span text:style-name="T151"> 1631)</text:span></text:p>
          </table:table-cell>
        </table:table-row>
        <table:table-row>
          <table:table-cell table:style-name="Dictionary.A2" table:number-rows-spanned="2" office:value-type="string">
            <text:p text:style-name="P14">ПÁВЕРХ</text:p>
            <text:p text:style-name="P18">-у, <text:span text:style-name="T136">ім., ч., інд.-авт.,</text:span></text:p>
            <text:p text:style-name="P18"><text:span text:style-name="T9">утворене префіксальним способом, похідне від слів:</text:span><text:span text:style-name="T153"> </text:span><text:span text:style-name="T40">па</text:span><text:span text:style-name="T153">... (“подібний”) і </text:span><text:span text:style-name="T40">верх.</text:span></text:p>
            <text:p text:style-name="P19">Тут <text:span text:style-name="T38">паверх</text:span>, паниз, пажиття і паскін,</text:p>
            <text:p text:style-name="P19">переступай лискуче лезо меж,</text:p>
            <text:p text:style-name="P19">і рідні лиця за порожні маски</text:p>
            <text:p text:style-name="P18"><text:span text:style-name="T137">тобі здадуться з понадгірних веж</text:span><text:span text:style-name="T31"> (П,</text:span><text:span text:style-name="T2"> І, 167)</text:span></text:p>
          </table:table-cell>
          <table:table-cell table:style-name="Dictionary.B2" office:value-type="string">
            <text:p text:style-name="P18"><text:span text:style-name="T110">Па</text:span><text:span text:style-name="T101">... </text:span><text:span text:style-name="T102">(не подано у словнику)</text:span></text:p>
          </table:table-cell>
        </table:table-row>
        <table:table-row>
          <table:covered-table-cell/>
          <table:table-cell table:style-name="Dictionary.B2" office:value-type="string">
            <text:p text:style-name="P14">верх</text:p>
            <text:p text:style-name="P18"><text:span text:style-name="T119">-у, </text:span><text:span text:style-name="T123">ч.</text:span></text:p>
            <text:p text:style-name="P18">1) Верхня, найвища частина чого-небудь; вершина. || Поверхня землі, якої-небудь рідини і т. ін. <text:span text:style-name="T29">(ВТСУМ,</text:span><text:span text:style-name="T151"> 123)</text:span></text:p>
          </table:table-cell>
        </table:table-row>
        <table:table-row>
          <table:table-cell table:style-name="Dictionary.A2" office:value-type="string">
            <text:p text:style-name="P14">ПАЖИТТЯ́</text:p>
            <text:p text:style-name="P18">-я, <text:span text:style-name="T136">ім., с., інд.-авт.,</text:span></text:p>
            <text:p text:style-name="P18"><text:span text:style-name="T9">утворене префіксальним способом, похідне від слів:</text:span><text:span text:style-name="T153"> </text:span><text:span text:style-name="T40">па</text:span><text:span text:style-name="T153">... (“подібний”) і </text:span><text:soft-page-break/><text:span text:style-name="T40">життя́.</text:span></text:p>
            <text:p text:style-name="P19">Тут паверх, паниз, <text:span text:style-name="T38">пажиття</text:span> і паскін,</text:p>
            <text:p text:style-name="P19">переступай лискуче лезо меж,</text:p>
            <text:p text:style-name="P19">і рідні лиця за порожні маски</text:p>
            <text:p text:style-name="P18"><text:span text:style-name="T137">тобі здадуться з понадгірних веж</text:span><text:span text:style-name="T31"> (П,</text:span><text:span text:style-name="T2"> І, 167)</text:span></text:p>
          </table:table-cell>
          <table:table-cell table:style-name="Dictionary.B2" office:value-type="string">
            <text:p text:style-name="P18"><text:span text:style-name="T40">життя́</text:span><text:span text:style-name="T149"> (див </text:span><text:span text:style-name="T40">ЖИТТЄСМÉРТЬ</text:span><text:span text:style-name="T149">)</text:span></text:p>
          </table:table-cell>
        </table:table-row>
        <table:table-row>
          <table:table-cell table:style-name="Dictionary.A2" office:value-type="string">
            <text:p text:style-name="P14">ПÁНИЗ</text:p>
            <text:p text:style-name="P18">-у, <text:span text:style-name="T136">ім., ч., інд.-авт.,</text:span></text:p>
            <text:p text:style-name="P18"><text:span text:style-name="T9">утворене префіксальним способом, </text:span><text:span text:style-name="T9">похідне від слів:</text:span><text:span text:style-name="T153"> </text:span><text:span text:style-name="T40">па</text:span><text:span text:style-name="T153">... (“подібний”) і </text:span><text:span text:style-name="T40">низ.</text:span></text:p>
            <text:p text:style-name="P19">Тут паверх, <text:span text:style-name="T38">паниз</text:span>, пажиття і паскін,</text:p>
            <text:p text:style-name="P19">переступай лискуче лезо меж,</text:p>
            <text:p text:style-name="P19">і рідні лиця за порожні маски</text:p>
            <text:p text:style-name="P18"><text:span text:style-name="T137">тобі здадуться з понадгірних веж</text:span><text:span text:style-name="T31"> (П,</text:span><text:span text:style-name="T2"> І, 167)</text:span></text:p>
          </table:table-cell>
          <table:table-cell table:style-name="Dictionary.B2" office:value-type="string">
            <text:p text:style-name="P14">низ</text:p>
            <text:p text:style-name="P18"><text:span text:style-name="T119">-у, </text:span><text:span text:style-name="T123">ч.</text:span></text:p>
            <text:p text:style-name="P18"><text:span text:style-name="T120">1) Нижня частина предмета. || </text:span><text:span text:style-name="T124">рідко</text:span><text:span text:style-name="T120">. </text:span><text:span text:style-name="T120">Те саме, що виворіт</text:span><text:span text:style-name="T131"> (ВТСУМ,</text:span><text:span text:style-name="T121"> 785)</text:span></text:p>
          </table:table-cell>
        </table:table-row>
        <table:table-row>
          <table:table-cell table:style-name="Dictionary.A2" office:value-type="string">
            <text:p text:style-name="P14">ПАРУ́́РА</text:p>
            <text:p text:style-name="P18">-и, <text:span text:style-name="T136">ім., ж., інд.-авт.,</text:span></text:p>
            <text:p text:style-name="P18"><text:span text:style-name="T9">утворене префіксальним способом, похідне від слів:</text:span><text:span text:style-name="T153"> </text:span><text:span text:style-name="T40">па</text:span><text:span text:style-name="T153">... (“подібний”) і </text:span><text:span text:style-name="T40">рýра.</text:span></text:p>
            <text:p text:style-name="P19">Те безмежжя сил,</text:p>
            <text:p text:style-name="P19">розбурханих од молодого болю,</text:p>
            <text:p text:style-name="P18"><text:span text:style-name="T137">ті </text:span><text:span text:style-name="T139">парури</text:span><text:span text:style-name="T137"> зусиль…</text:span><text:span text:style-name="T30"> (П,</text:span><text:span text:style-name="T2"> І, 57)</text:span></text:p>
          </table:table-cell>
          <table:table-cell table:style-name="Dictionary.B2" office:value-type="string">
            <text:p text:style-name="P15">ру́ра</text:p>
            <text:p text:style-name="P18"><text:span text:style-name="T119">-и, </text:span><text:span text:style-name="T123">ж.</text:span></text:p>
            <text:p text:style-name="P24"><text:span text:style-name="T126">1) </text:span><text:span text:style-name="T128">зах.</text:span><text:span text:style-name="T126"> Те саме, що </text:span><text:span text:style-name="T1">труба</text:span><text:span text:style-name="T129"> (ВТСУМ,</text:span><text:span text:style-name="T127"> 1279)</text:span></text:p>
          </table:table-cell>
        </table:table-row>
        <table:table-row>
          <table:table-cell table:style-name="Dictionary.A2" office:value-type="string">
            <text:p text:style-name="P14">ПÁСКІН</text:p>
            <text:p text:style-name="P18"><text:soft-page-break/>пáскону, <text:span text:style-name="T136">ім., ч., інд.-авт.,</text:span></text:p>
            <text:p text:style-name="P18"><text:span text:style-name="T9">утворене префіксальним способом, похідне від слів:</text:span><text:span text:style-name="T153"> </text:span><text:span text:style-name="T40">па</text:span><text:span text:style-name="T153">... (“подібний”) і </text:span><text:span text:style-name="T40">скін.</text:span></text:p>
            <text:p text:style-name="P19">Тут паверх, паниз, пажиття і <text:span text:style-name="T38">паскін</text:span>,</text:p>
            <text:p text:style-name="P19">переступай лискуче лезо меж,</text:p>
            <text:p text:style-name="P19">і рідні лиця за порожні маски</text:p>
            <text:p text:style-name="P18"><text:span text:style-name="T137">тобі здадуться з понадгірних веж</text:span><text:span text:style-name="T31"> (П,</text:span><text:span text:style-name="T2"> І, 167)</text:span></text:p>
          </table:table-cell>
          <table:table-cell table:style-name="Dictionary.B2" office:value-type="string">
            <text:p text:style-name="P14">скін</text:p>
            <text:p text:style-name="P18"><text:soft-page-break/><text:span text:style-name="T119">скону, </text:span><text:span text:style-name="T123">ч.</text:span><text:span text:style-name="T119">, </text:span><text:span text:style-name="T123">уроч.</text:span></text:p>
            <text:p text:style-name="P18">Те саме, що смерть. || Кінець, межа<text:span text:style-name="T29"> (ВТСУМ,</text:span><text:span text:style-name="T161"> 1330)</text:span></text:p>
          </table:table-cell>
        </table:table-row>
        <table:table-row>
          <table:table-cell table:style-name="Dictionary.A2" table:number-rows-spanned="2" office:value-type="string">
            <text:p text:style-name="P14">ПЕКЕЛЬНОЗÓР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пеке́льний </text:span><text:span text:style-name="T153">і </text:span><text:span text:style-name="T40">зір.</text:span></text:p>
            <text:p text:style-name="P19">Мигоче, мов відьмак, паркан <text:span text:style-name="T38">пекельнозорий</text:span>,</text:p>
            <text:p text:style-name="P18"><text:span text:style-name="T137">за голосом покори душа рушає вспак</text:span><text:span text:style-name="T31"> (П,</text:span><text:span text:style-name="T2"> ІІ, 31)</text:span></text:p>
          </table:table-cell>
          <table:table-cell table:style-name="Dictionary.B2" office:value-type="string">
            <text:p text:style-name="P18"><text:span text:style-name="T40">пеке́льний </text:span><text:span text:style-name="T147">(див. </text:span><text:span text:style-name="T40">ВСЕПЕКЕ́ЛЬНИЙ</text:span><text:span text:style-name="T147">)</text:span></text:p>
          </table:table-cell>
        </table:table-row>
        <table:table-row>
          <table:covered-table-cell/>
          <table:table-cell table:style-name="Dictionary.B2" office:value-type="string">
            <text:p text:style-name="P14">зір</text:p>
            <text:p text:style-name="P18"><text:span text:style-name="T119">зору, </text:span><text:span text:style-name="T123">ч.</text:span></text:p>
            <text:p text:style-name="P18">1) Одне з п’яти почуттів, органом якого є око. || Здатність бачити.</text:p>
            <text:p text:style-name="P18">2) Спрямованість очей на кого-, що-небудь; погляд.</text:p>
            <text:p text:style-name="P18">3) Те саме, що очі<text:span text:style-name="T29"> (ВТСУМ,</text:span><text:span text:style-name="T161"> 460)</text:span></text:p>
          </table:table-cell>
        </table:table-row>
        <table:table-row>
          <table:table-cell table:style-name="Dictionary.A2" table:number-rows-spanned="2" office:value-type="string">
            <text:p text:style-name="P14">ПІВВАГÁННЯ</text:p>
            <text:p text:style-name="P18">-я, <text:span text:style-name="T136">ім., с., інд.-авт.,</text:span></text:p>
            <text:p text:style-name="P18"><text:span text:style-name="T9">утворене префіксальним способом, похідне від слів:</text:span><text:span text:style-name="T153"> </text:span><text:span text:style-name="T40">пів</text:span><text:span text:style-name="T153"> і </text:span><text:span text:style-name="T40">вагáння.</text:span></text:p>
            <text:p text:style-name="P19">Напівступою,</text:p>
            <text:p text:style-name="P19">як над собою винесений крок</text:p>
            <text:p text:style-name="P19">задумався і скляк. Напівбажання,</text:p>
            <text:p text:style-name="P18"><text:span text:style-name="T137">на </text:span><text:span text:style-name="T139">півваганні</text:span><text:span text:style-name="T137"> втяте</text:span><text:span text:style-name="T31"> (П,</text:span><text:span text:style-name="T2"> І, 57)</text:span></text:p>
          </table:table-cell>
          <table:table-cell table:style-name="Dictionary.B2" office:value-type="string">
            <text:p text:style-name="P18"><text:span text:style-name="T37">Полови́на </text:span><text:span text:style-name="T162">(пів)</text:span></text:p>
            <text:p text:style-name="P18"><text:span text:style-name="T119">-и, </text:span><text:span text:style-name="T123">ж.</text:span></text:p>
            <text:p text:style-name="P18">1) Одна з двох рівних частин чого-небудь. || Складова частина парного предмета. || Якась частина або певна кількість чого-небудь.</text:p>
            <text:p text:style-name="P18">2) Середина якої-небудь віддалі, якогось проміжку часу і т. ін. || Момент часу, який відповідає <text:soft-page-break/>середині даної години<text:span text:style-name="T29"> (ВТСУМ,</text:span><text:span text:style-name="T161"> 1036)</text:span></text:p>
          </table:table-cell>
        </table:table-row>
        <table:table-row>
          <table:covered-table-cell/>
          <table:table-cell table:style-name="Dictionary.B2" office:value-type="string">
            <text:p text:style-name="P15">вага́ння</text:p>
            <text:p text:style-name="P18"><text:span text:style-name="T119">-я, </text:span><text:span text:style-name="T123">с.</text:span></text:p>
            <text:p text:style-name="P18">1) Дія за знач. вагатися.</text:p>
            <text:p text:style-name="P18">2) Неспроможність відразу вирішити щось; роздумування.</text:p>
            <text:p text:style-name="P18">3) Непослідовність у поглядах, хитання<text:span text:style-name="T29"> (ВТСУМ,</text:span><text:span text:style-name="T151"> 106)</text:span></text:p>
          </table:table-cell>
        </table:table-row>
        <table:table-row>
          <table:table-cell table:style-name="Dictionary.A2" table:number-rows-spanned="2" office:value-type="string">
            <text:p text:style-name="P14">ПІВДУ́́ШІ</text:p>
            <text:p text:style-name="P18">півдýш, <text:span text:style-name="T136">ім., мн., інд.-авт.,</text:span></text:p>
            <text:p text:style-name="P18"><text:span text:style-name="T9">утворене префіксальним способом, похідне від слів:</text:span><text:span text:style-name="T153"> </text:span><text:span text:style-name="T40">пів</text:span><text:span text:style-name="T153"> і </text:span><text:span text:style-name="T40">ду́ші.</text:span></text:p>
            <text:p text:style-name="P19">О царство півсерць, півнадій, півпричалів,</text:p>
            <text:p text:style-name="P18"><text:span text:style-name="T137">півзамірів царство, півзмаг і </text:span><text:span text:style-name="T139">півдуш</text:span><text:span text:style-name="T137">!</text:span><text:span text:style-name="T30"> (П,</text:span><text:span text:style-name="T2"> І, 98)</text:span></text:p>
          </table:table-cell>
          <table:table-cell table:style-name="Dictionary.B2" office:value-type="string">
            <text:p text:style-name="P18"><text:span text:style-name="T40">пів </text:span><text:span text:style-name="T149">(див. </text:span><text:span text:style-name="T40">ПІВВАГÁННЯ</text:span><text:span text:style-name="T149">)</text:span></text:p>
          </table:table-cell>
        </table:table-row>
        <table:table-row>
          <table:covered-table-cell/>
          <table:table-cell table:style-name="Dictionary.B2" office:value-type="string">
            <text:p text:style-name="P18"><text:span text:style-name="T40">ду́ші </text:span><text:span text:style-name="T147">(див. </text:span><text:span text:style-name="T40">ДУШЕКРÓНА</text:span><text:span text:style-name="T147">)</text:span></text:p>
          </table:table-cell>
        </table:table-row>
        <table:table-row>
          <table:table-cell table:style-name="Dictionary.A2" table:number-rows-spanned="2" office:value-type="string">
            <text:p text:style-name="P14">ПІВЗÁМІРИ</text:p>
            <text:p text:style-name="P18">-ів, <text:span text:style-name="T136">ім., мн., інд.-авт.,</text:span></text:p>
            <text:p text:style-name="P18"><text:span text:style-name="T9">утворене префіксальним способом, похідне від слів:</text:span><text:span text:style-name="T153"> </text:span><text:span text:style-name="T40">пів</text:span><text:span text:style-name="T153"> і </text:span><text:span text:style-name="T40">зáміри.</text:span></text:p>
            <text:p text:style-name="P19">О царство півсерць, півнадій, півпричалів,</text:p>
            <text:p text:style-name="P18"><text:span text:style-name="T139">півзамірів</text:span><text:span text:style-name="T137"> царство, півзмаг і півдуш!</text:span><text:span text:style-name="T30"> (П,</text:span><text:span text:style-name="T2"> І, 98)</text:span></text:p>
          </table:table-cell>
          <table:table-cell table:style-name="Dictionary.B2" office:value-type="string">
            <text:p text:style-name="P18"><text:span text:style-name="T40">пів </text:span><text:span text:style-name="T149">(див. </text:span><text:span text:style-name="T40">ПІВВАГÁННЯ</text:span><text:span text:style-name="T149">)</text:span></text:p>
          </table:table-cell>
        </table:table-row>
        <table:table-row>
          <table:covered-table-cell/>
          <table:table-cell table:style-name="Dictionary.B2" office:value-type="string">
            <text:p text:style-name="P14">за́мір</text:p>
            <text:p text:style-name="P18"><text:span text:style-name="T118">I </text:span><text:span text:style-name="T119">за́мір</text:span></text:p>
            <text:p text:style-name="P18">-у, <text:span text:style-name="T135">ч.</text:span></text:p>
            <text:p text:style-name="P18"><text:span text:style-name="T97">Задум, бажання зробити щось; намір. || </text:span><text:span text:style-name="T113">перев.</text:span><text:span text:style-name="T97"> </text:span><text:span text:style-name="T113">мн.</text:span><text:span text:style-name="T97"> Таємні, підступні плани, спрямовані проти кого-, чого-небудь</text:span><text:span text:style-name="T133"> (ВТСУМ,</text:span><text:span text:style-name="T99"> 405)</text:span></text:p>
          </table:table-cell>
        </table:table-row>
        <table:table-row>
          <table:table-cell table:style-name="Dictionary.A2" table:number-rows-spanned="2" office:value-type="string">
            <text:p text:style-name="P14">ПІВЗМÁГИ</text:p>
            <text:p text:style-name="P19">ім., мн., інд.-авт.,</text:p>
            <text:p text:style-name="P18"><text:soft-page-break/><text:span text:style-name="T7">утворене префіксальним і нульсуфіксальним способом, похідне від слів:</text:span><text:span text:style-name="T152"> </text:span><text:span text:style-name="T41">пів</text:span><text:span text:style-name="T152"> і </text:span><text:span text:style-name="T41">змагáння.</text:span></text:p>
            <text:p text:style-name="P19">О царство півсерць, півнадій, півпричалів,</text:p>
            <text:p text:style-name="P18"><text:span text:style-name="T137">півзамірів царство, </text:span><text:span text:style-name="T139">півзмаг</text:span><text:span text:style-name="T137"> і півдуш!</text:span><text:span text:style-name="T30"> (П,</text:span><text:span text:style-name="T2"> І, 98)</text:span></text:p>
          </table:table-cell>
          <table:table-cell table:style-name="Dictionary.B2" office:value-type="string">
            <text:p text:style-name="P14"><text:span text:style-name="T153">пів </text:span><text:span text:style-name="T149">(див. </text:span><text:span text:style-name="T153">ПІВВАГÁННЯ</text:span><text:span text:style-name="T149">)</text:span></text:p>
          </table:table-cell>
        </table:table-row>
        <table:table-row>
          <table:covered-table-cell/>
          <table:table-cell table:style-name="Dictionary.B2" office:value-type="string">
            <text:p text:style-name="P15">змага́ння</text:p>
            <text:p text:style-name="P18"><text:soft-page-break/><text:span text:style-name="T119">-я, </text:span><text:span text:style-name="T123">с.</text:span></text:p>
            <text:p text:style-name="P18">1) Намагання перевершити, перемогти когось у чому-небудь, домагаючись кращих, ніж у когось, результатів, показників.</text:p>
            <text:p text:style-name="P18"><text:span text:style-name="T97">3) </text:span><text:span text:style-name="T113">перен.</text:span><text:span text:style-name="T97"> Сутичка, боротьба двох протилежних або ворожих сил</text:span><text:span text:style-name="T133"> (ВТСУМ,</text:span><text:span text:style-name="T99"> 464)</text:span></text:p>
          </table:table-cell>
        </table:table-row>
        <table:table-row>
          <table:table-cell table:style-name="Dictionary.A2" table:number-rows-spanned="2" office:value-type="string">
            <text:p text:style-name="P14">ПІВНАДÍЇ</text:p>
            <text:p text:style-name="P18">півнадíй, <text:span text:style-name="T136">ім., мн., інд.-авт.,</text:span></text:p>
            <text:p text:style-name="P18"><text:span text:style-name="T9">утворене префіксальним способом, </text:span><text:span text:style-name="T9">похідне від слів:</text:span><text:span text:style-name="T153"> </text:span><text:span text:style-name="T40">пів</text:span><text:span text:style-name="T153"> і </text:span><text:span text:style-name="T40">надíї.</text:span></text:p>
            <text:p text:style-name="P19">О царство півсерць, <text:span text:style-name="T38">півнадій</text:span>, півпричалів,</text:p>
            <text:p text:style-name="P18"><text:span text:style-name="T137">півзамірів царство, півзмаг і півдуш!</text:span><text:span text:style-name="T30"> (П,</text:span><text:span text:style-name="T2"> І, 98)</text:span></text:p>
          </table:table-cell>
          <table:table-cell table:style-name="Dictionary.B2" office:value-type="string">
            <text:p text:style-name="P14"><text:span text:style-name="T153">пів </text:span><text:span text:style-name="T149">(див. </text:span><text:span text:style-name="T153">ПІВВАГÁННЯ</text:span><text:span text:style-name="T149">)</text:span></text:p>
          </table:table-cell>
        </table:table-row>
        <table:table-row>
          <table:covered-table-cell/>
          <table:table-cell table:style-name="Dictionary.B2" office:value-type="string">
            <text:p text:style-name="P15">наді́я</text:p>
            <text:p text:style-name="P18"><text:span text:style-name="T119">-ї, </text:span><text:span text:style-name="T123">ж.</text:span></text:p>
            <text:p text:style-name="P18">1) Впевненість у можливості здійснення чогось бажаного, потрібного, приємного; сподівання<text:span text:style-name="T29"> (ВТСУМ,</text:span><text:span text:style-name="T151"> 711)</text:span></text:p>
          </table:table-cell>
        </table:table-row>
        <table:table-row>
          <table:table-cell table:style-name="Dictionary.A2" table:number-rows-spanned="2" office:value-type="string">
            <text:p text:style-name="P14">ПІВНЕБÉС</text:p>
            <text:p text:style-name="P18">півнебéс, <text:span text:style-name="T136">ім., мн., інд.-авт.,</text:span></text:p>
            <text:p text:style-name="P18"><text:span text:style-name="T9">утворене префіксальним способом, похідне від слів:</text:span><text:span text:style-name="T153"> </text:span><text:span text:style-name="T40">пів</text:span><text:span text:style-name="T153"> і </text:span><text:span text:style-name="T40">небесá.</text:span></text:p>
            <text:p text:style-name="P19">І з тих затятих здвоєних ночей</text:p>
            <text:p text:style-name="P19">на <text:span text:style-name="T38">півнебес</text:span> зажевріло б іржання</text:p>
            <text:p text:style-name="P18"><text:span text:style-name="T137">чи сиваша чи привиду</text:span><text:span text:style-name="T31"> (П,</text:span><text:span text:style-name="T2"> І, 156)</text:span></text:p>
          </table:table-cell>
          <table:table-cell table:style-name="Dictionary.B2" office:value-type="string">
            <text:p text:style-name="P14"><text:span text:style-name="T153">пів </text:span><text:span text:style-name="T149">(див. </text:span><text:span text:style-name="T153">ПІВВАГÁННЯ</text:span><text:span text:style-name="T149">)</text:span></text:p>
          </table:table-cell>
        </table:table-row>
        <table:table-row>
          <table:covered-table-cell/>
          <table:table-cell table:style-name="Dictionary.B2" office:value-type="string">
            <text:p text:style-name="P18"><text:span text:style-name="T40">небесá </text:span><text:span text:style-name="T147">(див. </text:span><text:span text:style-name="T40">НАДНÉБО</text:span><text:span text:style-name="T147">)</text:span></text:p>
          </table:table-cell>
        </table:table-row>
        <table:table-row>
          <table:table-cell table:style-name="Dictionary.A2" table:number-rows-spanned="2" office:value-type="string">
            <text:p text:style-name="P14">ПІВПРИЧÁЛИ</text:p>
            <text:p text:style-name="P18">-ів, <text:span text:style-name="T136">ім., мн., інд.-авт.,</text:span></text:p>
            <text:p text:style-name="P18"><text:span text:style-name="T9">утворене префіксальним способом, </text:span><text:soft-page-break/><text:span text:style-name="T9">похідне від слів:</text:span><text:span text:style-name="T153"> </text:span><text:span text:style-name="T40">пів</text:span><text:span text:style-name="T153"> і </text:span><text:span text:style-name="T40">причáли.</text:span></text:p>
            <text:p text:style-name="P19">О царство півсерць, півнадій, <text:span text:style-name="T38">півпричалів</text:span>,</text:p>
            <text:p text:style-name="P18"><text:span text:style-name="T137">півзамірів царство, півзмаг і півдуш!</text:span><text:span text:style-name="T30"> (П,</text:span><text:span text:style-name="T2"> І, 98)</text:span></text:p>
          </table:table-cell>
          <table:table-cell table:style-name="Dictionary.B2" office:value-type="string">
            <text:p text:style-name="P14"><text:span text:style-name="T153">пів </text:span><text:span text:style-name="T149">(див. </text:span><text:span text:style-name="T153">ПІВВАГÁННЯ</text:span><text:span text:style-name="T149">)</text:span></text:p>
          </table:table-cell>
        </table:table-row>
        <table:table-row>
          <table:covered-table-cell/>
          <table:table-cell table:style-name="Dictionary.B2" office:value-type="string">
            <text:p text:style-name="P15">прича́л</text:p>
            <text:p text:style-name="P18"><text:span text:style-name="T119">-у, </text:span><text:span text:style-name="T123">ч.</text:span></text:p>
            <text:p text:style-name="P18"><text:soft-page-break/><text:span text:style-name="T97">2) </text:span><text:span text:style-name="T113">перен.</text:span><text:span text:style-name="T97"> Пристановище для кого-, чого-небудь; притулок</text:span><text:span text:style-name="T133"> (ВТСУМ,</text:span><text:span text:style-name="T99"> 1139)</text:span></text:p>
          </table:table-cell>
        </table:table-row>
        <table:table-row>
          <table:table-cell table:style-name="Dictionary.A2" table:number-rows-spanned="2" office:value-type="string">
            <text:p text:style-name="P14">ПОВНОГÓРЛЯ</text:p>
            <text:p text:style-name="P18">-я, <text:span text:style-name="T136">ім., с., інд.-авт.,</text:span></text:p>
            <text:p text:style-name="P18"><text:span text:style-name="T9">Утворене способом основоскладання і нульсуфіксальним, похідне від слів:</text:span><text:span text:style-name="T153"> </text:span><text:span text:style-name="T40">пóвний</text:span><text:span text:style-name="T153"> і </text:span><text:span text:style-name="T40">гóрло.</text:span></text:p>
            <text:p text:style-name="P19">До гори, до рік, до <text:span text:style-name="T38">повногорля</text:span>,</text:p>
            <text:p text:style-name="P19">повногруддям зобов’яж мене.</text:p>
            <text:p text:style-name="P19">Кожним днем боліти, кожним днем</text:p>
            <text:p text:style-name="P18"><text:span text:style-name="T137">виповняти серце власним горем</text:span><text:span text:style-name="T31"> (П,</text:span><text:span text:style-name="T2"> ІІ, 200)</text:span></text:p>
          </table:table-cell>
          <table:table-cell table:style-name="Dictionary.B2" office:value-type="string">
            <text:p text:style-name="P15">по́вний</text:p>
            <text:p text:style-name="P18">повен, -вна, -вне.</text:p>
            <text:p text:style-name="P18">1) У якому немає вільного місця, заповнений до краю. || У якому є, міститься, вміщується порівняно багато кого-, чого-небудь. || У<text:span text:style-name="T135">сполуч.</text:span> з деякими <text:span text:style-name="T135">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35">у знач.ім.</text:span> по́вна, -ної, <text:span text:style-name="T135">ж.</text:span>, <text:span text:style-name="T135">розм.</text:span> Наповнена по вінця чарка.</text:p>
            <text:p text:style-name="P18"><text:span text:style-name="T97">2) </text:span><text:span text:style-name="T113">перен.</text:span><text:span text:style-name="T97"> Цілком пройнятий, охоплений чим-небудь; сповнений чимсь. || Зайнятий, зацікавлений, захоплений ким-, чим-небудь. || Який відбиває, виражає якесь почуття, переживання і т. ін. (про погляд, вираз обличчя тощо). || Який має в собі багато чого-небудь. || Насичений чим-небудь. </text:span><text:span text:style-name="T113">Повне життя</text:span><text:span text:style-name="T133"> (ВТСУМ,</text:span><text:span text:style-name="T100"> 1000)</text:span></text:p>
          </table:table-cell>
        </table:table-row>
        <table:table-row>
          <table:covered-table-cell/>
          <table:table-cell table:style-name="Dictionary.B2" office:value-type="string">
            <text:p text:style-name="P15">го́рло</text:p>
            <text:p text:style-name="P18"><text:soft-page-break/><text:span text:style-name="T119">-а, </text:span><text:span text:style-name="T12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8">2) Верхня звужена частина посуду.</text:p>
            <text:p text:style-name="P18">3) Протока між внутрішнім і окраїнним морями або при впадінні річки в озеро чи море<text:span text:style-name="T29"> (ВТСУМ,</text:span><text:span text:style-name="T151"> 254)</text:span></text:p>
          </table:table-cell>
        </table:table-row>
        <table:table-row>
          <table:table-cell table:style-name="Dictionary.A2" table:number-rows-spanned="2" office:value-type="string">
            <text:p text:style-name="P14">ПОЗАПРÓСТІР</text:p>
            <text:p text:style-name="P18">-стору, <text:span text:style-name="T136">ім., ч., інд.-авт.,</text:span></text:p>
            <text:p text:style-name="P18"><text:span text:style-name="T9">утворене префіксальним способом, похідне від слів:</text:span><text:span text:style-name="T153"> </text:span><text:span text:style-name="T40">пóза</text:span><text:span text:style-name="T153"> і </text:span><text:span text:style-name="T40">прóстір.</text:span></text:p>
            <text:p text:style-name="P19">Як вікна в <text:span text:style-name="T38">позапростір</text:span>, позачас,</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37">у сяйва…</text:span><text:span text:style-name="T30"> (П,</text:span><text:span text:style-name="T2"> І, 66)</text:span></text:p>
          </table:table-cell>
          <table:table-cell table:style-name="Dictionary.B2" office:value-type="string">
            <text:p text:style-name="P15">по́за</text:p>
            <text:p text:style-name="P18"><text:span text:style-name="T118">II </text:span><text:span text:style-name="T123">прийм.</text:span><text:span text:style-name="T119">, </text:span><text:span text:style-name="T123">із знах.</text:span><text:span text:style-name="T119"> </text:span><text:span text:style-name="T123">і оруд. в.</text:span></text:p>
            <text:p text:style-name="P18"><text:span text:style-name="T97">4) </text:span><text:span text:style-name="T113">з оруд. в.</text:span><text:span text:style-name="T97"> Указує на існування, наявність кого-, чого-небудь або перебування когось за межами того, що названо іменником (займенником)</text:span><text:span text:style-name="T133"> (ВТСУМ,</text:span><text:span text:style-name="T100"> 1017)</text:span></text:p>
          </table:table-cell>
        </table:table-row>
        <table:table-row>
          <table:covered-table-cell/>
          <table:table-cell table:style-name="Dictionary.B2" office:value-type="string">
            <text:p text:style-name="P15">про́стір</text:p>
            <text:p text:style-name="P18"><text:span text:style-name="T119">простору, </text:span><text:span text:style-name="T123">ч.</text:span></text:p>
            <text:p text:style-name="P18">1) <text:span text:style-name="T135">тільки одн.</text:span>, <text:span text:style-name="T135">філос.</text:span> Одна з основних об’єктивних форм існування матерії, яка характеризується протяжністю та обсягом.</text:p>
            <text:p text:style-name="P18"><text:span text:style-name="T97">4) </text:span><text:span text:style-name="T113">перен.</text:span><text:span text:style-name="T97"> Відсутність яких-небудь обмежень, перешкод у чомусь; воля</text:span><text:span text:style-name="T133"> (ВТСУМ,</text:span><text:span text:style-name="T99"> 1170)</text:span></text:p>
          </table:table-cell>
        </table:table-row>
        <table:table-row>
          <table:table-cell table:style-name="Dictionary.A2" table:number-rows-spanned="2" office:value-type="string">
            <text:p text:style-name="P14">ПОЗАЧÁС</text:p>
            <text:p text:style-name="P18"><text:soft-page-break/>-у, <text:span text:style-name="T136">ім., ч., інд.-авт.,</text:span></text:p>
            <text:p text:style-name="P18"><text:span text:style-name="T9">утворене префіксальним способом, похідне від слів:</text:span><text:span text:style-name="T153"> </text:span><text:span text:style-name="T40">пóза</text:span><text:span text:style-name="T153"> і </text:span><text:span text:style-name="T40">час.</text:span></text:p>
            <text:p text:style-name="P19">Як вікна в позапростір, <text:span text:style-name="T38">позачас</text:span>,</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37">у сяйва…</text:span><text:span text:style-name="T30"> (П,</text:span><text:span text:style-name="T2"> І, 66)</text:span></text:p>
          </table:table-cell>
          <table:table-cell table:style-name="Dictionary.B2" office:value-type="string">
            <text:p text:style-name="P18"><text:span text:style-name="T40">пóза </text:span><text:span text:style-name="T147">(див. </text:span><text:span text:style-name="T40">ПОЗАПРÓСТІР</text:span><text:span text:style-name="T147">)</text:span></text:p>
          </table:table-cell>
        </table:table-row>
        <table:table-row>
          <table:covered-table-cell/>
          <table:table-cell table:style-name="Dictionary.B2" office:value-type="string">
            <text:p text:style-name="P18"><text:span text:style-name="T40">час </text:span><text:span text:style-name="T147">(див. </text:span><text:span text:style-name="T40">КРАЙЧÁС</text:span><text:span text:style-name="T147">)</text:span><text:soft-page-break/></text:p>
          </table:table-cell>
        </table:table-row>
        <table:table-row>
          <table:table-cell table:style-name="Dictionary.A2" table:number-rows-spanned="2" office:value-type="string">
            <text:p text:style-name="P14">ПОРОЖНЬОСÉРД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порóжній</text:span><text:span text:style-name="T153"> і </text:span><text:span text:style-name="T40">сéрце.</text:span></text:p>
            <text:p text:style-name="P19"><text:span text:style-name="T38">Порожньосердий</text:span> вибільшився світ,</text:p>
            <text:p text:style-name="P18"><text:span text:style-name="T137">мов простору запрагло німування…</text:span><text:span text:style-name="T30"> (П,</text:span><text:span text:style-name="T2"> ІІ, 174)</text:span></text:p>
          </table:table-cell>
          <table:table-cell table:style-name="Dictionary.B2" office:value-type="string">
            <text:p text:style-name="P15">поро́жній</text:p>
            <text:p text:style-name="P18">-я, -є.</text:p>
            <text:p text:style-name="P18"><text:span text:style-name="T97">3) </text:span><text:span text:style-name="T113">у сполуч.</text:span><text:span text:style-name="T97"> </text:span><text:span text:style-name="T113">зі сл.</text:span><text:span text:style-name="T97"> життя, світ </text:span><text:span text:style-name="T113">і т. ін.</text:span><text:span text:style-name="T97">, </text:span><text:span text:style-name="T113">перен.</text:span><text:span text:style-name="T97"> Ні для кого не корисний; марний. || Позбавлений змісту, убогий змістом; беззмістовний, пустий. || Який не відповідає об’єктивній дійсності</text:span><text:span text:style-name="T133"> (ВТСУМ,</text:span><text:span text:style-name="T100"> 1067-1068)</text:span></text:p>
          </table:table-cell>
        </table:table-row>
        <table:table-row>
          <table:covered-table-cell/>
          <table:table-cell table:style-name="Dictionary.B2" office:value-type="string">
            <text:p text:style-name="P18"><text:span text:style-name="T40">сéрце </text:span><text:span text:style-name="T147">(див. </text:span><text:span text:style-name="T40">ГЛИ́Б-СИ́НЬ-СЕ́РЦЕ</text:span><text:span text:style-name="T147">)</text:span></text:p>
          </table:table-cell>
        </table:table-row>
        <table:table-row>
          <table:table-cell table:style-name="Dictionary.A2" table:number-rows-spanned="2" office:value-type="string">
            <text:p text:style-name="P14">ПОТАЙМИ́Р</text:p>
            <text:p text:style-name="P18">-у, <text:span text:style-name="T136">ім., ч., інд.-авт.,</text:span></text:p>
            <text:p text:style-name="P18"><text:span text:style-name="T145">Утворене способом зрощення або абревіатурним, похідне від слів:</text:span> <text:span text:style-name="T39">потаємни́й</text:span> і <text:span text:style-name="T39">мир</text:span> (можливо, <text:span text:style-name="T39">пота́й</text:span> — скорочення від <text:span text:style-name="T39">потає́мний</text:span>).</text:p>
            <text:p text:style-name="P19">І десь там гасне <text:span text:style-name="T38">потаймир</text:span>,</text:p>
            <text:p text:style-name="P19">а між торосами крижин</text:p>
            <text:p text:style-name="P18"><text:span text:style-name="T137">я сам-один і — враг-вражин…</text:span><text:span text:style-name="T30"> </text:span><text:soft-page-break/><text:span text:style-name="T30">(П,</text:span><text:span text:style-name="T2"> ІІ, 15)</text:span></text:p>
          </table:table-cell>
          <table:table-cell table:style-name="Dictionary.B2" office:value-type="string">
            <text:p text:style-name="P15">по́тай</text:p>
            <text:p text:style-name="P18"><text:span text:style-name="T123">присл.</text:span><text:span text:style-name="T119">, </text:span><text:span text:style-name="T123">від кого</text:span><text:span text:style-name="T119">, </text:span><text:span text:style-name="T123">заст.</text:span><text:span text:style-name="T119">, </text:span><text:span text:style-name="T123">рідко кого і без додатка</text:span><text:span text:style-name="T119">.</text:span></text:p>
            <text:p text:style-name="P18">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text:soft-page-break/>явно, не одверто, прикриваючись нещирими словами тощо; приховано<text:span text:style-name="T29"> (ВТСУМ,</text:span><text:span text:style-name="T161"> 1087)</text:span></text:p>
          </table:table-cell>
        </table:table-row>
        <table:table-row>
          <table:covered-table-cell/>
          <table:table-cell table:style-name="Dictionary.B2" office:value-type="string">
            <text:p text:style-name="P18">мир</text:p>
            <text:p text:style-name="P18"><text:span text:style-name="T118">II </text:span><text:span text:style-name="T119">-у, </text:span><text:span text:style-name="T123">ч.</text:span></text:p>
            <text:p text:style-name="P18"><text:span text:style-name="T97">1) </text:span><text:span text:style-name="T113">заст.</text:span><text:span text:style-name="T97"> Земля з усім, що на ній існує; світ</text:span><text:span text:style-name="T133"> (ВТСУМ,</text:span><text:span text:style-name="T99"> 667)</text:span></text:p>
          </table:table-cell>
        </table:table-row>
        <table:table-row>
          <table:table-cell table:style-name="Dictionary.A2" table:number-rows-spanned="2" office:value-type="string">
            <text:p text:style-name="P14">ПРАЛІТÁ</text:p>
            <text:p text:style-name="P18">пралíт, <text:span text:style-name="T136">ім., мн., інд.-авт.,</text:span></text:p>
            <text:p text:style-name="P18"><text:span text:style-name="T9">утворене префіксальним способом, </text:span><text:span text:style-name="T9">похідне від слів:</text:span><text:span text:style-name="T153"> </text:span><text:span text:style-name="T40">пра</text:span><text:span text:style-name="T153">... і </text:span><text:span text:style-name="T40">літá.</text:span></text:p>
            <text:p text:style-name="P19">Забудься. Стань. І зачекай мене</text:p>
            <text:p text:style-name="P19">на самоті в такому велелюдді,</text:p>
            <text:p text:style-name="P19">де спогади стовбичать, наче судді,</text:p>
            <text:p text:style-name="P18"><text:span text:style-name="T137">і пам’ять чвалом </text:span><text:span text:style-name="T139">праліта</text:span><text:span text:style-name="T137"> жене</text:span><text:span text:style-name="T31"> (П,</text:span><text:span text:style-name="T2"> ІІ, 149)</text:span></text:p>
          </table:table-cell>
          <table:table-cell table:style-name="Dictionary.B2" office:value-type="string">
            <text:p text:style-name="P15">да́вній (пра...)</text:p>
            <text:p text:style-name="P18">-я, -є.</text:p>
            <text:p text:style-name="P18">1) Який давно минув; колишній. || Який застарів.</text:p>
            <text:p text:style-name="P18">2) Який існує вже багато часу; старий. || Здавна добре відомий; стародавній<text:span text:style-name="T29"> (ВТСУМ,</text:span><text:span text:style-name="T161"> 271)</text:span></text:p>
          </table:table-cell>
        </table:table-row>
        <table:table-row>
          <table:covered-table-cell/>
          <table:table-cell table:style-name="Dictionary.B2" office:value-type="string">
            <text:p text:style-name="P18"><text:span text:style-name="T40">літá </text:span><text:span text:style-name="T147">(див. </text:span><text:span text:style-name="T40">ІСПЕРЕДЛÍТ</text:span><text:span text:style-name="T147">)</text:span></text:p>
          </table:table-cell>
        </table:table-row>
        <table:table-row>
          <table:table-cell table:style-name="Dictionary.A2" table:number-rows-spanned="2" office:value-type="string">
            <text:p text:style-name="P14">ПРÁПЕРВНІ</text:p>
            <text:p text:style-name="P18">-ів, <text:span text:style-name="T136">ім., мн., інд.-авт.,</text:span></text:p>
            <text:p text:style-name="P18"><text:span text:style-name="T9">утворене префіксальним способом, похідне від слів:</text:span><text:span text:style-name="T153"> </text:span><text:span text:style-name="T40">пра</text:span><text:span text:style-name="T153">... і </text:span><text:span text:style-name="T39">пéрвень.</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text:soft-page-break/>І хочеться сягнути за крайчасу,</text:p>
            <text:p text:style-name="P18"><text:span text:style-name="T137">за </text:span><text:span text:style-name="T139">прапервні</text:span><text:span text:style-name="T31"> (П,</text:span><text:span text:style-name="T2"> І, 57)</text:span></text:p>
          </table:table-cell>
          <table:table-cell table:style-name="Dictionary.B2" office:value-type="string">
            <text:p text:style-name="P18"><text:span text:style-name="T40">пра...</text:span><text:span text:style-name="T153"> </text:span><text:span text:style-name="T147">(див. </text:span><text:span text:style-name="T40">ПРАЛІТÁ</text:span><text:span text:style-name="T147">)</text:span></text:p>
          </table:table-cell>
        </table:table-row>
        <table:table-row>
          <table:covered-table-cell/>
          <table:table-cell table:style-name="Dictionary.B2" office:value-type="string">
            <text:p text:style-name="P18"><text:span text:style-name="T39">Пéрвень </text:span><text:span text:style-name="T146">(не подано у словнику)</text:span></text:p>
          </table:table-cell>
        </table:table-row>
        <table:table-row>
          <table:table-cell table:style-name="Dictionary.A2" table:number-rows-spanned="2" office:value-type="string">
            <text:p text:style-name="P14">ПРИЗÁХОДИ</text:p>
            <text:p text:style-name="P18">-ів, <text:span text:style-name="T136">ім., мн., інд.-авт.,</text:span></text:p>
            <text:p text:style-name="P18"><text:span text:style-name="T103">утворене префіксальним способом, похідне від слів:</text:span><text:span text:style-name="T97"> </text:span><text:span text:style-name="T111">при</text:span><text:span text:style-name="T97"> і </text:span><text:span text:style-name="T111">за́хід.</text:span></text:p>
            <text:p text:style-name="P19">Прижухлий клониться пирій</text:p>
            <text:p text:style-name="P18"><text:span text:style-name="T137">на </text:span><text:span text:style-name="T139">призаходи</text:span><text:span text:style-name="T137"> дня</text:span><text:span text:style-name="T31"> (П,</text:span><text:span text:style-name="T2"> ІІ, 92)</text:span></text:p>
          </table:table-cell>
          <table:table-cell table:style-name="Dictionary.B2" office:value-type="string">
            <text:p text:style-name="P14">при</text:p>
            <text:p text:style-name="P18"><text:span text:style-name="T123">прийм.</text:span><text:span text:style-name="T119">, </text:span><text:span text:style-name="T123">з місц. в.</text:span><text:span text:style-name="T119"> Сполучення з </text:span><text:span text:style-name="T123">прийм.</text:span><text:span text:style-name="T119"> при виражають: Просторові відношення:</text:span></text:p>
            <text:p text:style-name="P18"><text:span text:style-name="T97">5) Уживається з позначенням: а) події, дії, в момент якої щось відбувається; б) процесу, явища, одночасно з яким відбувається дія або виникає певний стан; в) дії, одночасно з якою </text:span><text:span text:style-name="T97">відбувається інша дія чи триває стан; г) моменту дії, пов’язаного з її початком або кінцем. </text:span><text:span text:style-name="T113">Сказати при кінці</text:span><text:span text:style-name="T133"> (ВТСУМ,</text:span><text:span text:style-name="T100"> 1108)</text:span></text:p>
          </table:table-cell>
        </table:table-row>
        <table:table-row>
          <table:covered-table-cell/>
          <table:table-cell table:style-name="Dictionary.B2" office:value-type="string">
            <text:p text:style-name="P15">за́хі́д</text:p>
            <text:p text:style-name="P18"><text:span text:style-name="T119">захо́ду, </text:span><text:span text:style-name="T123">ч.</text:span></text:p>
            <text:p text:style-name="P18">2) Час, коли заходить сонце<text:span text:style-name="T29"> (ВТСУМ,</text:span><text:span text:style-name="T151"> 433)</text:span></text:p>
          </table:table-cell>
        </table:table-row>
        <table:table-row>
          <table:table-cell table:style-name="Dictionary.A2" table:number-rows-spanned="2" office:value-type="string">
            <text:p text:style-name="P14">ПРИ́ТІНЬ</text:p>
            <text:p text:style-name="P18">-і, <text:span text:style-name="T136">ім., ж., інд.-авт.,</text:span></text:p>
            <text:p text:style-name="P18"><text:span text:style-name="T103">утворене префіксальним способом, </text:span><text:span text:style-name="T103">похідне від слів:</text:span><text:span text:style-name="T97"> </text:span><text:span text:style-name="T111">при</text:span><text:span text:style-name="T97"> і </text:span><text:span text:style-name="T111">тінь.</text:span></text:p>
            <text:p text:style-name="P19">Ти тінь. Ти <text:span text:style-name="T38">притінь</text:span>. Смерк і довгий гуд</text:p>
            <text:p text:style-name="P18"><text:span text:style-name="T137">і зелень бань…</text:span><text:span text:style-name="T30"> (П,</text:span><text:span text:style-name="T2"> І, 134)</text:span></text:p>
          </table:table-cell>
          <table:table-cell table:style-name="Dictionary.B2" office:value-type="string">
            <text:p text:style-name="P18"><text:span text:style-name="T39">при</text:span> <text:span text:style-name="T146">(див. </text:span><text:span text:style-name="T39">ПРИ́ТІНЬ</text:span><text:span text:style-name="T146">)</text:span></text:p>
          </table:table-cell>
        </table:table-row>
        <table:table-row>
          <table:covered-table-cell/>
          <table:table-cell table:style-name="Dictionary.B2" office:value-type="string">
            <text:p text:style-name="P14">тінь</text:p>
            <text:p text:style-name="P18"><text:span text:style-name="T119">-і, </text:span><text:span text:style-name="T123">ж.</text:span></text:p>
            <text:p text:style-name="P18">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text:soft-page-break/>чого-небудь. || <text:span text:style-name="T135">кого</text:span>, <text:span text:style-name="T135">чия</text:span>, <text:span text:style-name="T135">перен.</text:span> Про того, хто ніколи не покидає іншого, завжди буває з ним разом.</text:p>
            <text:p text:style-name="P18"><text:span text:style-name="T96">6) </text:span><text:span text:style-name="T112">перен.</text:span><text:span text:style-name="T96"> Ледве вловимий слід, найменша ознака чого-небудь, натяк на наявність чогось</text:span><text:span text:style-name="T133"> (ВТСУМ,</text:span><text:span text:style-name="T109"> 1454)</text:span></text:p>
          </table:table-cell>
        </table:table-row>
        <table:table-row>
          <table:table-cell table:style-name="Dictionary.A2" office:value-type="string">
            <text:p text:style-name="P14">ПРÓРОСТЕНЬ</text:p>
            <text:p text:style-name="P18">-стня, <text:span text:style-name="T136">ім., ч., інд.-авт.,</text:span></text:p>
            <text:p text:style-name="P18"><text:span text:style-name="T9">утворене суфіксальним способом, похідне від слова</text:span><text:span text:style-name="T6"> </text:span><text:span text:style-name="T39">проростáти.</text:span></text:p>
            <text:p text:style-name="P19">І <text:span text:style-name="T38">проростень</text:span>, і бугила,</text:p>
            <text:p text:style-name="P19">і жалом жалощів тріпоче</text:p>
            <text:p text:style-name="P19">доба і не пустити хоче</text:p>
            <text:p text:style-name="P18"><text:span text:style-name="T137">стежина, терням поросла</text:span><text:span text:style-name="T31"> (П,</text:span><text:span text:style-name="T2"> ІІ, 122)</text:span></text:p>
          </table:table-cell>
          <table:table-cell table:style-name="Dictionary.B2" office:value-type="string">
            <text:p text:style-name="P15">пророста́ти</text:p>
            <text:p text:style-name="P18"><text:span text:style-name="T119">-ає, </text:span><text:span text:style-name="T123">недок.</text:span><text:span text:style-name="T119">, прорости, -те, </text:span><text:span text:style-name="T123">док.</text:span></text:p>
            <text:p text:style-name="P18"><text:span text:style-name="T97">3) </text:span><text:span text:style-name="T113">неперех.</text:span><text:span text:style-name="T97"> Покриватися рослинністю (про якусь територію, місцевість); заростати. || Ставати місцем, основою </text:span><text:span text:style-name="T97">для росту, появи чого-небудь</text:span><text:span text:style-name="T133"> (ВТСУМ,</text:span><text:span text:style-name="T99"> 1166)</text:span></text:p>
          </table:table-cell>
        </table:table-row>
        <table:table-row>
          <table:table-cell table:style-name="Dictionary.A2" table:number-rows-spanned="2" office:value-type="string">
            <text:p text:style-name="P18"><text:span text:style-name="T39">ПРОТИПОТÍК</text:span><text:span text:style-name="T155"> (</text:span><text:span text:style-name="T38">протипотóки</text:span><text:span text:style-name="T155">)</text:span></text:p>
            <text:p text:style-name="P18">-тóку, <text:span text:style-name="T136">ім., ч., інд.-авт.,</text:span></text:p>
            <text:p text:style-name="P18"><text:span text:style-name="T9">утворене префіксальним способом, похідне від слів:</text:span><text:span text:style-name="T153"> </text:span><text:span text:style-name="T40">прóти</text:span><text:span text:style-name="T153">... і </text:span><text:span text:style-name="T40">потíк.</text:span></text:p>
            <text:p text:style-name="P19">Розбратані <text:span text:style-name="T38">протипотоки</text:span></text:p>
            <text:p text:style-name="P19">’дне одного наздоганяють,</text:p>
            <text:p text:style-name="P19">годують себе проминанням</text:p>
            <text:p text:style-name="P18"><text:span text:style-name="T137">заказаних долею стріч</text:span><text:span text:style-name="T31"> (П,</text:span><text:span text:style-name="T2"> І, 86)</text:span></text:p>
          </table:table-cell>
          <table:table-cell table:style-name="Dictionary.B2" office:value-type="string">
            <text:p text:style-name="P15">про́ти</text:p>
            <text:p text:style-name="P18"><text:span text:style-name="T118">II </text:span><text:span text:style-name="T123">присл.</text:span></text:p>
            <text:p text:style-name="P18"><text:span text:style-name="T97">Не на підтримку, не на користь кого-, чого-небудь. || </text:span><text:span text:style-name="T113">у знач.</text:span><text:span text:style-name="T97"> </text:span><text:span text:style-name="T113">присудк. сл.</text:span><text:span text:style-name="T97"> || </text:span><text:span text:style-name="T113">у знач.</text:span><text:span text:style-name="T97"> </text:span><text:span text:style-name="T113">ім.</text:span><text:span text:style-name="T97">, </text:span><text:span text:style-name="T113">розм.</text:span><text:span text:style-name="T97"> Те, що є негативним чинником стосовно до чогось, заперечення чогось</text:span><text:span text:style-name="T133"> (ВТСУМ,</text:span><text:span text:style-name="T100"> 1173)</text:span></text:p>
          </table:table-cell>
        </table:table-row>
        <table:table-row>
          <table:covered-table-cell/>
          <table:table-cell table:style-name="Dictionary.B2" office:value-type="string">
            <text:p text:style-name="P15">поті́к</text:p>
            <text:p text:style-name="P18"><text:span text:style-name="T119">-току, </text:span><text:span text:style-name="T123">ч.</text:span></text:p>
            <text:p text:style-name="P18">1) Річка (<text:span text:style-name="T135">перев.</text:span> невелика), струмок із стрімкою течією. || Маса води, що стрімко тече. || Маса якої-небудь рідини, що швидко тече, виливається <text:soft-page-break/>звідкись. || <text:span text:style-name="T135">чого</text:span>, <text:span text:style-name="T135">який</text:span>. Маса (повітря, світла, звуків і т. ін.), що поширюється звідкись, спрямовується кудись. || Фізична величина, що характеризує цей рух. <text:span text:style-name="T135">Магнітний потік</text:span>.</text:p>
            <text:p text:style-name="P18"><text:span text:style-name="T97">2) </text:span><text:span text:style-name="T113">кого</text:span><text:span text:style-name="T97">, </text:span><text:span text:style-name="T113">чого</text:span><text:span text:style-name="T97">, </text:span><text:span text:style-name="T113">який</text:span><text:span text:style-name="T97">, </text:span><text:span text:style-name="T113">перен.</text:span><text:span text:style-name="T97"> Велика кількість, маса кого-, чого-небудь, що рухається в одному напрямі. || Безперервний рух, надходження великої кількості чого-небудь</text:span><text:span text:style-name="T133"> (ВТСУМ,</text:span><text:span text:style-name="T99"> 1088-1089)</text:span></text:p>
          </table:table-cell>
        </table:table-row>
        <table:table-row>
          <table:table-cell table:style-name="Dictionary.A2" table:number-rows-spanned="2" office:value-type="string">
            <text:p text:style-name="P14">ПРУЖНОГОЛÓС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прýжний</text:span><text:span text:style-name="T153"> і </text:span><text:span text:style-name="T40">гóлос.</text:span></text:p>
            <text:p text:style-name="P19">…янгольський мосянжний хор</text:p>
            <text:p text:style-name="P19">гучить на присілки і села</text:p>
            <text:p text:style-name="P19">і проста пісенька весела</text:p>
            <text:p text:style-name="P18"><text:span text:style-name="T139">пружноголосий</text:span><text:span text:style-name="T137"> барвить хор</text:span><text:span text:style-name="T31"> (П,</text:span><text:span text:style-name="T2"> ІІ, 277)</text:span></text:p>
          </table:table-cell>
          <table:table-cell table:style-name="Dictionary.B2" office:value-type="string">
            <text:p text:style-name="P15">пру́жни́й</text:p>
            <text:p text:style-name="P18">пружна, пружне.</text:p>
            <text:p text:style-name="P18"><text:span text:style-name="T97">3) </text:span><text:span text:style-name="T113">перен.</text:span><text:span text:style-name="T97"> Тугий, міцний (про тіло, м’язи і т. ін.). || З тугим, гнучким тілом, міцними м’язами</text:span><text:span text:style-name="T133"> (ВТСУМ,</text:span><text:span text:style-name="T100"> 1182)</text:span></text:p>
          </table:table-cell>
        </table:table-row>
        <table:table-row>
          <table:covered-table-cell/>
          <table:table-cell table:style-name="Dictionary.B2" office:value-type="string">
            <text:p text:style-name="P15">го́лос</text:p>
            <text:p text:style-name="P18"><text:span text:style-name="T119">-у, </text:span><text:span text:style-name="T123">ч.</text:span></text:p>
            <text:p text:style-name="P18">3) Звучання голосових зв’язок як матеріал вокального мистецтва<text:span text:style-name="T29"> (ВТСУМ,</text:span><text:span text:style-name="T151"> 251)</text:span></text:p>
          </table:table-cell>
        </table:table-row>
        <table:table-row>
          <table:table-cell table:style-name="Dictionary.A2" table:number-rows-spanned="2" office:value-type="string">
            <text:p text:style-name="P14">ПУРГ-СНІГИ́</text:p>
            <text:p text:style-name="P18">-і́в, <text:span text:style-name="T136">ім., мн., інд.-авт.,</text:span></text:p>
            <text:p text:style-name="P18"><text:span text:style-name="T9">утворене способом словоскладання, </text:span><text:span text:style-name="T9">похідне від слів:</text:span><text:span text:style-name="T153"> </text:span><text:span text:style-name="T40">пургá</text:span><text:span text:style-name="T153"> і </text:span><text:span text:style-name="T40">сніги́.</text:span></text:p>
            <text:p text:style-name="P19">Лиш модрини<text:span text:style-name="T163"> </text:span>гудуть, гудуть мо-</text:p>
            <text:p text:style-name="P19"><text:soft-page-break/>дрини,</text:p>
            <text:p text:style-name="P19">а вітри лекалами хуг</text:p>
            <text:p text:style-name="P19">піють,</text:p>
            <text:p text:style-name="P19">що заблуклий в сопках пестун</text:p>
            <text:p text:style-name="P19">скоро</text:p>
            <text:p text:style-name="P19">без ведмедиці в <text:span text:style-name="T38">пург-снігах</text:span></text:p>
            <text:p text:style-name="P18"><text:span text:style-name="T137">згине</text:span><text:span text:style-name="T31"> (П,</text:span><text:span text:style-name="T2"> ІІ, 17)</text:span></text:p>
          </table:table-cell>
          <table:table-cell table:style-name="Dictionary.B2" office:value-type="string">
            <text:p text:style-name="P15">пурга́</text:p>
            <text:p text:style-name="P18"><text:span text:style-name="T119">-и, </text:span><text:span text:style-name="T123">ж.</text:span></text:p>
            <text:p text:style-name="P18">1) Сильний вітер зі снігом; завірюха, хуртовина<text:span text:style-name="T29"> (ВТСУМ,</text:span><text:span text:style-name="T161"> 1189)</text:span></text:p>
          </table:table-cell>
        </table:table-row>
        <table:table-row>
          <table:covered-table-cell/>
          <table:table-cell table:style-name="Dictionary.B2" office:value-type="string">
            <text:p text:style-name="P14">сніг</text:p>
            <text:p text:style-name="P18"><text:soft-page-break/><text:span text:style-name="T119">-у, </text:span><text:span text:style-name="T123">ч.</text:span></text:p>
            <text:p text:style-name="P18">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29"> (ВТСУМ,</text:span><text:span text:style-name="T151"> 1351)</text:span></text:p>
          </table:table-cell>
        </table:table-row>
        <table:table-row>
          <table:table-cell table:style-name="Dictionary.A2" table:number-rows-spanned="2" office:value-type="string">
            <text:p text:style-name="P14">РÁДОЩІ-ЖАЛÍ</text:p>
            <text:p text:style-name="P18">рáдоще-жалíв, <text:span text:style-name="T136">ім., мн., інд.-авт.,</text:span></text:p>
            <text:p text:style-name="P18"><text:span text:style-name="T9">утворене способом словоскладання, </text:span><text:span text:style-name="T9">похідне від слів:</text:span><text:span text:style-name="T153"> </text:span><text:span text:style-name="T40">рáдощі</text:span><text:span text:style-name="T153"> і </text:span><text:span text:style-name="T40">жалі́.</text:span></text:p>
            <text:p text:style-name="P19">…де розкошує маячня</text:p>
            <text:p text:style-name="P19">моїх далеких недобутих марень</text:p>
            <text:p text:style-name="P18"><text:span text:style-name="T137">в калейдоскопі </text:span><text:span text:style-name="T139">радоще-жалів</text:span><text:span text:style-name="T137">…</text:span><text:span text:style-name="T30"> (П,</text:span><text:span text:style-name="T2"> І, 206-207)</text:span></text:p>
          </table:table-cell>
          <table:table-cell table:style-name="Dictionary.B2" office:value-type="string">
            <text:p text:style-name="P18"><text:span text:style-name="T37">Ра́дість (</text:span><text:span text:style-name="T40">рáдощі</text:span><text:span text:style-name="T37">)</text:span></text:p>
            <text:p text:style-name="P18"><text:span text:style-name="T119">-дості, </text:span><text:span text:style-name="T123">ж.</text:span></text:p>
            <text:p text:style-name="P18">1) Почуття задоволення, втіха, приємність<text:span text:style-name="T29"> (ВТСУМ,</text:span><text:span text:style-name="T161"> 1199)</text:span></text:p>
          </table:table-cell>
        </table:table-row>
        <table:table-row>
          <table:covered-table-cell/>
          <table:table-cell table:style-name="Dictionary.B2" office:value-type="string">
            <text:p text:style-name="P14">жаль</text:p>
            <text:p text:style-name="P18"><text:span text:style-name="T118">I </text:span><text:span text:style-name="T119">жалю, </text:span><text:span text:style-name="T123">ч.</text:span></text:p>
            <text:p text:style-name="P18">1) Важкий настрій, що викликається якоюсь невдачею, горем і т. ін.; сум, печаль, скорбота<text:span text:style-name="T29"> (ВТСУМ,</text:span><text:span text:style-name="T151"> 364)</text:span></text:p>
          </table:table-cell>
        </table:table-row>
        <table:table-row>
          <table:table-cell table:style-name="Dictionary.A2" office:value-type="string">
            <text:p text:style-name="P14">РОЗБРÁТАНИЙ</text:p>
            <text:p text:style-name="P18">-а, -е, <text:span text:style-name="T137">дієпр. пас. мин. ч., інд.-авт.,</text:span></text:p>
            <text:p text:style-name="P18"><text:span text:style-name="T9">утворене суфіксальним способом, похідне від слова </text:span><text:span text:style-name="T39">розбратáти.</text:span></text:p>
            <text:p text:style-name="P19"><text:span text:style-name="T38">Розбратані</text:span> <text:span text:style-name="T145">протипотоки</text:span></text:p>
            <text:p text:style-name="P19">’дне одного наздоганяють,</text:p>
            <text:p text:style-name="P19">годують себе проминанням</text:p>
            <text:p text:style-name="P18"><text:span text:style-name="T137">заказаних долею стріч</text:span><text:span text:style-name="T31"> (П,</text:span><text:span text:style-name="T2"> І, 86)</text:span></text:p>
          </table:table-cell>
          <table:table-cell table:style-name="Dictionary.B2" office:value-type="string">
            <text:p text:style-name="P15">розбрата́ти</text:p>
            <text:p text:style-name="P18"><text:span text:style-name="T119">-аю, -аєш, </text:span><text:span text:style-name="T123">док.</text:span><text:span text:style-name="T119">, </text:span><text:span text:style-name="T123">розм.</text:span></text:p>
            <text:p text:style-name="P18">Перервати, припинити дружбу, посварити кого-небудь з кимсь<text:span text:style-name="T29"> (ВТСУМ,</text:span><text:span text:style-name="T151"> 1232)</text:span></text:p>
          </table:table-cell>
        </table:table-row>
        <table:table-row>
          <table:table-cell table:style-name="Dictionary.A2" office:value-type="string">
            <text:p text:style-name="P14">РОЗПЕЛЮ́СТИТИ</text:p>
            <text:p text:style-name="P18"><text:soft-page-break/>-щу, -щиш, дієсл., <text:span text:style-name="T136">док., перех., інд.-авт.,</text:span></text:p>
            <text:p text:style-name="P18"><text:span text:style-name="T9">утворене суфіксально-префіксальним способом, похідне від слова</text:span><text:span text:style-name="T153"> </text:span><text:span text:style-name="T40">пелюстки́.</text:span></text:p>
            <text:p text:style-name="P19">Треба щедро — серцем одним, устами</text:p>
            <text:p text:style-name="P19">ледь розпуклими — <text:span text:style-name="T38">розпелюстити</text:span> втіхи гін,</text:p>
            <text:p text:style-name="P18"><text:span text:style-name="T137">всевідради! Сонце бо йде — за нами</text:span><text:span text:style-name="T31"> (П,</text:span><text:span text:style-name="T2"> І, 106)</text:span></text:p>
          </table:table-cell>
          <table:table-cell table:style-name="Dictionary.B2" office:value-type="string">
            <text:p text:style-name="P15">пелю́стка</text:p>
            <text:p text:style-name="P18"><text:soft-page-break/><text:span text:style-name="T119">-и, </text:span><text:span text:style-name="T123">ж.</text:span></text:p>
            <text:p text:style-name="P18">1) Окремий листок із віночка квітки<text:span text:style-name="T29"> (ВТСУМ,</text:span><text:span text:style-name="T151"> 897)</text:span></text:p>
          </table:table-cell>
        </table:table-row>
        <table:table-row>
          <table:table-cell table:style-name="Dictionary.A2" table:number-rows-spanned="2" office:value-type="string">
            <text:p text:style-name="P14">РЯСНОЧÓЛ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рясни́й </text:span><text:span text:style-name="T153">і </text:span><text:span text:style-name="T40">чолó.</text:span></text:p>
            <text:p text:style-name="P19">Я, певне, яблуня була,</text:p>
            <text:p text:style-name="P19">паморочила світ довкола,</text:p>
            <text:p text:style-name="P19">в рясному цвіті <text:span text:style-name="T38">рясночола</text:span></text:p>
            <text:p text:style-name="P18"><text:span text:style-name="T137">тужила, ніжилась, жила</text:span><text:span text:style-name="T31"> (П,</text:span><text:span text:style-name="T2"> ІІ, 296)</text:span></text:p>
          </table:table-cell>
          <table:table-cell table:style-name="Dictionary.B2" office:value-type="string">
            <text:p text:style-name="P15">рясни́й</text:p>
            <text:p text:style-name="P18">-а, -е.</text:p>
            <text:p text:style-name="P18">2) Багатий, високий (про урожай). || <text:span text:style-name="T135">перен.</text:span> Плідний на що-небудь, чимсь.</text:p>
            <text:p text:style-name="P18"><text:span text:style-name="T97">5) </text:span><text:span text:style-name="T113">розм.</text:span><text:span text:style-name="T97"> Дуже яскравий, кольористий (про розцвітку чого-небудь)</text:span><text:span text:style-name="T133"> (ВТСУМ,</text:span><text:span text:style-name="T100"> 1281)</text:span></text:p>
          </table:table-cell>
        </table:table-row>
        <table:table-row>
          <table:covered-table-cell/>
          <table:table-cell table:style-name="Dictionary.B2" office:value-type="string">
            <text:p text:style-name="P15">чоло́</text:p>
            <text:p text:style-name="P18"><text:span text:style-name="T119">-а, </text:span><text:span text:style-name="T123">с.</text:span></text:p>
            <text:p text:style-name="P18"><text:span text:style-name="T97">1) Верхня надочна частина обличчя людини; лоб. || </text:span><text:span text:style-name="T113">перен.</text:span><text:span text:style-name="T97"> Вершина гори, дерева і т. ін., верхівка чого-небудь</text:span><text:span text:style-name="T133"> (ВТСУМ,</text:span><text:span text:style-name="T99"> 1604)</text:span></text:p>
          </table:table-cell>
        </table:table-row>
        <table:table-row>
          <table:table-cell table:style-name="Dictionary.A2" table:number-rows-spanned="2" office:value-type="string">
            <text:p text:style-name="P14">САМОВИВИ́ЩЕННЯ</text:p>
            <text:p text:style-name="P18">-я, <text:span text:style-name="T136">ім., с., інд.-авт.,</text:span></text:p>
            <text:p text:style-name="P18"><text:soft-page-break/><text:span text:style-name="T9">утворене способом основословоскладання, похідне від слів:</text:span><text:span text:style-name="T153"> </text:span><text:span text:style-name="T40">сáмо</text:span><text:span text:style-name="T153">... і </text:span><text:span text:style-name="T40">ви́вищення.</text:span></text:p>
            <text:p text:style-name="P19">Оце, життя, твої дороги</text:p>
            <text:p text:style-name="P18"><text:span text:style-name="T139">самовивищень</text:span><text:span text:style-name="T137">, як наруг</text:span><text:span text:style-name="T31"> (П,</text:span><text:span text:style-name="T2"> ІІ, 107)</text:span></text:p>
          </table:table-cell>
          <table:table-cell table:style-name="Dictionary.B2" office:value-type="string">
            <text:p text:style-name="P14">сам</text:p>
            <text:p text:style-name="P18"><text:span text:style-name="T123">рідше </text:span><text:span text:style-name="T119">самий, сама, само </text:span><text:span text:style-name="T123">і </text:span><text:span text:style-name="T119">саме; </text:span><text:span text:style-name="T123">мн.</text:span><text:span text:style-name="T119"> сами </text:span><text:span text:style-name="T123">і </text:span><text:span text:style-name="T119">самі; </text:span><text:span text:style-name="T123">займ.</text:span><text:span text:style-name="T119"> </text:span><text:span text:style-name="T123">означ.</text:span></text:p>
            <text:p text:style-name="P21"><text:soft-page-break/><text:span text:style-name="T105">1) Уживається з </text:span><text:span text:style-name="T114">ім.</text:span><text:span text:style-name="T105"> чи </text:span><text:span text:style-name="T114">особ.</text:span><text:span text:style-name="T105"> </text:span><text:span text:style-name="T114">займ.</text:span><text:span text:style-name="T105">,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14">знач.</text:span><text:span text:style-name="T105">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pan text:style-name="T105">заступаючи </text:span><text:span text:style-name="T114">ім.</text:span><text:span text:style-name="T105"> чи </text:span><text:span text:style-name="T114">особ.</text:span><text:span text:style-name="T105"> </text:span><text:span text:style-name="T114">займ.</text:span><text:span text:style-name="T105"> || Уживається на позначення відокремлення особи чи предмета від інших осіб або предметів (</text:span><text:span text:style-name="T114">перев.</text:span><text:span text:style-name="T105"> зі </text:span><text:span text:style-name="T114">спол.</text:span><text:span text:style-name="T105"> «а»)</text:span><text:span text:style-name="T134"> (ВТСУМ,</text:span><text:span text:style-name="T106"> 1286)</text:span></text:p>
          </table:table-cell>
        </table:table-row>
        <table:table-row>
          <table:covered-table-cell/>
          <table:table-cell table:style-name="Dictionary.B2" office:value-type="string">
            <text:p text:style-name="P15">ви́вищення</text:p>
            <text:p text:style-name="P18"><text:span text:style-name="T119">-я, </text:span><text:span text:style-name="T123">с.</text:span></text:p>
            <text:p text:style-name="P18"><text:span text:style-name="T120">Дія за знач. вивищувати, вивищуватися, ви́вищити і ви́вищитися</text:span><text:span text:style-name="T131"> (ВТСУМ,</text:span><text:span text:style-name="T121"> 129)</text:span></text:p>
          </table:table-cell>
        </table:table-row>
        <table:table-row>
          <table:table-cell table:style-name="Dictionary.A2" table:number-rows-spanned="2" office:value-type="string">
            <text:p text:style-name="P14">САМОВÓЛЯ</text:p>
            <text:p text:style-name="P18">-і, <text:span text:style-name="T136">ім., ж.,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áмо</text:span><text:span text:style-name="T153">... і </text:span><text:span text:style-name="T40">вóля.</text:span></text:p>
            <text:p text:style-name="P19">Червона барка в чорноводді<text:span text:style-name="T163"> </text:span>доль</text:p>
            <text:p text:style-name="P19"><text:soft-page-break/>загубиться. І фенікс довгоногий</text:p>
            <text:p text:style-name="P19">перенесе тебе в ясні чертоги</text:p>
            <text:p text:style-name="P18"><text:span text:style-name="T137">від </text:span><text:span text:style-name="T139">самоволь</text:span><text:span text:style-name="T137">, покори і сваволь</text:span><text:span text:style-name="T31"> (П,</text:span><text:span text:style-name="T2"> І, 56)</text:span></text:p>
          </table:table-cell>
          <table:table-cell table:style-name="Dictionary.B2" office:value-type="string">
            <text:p text:style-name="P18"><text:span text:style-name="T40">сáмо... </text:span><text:span text:style-name="T149">(див. 129)</text:span></text:p>
          </table:table-cell>
        </table:table-row>
        <table:table-row>
          <table:covered-table-cell/>
          <table:table-cell table:style-name="Dictionary.B2" office:value-type="string">
            <text:p text:style-name="P15">во́ля</text:p>
            <text:p text:style-name="P18"><text:span text:style-name="T119">-і, </text:span><text:span text:style-name="T123">ж.</text:span></text:p>
            <text:p text:style-name="P18"><text:span text:style-name="T97">5) Свобода, незалежність; </text:span><text:span text:style-name="T113">прот.</text:span><text:span text:style-name="T97"> неволя, рабство. || Перебування не під арештом, не в клітці, не на ланцюгу і т. ін. </text:span><text:span text:style-name="T133">(ВТСУМ,</text:span><text:span text:style-name="T99"> 202)</text:span></text:p>
          </table:table-cell>
        </table:table-row>
        <table:table-row>
          <table:table-cell table:style-name="Dictionary.A2" table:number-rows-spanned="2" office:value-type="string">
            <text:p text:style-name="P14">САМОВОСКРЕСÍ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воскресíння.</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37">самоофіри й </text:span><text:span text:style-name="T139">самовоскресіння</text:span><text:span text:style-name="T31"> (П,</text:span><text:span text:style-name="T2"> ІІ, 150)</text:span></text:p>
          </table:table-cell>
          <table:table-cell table:style-name="Dictionary.B2" office:value-type="string">
            <text:p text:style-name="P18"><text:span text:style-name="T40">сáмо... </text:span><text:span text:style-name="T149">(див. </text:span><text:span text:style-name="T40">САМОВИВИ́ЩЕННЯ</text:span><text:span text:style-name="T149">)</text:span></text:p>
          </table:table-cell>
        </table:table-row>
        <table:table-row>
          <table:covered-table-cell/>
          <table:table-cell table:style-name="Dictionary.B2" office:value-type="string">
            <text:p text:style-name="P15">воскресі́ння</text:p>
            <text:p text:style-name="P18"><text:span text:style-name="T119">-я, </text:span><text:span text:style-name="T123">с.</text:span></text:p>
            <text:p text:style-name="P18">Дія і стан за знач. воскреснути <text:span text:style-name="T161">(ВТСУМ, 203)</text:span></text:p>
          </table:table-cell>
        </table:table-row>
        <table:table-row>
          <table:table-cell table:style-name="Dictionary.A2" table:number-rows-spanned="2" office:value-type="string">
            <text:p text:style-name="P14">САМОВТÉЧА</text:p>
            <text:p text:style-name="P18">-і, <text:span text:style-name="T136">ім., ж.,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втéча.</text:span></text:p>
            <text:p text:style-name="P19">Доброму і злому</text:p>
            <text:p text:style-name="P19">кажи межу і позначи шляхи</text:p>
            <text:p text:style-name="P18"><text:span text:style-name="T137">для </text:span><text:span text:style-name="T139">самовтечі</text:span><text:span text:style-name="T31"> (П,</text:span><text:span text:style-name="T2"> ІІ, 136)</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7">уте́ча</text:p>
            <text:p text:style-name="P18"><text:span text:style-name="T104">(вте́ча), -і, </text:span><text:span text:style-name="T115">ж.</text:span></text:p>
            <text:p text:style-name="P18">1) Швидкий відхід, біг, від’їзд і т. ін. з метою уникнення небезпеки, неприємного становища тощо.</text:p>
            <text:p text:style-name="P18">2) Таємний самовільний відхід, від’їзд<text:span text:style-name="T29"> (ВТСУМ,</text:span> 1519)</text:p>
          </table:table-cell>
        </table:table-row>
        <table:table-row>
          <table:table-cell table:style-name="Dictionary.A2" table:number-rows-spanned="2" office:value-type="string">
            <text:p text:style-name="P14">САМОДÓКÍР</text:p>
            <text:p text:style-name="P18">самодóкóру, <text:span text:style-name="T136">ім., ч., інд.-авт.,</text:span></text:p>
            <text:p text:style-name="P18"><text:span text:style-name="T9">утворене способом основословоскладання, похідне від </text:span><text:soft-page-break/><text:span text:style-name="T9">слів:</text:span><text:span text:style-name="T153"> </text:span><text:span text:style-name="T40">сáмо</text:span><text:span text:style-name="T153">... і </text:span><text:span text:style-name="T40">дóкíр.</text:span></text:p>
            <text:p text:style-name="P19">Не вір — ні долі, ні собі не вір,</text:p>
            <text:p text:style-name="P19">а спроневіра і <text:span text:style-name="T38">самодокір</text:span></text:p>
            <text:p text:style-name="P19">і змерзлий крик, що грудкою у горлі</text:p>
            <text:p text:style-name="P19">засів мов кляп — то все неначе дріт</text:p>
            <text:p text:style-name="P18"><text:span text:style-name="T137">колючий</text:span><text:span text:style-name="T31"> (П,</text:span><text:span text:style-name="T2"> ІІ, 29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до́кі́р</text:p>
            <text:p text:style-name="P18"><text:span text:style-name="T119">до́ко́ру, </text:span><text:span text:style-name="T123">ч.</text:span></text:p>
            <text:p text:style-name="P18">Висловлене кому-небудь або передане <text:soft-page-break/>в інший спосіб звинувачення в чомусь, незадоволення чимось і т. ін. <text:span text:style-name="T29">(ВТСУМ,</text:span><text:span text:style-name="T151"> 313)</text:span></text:p>
          </table:table-cell>
        </table:table-row>
        <table:table-row>
          <table:table-cell table:style-name="Dictionary.A2" table:number-rows-spanned="2" office:value-type="string">
            <text:p text:style-name="P14">САМОДОСÁДА</text:p>
            <text:p text:style-name="P18">-и, <text:span text:style-name="T136">ім., ж.,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áмо</text:span><text:span text:style-name="T153">... і </text:span><text:span text:style-name="T40">досáда.</text:span></text:p>
            <text:p text:style-name="P19">…в мить крутого самопочезання</text:p>
            <text:p text:style-name="P19">він надто пильно стежив шлях утрат, - </text:p>
            <text:p text:style-name="P19">лиш так його спотворило дерзання</text:p>
            <text:p text:style-name="P19">тим виразом вибачливих жалів,</text:p>
            <text:p text:style-name="P18"><text:span text:style-name="T139">самодосад</text:span><text:span text:style-name="T137">…</text:span><text:span text:style-name="T30"> (П,</text:span><text:span text:style-name="T2"> І, 55)</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доса́да</text:p>
            <text:p text:style-name="P18"><text:span text:style-name="T119">-и, </text:span><text:span text:style-name="T123">ж.</text:span></text:p>
            <text:p text:style-name="P18">1) Почуття невдоволення, гіркоти, викликане чим-небудь<text:span text:style-name="T29"> (ВТСУМ,</text:span><text:span text:style-name="T151"> 321)</text:span></text:p>
          </table:table-cell>
        </table:table-row>
        <table:table-row>
          <table:table-cell table:style-name="Dictionary.A2" table:number-rows-spanned="2" office:value-type="string">
            <text:p text:style-name="P14">САМОДОХÓДЖЕ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дохóдження.</text:span></text:p>
            <text:p text:style-name="P19">Там крила птаства рясно миготіли,</text:p>
            <text:p text:style-name="P19">мережилася зелень дивновзором,</text:p>
            <text:p text:style-name="P19">а душу вже поймав <text:span text:style-name="T38">самодоходжень</text:span></text:p>
            <text:p text:style-name="P18"><text:soft-page-break/><text:span text:style-name="T137">зухвалий холод і зухвалий жах</text:span><text:span text:style-name="T31"> (П,</text:span><text:span text:style-name="T2"> ІІ, 118)</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дохо́дження</text:p>
            <text:p text:style-name="P18"><text:span text:style-name="T119">-я, </text:span><text:span text:style-name="T123">с.</text:span></text:p>
            <text:p text:style-name="P18">Дія за знач. доходити<text:span text:style-name="T29"> (ВТСУМ,</text:span><text:span text:style-name="T161"> 324)</text:span></text:p>
          </table:table-cell>
        </table:table-row>
        <table:table-row>
          <table:table-cell table:style-name="Dictionary.A2" table:number-rows-spanned="2" office:value-type="string">
            <text:p text:style-name="P14">САМОЗАБОРÓНА</text:p>
            <text:p text:style-name="P18">-и, <text:span text:style-name="T136">ім., ж.,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заборóна.</text:span></text:p>
            <text:p text:style-name="P19">Нам ряд утрачено. Раптових спроб</text:p>
            <text:p text:style-name="P19">назубрені шпилі — ото єдине,</text:p>
            <text:p text:style-name="P19">що вирвалося з <text:span text:style-name="T38">самозаборон</text:span>,</text:p>
            <text:p text:style-name="P18"><text:span text:style-name="T137">які дарують небеса щедротні…</text:span><text:span text:style-name="T30"> (П,</text:span><text:span text:style-name="T2"> ІІ, 10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заборо́на</text:p>
            <text:p text:style-name="P18"><text:span text:style-name="T119">-и, </text:span><text:span text:style-name="T123">ж.</text:span></text:p>
            <text:p text:style-name="P18">1) Наказ не робити чого-небудь<text:span text:style-name="T29"> (ВТСУМ,</text:span><text:span text:style-name="T151"> 376)</text:span></text:p>
          </table:table-cell>
        </table:table-row>
        <table:table-row>
          <table:table-cell table:style-name="Dictionary.A2" table:number-rows-spanned="2" office:value-type="string">
            <text:p text:style-name="P14">САМОНАБЛИ́ЖЕ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набли́ження.</text:span></text:p>
            <text:p text:style-name="P19">…весь той чар</text:p>
            <text:p text:style-name="P19"><text:span text:style-name="T38">самонаближень</text:span>, упізнань і врочень,</text:p>
            <text:p text:style-name="P19">що визріли у невіді душевній</text:p>
            <text:p text:style-name="P19">і стежать стежать стежать зизим оком,</text:p>
            <text:p text:style-name="P18"><text:span text:style-name="T137">ачи я втраплю на свою стежу…</text:span><text:span text:style-name="T30"> (П,</text:span><text:span text:style-name="T2"> І, 121)</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набли́ження</text:p>
            <text:p text:style-name="P18"><text:span text:style-name="T119">-я, </text:span><text:span text:style-name="T123">с.</text:span></text:p>
            <text:p text:style-name="P18">Дія за знач. наблизити, наближати і наблизитися, наближатися<text:span text:style-name="T29"> (ВТСУМ,</text:span><text:span text:style-name="T161"> 701)</text:span></text:p>
          </table:table-cell>
        </table:table-row>
        <table:table-row>
          <table:table-cell table:style-name="Dictionary.A2" table:number-rows-spanned="2" office:value-type="string">
            <text:p text:style-name="P14">САМОНАРІКÁННЯ</text:p>
            <text:p text:style-name="P18">-я, <text:span text:style-name="T136">ім., с., інд.-авт.,</text:span></text:p>
            <text:p text:style-name="P18"><text:soft-page-break/><text:span text:style-name="T9">утворене способом основословоскладання, похідне від слів:</text:span><text:span text:style-name="T153"> </text:span><text:span text:style-name="T40">сáмо</text:span><text:span text:style-name="T153">... і </text:span><text:span text:style-name="T40">нарікáння.</text:span></text:p>
            <text:p text:style-name="P19">Ні, не впадай у біль — до <text:span text:style-name="T38">самонаріканняи</text:span>.</text:p>
            <text:p text:style-name="P18"><text:span text:style-name="T137">О, не впадай у біль — його, як меч, піднось</text:span><text:span text:style-name="T31"> (П,</text:span><text:span text:style-name="T2"> ІІ, 155)</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наріка́ння</text:p>
            <text:p text:style-name="P18"><text:soft-page-break/><text:span text:style-name="T119">-я, </text:span><text:span text:style-name="T123">с.</text:span></text:p>
            <text:p text:style-name="P18">Дія за знач. нарікати<text:span text:style-name="T29"> (ВТСУМ,</text:span><text:span text:style-name="T161"> 733)</text:span></text:p>
          </table:table-cell>
        </table:table-row>
        <table:table-row>
          <table:table-cell table:style-name="Dictionary.A2" table:number-rows-spanned="2" office:value-type="string">
            <text:p text:style-name="P14">САМОНАРÓДЖЕННЯ</text:p>
            <text:p text:style-name="P18">-я, <text:span text:style-name="T136">ім., с., інд.-авт.,</text:span></text:p>
            <text:p text:style-name="P18"><text:span text:style-name="T9">утворене способом </text:span><text:span text:style-name="T9">основословоскладання, похідне від слів:</text:span><text:span text:style-name="T153"> </text:span><text:span text:style-name="T40">сáмо</text:span><text:span text:style-name="T153">... і </text:span><text:span text:style-name="T40">нарóдження.</text:span></text:p>
            <text:p text:style-name="P19">Оце <text:span text:style-name="T38">самонародження</text:span> твоє</text:p>
            <text:p text:style-name="P19">то голос смерті: пристарайся, брате,</text:p>
            <text:p text:style-name="P19">бо вже заходить час твій вирушати,</text:p>
            <text:p text:style-name="P18"><text:span text:style-name="T137">пора і дописати житіє</text:span><text:span text:style-name="T31"> (П,</text:span><text:span text:style-name="T2"> ІІ, 117)</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наро́дження</text:p>
            <text:p text:style-name="P18"><text:span text:style-name="T119">-я, </text:span><text:span text:style-name="T123">с.</text:span></text:p>
            <text:p text:style-name="P18">1) Дія за знач. народити, народжувати і народитися, народжуватися. || Час появи на світ<text:span text:style-name="T29"> (ВТСУМ,</text:span><text:span text:style-name="T161"> 733)</text:span></text:p>
          </table:table-cell>
        </table:table-row>
        <table:table-row>
          <table:table-cell table:style-name="Dictionary.A2" table:number-rows-spanned="2" office:value-type="string">
            <text:p text:style-name="P14">САМОНАРОСТÁТИ</text:p>
            <text:p text:style-name="P18">-áю, -áєш, <text:span text:style-name="T137">дієсл., недок., перех., інд.-авт.,</text:span></text:p>
            <text:p text:style-name="P18">утворене способом основословоскладання, похідне від слів: сáмо... і наростáти</text:p>
            <text:p text:style-name="P19">Неначе дзвін — поезія. Гуде</text:p>
            <text:p text:style-name="P18"><text:span text:style-name="T137">і </text:span><text:span text:style-name="T139">самонаростає</text:span><text:span text:style-name="T137"> аж до повні…</text:span><text:span text:style-name="T30"> (П,</text:span><text:span text:style-name="T2"> ІІ, 15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нароста́ти</text:p>
            <text:p text:style-name="P18"><text:span text:style-name="T119">-ає, </text:span><text:span text:style-name="T123">недок.</text:span><text:span text:style-name="T119">, нарости, -те; </text:span><text:span text:style-name="T123">мин. ч.</text:span><text:span text:style-name="T119"> наріс, наросла, наросло; </text:span><text:span text:style-name="T123">док.</text:span></text:p>
            <text:p text:style-name="P18"><text:span text:style-name="T97">3) </text:span><text:span text:style-name="T113">перен.</text:span><text:span text:style-name="T97"> Збільшувати свій об’єм, свою кількість, силу вияву і т. ін. </text:span><text:span text:style-name="T133">(ВТСУМ,</text:span><text:span text:style-name="T99"> 733-734)</text:span></text:p>
          </table:table-cell>
        </table:table-row>
        <table:table-row>
          <table:table-cell table:style-name="Dictionary.A2" table:number-rows-spanned="2" office:value-type="string">
            <text:p text:style-name="P14">САМООФÍРА</text:p>
            <text:p text:style-name="P18"><text:soft-page-break/>-и, <text:span text:style-name="T136">ім., ж.,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38">офíра.</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39">самоофіри</text:span><text:span text:style-name="T137"> й самовоскресіння</text:span><text:span text:style-name="T31"> (П,</text:span><text:span text:style-name="T2"> ІІ, 15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soft-page-break/></text:p>
          </table:table-cell>
        </table:table-row>
        <table:table-row>
          <table:covered-table-cell/>
          <table:table-cell table:style-name="Dictionary.B2" office:value-type="string">
            <text:p text:style-name="P22">же́ртва (офі́ра)</text:p>
            <text:p text:style-name="P18"><text:span text:style-name="T119">-и, </text:span><text:span text:style-name="T123">ж.</text:span></text:p>
            <text:p text:style-name="P18">1) За релігійними обрядами деяких народів — предмет або жива істота, яких приносили в дар богам<text:span text:style-name="T29"> (ВТСУМ,</text:span><text:span text:style-name="T151"> 366)</text:span></text:p>
          </table:table-cell>
        </table:table-row>
        <table:table-row>
          <table:table-cell table:style-name="Dictionary.A2" table:number-rows-spanned="2" office:value-type="string">
            <text:p text:style-name="P14">САМОПАЛÁ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палáння.</text:span></text:p>
            <text:p text:style-name="P19">О як нестерпно хочеться подовжень</text:p>
            <text:p text:style-name="P18"><text:span text:style-name="T137">і невигасного </text:span><text:span text:style-name="T139">самопалання</text:span><text:span text:style-name="T137">!</text:span><text:span text:style-name="T30"> (П,</text:span><text:span text:style-name="T2"> ІІ, 13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ала́ння</text:p>
            <text:p text:style-name="P18"><text:span text:style-name="T119">-я, </text:span><text:span text:style-name="T123">с.</text:span></text:p>
            <text:p text:style-name="P18">Дія за знач. палати<text:span text:style-name="T29"> (ВТСУМ,</text:span><text:span text:style-name="T161"> 876)</text:span></text:p>
          </table:table-cell>
        </table:table-row>
        <table:table-row>
          <table:table-cell table:style-name="Dictionary.A2" table:number-rows-spanned="2" office:value-type="string">
            <text:p text:style-name="P14">САМОПЕРЕРОСТÁ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переростáння.</text:span></text:p>
            <text:p text:style-name="P19">Отак: живи — і скній, живи — і скній,</text:p>
            <text:p text:style-name="P19">і як дійдеш <text:span text:style-name="T39">самопереростання</text:span>,</text:p>
            <text:p text:style-name="P19">і як збагнеш: ти власна жертва й <text:soft-page-break/>кат,</text:p>
            <text:p text:style-name="P19">тоді збагнеш і смерть, як припадання</text:p>
            <text:p text:style-name="P18"><text:span text:style-name="T137">до обрію, як утрату всіх утрат</text:span><text:span text:style-name="T31"> (П,</text:span><text:span text:style-name="T2"> І, 203)</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ерероста́ння</text:p>
            <text:p text:style-name="P18"><text:span text:style-name="T119">-я, </text:span><text:span text:style-name="T123">с.</text:span></text:p>
            <text:p text:style-name="P18">Дія за знач. переростати, перерости<text:span text:style-name="T29"> (ВТСУМ,</text:span><text:span text:style-name="T161"> 926)</text:span></text:p>
          </table:table-cell>
        </table:table-row>
        <table:table-row>
          <table:table-cell table:style-name="Dictionary.A2" table:number-rows-spanned="2" office:value-type="string">
            <text:p text:style-name="P14">САМОПІДТВÉРДЖУВАТИ</text:p>
            <text:p text:style-name="P18">-ую, -уєш, <text:span text:style-name="T137">дієсл., недок., перех.,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áмо</text:span><text:span text:style-name="T153">... і </text:span><text:span text:style-name="T40">підтвéрджувати.</text:span></text:p>
            <text:p text:style-name="P19">Ще, слава Богу, тьмяний стовбур совісті</text:p>
            <text:p text:style-name="P19">признатись може весь до незбагненного,</text:p>
            <text:p text:style-name="P19">котре <text:span text:style-name="T38">самопідтверджує</text:span> її</text:p>
            <text:p text:style-name="P18"><text:span text:style-name="T137">і втаємничує…</text:span><text:span text:style-name="T30"> (П,</text:span><text:span text:style-name="T2"> ІІ, 101)</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ідтве́рджувати</text:p>
            <text:p text:style-name="P18"><text:span text:style-name="T119">-ую, -уєш, </text:span><text:span text:style-name="T123">недок.</text:span><text:span text:style-name="T119">, підтвердити, -джу, -диш, </text:span><text:span text:style-name="T123">док.</text:span><text:span text:style-name="T119">, </text:span><text:span text:style-name="T123">перех.</text:span><text:span text:style-name="T119"> </text:span><text:span text:style-name="T123">і без додатка</text:span><text:span text:style-name="T119">.</text:span></text:p>
            <text:p text:style-name="P18">Визнавати, засвідчувати правильність, 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29"> (ВТСУМ,</text:span><text:span text:style-name="T151"> 967)</text:span></text:p>
          </table:table-cell>
        </table:table-row>
        <table:table-row>
          <table:table-cell table:style-name="Dictionary.A2" table:number-rows-spanned="2" office:value-type="string">
            <text:p text:style-name="P14">САМОПОГИ́БА</text:p>
            <text:p text:style-name="P18">-и, <text:span text:style-name="T136">ім., ж., інд.-авт.,</text:span></text:p>
            <text:p text:style-name="P18"><text:span text:style-name="T164">утворене способом основословоскладання, похідне від слів:</text:span><text:span text:style-name="T153"> </text:span><text:span text:style-name="T40">сáмо</text:span><text:span text:style-name="T153">... і </text:span><text:span text:style-name="T40">поги́ба.</text:span></text:p>
            <text:p text:style-name="P19">Господи, Господи, о осторонь</text:p>
            <text:p text:style-name="P19">душі гулкі, що, заслухані в тугу,</text:p>
            <text:p text:style-name="P19">немочі власної люблять наругу,</text:p>
            <text:p text:style-name="P18"><text:span text:style-name="T139">самопогиби</text:span><text:span text:style-name="T137"> високий огонь</text:span><text:span text:style-name="T31"> (П,</text:span><text:span text:style-name="T2"> ІІ, 74-75)</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оги́бель (поги́ба)</text:p>
            <text:p text:style-name="P18"><text:span text:style-name="T123">і рідко </text:span><text:span text:style-name="T119">погибіль, -і, </text:span><text:span text:style-name="T123">ж.</text:span></text:p>
            <text:p text:style-name="P18"><text:span text:style-name="T97">Передчасна, насильницька смерть; гибель. || Руйнування, занепад, знищення чого-небудь. || </text:span><text:span text:style-name="T113">перен.</text:span><text:span text:style-name="T97"> Кінець існування чого-небудь; зникнення. </text:span><text:span text:style-name="T113">Згинати в три погибелі</text:span><text:span text:style-name="T133"> (ВТСУМ,</text:span><text:span text:style-name="T99"> 1003)</text:span></text:p>
          </table:table-cell>
        </table:table-row>
        <text:soft-page-break/>
        <table:table-row>
          <table:table-cell table:style-name="Dictionary.A2" table:number-rows-spanned="2" office:value-type="string">
            <text:p text:style-name="P14">САМОПОДÓВЖЕНИЙ</text:p>
            <text:p text:style-name="P18"><text:span text:style-name="T6">-а, -е,</text:span><text:span text:style-name="T136"> </text:span><text:span text:style-name="T137">прикм., інд.-авт.,</text:span></text:p>
            <text:p text:style-name="P18">утворене способом основословоскладання, похідне від слів: <text:span text:style-name="T39">сáмо</text:span>... і <text:span text:style-name="T39">подóвжений.</text:span></text:p>
            <text:p text:style-name="P19">Хто б збагнув</text:p>
            <text:p text:style-name="P19">оці дороги — без кінця і краю</text:p>
            <text:p text:style-name="P18"><text:span text:style-name="T139">самоподовжені</text:span><text:span text:style-name="T137">?</text:span><text:span text:style-name="T30"> (П,</text:span><text:span text:style-name="T2"> ІІ, 10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одо́вжений</text:p>
            <text:p text:style-name="P18">-а, -е.</text:p>
            <text:p text:style-name="P18"><text:span text:style-name="T120">1) Дієприкм. пас. мин. ч. до подовжити. || подо́вжено, </text:span><text:span text:style-name="T124">безос.</text:span><text:span text:style-name="T120"> </text:span><text:span text:style-name="T124">присудк. сл</text:span><text:span text:style-name="T131"> (ВТСУМ,</text:span><text:span text:style-name="T121"> 1009)</text:span></text:p>
          </table:table-cell>
        </table:table-row>
        <table:table-row>
          <table:table-cell table:style-name="Dictionary.A2" table:number-rows-spanned="2" office:value-type="string">
            <text:p text:style-name="P14">САМОПОМИНÁ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поминáння.</text:span></text:p>
            <text:p text:style-name="P19">Ти загубився в горі — не знайтись</text:p>
            <text:p text:style-name="P19">у чорноводді змовклого волання,</text:p>
            <text:p text:style-name="P19">в ропі чекань і <text:span text:style-name="T38">самопоминання</text:span></text:p>
            <text:p text:style-name="P18"><text:span text:style-name="T137">і гуку, що доносить благовість</text:span><text:span text:style-name="T31"> (П,</text:span><text:span text:style-name="T2"> ІІ, 111)</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омина́ння</text:p>
            <text:p text:style-name="P18"><text:span text:style-name="T119">-я, </text:span><text:span text:style-name="T123">с.</text:span></text:p>
            <text:p text:style-name="P18">1) Дія за знач. поминати <text:span text:style-name="T161">(ВТСУМ, 1041)</text:span></text:p>
          </table:table-cell>
        </table:table-row>
        <table:table-row>
          <table:table-cell table:style-name="Dictionary.A2" table:number-rows-spanned="2" office:value-type="string">
            <text:p text:style-name="P14">САМОПОСТА́ННЯ</text:p>
            <text:p text:style-name="P18">-я, <text:span text:style-name="T136">ім., с.,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áмо</text:span><text:span text:style-name="T153">... і </text:span><text:span text:style-name="T40">поста́ння </text:span><text:span text:style-name="T12">(від </text:span><text:span text:style-name="T15">постава́ти</text:span><text:span text:style-name="T12">).</text:span></text:p>
            <text:p text:style-name="P19">По ліву руку — древній, аж до ер</text:p>
            <text:p text:style-name="P19"><text:span text:style-name="T38">самопостання</text:span>, гоном безберегим,</text:p>
            <text:p text:style-name="P19"><text:soft-page-break/>щовбом смертельним, що наліг на серце</text:p>
            <text:p text:style-name="P19">і наслухає втомлене буття - </text:p>
            <text:p text:style-name="P19">той древній світ — і радісний і тужний - </text:p>
            <text:p text:style-name="P18"><text:span text:style-name="T137">непам’яті</text:span><text:span text:style-name="T31"> (П,</text:span><text:span text:style-name="T2"> ІІ, 136)</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остава́ти</text:p>
            <text:p text:style-name="P18"><text:span text:style-name="T118">I </text:span><text:span text:style-name="T119">-ає́, </text:span><text:span text:style-name="T123">недок.</text:span><text:span text:style-name="T119">, поста́ти, -а́не, </text:span><text:span text:style-name="T123">док.</text:span></text:p>
            <text:p text:style-name="P18">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text:soft-page-break/>набувати в певних умовах дуже великого значення<text:span text:style-name="T29"> (ВТСУМ,</text:span><text:span text:style-name="T151"> 1082)</text:span></text:p>
          </table:table-cell>
        </table:table-row>
        <table:table-row>
          <table:table-cell table:style-name="Dictionary.A2" table:number-rows-spanned="2" office:value-type="string">
            <text:p text:style-name="P14">САМОПРОМИНÁННЯ</text:p>
            <text:p text:style-name="P18">-я, <text:span text:style-name="T136">ім., с., інд.-авт.,</text:span></text:p>
            <text:p text:style-name="P18"><text:span text:style-name="T9">утворене способом </text:span><text:span text:style-name="T9">основословоскладання, похідне від слів:</text:span><text:span text:style-name="T153"> </text:span><text:span text:style-name="T40">сáмо</text:span><text:span text:style-name="T153">... і </text:span><text:span text:style-name="T40">проминáння.</text:span></text:p>
            <text:p text:style-name="P19">В дорозі довгих <text:span text:style-name="T38">самопроминань</text:span></text:p>
            <text:p text:style-name="P19">під знадою земного притягання</text:p>
            <text:p text:style-name="P18"><text:span text:style-name="T137">проносяться від ранку до смеркання</text:span><text:span text:style-name="T31"> (П,</text:span><text:span text:style-name="T2"> І, 44)</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ромина́ння</text:p>
            <text:p text:style-name="P18"><text:span text:style-name="T118">I </text:span><text:span text:style-name="T119">-я, </text:span><text:span text:style-name="T123">с.</text:span></text:p>
            <text:p text:style-name="P18">Дія за знач. проминати <text:span text:style-name="T161">(ВТСУМ, 1159)</text:span></text:p>
          </table:table-cell>
        </table:table-row>
        <table:table-row>
          <table:table-cell table:style-name="Dictionary.A2" table:number-rows-spanned="2" office:value-type="string">
            <text:p text:style-name="P14">САМОПРОТИСТОЯ́ННЯ</text:p>
            <text:p text:style-name="P18"><text:span text:style-name="T154">-</text:span>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протистоя́ння.</text:span></text:p>
            <text:p text:style-name="P19">О вирвись, залишивши вирву</text:p>
            <text:p text:style-name="P19">у грудях, і роздмухай грань</text:p>
            <text:p text:style-name="P19">моїх <text:span text:style-name="T38">самопротистоянь</text:span></text:p>
            <text:p text:style-name="P18"><text:span text:style-name="T137">і дай напитися з потиру</text:span><text:span text:style-name="T31"> (П,</text:span><text:span text:style-name="T2"> ІІ, 195)</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ротистоя́ння</text:p>
            <text:p text:style-name="P18"><text:span text:style-name="T119">-я, </text:span><text:span text:style-name="T123">с.</text:span></text:p>
            <text:p text:style-name="P18">1) Дія за знач. протистояти<text:span text:style-name="T29"> (ВТСУМ,</text:span><text:span text:style-name="T161"> 1174)</text:span></text:p>
          </table:table-cell>
        </table:table-row>
        <table:table-row>
          <table:table-cell table:style-name="Dictionary.A2" table:number-rows-spanned="2" office:value-type="string">
            <text:p text:style-name="P14">САМОСТРÍЛ</text:p>
            <text:p text:style-name="P18">-у, <text:span text:style-name="T136">ім., ч., інд.-авт.,</text:span></text:p>
            <text:p text:style-name="P18"><text:soft-page-break/><text:span text:style-name="T9">утворене способом основословоскладання, похідне від слів:</text:span><text:span text:style-name="T6"> </text:span><text:span text:style-name="T40">сáмо</text:span><text:span text:style-name="T153">... і </text:span><text:span text:style-name="T40">стріл.</text:span></text:p>
            <text:p text:style-name="P19">Як рура, кругла вулиця,</text:p>
            <text:p text:style-name="P19">гулка од гуду бджіл,</text:p>
            <text:p text:style-name="P19">маленький хлопчик щулиться,</text:p>
            <text:p text:style-name="P18"><text:span text:style-name="T137">бо ж сонце — </text:span><text:span text:style-name="T139">самостріл</text:span><text:span text:style-name="T31"> (П,</text:span><text:span text:style-name="T2"> ІІ, 275)</text:span></text:p>
          </table:table-cell>
          <table:table-cell table:style-name="Dictionary.B2" office:value-type="string">
            <text:p text:style-name="P20"><text:span text:style-name="T40">сáмо... </text:span><text:span text:style-name="T153">(див. </text:span><text:span text:style-name="T40">САМОВИВИ́ЩЕННЯ</text:span><text:span text:style-name="T153">)</text:span></text:p>
          </table:table-cell>
        </table:table-row>
        <table:table-row>
          <table:covered-table-cell/>
          <table:table-cell table:style-name="Dictionary.B2" office:value-type="string">
            <text:p text:style-name="P15">По́стріл (стріл)</text:p>
            <text:p text:style-name="P18"><text:soft-page-break/><text:span text:style-name="T119">-у, </text:span><text:span text:style-name="T123">ч.</text:span></text:p>
            <text:p text:style-name="P18">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29"> (ВТСУМ,</text:span><text:span text:style-name="T151"> 1085)</text:span></text:p>
          </table:table-cell>
        </table:table-row>
        <table:table-row>
          <table:table-cell table:style-name="Dictionary.A2" table:number-rows-spanned="2" office:value-type="string">
            <text:p text:style-name="P14">САМОСТРУМУВÁ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струмувáння.</text:span></text:p>
            <text:p text:style-name="P19">…аби в останньому пориві,</text:p>
            <text:p text:style-name="P19">у плині <text:span text:style-name="T38">самострумувань</text:span></text:p>
            <text:p text:style-name="P19">ураз зайти за власну грань,</text:p>
            <text:p text:style-name="P18"><text:span text:style-name="T137">пірнути в смертні переливи</text:span><text:span text:style-name="T31"> (П,</text:span><text:span text:style-name="T2"> І, 169)</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струмува́ння</text:p>
            <text:p text:style-name="P18"><text:span text:style-name="T119">-я, </text:span><text:span text:style-name="T123">с.</text:span></text:p>
            <text:p text:style-name="P18"><text:span text:style-name="T120">Дія за знач. струмувати. </text:span><text:span text:style-name="T124">Струмування повітря</text:span><text:span text:style-name="T131"> (ВТСУМ,</text:span><text:span text:style-name="T121"> 1405)</text:span></text:p>
          </table:table-cell>
        </table:table-row>
        <table:table-row>
          <table:table-cell table:style-name="Dictionary.A2" office:value-type="string">
            <text:p text:style-name="P14">САМОТИ́ННИЙ</text:p>
            <text:p text:style-name="P18">-а, -е, <text:span text:style-name="T137">прикм., </text:span><text:span text:style-name="T136">інд.-авт.,</text:span></text:p>
            <text:p text:style-name="P18"><text:span text:style-name="T145">утворене суфіксальним способом, похідне від слова</text:span> <text:span text:style-name="T39">самоти́на.</text:span></text:p>
            <text:p text:style-name="P19">Спиваєш тугу <text:span text:style-name="T38">самотинну</text:span></text:p>
            <text:p text:style-name="P19">і душу, мов малу дитину,</text:p>
            <text:p text:style-name="P18"><text:span text:style-name="T137">до рання присипляєш: спи</text:span><text:span text:style-name="T31"> (П,</text:span><text:span text:style-name="T2"> ІІ, 182)</text:span></text:p>
          </table:table-cell>
          <table:table-cell table:style-name="Dictionary.B2" office:value-type="string">
            <text:p text:style-name="P18"><text:span text:style-name="T37">Самота́ (</text:span><text:span text:style-name="T141">самоти́на́</text:span><text:span text:style-name="T37">)</text:span></text:p>
            <text:p text:style-name="P18"><text:span text:style-name="T119">-и, </text:span><text:span text:style-name="T123">ж.</text:span></text:p>
            <text:p text:style-name="P18">1) Стан за знач. самітний, самотній; самотність. || Гостре відчуття відокремленості, ізольованості від кого-, чого-небудь<text:span text:style-name="T29"> (ВТСУМ,</text:span><text:span text:style-name="T161"> 1291)</text:span></text:p>
          </table:table-cell>
        </table:table-row>
        <table:table-row>
          <table:table-cell table:style-name="Dictionary.A2" table:number-rows-spanned="2" office:value-type="string">
            <text:p text:style-name="P14">САМОУНИКÁННЯ</text:p>
            <text:p text:style-name="P18">-я, <text:span text:style-name="T136">ім., с., інд.-авт.,</text:span></text:p>
            <text:p text:style-name="P18"><text:soft-page-break/><text:span text:style-name="T9">утворене способом основословоскладання, похідне від слів:</text:span><text:span text:style-name="T153"> </text:span><text:span text:style-name="T40">сáмо</text:span><text:span text:style-name="T153">... і </text:span><text:span text:style-name="T40">уникáння.</text:span></text:p>
            <text:p text:style-name="P19">Коли спромога <text:span text:style-name="T38">самоуникань</text:span></text:p>
            <text:p text:style-name="P19">при узголів’ї спалахом прозріння</text:p>
            <text:p text:style-name="P19">відкриється тобі, як благостиня</text:p>
            <text:p text:style-name="P18"><text:span text:style-name="T137">прощень, опрощень, прощ і прощавань</text:span><text:span text:style-name="T31"> (П,</text:span><text:span text:style-name="T2"> І, 62)</text:span></text:p>
          </table:table-cell>
          <table:table-cell table:style-name="Dictionary.B2" office:value-type="string">
            <text:p text:style-name="P20"><text:span text:style-name="T40">сáмо... </text:span><text:span text:style-name="T153">(див. </text:span><text:span text:style-name="T40">САМОВИВИ́ЩЕННЯ</text:span><text:span text:style-name="T153">)</text:span></text:p>
          </table:table-cell>
        </table:table-row>
        <table:table-row>
          <table:covered-table-cell/>
          <table:table-cell table:style-name="Dictionary.B2" office:value-type="string">
            <text:p text:style-name="P15">уника́ння</text:p>
            <text:p text:style-name="P18"><text:soft-page-break/><text:span text:style-name="T119">-я, </text:span><text:span text:style-name="T123">с.</text:span></text:p>
            <text:p text:style-name="P18">Дія за знач. уникати<text:span text:style-name="T29"> (ВТСУМ,</text:span><text:span text:style-name="T161"> 1507)</text:span></text:p>
          </table:table-cell>
        </table:table-row>
        <table:table-row>
          <table:table-cell table:style-name="Dictionary.A2" table:number-rows-spanned="2" office:value-type="string">
            <text:p text:style-name="P14">СВІТИ́-ГАЛАЇ́</text:p>
            <text:p text:style-name="P18">світі́в-галаї́в, <text:span text:style-name="T136">ім., мн., інд.-авт.,</text:span></text:p>
            <text:p text:style-name="P18">утворене способом словоскладання, похідне від слів: <text:span text:style-name="T39">світ</text:span> і <text:span text:style-name="T39">гала́й </text:span><text:span text:style-name="T146">(від </text:span><text:span text:style-name="T39">гала́світа</text:span><text:span text:style-name="T146">).</text:span></text:p>
            <text:p text:style-name="P19">На тебе чатують <text:span text:style-name="T38">світи–галаї</text:span>.</text:p>
            <text:p text:style-name="P18"><text:span text:style-name="T137">Прощальний — як подим пожарищ — той спогад</text:span><text:span text:style-name="T31"> (П,</text:span><text:span text:style-name="T2"> І, 98)</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гала́світа</text:p>
            <text:p text:style-name="P18"><text:span text:style-name="T123">присл.</text:span><text:span text:style-name="T119">, </text:span><text:span text:style-name="T123">діал.</text:span></text:p>
            <text:p text:style-name="P18">Невідомо куди; кудись<text:span text:style-name="T29"> (ВТСУМ,</text:span><text:span text:style-name="T151"> 218)</text:span></text:p>
          </table:table-cell>
        </table:table-row>
        <table:table-row>
          <table:table-cell table:style-name="Dictionary.A2" table:number-rows-spanned="2" office:value-type="string">
            <text:p text:style-name="P14">СЕБЕКРÁЙ</text:p>
            <text:p text:style-name="P18">-ю, <text:span text:style-name="T136">ім., ч., інд.-авт.,</text:span></text:p>
            <text:p text:style-name="P18"><text:span text:style-name="T9">утворене способом зрощення, похідне від слів:</text:span><text:span text:style-name="T153"> </text:span><text:span text:style-name="T40">себé</text:span><text:span text:style-name="T153"> і </text:span><text:span text:style-name="T40">край.</text:span></text:p>
            <text:p text:style-name="P19">І все то — зá: дарунок сили</text:p>
            <text:p text:style-name="P19">за <text:span text:style-name="T38">себекраєм</text:span>: на, візьми,</text:p>
            <text:p text:style-name="P19">аби дороги доль гуділи</text:p>
            <text:p text:style-name="P18"><text:span text:style-name="T137">всіма серцями і грудьми</text:span><text:span text:style-name="T31"> (П,</text:span><text:span text:style-name="T5"> І, 100);</text:span></text:p>
            <text:p text:style-name="P18"><text:span text:style-name="T137">оця утеча геть за </text:span><text:span text:style-name="T139">себекрай</text:span><text:span text:style-name="T137"> - </text:span></text:p>
            <text:p text:style-name="P18"><text:span text:style-name="T137">то ніби виснений в дитинстві син…</text:span><text:span text:style-name="T30"> </text:span><text:soft-page-break/><text:span text:style-name="T30">(П,</text:span><text:span text:style-name="T2"> І, 203)</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8"><text:span text:style-name="T40">край </text:span><text:span text:style-name="T147">(див. </text:span><text:span text:style-name="T40">КРАЙСЕБÉ</text:span><text:span text:style-name="T147">)</text:span></text:p>
          </table:table-cell>
        </table:table-row>
        <table:table-row>
          <table:table-cell table:style-name="Dictionary.A2" table:number-rows-spanned="2" office:value-type="string">
            <text:p text:style-name="P14">СЕМИГÓРИ</text:p>
            <text:p text:style-name="P18">-гíр, <text:span text:style-name="T136">ім., мн., інд.-авт.,</text:span></text:p>
            <text:p text:style-name="P18"><text:span text:style-name="T9">утворене способом основоскладання, похідне від слів:</text:span><text:span text:style-name="T153"> </text:span><text:span text:style-name="T40">сім</text:span><text:span text:style-name="T153"> і </text:span><text:span text:style-name="T40">гóри.</text:span></text:p>
            <text:p text:style-name="P19">І що кигиче в мертвій цій пустелі?</text:p>
            <text:p text:style-name="P19">Киги-киги — мов чайка з-над Дніпра.</text:p>
            <text:p text:style-name="P19">О <text:span text:style-name="T38">семигори</text:span> горя, цвинтар велій,</text:p>
            <text:p text:style-name="P18"><text:span text:style-name="T137">і я тут згину, як прийде пора?</text:span><text:span text:style-name="T31"> (П,</text:span><text:span text:style-name="T2"> І, 100)</text:span></text:p>
          </table:table-cell>
          <table:table-cell table:style-name="Dictionary.B2" office:value-type="string">
            <text:p text:style-name="P14">сім</text:p>
            <text:p text:style-name="P18"><text:span text:style-name="T118">I </text:span><text:span text:style-name="T119">семи </text:span><text:span text:style-name="T123">і </text:span><text:span text:style-name="T119">сімох, </text:span><text:span text:style-name="T123">числ.</text:span><text:span text:style-name="T119"> </text:span><text:span text:style-name="T123">кільк.</text:span></text:p>
            <text:p text:style-name="P18"><text:span text:style-name="T97">Назва числа і цифри 7. || </text:span><text:span text:style-name="T113">чого</text:span><text:span text:style-name="T97">. Кількість із 7 одиниць</text:span><text:span text:style-name="T133"> (ВТСУМ,</text:span><text:span text:style-name="T100"> 1323)</text:span></text:p>
          </table:table-cell>
        </table:table-row>
        <table:table-row>
          <table:covered-table-cell/>
          <table:table-cell table:style-name="Dictionary.B2" office:value-type="string">
            <text:p text:style-name="P15">гора́</text:p>
            <text:p text:style-name="P18"><text:span text:style-name="T119">-и, </text:span><text:span text:style-name="T123">ж.</text:span></text:p>
            <text:p text:style-name="P18">1) Значне підвищення над навколишньою місцевістю або серед інших підвищень. || <text:span text:style-name="T135">тільки мн.</text:span> Гориста місцевість, країна.</text:p>
            <text:p text:style-name="P18"><text:span text:style-name="T97">2) </text:span><text:span text:style-name="T113">чого</text:span><text:span text:style-name="T97">. Велика кількість чого-небудь складеного в купу; багато чогось</text:span><text:span text:style-name="T133"> (ВТСУМ,</text:span><text:span text:style-name="T99"> 254)</text:span></text:p>
          </table:table-cell>
        </table:table-row>
        <table:table-row>
          <table:table-cell table:style-name="Dictionary.A2" table:number-rows-spanned="2" office:value-type="string">
            <text:p text:style-name="P14">СЕРЦЕÓК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сéрце</text:span><text:span text:style-name="T153"> і </text:span><text:span text:style-name="T40">óко.</text:span></text:p>
            <text:p text:style-name="P19">Сто плах перейди, <text:span text:style-name="T38">серцеокий</text:span>,</text:p>
            <text:p text:style-name="P18"><text:span text:style-name="T137">сто плах, сто багать, сто голгоф…</text:span><text:span text:style-name="T31"> (П,</text:span><text:span text:style-name="T2"> І, 180)</text:span></text:p>
          </table:table-cell>
          <table:table-cell table:style-name="Dictionary.B2" office:value-type="string">
            <text:p text:style-name="P18"><text:span text:style-name="T40">сéрце </text:span><text:span text:style-name="T147">(див. </text:span><text:span text:style-name="T40">ГЛИ́Б-СИ́НЬ-СЕ́РЦЕ</text:span><text:span text:style-name="T147">)</text:span></text:p>
          </table:table-cell>
        </table:table-row>
        <table:table-row>
          <table:covered-table-cell/>
          <table:table-cell table:style-name="Dictionary.B2" office:value-type="string">
            <text:p text:style-name="P18"><text:span text:style-name="T40">óко </text:span><text:span text:style-name="T147">(див. </text:span><text:span text:style-name="T40">ВСЕО́ЧІ</text:span><text:span text:style-name="T147">)</text:span></text:p>
          </table:table-cell>
        </table:table-row>
        <table:table-row>
          <table:table-cell table:style-name="Dictionary.A2" table:number-rows-spanned="2" office:value-type="string">
            <text:p text:style-name="P14">СЛОВОТÉЧА</text:p>
            <text:p text:style-name="P18">-і, <text:span text:style-name="T136">ім., ж., інд.-авт.,</text:span></text:p>
            <text:p text:style-name="P18"><text:span text:style-name="T9">утворене способом основоскладання і нульсуфіксальним, похідне від слів:</text:span><text:span text:style-name="T153"> </text:span><text:span text:style-name="T40">слóво</text:span><text:span text:style-name="T153"> і </text:span><text:span text:style-name="T40">текти́.</text:span></text:p>
            <text:p text:style-name="P19"><text:soft-page-break/>Слова, слова, слова — задосить <text:span text:style-name="T38">словотечі</text:span>,</text:p>
            <text:p text:style-name="P18"><text:span text:style-name="T137">німують бо предтечі, доба гряде нова</text:span><text:span text:style-name="T31"> (П,</text:span><text:span text:style-name="T2"> ІІ, 292)</text:span></text:p>
          </table:table-cell>
          <table:table-cell table:style-name="Dictionary.B2" office:value-type="string">
            <text:p text:style-name="P15">сло́во</text:p>
            <text:p text:style-name="P18"><text:span text:style-name="T119">-а, </text:span><text:span text:style-name="T123">с.</text:span></text:p>
            <text:p text:style-name="P18">1) Мовна одиниця, що являє собою звукове вираження поняття про предмет або явище об’єктивного світу. <text:soft-page-break/>||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8"><text:span text:style-name="T97">4) Обіцянка виконати що-небудь. || Згода на шлюб. </text:span><text:span text:style-name="T113">Дотримати [свого] слова</text:span><text:span text:style-name="T133"> (ВТСУМ,</text:span><text:span text:style-name="T100"> 1344-1345)</text:span></text:p>
          </table:table-cell>
        </table:table-row>
        <table:table-row>
          <table:covered-table-cell/>
          <table:table-cell table:style-name="Dictionary.B2" office:value-type="string">
            <text:p text:style-name="P15">текти́</text:p>
            <text:p text:style-name="P18"><text:span text:style-name="T119">тече; </text:span><text:span text:style-name="T123">мин. ч.</text:span><text:span text:style-name="T119"> тік, текла, текло; </text:span><text:span text:style-name="T123">наказ. сп.</text:span><text:span text:style-name="T119"> течи; </text:span><text:span text:style-name="T123">недок.</text:span></text:p>
            <text:p text:style-name="P18"><text:span text:style-name="T97">2) Струменіти, литися (про рідину). || </text:span><text:span text:style-name="T113">безос.</text:span><text:span text:style-name="T97"> || </text:span><text:span text:style-name="T113">перен.</text:span><text:span text:style-name="T97"> Поширюватися в повітрі (про світло, запах тощо). || </text:span><text:span text:style-name="T113">перен.</text:span><text:span text:style-name="T97"> Звучати плавно, рівно та безперервно (про звуки, слова тощо). || </text:span><text:span text:style-name="T113">перен.</text:span><text:span text:style-name="T97"> Виникати в певній послідовності, іти одна за одною (про думки). || </text:span><text:span text:style-name="T113">перен.</text:span><text:span text:style-name="T97"> Відбуватися (про розмову, бесіду). || </text:span><text:span text:style-name="T113">перен.</text:span><text:span text:style-name="T97"> Хвилеподібно спадати (про волосся)</text:span><text:span text:style-name="T133"> (ВТСУМ,</text:span><text:span text:style-name="T99"> 1436)</text:span></text:p>
          </table:table-cell>
        </table:table-row>
        <table:table-row>
          <table:table-cell table:style-name="Dictionary.A2" table:number-rows-spanned="2" office:value-type="string">
            <text:p text:style-name="P14">СМЕРТЕІСНУВÁ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мерть</text:span><text:span text:style-name="T153"> і </text:span><text:span text:style-name="T40">існувáння.</text:span></text:p>
            <text:p text:style-name="P19"><text:soft-page-break/>Сховатися од долі — не судилось.</text:p>
            <text:p text:style-name="P19">Ударив грім — і зразу шкереберть</text:p>
            <text:p text:style-name="P19">пішло життя. І ость ти — все, що снилось,</text:p>
            <text:p text:style-name="P18"><text:span text:style-name="T137">як </text:span><text:span text:style-name="T139">смертеіснування</text:span><text:span text:style-name="T137"> й життєсмерть</text:span><text:span text:style-name="T31"> (П,</text:span><text:span text:style-name="T2"> І, 83)</text:span></text:p>
          </table:table-cell>
          <table:table-cell table:style-name="Dictionary.B2" office:value-type="string">
            <text:p text:style-name="P18"><text:span text:style-name="T40">смерть </text:span><text:span text:style-name="T149">(див. </text:span><text:span text:style-name="T40">ЖИТТЄСМÉРТЬ</text:span><text:span text:style-name="T149">)</text:span></text:p>
          </table:table-cell>
        </table:table-row>
        <table:table-row>
          <table:covered-table-cell/>
          <table:table-cell table:style-name="Dictionary.B2" office:value-type="string">
            <text:p text:style-name="P15">існува́ння</text:p>
            <text:p text:style-name="P18"><text:span text:style-name="T119">-я, </text:span><text:span text:style-name="T123">с.</text:span></text:p>
            <text:p text:style-name="P18">1) <text:span text:style-name="T135">тільки одн.</text:span> Буття; наявність кого-, чого-небудь у дійсності.</text:p>
            <text:p text:style-name="P18"><text:soft-page-break/>2) Життя, спосіб життя<text:span text:style-name="T29"> (ВТСУМ,</text:span><text:span text:style-name="T151"> 506)</text:span></text:p>
          </table:table-cell>
        </table:table-row>
        <table:table-row>
          <table:table-cell table:style-name="Dictionary.A2" office:value-type="string">
            <text:p text:style-name="P14">СНÍННЯ</text:p>
            <text:p text:style-name="P18">-нь, <text:span text:style-name="T136">ім., мн., інд.-авт.,</text:span></text:p>
            <text:p text:style-name="P18"><text:span text:style-name="T9">утворене суфіксальним способом, похідне від слова</text:span> <text:span text:style-name="T39">сон</text:span></text:p>
            <text:p text:style-name="P19">Немов рубін у чорнім адамашку,</text:p>
            <text:p text:style-name="P19">обачно критий білим німуванням,</text:p>
            <text:p text:style-name="P19">так <text:span text:style-name="T38">снінь</text:span> моїх озерце шарлатове</text:p>
            <text:p text:style-name="P18"><text:span text:style-name="T137">лямує обережок начувань…</text:span><text:span text:style-name="T31"> (П,</text:span><text:span text:style-name="T2"> І, 121)</text:span></text:p>
          </table:table-cell>
          <table:table-cell table:style-name="Dictionary.B2" office:value-type="string">
            <text:p text:style-name="P14">сон</text:p>
            <text:p text:style-name="P18"><text:span text:style-name="T118">I </text:span><text:span text:style-name="T119">сну, </text:span><text:span text:style-name="T123">ч.</text:span></text:p>
            <text:p text:style-name="P18"><text:span text:style-name="T120">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24">спец.</text:span><text:span text:style-name="T120">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8"><text:span text:style-name="T97">2) Те, що сниться; сновидіння. || </text:span><text:span text:style-name="T113">перен.</text:span><text:span text:style-name="T97"> Те, про що мріє людина; мрія. || </text:span><text:span text:style-name="T113">перен.</text:span><text:span text:style-name="T97"> Те, що сприймається як нереальне, примарне, оманливе;</text:span><text:span text:style-name="T113">прот.</text:span><text:span text:style-name="T97"> дійсність</text:span><text:span text:style-name="T133"> (ВТСУМ,</text:span><text:span text:style-name="T99"> 1356)</text:span></text:p>
          </table:table-cell>
        </table:table-row>
        <table:table-row>
          <table:table-cell table:style-name="Dictionary.A2" table:number-rows-spanned="2" office:value-type="string">
            <text:p text:style-name="P14">СОЛОДКОМОЛÓКА</text:p>
            <text:p text:style-name="P18">-е, <text:span text:style-name="T137">прикм., </text:span><text:span text:style-name="T136">інд.-авт.,</text:span></text:p>
            <text:p text:style-name="P18"><text:span text:style-name="T9">утворене складнофлективним </text:span><text:soft-page-break/><text:span text:style-name="T9">способом, похідне від слів:</text:span><text:span text:style-name="T153"> </text:span><text:span text:style-name="T40">солóдкий</text:span><text:span text:style-name="T153"> і </text:span><text:span text:style-name="T40">молокó.</text:span></text:p>
            <text:p text:style-name="P19">Ти десь за край світу, як птаха моя білогруда,</text:p>
            <text:p text:style-name="P18"><text:span text:style-name="T139">солодкомолока</text:span><text:span text:style-name="T137">, два ока - мигдалі сумні</text:span><text:span text:style-name="T31"> (П,</text:span><text:span text:style-name="T2"> ІІ, 161)</text:span></text:p>
          </table:table-cell>
          <table:table-cell table:style-name="Dictionary.B2" office:value-type="string">
            <text:p text:style-name="P15">соло́дкий</text:p>
            <text:p text:style-name="P18">-а, -е.</text:p>
            <text:p text:style-name="P18">1) Який має приємний смак, <text:span text:style-name="T135">власт.</text:span> <text:soft-page-break/>цукрові, медові і т. ін.; <text:span text:style-name="T135">прот.</text:span>гіркий, кислий, солоний. || Пригот. із цукром, медом, варенням і т. ін. (про їжу, питво). || <text:span text:style-name="T135">у знач.</text:span> <text:span text:style-name="T135">ім.</text:span> солодке, -кого, <text:span text:style-name="T135">с.</text:span> Їжа, яка має приємний смак, <text:span text:style-name="T135">власт.</text:span> цукрові, медові тощо, або пригот. із цукром, медом, варенням і т. ін. || <text:span text:style-name="T135">у знач.</text:span> <text:span text:style-name="T135">ім.</text:span> солодке, -кого, <text:span text:style-name="T135">с.</text:span> Фрукти, 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35">Солодкий перець</text:span>.</text:p>
            <text:p text:style-name="P18"><text:span text:style-name="T97">4) </text:span><text:span text:style-name="T113">перен.</text:span><text:span text:style-name="T97"> Який дає відчуття приємності або виражає задоволення, радість, насолоду (про думки, почуття, стан людини)</text:span><text:span text:style-name="T133"> (ВТСУМ,</text:span><text:span text:style-name="T100"> 1355)</text:span></text:p>
          </table:table-cell>
        </table:table-row>
        <table:table-row>
          <table:covered-table-cell/>
          <table:table-cell table:style-name="Dictionary.B2" office:value-type="string">
            <text:p text:style-name="P15">молоко́</text:p>
            <text:p text:style-name="P18"><text:span text:style-name="T119">-а, </text:span><text:span text:style-name="T123">с.</text:span></text:p>
            <text:p text:style-name="P18">2) Рідина, одержувана від деяких сільськогосподарських тварин як продукт харчування. || Коров’яче молоко як їжа<text:span text:style-name="T29"> (ВТСУМ,</text:span><text:span text:style-name="T151"> 686)</text:span></text:p>
          </table:table-cell>
        </table:table-row>
        <table:table-row>
          <table:table-cell table:style-name="Dictionary.A2" table:number-rows-spanned="2" office:value-type="string">
            <text:p text:style-name="P14">СОН-КОМИШÍ</text:p>
            <text:p text:style-name="P18">-ів, <text:span text:style-name="T136">ім., мн., інд.-авт.,</text:span></text:p>
            <text:p text:style-name="P18"><text:span text:style-name="T9">утворене способом словоскладання, </text:span><text:soft-page-break/><text:span text:style-name="T9">похідне від слів:</text:span><text:span text:style-name="T153"> </text:span><text:span text:style-name="T40">сон</text:span><text:span text:style-name="T153"> і </text:span><text:span text:style-name="T40">коми́ш.</text:span></text:p>
            <text:p text:style-name="P19">І в серця на споді, в осерді душі</text:p>
            <text:p text:style-name="P18"><text:span text:style-name="T137">ішли нашорошені </text:span><text:span text:style-name="T139">сон-комиші</text:span><text:span text:style-name="T31"> (П,</text:span><text:span text:style-name="T2"> ІІ, 61)</text:span></text:p>
          </table:table-cell>
          <table:table-cell table:style-name="Dictionary.B2" office:value-type="string">
            <text:p text:style-name="P18"><text:span text:style-name="T39">сон</text:span> <text:span text:style-name="T146">(див. </text:span><text:span text:style-name="T39">СНÍННЯ</text:span><text:span text:style-name="T146">)</text:span></text:p>
          </table:table-cell>
        </table:table-row>
        <table:table-row>
          <table:covered-table-cell/>
          <table:table-cell table:style-name="Dictionary.B2" office:value-type="string">
            <text:p text:style-name="P15">коми́ш</text:p>
            <text:p text:style-name="P18"><text:span text:style-name="T119">-у, </text:span><text:span text:style-name="T123">ч.</text:span></text:p>
            <text:p text:style-name="P18"><text:soft-page-break/>1) Висока водяна чи болотяна багаторічна рослина родини осокових<text:span text:style-name="T29"> (ВТСУМ,</text:span><text:span text:style-name="T151"> 559)</text:span></text:p>
          </table:table-cell>
        </table:table-row>
        <table:table-row>
          <table:table-cell table:style-name="Dictionary.A2" table:number-rows-spanned="2" office:value-type="string">
            <text:p text:style-name="P14">СОНЦЕЛÉТ</text:p>
            <text:p text:style-name="P18">-у, <text:span text:style-name="T136">ім., ч., інд.-авт.,</text:span></text:p>
            <text:p text:style-name="P18"><text:span text:style-name="T9">утворене способом </text:span><text:span text:style-name="T9">основословоскладання, похідне від </text:span><text:span text:style-name="T9">слів:</text:span><text:span text:style-name="T153"> </text:span><text:span text:style-name="T40">сóнце </text:span><text:span text:style-name="T153">і </text:span><text:span text:style-name="T40">лет.</text:span></text:p>
            <text:p text:style-name="P19">Зворохобилися айстри</text:p>
            <text:p text:style-name="P19">приосіннім <text:span text:style-name="T38">сонцелетом</text:span>,</text:p>
            <text:p text:style-name="P19">проминальною порою</text:p>
            <text:p text:style-name="P18"><text:span text:style-name="T137">падолистом деручким</text:span><text:span text:style-name="T31"> (П,</text:span><text:span text:style-name="T2"> І, 92)</text:span></text:p>
          </table:table-cell>
          <table:table-cell table:style-name="Dictionary.B2" office:value-type="string">
            <text:p text:style-name="P15">со́нце</text:p>
            <text:p text:style-name="P18"><text:span text:style-name="T119">-я, </text:span><text:span text:style-name="T123">с.</text:span></text:p>
            <text:p text:style-name="P18">1) Центральне небесне світило Сонячної системи, що має форму гігантської розжареної кулі, яка випромінює світло й тепло<text:span text:style-name="T29"> (ВТСУМ,</text:span><text:span text:style-name="T161"> 1357)</text:span></text:p>
          </table:table-cell>
        </table:table-row>
        <table:table-row>
          <table:covered-table-cell/>
          <table:table-cell table:style-name="Dictionary.B2" office:value-type="string">
            <text:p text:style-name="P18"><text:span text:style-name="T39">лет</text:span> <text:span text:style-name="T146">(див. </text:span><text:span text:style-name="T39">КРИВОЛÉТ</text:span><text:span text:style-name="T146">)</text:span></text:p>
          </table:table-cell>
        </table:table-row>
        <table:table-row>
          <table:table-cell table:style-name="Dictionary.A2" table:number-rows-spanned="2" office:value-type="string">
            <text:p text:style-name="P14">СОНЦЕПРУ́́Г</text:p>
            <text:p text:style-name="P18">-а, <text:span text:style-name="T136">ім., ч., інд.-авт.,</text:span></text:p>
            <text:p text:style-name="P18"><text:span text:style-name="T9">утворене способом основословоскладання, похідне від слів:</text:span><text:span text:style-name="T153"> </text:span><text:span text:style-name="T40">сóнце</text:span><text:span text:style-name="T153"> і </text:span><text:span text:style-name="T40">пруг.</text:span></text:p>
            <text:p text:style-name="P19">Як боляче ряхкоче <text:span text:style-name="T38">сонцепруг</text:span>!</text:p>
            <text:p text:style-name="P18"><text:span text:style-name="T137">Як — далина!</text:span><text:span text:style-name="T31"> (П,</text:span><text:span text:style-name="T2"> ІІ, 64)</text:span></text:p>
          </table:table-cell>
          <table:table-cell table:style-name="Dictionary.B2" office:value-type="string">
            <text:p text:style-name="P18"><text:span text:style-name="T40">сóнце </text:span><text:span text:style-name="T147">(див. </text:span><text:span text:style-name="T40">СОНЦЕЛÉТ</text:span><text:span text:style-name="T147">)</text:span></text:p>
          </table:table-cell>
        </table:table-row>
        <table:table-row>
          <table:covered-table-cell/>
          <table:table-cell table:style-name="Dictionary.B2" office:value-type="string">
            <text:p text:style-name="P14">пруг</text:p>
            <text:p text:style-name="P18"><text:span text:style-name="T119">-а, </text:span><text:span text:style-name="T123">ч.</text:span><text:span text:style-name="T119">, </text:span><text:span text:style-name="T123">розм.</text:span></text:p>
            <text:p text:style-name="P18"><text:span text:style-name="T97">1) Край чого-небудь. || Поздовжній вузький край, бік якогось предмета; ребро. </text:span><text:span text:style-name="T113">Пруг дошки</text:span><text:span text:style-name="T97">. || Ребро гранчастого предмета. || Верхній край (обріз) якої-небудь посудини (</text:span><text:span text:style-name="T113">перев.</text:span><text:span text:style-name="T97"> круглої форми); вінця. </text:span><text:span text:style-name="T113">Пруг відра</text:span><text:span text:style-name="T133"> (ВТСУМ,</text:span><text:span text:style-name="T99"> 1181)</text:span></text:p>
          </table:table-cell>
        </table:table-row>
        <table:table-row>
          <table:table-cell table:style-name="Dictionary.A2" office:value-type="string">
            <text:p text:style-name="P14">СПАХ</text:p>
            <text:p text:style-name="P18">-у, <text:span text:style-name="T136">ім., ч., інд.-авт.,</text:span></text:p>
            <text:p text:style-name="P18"><text:span text:style-name="T9">утворене нульсуфіксальним способом, похідне від слова</text:span><text:span text:style-name="T6"> </text:span><text:span text:style-name="T39">спалáхувати </text:span><text:span text:style-name="T146">(від </text:span><text:soft-page-break/><text:span text:style-name="T39">спахáти).</text:span></text:p>
            <text:p text:style-name="P19">По голубих лугах, мов голуб,</text:p>
            <text:p text:style-name="P18"><text:span text:style-name="T137">кошлатих сонць шугає </text:span><text:span text:style-name="T139">спах</text:span><text:span text:style-name="T31"> (П,</text:span><text:span text:style-name="T2"> І, 157)</text:span></text:p>
          </table:table-cell>
          <table:table-cell table:style-name="Dictionary.B2" office:value-type="string">
            <text:p text:style-name="P18"><text:span text:style-name="T37">спала́хувати (</text:span><text:span text:style-name="T39">спахáти</text:span><text:span text:style-name="T37">)</text:span></text:p>
            <text:p text:style-name="P18"><text:span text:style-name="T119">-ую, -уєш, </text:span><text:span text:style-name="T123">недок.</text:span><text:span text:style-name="T119">, спалахнути, -ну, -неш, </text:span><text:span text:style-name="T123">док.</text:span></text:p>
            <text:p text:style-name="P18"><text:span text:style-name="T120">1) </text:span><text:span text:style-name="T124">тільки </text:span><text:span text:style-name="T120">3 </text:span><text:span text:style-name="T124">ос.</text:span><text:span text:style-name="T120">, </text:span><text:span text:style-name="T124">чим і без </text:span><text:soft-page-break/><text:span text:style-name="T124">додатка</text:span><text:span text:style-name="T120">.Раптово і швидко загорятися яскравим полум’ям; займатися (</text:span><text:span text:style-name="T124">див.</text:span><text:span text:style-name="T120"> займатися II). || </text:span><text:span text:style-name="T124">безос.</text:span><text:span text:style-name="T120"> || </text:span><text:span text:style-name="T124">також у сполуч.</text:span><text:span text:style-name="T120"> </text:span><text:span text:style-name="T124">зі сл.</text:span><text:span text:style-name="T120"> вогонь, полум’я, пожежа, іскра і т. ін. || </text:span><text:span text:style-name="T124">тільки недок.</text:span><text:span text:style-name="T120">При млявому або нерівному горінні час від часу розгорятися сильніше; займатися (</text:span><text:span text:style-name="T124">див.</text:span><text:span text:style-name="T120"> займатися II) на мить</text:span><text:span text:style-name="T131"> (ВТСУМ,</text:span><text:span text:style-name="T121"> 1361)</text:span></text:p>
          </table:table-cell>
        </table:table-row>
        <table:table-row>
          <table:table-cell table:style-name="Dictionary.A2" table:number-rows-spanned="2" office:value-type="string">
            <text:p text:style-name="P14">СПЕРЕДВІКÍВ</text:p>
            <text:p text:style-name="P18"><text:span text:style-name="T136">незм., </text:span><text:span text:style-name="T137">присл., </text:span><text:span text:style-name="T136">інд.-авт.,</text:span></text:p>
            <text:p text:style-name="P18"><text:span text:style-name="T9">утворене способом зрощення, похідне від слів:</text:span><text:span text:style-name="T6"> </text:span><text:span text:style-name="T38">спе́ред </text:span><text:span text:style-name="T146">і </text:span><text:span text:style-name="T38">вікі́в.</text:span></text:p>
            <text:p text:style-name="P19">Ви вбивці, ви ненатлі нелюди</text:p>
            <text:p text:style-name="P19"><text:span text:style-name="T38">спередвіків</text:span>,</text:p>
            <text:p text:style-name="P19">а ми припізнені аеди,</text:p>
            <text:p text:style-name="P18"><text:span text:style-name="T137">наш злочин — спів</text:span><text:span text:style-name="T31"> (П,</text:span><text:span text:style-name="T2"> ІІ, 94)</text:span></text:p>
          </table:table-cell>
          <table:table-cell table:style-name="Dictionary.B2" office:value-type="string">
            <text:p text:style-name="P18"><text:span text:style-name="T39">спе́ред</text:span><text:span text:style-name="T165"> </text:span><text:span text:style-name="T145">(див. </text:span><text:span text:style-name="T39">ІСПЕРЕДЛÍТ</text:span><text:span text:style-name="T145">)</text:span></text:p>
          </table:table-cell>
        </table:table-row>
        <table:table-row>
          <table:covered-table-cell/>
          <table:table-cell table:style-name="Dictionary.B2" office:value-type="string">
            <text:p text:style-name="P18"><text:span text:style-name="T39">вік</text:span> <text:span text:style-name="T146">(див. </text:span><text:span text:style-name="T39">ВСЕВІКИ́ (ВСЕВІ́К)</text:span><text:span text:style-name="T146">)</text:span></text:p>
          </table:table-cell>
        </table:table-row>
        <table:table-row>
          <table:table-cell table:style-name="Dictionary.A2" table:number-rows-spanned="2" office:value-type="string">
            <text:p text:style-name="P14">СПЕРЕДОДНЯ́</text:p>
            <text:p text:style-name="P18"><text:span text:style-name="T136">незм., </text:span><text:span text:style-name="T137">присл.,</text:span><text:span text:style-name="T6"> </text:span><text:span text:style-name="T136">інд.-авт.,</text:span></text:p>
            <text:p text:style-name="P18"><text:span text:style-name="T9">утворене способом зрощення, похідне від слів:</text:span><text:span text:style-name="T153"> </text:span><text:span text:style-name="T40">спéред</text:span><text:span text:style-name="T153"> і </text:span><text:span text:style-name="T40">день.</text:span></text:p>
            <text:p text:style-name="P19">Було ж: <text:span text:style-name="T38">спередодня</text:span></text:p>
            <text:p text:style-name="P19">так довго трембітало,</text:p>
            <text:p text:style-name="P19">за тим світати стало - </text:p>
            <text:p text:style-name="P18"><text:span text:style-name="T137">прожогом, навмання</text:span><text:span text:style-name="T31"> (П,</text:span><text:span text:style-name="T2"> І, 126)</text:span></text:p>
          </table:table-cell>
          <table:table-cell table:style-name="Dictionary.B2" office:value-type="string">
            <text:p text:style-name="P18"><text:span text:style-name="T39">спе́ред</text:span><text:span text:style-name="T150"> </text:span><text:span text:style-name="T145">(див. </text:span><text:span text:style-name="T39">ІСПЕРЕДЛÍТ</text:span><text:span text:style-name="T145">)</text:span></text:p>
          </table:table-cell>
        </table:table-row>
        <table:table-row>
          <table:covered-table-cell/>
          <table:table-cell table:style-name="Dictionary.B2" office:value-type="string">
            <text:p text:style-name="P18"><text:span text:style-name="T40">день</text:span><text:span text:style-name="T153"> </text:span><text:span text:style-name="T147">(див. </text:span><text:span text:style-name="T40">ЖИВОДНÍ</text:span><text:span text:style-name="T147">)</text:span></text:p>
          </table:table-cell>
        </table:table-row>
        <table:table-row>
          <table:table-cell table:style-name="Dictionary.A2" table:number-rows-spanned="2" office:value-type="string">
            <text:p text:style-name="P14">СТАВІТРИ́</text:p>
            <text:p text:style-name="P18">-íв, <text:span text:style-name="T136">ім., мн., інд.-авт.,</text:span></text:p>
            <text:p text:style-name="P18">утворене способом основословоскладання, похідне від слів: <text:span text:style-name="T39">сто</text:span> і <text:span text:style-name="T39">вітри́.</text:span></text:p>
            <text:p text:style-name="P19">На цих шалених <text:span text:style-name="T38">ставітрах</text:span>,</text:p>
            <text:p text:style-name="P19">де ні коня, ані дороги,</text:p>
            <text:p text:style-name="P19">звіряй свій крок за знаком Бога - </text:p>
            <text:p text:style-name="P18"><text:span text:style-name="T137">і попри смерть і попри жах</text:span><text:span text:style-name="T31"> (П,</text:span><text:span text:style-name="T2"> І, 131)</text:span></text:p>
          </table:table-cell>
          <table:table-cell table:style-name="Dictionary.B2" office:value-type="string">
            <text:p text:style-name="P14">сто</text:p>
            <text:p text:style-name="P18"><text:span text:style-name="T118">I </text:span><text:span text:style-name="T119">ста, </text:span><text:span text:style-name="T123">числ.</text:span><text:span text:style-name="T119"> </text:span><text:span text:style-name="T123">кільк.</text:span></text:p>
            <text:p text:style-name="P18">1) Назва числа 100 і його цифрового позначення. || <text:span text:style-name="T135">чого</text:span>. Кількість із 100 одиниць.</text:p>
            <text:p text:style-name="P18"><text:span text:style-name="T97">2) </text:span><text:span text:style-name="T113">розм.</text:span><text:span text:style-name="T97"> Багато, невизначено велика кількість кого-, чого-небудь</text:span><text:span text:style-name="T133"> (ВТСУМ,</text:span><text:span text:style-name="T100"> 1394)</text:span></text:p>
          </table:table-cell>
        </table:table-row>
        <table:table-row>
          <table:covered-table-cell/>
          <table:table-cell table:style-name="Dictionary.B2" office:value-type="string">
            <text:p text:style-name="P15">ві́тер</text:p>
            <text:p text:style-name="P18"><text:span text:style-name="T119">-тру, </text:span><text:span text:style-name="T123">ч.</text:span></text:p>
            <text:p text:style-name="P18">1) Рух потоку атмосферного повітря в горизонтальному напрямі<text:span text:style-name="T29"> (ВТСУМ,</text:span><text:span text:style-name="T151"> 190)</text:span></text:p>
          </table:table-cell>
        </table:table-row>
        <table:table-row>
          <table:table-cell table:style-name="Dictionary.A2" table:number-rows-spanned="2" office:value-type="string">
            <text:p text:style-name="P14">СТАСВІТИ́</text:p>
            <text:p text:style-name="P18">-ів, <text:span text:style-name="T136">ім., мн.,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світи́.</text:span></text:p>
            <text:p text:style-name="P19">О те моє відьомське вариво, та колотнеча <text:span text:style-name="T38">стасвітів</text:span>,</text:p>
            <text:p text:style-name="P19">о те чадне жагуче марево вгорнуло горло і до брів</text:p>
            <text:p text:style-name="P18"><text:span text:style-name="T137">сягнуло…</text:span><text:span text:style-name="T31"> (П,</text:span><text:span text:style-name="T2"> ІІ, 127)</text:span></text:p>
          </table:table-cell>
          <table:table-cell table:style-name="Dictionary.B2" office:value-type="string">
            <text:p text:style-name="P18"><text:span text:style-name="T40">сто </text:span><text:span text:style-name="T149">(див. </text:span><text:span text:style-name="T40">СТАВІТРИ́</text:span><text:span text:style-name="T149">)</text:span></text:p>
          </table:table-cell>
        </table:table-row>
        <table:table-row>
          <table:covered-table-cell/>
          <table:table-cell table:style-name="Dictionary.B2" office:value-type="string">
            <text:p text:style-name="P18"><text:span text:style-name="T40">світи́ </text:span><text:span text:style-name="T147">(див. </text:span><text:span text:style-name="T40">ЗА-СВІТИ́</text:span><text:span text:style-name="T147">)</text:span></text:p>
          </table:table-cell>
        </table:table-row>
        <text:soft-page-break/>
        <table:table-row>
          <table:table-cell table:style-name="Dictionary.A2" table:number-rows-spanned="2" office:value-type="string">
            <text:p text:style-name="P14">СТОБАГÁТТ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багáття.</text:span></text:p>
            <text:p text:style-name="P19">Я — незалежний, серце бо студене</text:p>
            <text:p text:style-name="P18"><text:span text:style-name="T137">згубило давній жар на </text:span><text:span text:style-name="T139">стобагатті</text:span><text:span text:style-name="T137"> мук</text:span><text:span text:style-name="T31"> (П,</text:span><text:span text:style-name="T2"> ІІ, 191)</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бага́ття</text:p>
            <text:p text:style-name="P18"><text:span text:style-name="T119">-я, </text:span><text:span text:style-name="T123">с.</text:span></text:p>
            <text:p text:style-name="P18">1) Купа дров, хмизу, ломаччя і т. ін., що горить; вогнище<text:span text:style-name="T29"> (ВТСУМ,</text:span><text:span text:style-name="T151"> 54)</text:span></text:p>
          </table:table-cell>
        </table:table-row>
        <table:table-row>
          <table:table-cell table:style-name="Dictionary.A2" table:number-rows-spanned="2" office:value-type="string">
            <text:p text:style-name="P14">СТОГÓРИ</text:p>
            <text:p text:style-name="P18">стогíр, <text:span text:style-name="T136">ім., мн.,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то</text:span><text:span text:style-name="T153"> і </text:span><text:span text:style-name="T40">гóри.</text:span></text:p>
            <text:p text:style-name="P19">Я вийду в ніч, я позирну туди,</text:p>
            <text:p text:style-name="P18"><text:span text:style-name="T137">де захід за </text:span><text:span text:style-name="T139">стогорами</text:span><text:span text:style-name="T137"> палає</text:span><text:span text:style-name="T31"> (П,</text:span><text:span text:style-name="T2"> ІІ, 13);</text:span></text:p>
            <text:p text:style-name="P19">Там, за кандзюбою <text:span text:style-name="T38">стогір</text:span>,</text:p>
            <text:p text:style-name="P19">за кайданами стриму</text:p>
            <text:p text:style-name="P19">збігає вік — наперекір</text:p>
            <text:p text:style-name="P18"><text:span text:style-name="T137">огню притомі диму</text:span><text:span text:style-name="T31"> (П,</text:span><text:span text:style-name="T2"> ІІ, 285)</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гóри </text:span><text:span text:style-name="T147">(див. </text:span><text:span text:style-name="T40">СЕМИГÓРИ</text:span><text:span text:style-name="T147">)</text:span></text:p>
          </table:table-cell>
        </table:table-row>
        <table:table-row>
          <table:table-cell table:style-name="Dictionary.A2" table:number-rows-spanned="2" office:value-type="string">
            <text:p text:style-name="P14">СТОДУ́́МНИЙ</text:p>
            <text:p text:style-name="P18">-а, -е, <text:span text:style-name="T137">прикм., </text:span><text:span text:style-name="T136">інд.-авт.,</text:span></text:p>
            <text:p text:style-name="P18"><text:span text:style-name="T9">утворене складносуфіксальним способом, похідне від слів:</text:span><text:span text:style-name="T153"> </text:span><text:span text:style-name="T40">сто</text:span><text:span text:style-name="T153"> і </text:span><text:span text:style-name="T40">дýмати.</text:span></text:p>
            <text:p text:style-name="P19">Як чорногуз при березі, <text:span text:style-name="T38">стодумний</text:span></text:p>
            <text:p text:style-name="P18"><text:span text:style-name="T137">став Пан-Господь і молиться…</text:span><text:span text:style-name="T2">(П, ІІ, 60)</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ду́мати</text:p>
            <text:p text:style-name="P18"><text:span text:style-name="T119">-аю, -аєш, </text:span><text:span text:style-name="T123">недок.</text:span></text:p>
            <text:p text:style-name="P18"><text:span text:style-name="T97">1) </text:span><text:span text:style-name="T113">без додатка</text:span><text:span text:style-name="T97">. Розмірковувати над чим-небудь; мислити</text:span><text:span text:style-name="T133"> (ВТСУМ,</text:span><text:span text:style-name="T99"> 331)</text:span></text:p>
          </table:table-cell>
        </table:table-row>
        <table:table-row>
          <table:table-cell table:style-name="Dictionary.A2" table:number-rows-spanned="2" office:value-type="string">
            <text:p text:style-name="P14">СТОЖАЛÍ</text:p>
            <text:p text:style-name="P18">-íв, <text:span text:style-name="T136">ім., мн.,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жалí.</text:span></text:p>
            <text:p text:style-name="P19">Та за тобою небо запалало,</text:p>
            <text:p text:style-name="P18"><text:span text:style-name="T137">овогнене грозою </text:span><text:span text:style-name="T139">стожалів</text:span><text:span text:style-name="T31"> (П,</text:span><text:span text:style-name="T2"> ІІ, 68)</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жалí </text:span><text:span text:style-name="T147">(див. </text:span><text:span text:style-name="T40">РÁДОЩІ-ЖАЛÍ</text:span><text:span text:style-name="T147">)</text:span></text:p>
          </table:table-cell>
        </table:table-row>
        <table:table-row>
          <table:table-cell table:style-name="Dictionary.A2" table:number-rows-spanned="2" office:value-type="string">
            <text:p text:style-name="P14">СТОЖÁЛО</text:p>
            <text:p text:style-name="P19">присл., інд.-авт.,</text:p>
            <text:p text:style-name="P18"><text:span text:style-name="T8">утворене способом </text:span><text:span text:style-name="T8">основословоскладання, похідне від </text:span><text:span text:style-name="T8">слів:</text:span><text:span text:style-name="T153"> </text:span><text:span text:style-name="T40">сто</text:span><text:span text:style-name="T153"> і </text:span><text:span text:style-name="T40">жáло.</text:span></text:p>
            <text:p text:style-name="P19">Тота сльоза тебе іспопелить,</text:p>
            <text:p text:style-name="P19">і лютий зойк завруниться <text:span text:style-name="T38">стожало</text:span></text:p>
            <text:p text:style-name="P18"><text:span text:style-name="T137">ланами й луками</text:span><text:span text:style-name="T31"> (П,</text:span><text:span text:style-name="T2"> І, 144)</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жа́ло́</text:p>
            <text:p text:style-name="P18"><text:span text:style-name="T119">жа́ла, </text:span><text:span text:style-name="T123">с.</text:span></text:p>
            <text:p text:style-name="P18">1) Гостра частина органа захисту або нападу деяких комах, якою вони жалять.</text:p>
            <text:p text:style-name="P18">2) Хоботок деяких комах (комара, овода і т. ін.), яким вони колють і всмоктують кров.</text:p>
            <text:p text:style-name="P18">3) Роздвоєний на кінчику язик змії, <text:soft-page-break/>яким вона, як помилково вважається, жалить.</text:p>
            <text:p text:style-name="P18">4) <text:span text:style-name="T135">чого</text:span>, <text:span text:style-name="T135">перен.</text:span> Про щось дошкульне, різке.</text:p>
            <text:p text:style-name="P18">5) Гострий кінець інструмента, зброї і т. ін., який коле, ріже тощо; лезо<text:span text:style-name="T29"> (ВТСУМ,</text:span><text:span text:style-name="T151"> 364)</text:span></text:p>
          </table:table-cell>
        </table:table-row>
        <table:table-row>
          <table:table-cell table:style-name="Dictionary.A2" table:number-rows-spanned="2" office:value-type="string">
            <text:p text:style-name="P14">СТОЖÁЛЬН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жáльний.</text:span></text:p>
            <text:p text:style-name="P19">Куріє руїна. Кривавим стікає потоком,</text:p>
            <text:p text:style-name="P18"><text:span text:style-name="T137">і сонце татарське — </text:span><text:span text:style-name="T139">стожальне</text:span><text:span text:style-name="T137"> — разить наповал</text:span><text:span text:style-name="T31"> (П,</text:span><text:span text:style-name="T2"> І, 45)</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жа́льний</text:p>
            <text:p text:style-name="P18"><text:span text:style-name="T119">-а, -е, </text:span><text:span text:style-name="T123">рідко</text:span><text:span text:style-name="T119">.</text:span></text:p>
            <text:p text:style-name="P18">1) Який виражає тугу, печаль, смуток; жалібний, сумний.</text:p>
            <text:p text:style-name="P18">2) Який навіває смуток, журбу; журливий, сумовитий<text:span text:style-name="T29"> (ВТСУМ,</text:span><text:span text:style-name="T151"> 364)</text:span></text:p>
          </table:table-cell>
        </table:table-row>
        <table:table-row>
          <table:table-cell table:style-name="Dictionary.A2" table:number-rows-spanned="2" office:value-type="string">
            <text:p text:style-name="P14">СТОЖÁРНИЙ</text:p>
            <text:p text:style-name="P18">-а, -е, <text:span text:style-name="T137">прикм., </text:span><text:span text:style-name="T136">інд.-авт.,</text:span></text:p>
            <text:p text:style-name="P18"><text:span text:style-name="T9">утворене складносуфіксальним способом, похідне від слів:</text:span><text:span text:style-name="T153"> </text:span><text:span text:style-name="T40">сто</text:span><text:span text:style-name="T153"> і </text:span><text:span text:style-name="T40">жáрити.</text:span></text:p>
            <text:p text:style-name="P19">Сяде сонце на сопку, скаженіє бичарня,</text:p>
            <text:p text:style-name="P18"><text:span text:style-name="T137">заховайся в коробку там, де сонце </text:span><text:span text:style-name="T139">стожарне</text:span><text:span text:style-name="T137">…</text:span><text:span text:style-name="T31"> (П,</text:span><text:span text:style-name="T2"> ІІ, 166-167);</text:span></text:p>
            <text:p text:style-name="P19">Паду в траву — на цей цвинтарний</text:p>
            <text:p text:style-name="P19">кульбабин зойк, кульбабин пух,</text:p>
            <text:p text:style-name="P19">на розсип рос і на <text:span text:style-name="T38">стожарний</text:span></text:p>
            <text:p text:style-name="P18"><text:span text:style-name="T137">пожежний виквіт довгих скрух</text:span><text:span text:style-name="T31"> (П,</text:span><text:span text:style-name="T2"> ІІ, 184).</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жа́рити</text:p>
            <text:p text:style-name="P18"><text:span text:style-name="T119">-рю, -риш, </text:span><text:span text:style-name="T123">недок.</text:span></text:p>
            <text:p text:style-name="P18">1) <text:span text:style-name="T135">перех.</text:span> Готувати їжу з жиром на вогні, на жару без використання води; смажити. || <text:span text:style-name="T135">розм.</text:span> Підпікати кого-, що-небудь на вогні, на жару.</text:p>
            <text:p text:style-name="P18"><text:span text:style-name="T97">2) </text:span><text:span text:style-name="T113">неперех.</text:span><text:span text:style-name="T97">, </text:span><text:span text:style-name="T113">розм.</text:span><text:span text:style-name="T97"> Сильно гріти, пригрівати; пекти, палити (про сонце)</text:span><text:span text:style-name="T133"> (ВТСУМ,</text:span><text:span text:style-name="T99"> 364)</text:span></text:p>
          </table:table-cell>
        </table:table-row>
        <table:table-row>
          <table:table-cell table:style-name="Dictionary.A2" table:number-rows-spanned="2" office:value-type="string">
            <text:p text:style-name="P14">СТОЖУРБÁ</text:p>
            <text:p text:style-name="P18">-и́, <text:span text:style-name="T136">ім., ж., інд.-авт.,</text:span></text:p>
            <text:p text:style-name="P18"><text:span text:style-name="T145">утворене способом </text:span><text:soft-page-break/><text:span text:style-name="T145">основословоскладання, похідне від </text:span><text:span text:style-name="T145">слів:</text:span> <text:span text:style-name="T39">сто</text:span> і <text:span text:style-name="T39">журбá.</text:span></text:p>
            <text:p text:style-name="P19">Пропадіть, аеродроми,</text:p>
            <text:p text:style-name="P18"><text:span text:style-name="T137">спопеліться в </text:span><text:span text:style-name="T139">стожурбі</text:span><text:span text:style-name="T31"> (П,</text:span><text:span text:style-name="T2"> І, 159)</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журба́</text:p>
            <text:p text:style-name="P18"><text:span text:style-name="T119">-и, </text:span><text:span text:style-name="T123">ж.</text:span></text:p>
            <text:p text:style-name="P18"><text:soft-page-break/>1) Невеселий настрій, тяжкі почуття; печаль, смуток<text:span text:style-name="T29"> (ВТСУМ,</text:span><text:span text:style-name="T151"> 371)</text:span></text:p>
          </table:table-cell>
        </table:table-row>
        <table:table-row>
          <table:table-cell table:style-name="Dictionary.A2" table:number-rows-spanned="3" office:value-type="string">
            <text:p text:style-name="P14">СТОЗЛОТОПЕЛЮСТКИ́</text:p>
            <text:p text:style-name="P18">-і́в, <text:span text:style-name="T136">ім., мн., інд.-авт.,</text:span></text:p>
            <text:p text:style-name="P18"><text:span text:style-name="T9">утворене способом основословоскладання, похідне від слів:</text:span><text:span text:style-name="T153"> </text:span><text:span text:style-name="T40">сто, золоти́й</text:span><text:span text:style-name="T153"> і </text:span><text:span text:style-name="T40">пелюстки́.</text:span></text:p>
            <text:p text:style-name="P19">Як сонях сонце п’є</text:p>
            <text:p text:style-name="P19"><text:span text:style-name="T38">стозлотопелюстками</text:span>,</text:p>
            <text:p text:style-name="P19">де хата постає - </text:p>
            <text:p text:style-name="P18"><text:span text:style-name="T137">ковчегом над роками</text:span><text:span text:style-name="T31"> (П,</text:span><text:span text:style-name="T2"> ІІ, 18)</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золоти́й </text:span><text:span text:style-name="T147">(див. </text:span><text:span text:style-name="T40">ЗОЛОТОКÍНВА</text:span><text:span text:style-name="T147">)</text:span></text:p>
          </table:table-cell>
        </table:table-row>
        <table:table-row>
          <table:covered-table-cell/>
          <table:table-cell table:style-name="Dictionary.B2" office:value-type="string">
            <text:p text:style-name="P18"><text:span text:style-name="T40">пелюстки́ </text:span><text:span text:style-name="T147">(див. </text:span><text:span text:style-name="T40">РОЗПЕЛЮ́СТИТИ</text:span><text:span text:style-name="T147">)</text:span></text:p>
          </table:table-cell>
        </table:table-row>
        <table:table-row>
          <table:table-cell table:style-name="Dictionary.A1" table:number-rows-spanned="2" office:value-type="string">
            <text:p text:style-name="P14">СТОЗМÍЙ</text:p>
            <text:p text:style-name="P18">-я, <text:span text:style-name="T136">ім., ч.,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змій.</text:span></text:p>
            <text:p text:style-name="P19">Коли докучили ці втеки - </text:p>
            <text:p text:style-name="P19">в лет, до вогненної пащеки.</text:p>
            <text:p text:style-name="P18"><text:span text:style-name="T137">Як він ощирився, </text:span><text:span text:style-name="T139">стозмій</text:span><text:span text:style-name="T137">!</text:span><text:span text:style-name="T31"> (П,</text:span><text:span text:style-name="T2"> І, 73)</text:span></text:p>
          </table:table-cell>
          <table:table-cell table:style-name="Dictionary.B1"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4">змій</text:p>
            <text:p text:style-name="P18"><text:span text:style-name="T119">-я, </text:span><text:span text:style-name="T123">ч.</text:span></text:p>
            <text:p text:style-name="P18">2) Казкова істота з крилами і зміїним тулубом, наділена незвичайною силою; дракон<text:span text:style-name="T29"> (ВТСУМ,</text:span><text:span text:style-name="T151"> 466)</text:span></text:p>
          </table:table-cell>
        </table:table-row>
        <table:table-row>
          <table:table-cell table:style-name="Dictionary.A2" table:number-rows-spanned="2" office:value-type="string">
            <text:p text:style-name="P14">СТОЗÓР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сто</text:span><text:span text:style-name="T153"> і </text:span><text:span text:style-name="T40">зір.</text:span></text:p>
            <text:p text:style-name="P19">Тільки сіль, і вода, і житняк,</text:p>
            <text:p text:style-name="P19">і світанок, і ніч, і <text:span text:style-name="T38">стозора</text:span></text:p>
            <text:p text:style-name="P19">небезпека, і сонна і хора</text:p>
            <text:p text:style-name="P18"><text:span text:style-name="T137">ця душа — вирушає успак!</text:span><text:span text:style-name="T31"> (П,</text:span><text:span text:style-name="T2"> І, 105)</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39">зір</text:span> <text:span text:style-name="T146">(див. </text:span><text:span text:style-name="T39">ПЕКЕЛЬНОЗÓРИЙ</text:span><text:span text:style-name="T146">)</text:span></text:p>
          </table:table-cell>
        </table:table-row>
        <table:table-row>
          <table:table-cell table:style-name="Dictionary.A2" table:number-rows-spanned="2" office:value-type="string">
            <text:p text:style-name="P14">СТОКÓЛО</text:p>
            <text:p text:style-name="P18">-а,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кóло.</text:span></text:p>
            <text:p text:style-name="P19"><text:soft-page-break/>Червоний біль од нагая</text:p>
            <text:p text:style-name="P19">в очах розходиться <text:span text:style-name="T38">стоколом</text:span>,</text:p>
            <text:p text:style-name="P19">а світ несеться покотьолом,</text:p>
            <text:p text:style-name="P18"><text:span text:style-name="T137">за світом — настрибом — змія…</text:span><text:span text:style-name="T31"> (П,</text:span><text:span text:style-name="T2"> ІІ, 16)</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ко́ло</text:p>
            <text:p text:style-name="P18"><text:span text:style-name="T118">I </text:span><text:span text:style-name="T119">-а, </text:span><text:span text:style-name="T123">с.</text:span></text:p>
            <text:p text:style-name="P18">1) Замкнена крива, всі точки якої однаково віддалені від центра.</text:p>
            <text:p text:style-name="P18"><text:soft-page-break/><text:span text:style-name="T97">4) </text:span><text:span text:style-name="T113">у знач.</text:span><text:span text:style-name="T97"> </text:span><text:span text:style-name="T113">присл.</text:span><text:span text:style-name="T97"> колом. Утворюючи таку криву</text:span><text:span text:style-name="T133"> (ВТСУМ,</text:span><text:span text:style-name="T99"> 555)</text:span></text:p>
          </table:table-cell>
        </table:table-row>
        <table:table-row>
          <table:table-cell table:style-name="Dictionary.A2" table:number-rows-spanned="2" office:value-type="string">
            <text:p text:style-name="P14">СТОКРИ́К</text:p>
            <text:p text:style-name="P18">-у, <text:span text:style-name="T136">ім., ч.,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крик.</text:span></text:p>
            <text:p text:style-name="P19">…бо в горлі застуда, у грудях пітьма</text:p>
            <text:p text:style-name="P18"><text:span text:style-name="T137">і світ оступає </text:span><text:span text:style-name="T139">стокрик</text:span><text:span text:style-name="T137"> — Колима</text:span><text:span text:style-name="T31"> (П,</text:span><text:span text:style-name="T2"> І, 135)</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39">крик </text:span><text:span text:style-name="T145">(див. </text:span><text:span text:style-name="T39">КРИК-ЗЕЛÓ</text:span><text:span text:style-name="T145">)</text:span></text:p>
          </table:table-cell>
        </table:table-row>
        <table:table-row>
          <table:table-cell table:style-name="Dictionary.A2" table:number-rows-spanned="2" office:value-type="string">
            <text:p text:style-name="P14">СТОМЕЖÁ</text:p>
            <text:p text:style-name="P18">-і́, <text:span text:style-name="T136">ім., ж., інд.-авт.,</text:span></text:p>
            <text:p text:style-name="P18">утворене способом основословоскладання, похідне від слів: <text:span text:style-name="T39">сто</text:span> і <text:span text:style-name="T39">межá.</text:span></text:p>
            <text:p text:style-name="P19">Полон у полоні, межі <text:span text:style-name="T38">стомежа</text:span>,</text:p>
            <text:p text:style-name="P19">ти вся — за горбами-горбами</text:p>
            <text:p text:style-name="P19">натхнення і хорого серця ґанджа -</text:p>
            <text:p text:style-name="P18"><text:span text:style-name="T137">з синами, хрунями, рабами</text:span><text:span text:style-name="T31"> (П,</text:span><text:span text:style-name="T2"> І, 131)</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межá </text:span><text:span text:style-name="T149">(див. </text:span><text:span text:style-name="T40">ВСЕМЕЖА</text:span><text:span text:style-name="T149">)</text:span></text:p>
          </table:table-cell>
        </table:table-row>
        <table:table-row>
          <table:table-cell table:style-name="Dictionary.A2" table:number-rows-spanned="2" office:value-type="string">
            <text:p text:style-name="P14">СТО-МОРÓЗИ</text:p>
            <text:p text:style-name="P18">-ів, <text:span text:style-name="T136">ім., мн., інд.-авт.,</text:span></text:p>
            <text:p text:style-name="P18"><text:span text:style-name="T9">утворене способом словоскладання, похідне від слів:</text:span><text:span text:style-name="T153"> </text:span><text:span text:style-name="T40">сто</text:span><text:span text:style-name="T153"> і </text:span><text:span text:style-name="T40">морóзи.</text:span></text:p>
            <text:p text:style-name="P19">Так стій і стій і стій і стій,</text:p>
            <text:p text:style-name="P19">дубій на <text:span text:style-name="T38">сто-морозах</text:span>,</text:p>
            <text:p text:style-name="P19">о будь ти проклят, часе мій,</text:p>
            <text:p text:style-name="P18"><text:span text:style-name="T137">в усіх своїх погрозах</text:span><text:span text:style-name="T31"> (П,</text:span><text:span text:style-name="T2"> ІІ, 24)</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моро́з</text:p>
            <text:p text:style-name="P18"><text:span text:style-name="T119">-у, </text:span><text:span text:style-name="T123">ч.</text:span></text:p>
            <text:p text:style-name="P18"><text:span text:style-name="T97">Холод, коли температура повітря спадає нижче нуля. || Температура повітря нижче нуля. || Місце, де є такий холод. || </text:span><text:span text:style-name="T113">перев.</text:span><text:span text:style-name="T97"> </text:span><text:span text:style-name="T113">мн.</text:span><text:span text:style-name="T97"> Холодна зимова погода; холоди</text:span><text:span text:style-name="T133"> (ВТСУМ,</text:span><text:span text:style-name="T99"> 690)</text:span></text:p>
          </table:table-cell>
        </table:table-row>
        <table:table-row>
          <table:table-cell table:style-name="Dictionary.A2" table:number-rows-spanned="2" office:value-type="string">
            <text:p text:style-name="P14">СТОНАСТÓРЧЕН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настóрчений.</text:span></text:p>
            <text:p text:style-name="P19">Кружеляє понад ними</text:p>
            <text:p text:style-name="P19">вечір, крила розкриливши,</text:p>
            <text:p text:style-name="P19">впав на горлицю із неба</text:p>
            <text:p text:style-name="P18"><text:span text:style-name="T139">стонасторчений</text:span><text:span text:style-name="T137"> коршак</text:span><text:span text:style-name="T31"> (П,</text:span><text:span text:style-name="T2"> І, 92)</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настóрчений </text:span><text:span text:style-name="T147">(не подано у словнику)</text:span></text:p>
          </table:table-cell>
        </table:table-row>
        <table:table-row>
          <table:table-cell table:style-name="Dictionary.A2" table:number-rows-spanned="2" office:value-type="string">
            <text:p text:style-name="P14">СТОПРОВÁЛЛ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провáлля.</text:span></text:p>
            <text:p text:style-name="P19">Якась лежить на нас печаль.</text:p>
            <text:p text:style-name="P19">І чим ми Бога прогнівили,</text:p>
            <text:p text:style-name="P19">Іване-брате? Скільки сили</text:p>
            <text:p text:style-name="P18"><text:span text:style-name="T137">втелющили до </text:span><text:span text:style-name="T139">стопроваль</text:span><text:span text:style-name="T31"> (П,</text:span><text:span text:style-name="T2"> ІІ, 160)</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прова́лля</text:p>
            <text:p text:style-name="P18"><text:span text:style-name="T119">-я, </text:span><text:span text:style-name="T123">с.</text:span></text:p>
            <text:p text:style-name="P18"><text:span text:style-name="T97">1) Глибока яма, яр, западина, розколина на земній поверхні. || </text:span><text:span text:style-name="T113">чого</text:span><text:span text:style-name="T97">. Безмежний простір, безмірна глибина. || Проміжок, незаповнений простір між чим-небудь. || </text:span><text:span text:style-name="T113">перен.</text:span><text:span text:style-name="T97"> Про глибоке розходження, незгоду між ким-небудь</text:span><text:span text:style-name="T133"> (ВТСУМ,</text:span><text:span text:style-name="T99"> 1144)</text:span></text:p>
          </table:table-cell>
        </table:table-row>
        <table:table-row>
          <table:table-cell table:style-name="Dictionary.A2" table:number-rows-spanned="2" office:value-type="string">
            <text:p text:style-name="P14">СТОПРОВÁЛЬН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провáльний.</text:span></text:p>
            <text:p text:style-name="P19">Око ока ми,</text:p>
            <text:p text:style-name="P19">не навчені подосі видивляти</text:p>
            <text:p text:style-name="P19">довкіл і не обрушувати горя</text:p>
            <text:p text:style-name="P18"><text:span text:style-name="T137">сухі тороси в </text:span><text:span text:style-name="T139">стопровальний</text:span><text:span text:style-name="T137"> діл</text:span><text:span text:style-name="T31"> </text:span><text:span text:style-name="T31">(П,</text:span><text:span text:style-name="T2"> ІІ, 64)</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прова́льний</text:p>
            <text:p text:style-name="P18">-а, -е.</text:p>
            <text:p text:style-name="P18"><text:span text:style-name="T97">Стос. до провалу (у 2 </text:span><text:span text:style-name="T113">знач.</text:span><text:span text:style-name="T97">); утворений унаслідок провалу (в ґрунті)</text:span><text:span text:style-name="T133"> (ВТСУМ,</text:span><text:span text:style-name="T99"> 1144)</text:span></text:p>
          </table:table-cell>
        </table:table-row>
        <table:table-row>
          <table:table-cell table:style-name="Dictionary.A2" table:number-rows-spanned="2" office:value-type="string">
            <text:p text:style-name="P14">СТОРÍКИ</text:p>
            <text:p text:style-name="P18">сторíк, <text:span text:style-name="T136">ім., мн.,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рі́ки.</text:span></text:p>
            <text:p text:style-name="P19">Хай край святиться. За горою</text:p>
            <text:p text:style-name="P18"><text:span text:style-name="T139">сторіки</text:span><text:span text:style-name="T137"> чорної ропи</text:span><text:span text:style-name="T31"> (П,</text:span><text:span text:style-name="T2"> ІІ, 173)</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ріка́</text:p>
            <text:p text:style-name="P18"><text:span text:style-name="T119">-и́, </text:span><text:span text:style-name="T123">ж.</text:span></text:p>
            <text:p text:style-name="P18">1) Водний потік, що живиться із джерела або стоком атмосферних опадів і тече по видовжених зниженнях рельєфу від верхів’я до гирла. || <text:span text:style-name="T135">чого</text:span>, <text:span text:style-name="T135">у сполуч.</text:span> <text:span text:style-name="T135">з ім.</text:span> <text:span text:style-name="T135">у род. в.</text:span> Уживається для образного позначення процесу, розвитку чого-небудь.</text:p>
            <text:p text:style-name="P18"><text:span text:style-name="T97">2) </text:span><text:span text:style-name="T113">чого</text:span><text:span text:style-name="T97">, </text:span><text:span text:style-name="T113">перен.</text:span><text:span text:style-name="T97"> Велика кількість чого-небудь такого, що тече, сиплеться і т. ін. || </text:span><text:span text:style-name="T113">кого</text:span><text:span text:style-name="T97">, </text:span><text:span text:style-name="T113">чого</text:span><text:span text:style-name="T97">, </text:span><text:span text:style-name="T113">яка</text:span><text:span text:style-name="T97">. Безперервний великий потік, маса кого-, чого-небудь, що рухається</text:span><text:span text:style-name="T133"> (ВТСУМ,</text:span><text:span text:style-name="T99"> 1228)</text:span></text:p>
          </table:table-cell>
        </table:table-row>
        <table:table-row>
          <table:table-cell table:style-name="Dictionary.A2" table:number-rows-spanned="2" office:value-type="string">
            <text:p text:style-name="P14">СТОРОЗТРИКЛЯ́Т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розтрикля́тий.</text:span></text:p>
            <text:p text:style-name="P19">Аби лиш подолати гнів,</text:p>
            <text:p text:style-name="P19"><text:span text:style-name="T38">сторозтриклятий</text:span> гнів здолати,</text:p>
            <text:p text:style-name="P19">я б поіменно міг назвати</text:p>
            <text:p text:style-name="P18"><text:span text:style-name="T137">усіх братів, усіх катів</text:span><text:span text:style-name="T31"> (П,</text:span><text:span text:style-name="T2"> І, 30)</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розпрокля́тий</text:p>
            <text:p text:style-name="P18"><text:span text:style-name="T119">-а, -е, </text:span><text:span text:style-name="T123">розм.</text:span></text:p>
            <text:p text:style-name="P18">Якого клянуть, проклинають; огидний, ненависний<text:span text:style-name="T29"> (ВТСУМ,</text:span><text:span text:style-name="T151"> 1259)</text:span></text:p>
          </table:table-cell>
        </table:table-row>
        <table:table-row>
          <table:table-cell table:style-name="Dictionary.A2" table:number-rows-spanned="2" office:value-type="string">
            <text:p text:style-name="P14">СТОСИ́НІЙ</text:p>
            <text:p text:style-name="P18">-я, -є,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си́ній</text:span></text:p>
            <text:p text:style-name="P19">Червоним вином заливає мій погляд <text:span text:style-name="T38">стосиній</text:span>,</text:p>
            <text:p text:style-name="P19">спустошені губи залито червоним вином,</text:p>
            <text:p text:style-name="P19">і видиться берег — далекий — у радісній піні,</text:p>
            <text:p text:style-name="P18"><text:span text:style-name="T137">і спокій приносить, і спокій обіцяний — бром</text:span><text:span text:style-name="T31"> (П,</text:span><text:span text:style-name="T2"> ІІ, 290)</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си́ній</text:p>
            <text:p text:style-name="P18">-я, -є.</text:p>
            <text:p text:style-name="P18"><text:span text:style-name="T97">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133"> (ВТСУМ,</text:span><text:span text:style-name="T99"> 1317)</text:span></text:p>
          </table:table-cell>
        </table:table-row>
        <table:table-row>
          <table:table-cell table:style-name="Dictionary.A2" table:number-rows-spanned="2" office:value-type="string">
            <text:p text:style-name="P14">СХРИПЛОКРÓННИЙ</text:p>
            <text:p text:style-name="P18">-а, -е, <text:span text:style-name="T137">прикм., </text:span><text:span text:style-name="T136">інд.-авт.,</text:span></text:p>
            <text:p text:style-name="P18"><text:span text:style-name="T9">утворене складносуфіксальним способом, похідне від слів:</text:span><text:span text:style-name="T153"> </text:span><text:span text:style-name="T40">схри́плий</text:span><text:span text:style-name="T153"> і </text:span><text:span text:style-name="T40">крóна.</text:span></text:p>
            <text:p text:style-name="P19">Пожухле листя опадає з віт,</text:p>
            <text:p text:style-name="P18"><text:span text:style-name="T137">голосить голий стовбур </text:span><text:span text:style-name="T139">схриплокронний</text:span><text:span text:style-name="T31"> (П,</text:span><text:span text:style-name="T2"> І, 161)</text:span></text:p>
          </table:table-cell>
          <table:table-cell table:style-name="Dictionary.B2" office:value-type="string">
            <text:p text:style-name="P15">схри́плий</text:p>
            <text:p text:style-name="P18"><text:span text:style-name="T119">-а, -е, </text:span><text:span text:style-name="T123">розм.</text:span></text:p>
            <text:p text:style-name="P18">1) Дієприкм. акт. мин. ч. до схрипнути.</text:p>
            <text:p text:style-name="P18"><text:span text:style-name="T97">2) </text:span><text:span text:style-name="T113">у знач.</text:span><text:span text:style-name="T97"> </text:span><text:span text:style-name="T113">прикм.</text:span><text:span text:style-name="T97"> Який звучить хрипло, з хрипотою; хрипкий</text:span><text:span text:style-name="T133"> (ВТСУМ,</text:span><text:span text:style-name="T100"> 1422)</text:span></text:p>
          </table:table-cell>
        </table:table-row>
        <table:table-row>
          <table:covered-table-cell/>
          <table:table-cell table:style-name="Dictionary.B2" office:value-type="string">
            <text:p text:style-name="P18"><text:span text:style-name="T40">крóна </text:span><text:span text:style-name="T147">(див. </text:span><text:span text:style-name="T40">ДУШЕКРÓНА</text:span><text:span text:style-name="T147">)</text:span></text:p>
          </table:table-cell>
        </table:table-row>
        <table:table-row>
          <table:table-cell table:style-name="Dictionary.A2" table:number-rows-spanned="2" office:value-type="string">
            <text:p text:style-name="P14">ТАМБÍК</text:p>
            <text:p text:style-name="P18">-бóку, <text:span text:style-name="T136">ім., ч., інд.-авт.,</text:span></text:p>
            <text:p text:style-name="P18"><text:span text:style-name="T9">утворене способом зрощення, похідне від слів:</text:span><text:span text:style-name="T153"> </text:span><text:span text:style-name="T40">там</text:span><text:span text:style-name="T153"> і </text:span><text:span text:style-name="T40">бік.</text:span><text:span text:style-name="T153"> На тому боці.</text:span></text:p>
            <text:p text:style-name="P19">А товщею, в кризі, в імлі,</text:p>
            <text:p text:style-name="P19">за <text:span text:style-name="T38">тамбоком</text:span>,</text:p>
            <text:p text:style-name="P19">сяє срібне серце землі</text:p>
            <text:p text:style-name="P18"><text:span text:style-name="T137">скорбним оком</text:span><text:span text:style-name="T31"> (П,</text:span><text:span text:style-name="T2"> І, 173)</text:span></text:p>
          </table:table-cell>
          <table:table-cell table:style-name="Dictionary.B2" office:value-type="string">
            <text:p text:style-name="P14">там</text:p>
            <text:p text:style-name="P18"><text:span text:style-name="T119">1) </text:span><text:span text:style-name="T123">присл.</text:span><text:span text:style-name="T119"> Указує на місце більш віддалене порівняно з іншим, ближчим; у тому місці, у тих місцях; </text:span><text:span text:style-name="T123">прот.</text:span><text:span text:style-name="T119"> тут. || Уживається в поєднанні з </text:span><text:span text:style-name="T123">пит.</text:span><text:span text:style-name="T119"> </text:span><text:span text:style-name="T123">займ.</text:span><text:span text:style-name="T119"> хто, що. || Вживається у функції співвідносного слова в головному реченні, якому в підрядному реченні відповідають </text:span><text:span text:style-name="T119">сполучні </text:span><text:span text:style-name="T123">сл.</text:span><text:span text:style-name="T119">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23">знач.вказ.</text:span><text:span text:style-name="T119"> </text:span><text:span text:style-name="T123">сл.</text:span><text:span text:style-name="T119">, що замінює відповідний йому член попереднього речення, </text:span><text:span text:style-name="T123">перев.</text:span><text:span text:style-name="T119"> обставину місця</text:span><text:span text:style-name="T130"> (ВТСУМ,</text:span><text:span text:style-name="T122"> 1429)</text:span></text:p>
          </table:table-cell>
        </table:table-row>
        <table:table-row>
          <table:covered-table-cell/>
          <table:table-cell table:style-name="Dictionary.B2" office:value-type="string">
            <text:p text:style-name="P14">бік</text:p>
            <text:p text:style-name="P18"><text:span text:style-name="T119">боку, </text:span><text:span text:style-name="T123">ч.</text:span></text:p>
            <text:p text:style-name="P18">4) Напрямок або місцевість, що лежить у цьому напрямку<text:span text:style-name="T29"> (ВТСУМ,</text:span><text:span text:style-name="T151"> 80)</text:span></text:p>
          </table:table-cell>
        </table:table-row>
        <table:table-row>
          <table:table-cell table:style-name="Dictionary.A2" office:value-type="string">
            <text:p text:style-name="P14">ТИХОПЛИ́Н</text:p>
            <text:p text:style-name="P18">-у, <text:span text:style-name="T136">ім., ч., інд.-авт.,</text:span></text:p>
            <text:p text:style-name="P18"><text:span text:style-name="T9">утворене нульсуфіксальним способом, похідне від слова</text:span><text:span text:style-name="T6"> </text:span><text:span text:style-name="T39">тихопли́нний.</text:span></text:p>
            <text:p text:style-name="P19">Земного болю брилу — підбився я на силу</text:p>
            <text:p text:style-name="P19">разком сліпучих днин. Ти знаєш чий ти син?</text:p>
            <text:p text:style-name="P19">Атож, запевне знаю. А душу проминаю -</text:p>
            <text:p text:style-name="P18"><text:span text:style-name="T137">і власну в </text:span><text:span text:style-name="T139">тихоплин</text:span><text:span text:style-name="T31"> (П,</text:span><text:span text:style-name="T2"> ІІ, 280)</text:span></text:p>
          </table:table-cell>
          <table:table-cell table:style-name="Dictionary.B2" office:value-type="string">
            <text:p text:style-name="P15">тихопли́нний</text:p>
            <text:p text:style-name="P18"><text:span text:style-name="T119">-а, -е, </text:span><text:span text:style-name="T123">поет.</text:span></text:p>
            <text:p text:style-name="P18"><text:span text:style-name="T97">Який тихо плине. </text:span><text:span text:style-name="T113">Тихоплинна річка</text:span><text:span text:style-name="T97">. </text:span><text:span text:style-name="T113">Тихоплинні розмови</text:span><text:span text:style-name="T133"> (ВТСУМ,</text:span><text:span text:style-name="T99"> 1453)</text:span></text:p>
          </table:table-cell>
        </table:table-row>
        <table:table-row>
          <table:table-cell table:style-name="Dictionary.A2" table:number-rows-spanned="4" office:value-type="string">
            <text:p text:style-name="P14">ТОЙЯЩОБÁТЬКО</text:p>
            <text:p text:style-name="P18">-а, <text:span text:style-name="T136">ім., ч., інд.-авт.,</text:span></text:p>
            <text:p text:style-name="P18"><text:span text:style-name="T9">утворене способом зрощення, похідне від слів:</text:span><text:span text:style-name="T153"> </text:span><text:span text:style-name="T40">той, я, що</text:span><text:span text:style-name="T153"> і </text:span><text:span text:style-name="T40">бáтько.</text:span></text:p>
            <text:p text:style-name="P19">Я тіло нагострив на чаї та акридах,</text:p>
            <text:p text:style-name="P19">а душу — пошукай. І не питай.</text:p>
            <text:p text:style-name="P19">Тойящосин не чує вже мене.</text:p>
            <text:p text:style-name="P18"><text:span text:style-name="T139">Тойящобатько</text:span><text:span text:style-name="T137"> вже не чую сина</text:span><text:span text:style-name="T31"> (П,</text:span><text:span text:style-name="T2"> ІІ, 191)</text:span></text:p>
          </table:table-cell>
          <table:table-cell table:style-name="Dictionary.B2" office:value-type="string">
            <text:p text:style-name="P14">той</text:p>
            <text:p text:style-name="P18"><text:span text:style-name="T118">I </text:span><text:span text:style-name="T119">того, </text:span><text:span text:style-name="T123">ч.</text:span><text:span text:style-name="T119">, та, тієї, </text:span><text:span text:style-name="T123">рідко </text:span><text:span text:style-name="T119">тої, </text:span><text:span text:style-name="T123">заст.</text:span><text:span text:style-name="T119"> тії, </text:span><text:span text:style-name="T123">ж.</text:span><text:span text:style-name="T119">, те, того, </text:span><text:span text:style-name="T123">с.</text:span><text:span text:style-name="T119">; </text:span><text:span text:style-name="T123">мн.</text:span><text:span text:style-name="T119"> ті, тих; </text:span><text:span text:style-name="T123">займ.</text:span></text:p>
            <text:p text:style-name="P18"><text:span text:style-name="T97">4) </text:span><text:span text:style-name="T113">вказ.</text:span><text:span text:style-name="T97">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13">у знач.</text:span><text:span text:style-name="T97"> </text:span><text:span text:style-name="T113">ім.</text:span><text:span text:style-name="T97"> той, того, </text:span><text:span text:style-name="T113">ч.</text:span><text:span text:style-name="T97">; та, тієї, </text:span><text:span text:style-name="T113">ж.</text:span><text:span text:style-name="T97">; те, того, </text:span><text:span text:style-name="T113">с.</text:span><text:span text:style-name="T97">; ті, тих, </text:span><text:span text:style-name="T113">мн.</text:span><text:span text:style-name="T97"> Узагальнено вказує на предмет, особу, явище (без попередньої згадки про них) при переліченні або зіставленні в якійсь площині. || </text:span><text:span text:style-name="T113">у знач.</text:span><text:span text:style-name="T97"> </text:span><text:span text:style-name="T113">ім.</text:span><text:span text:style-name="T97"> те, того, </text:span><text:span text:style-name="T113">с.</text:span><text:span text:style-name="T97"> У </text:span><text:span text:style-name="T113">сполуч.</text:span><text:span text:style-name="T97"> зі </text:span><text:span text:style-name="T113">сл.</text:span><text:span text:style-name="T97"> все вказує на перелічувані предмети, виконуючи функцію узагальнюючого слова</text:span><text:span text:style-name="T133"> (ВТСУМ,</text:span><text:span text:style-name="T100"> 1458)</text:span></text:p>
          </table:table-cell>
        </table:table-row>
        <table:table-row>
          <table:covered-table-cell/>
          <table:table-cell table:style-name="Dictionary.B2" office:value-type="string">
            <text:p text:style-name="P14">я</text:p>
            <text:p text:style-name="P18"><text:span text:style-name="T118">II </text:span><text:span text:style-name="T119">мене, </text:span><text:span text:style-name="T123">займ.</text:span><text:span text:style-name="T119"> </text:span><text:span text:style-name="T123">особ.</text:span><text:span text:style-name="T119"> 1 </text:span><text:span text:style-name="T123">ос.</text:span><text:span text:style-name="T119"> </text:span><text:span text:style-name="T123">одн.</text:span></text:p>
            <text:p text:style-name="P18">1) Уживається мовцем для називання самого себе.</text:p>
            <text:p text:style-name="P18"><text:span text:style-name="T97">2) </text:span><text:span text:style-name="T113">у знач.</text:span><text:span text:style-name="T97"> </text:span><text:span text:style-name="T113">ім.</text:span><text:span text:style-name="T97">, </text:span><text:span text:style-name="T113">невідм.</text:span><text:span text:style-name="T97">, </text:span><text:span text:style-name="T113">с.</text:span><text:span text:style-name="T97"> Уживається для позначення усвідомлюваної людиною власної сутності, себе в навколишньому світі. || </text:span><text:span text:style-name="T113">філос.</text:span><text:span text:style-name="T97">Уживається для визначення суб’єкта</text:span><text:span text:style-name="T133"> (ВТСУМ,</text:span><text:span text:style-name="T100"> 1645)</text:span></text:p>
          </table:table-cell>
        </table:table-row>
        <table:table-row>
          <table:covered-table-cell/>
          <table:table-cell table:style-name="Dictionary.B2" office:value-type="string">
            <text:p text:style-name="P14">що</text:p>
            <text:p text:style-name="P18">II</text:p>
            <text:p text:style-name="P18"><text:span text:style-name="T97">1) </text:span><text:span text:style-name="T113">з’ясувальний</text:span><text:span text:style-name="T97">. Уживається для зв’язку підрядного додаткового з присудком або іншим членом </text:span><text:span text:style-name="T97">головного речення</text:span><text:span text:style-name="T133"> (ВТСУМ,</text:span><text:span text:style-name="T100"> 1640)</text:span></text:p>
          </table:table-cell>
        </table:table-row>
        <table:table-row>
          <table:covered-table-cell/>
          <table:table-cell table:style-name="Dictionary.B2" office:value-type="string">
            <text:p text:style-name="P15">ба́тько</text:p>
            <text:p text:style-name="P18"><text:span text:style-name="T119">-а, </text:span><text:span text:style-name="T123">ч.</text:span></text:p>
            <text:p text:style-name="P18">1) Чоловік стосовно до своїх дітей<text:span text:style-name="T29"> (ВТСУМ,</text:span><text:span text:style-name="T151"> 64)</text:span></text:p>
          </table:table-cell>
        </table:table-row>
        <table:table-row>
          <table:table-cell table:style-name="Dictionary.A2" table:number-rows-spanned="4" office:value-type="string">
            <text:p text:style-name="P14">ТОЙЯЩОСИ́Н</text:p>
            <text:p text:style-name="P18">-а, <text:span text:style-name="T136">ім., ч., інд.-авт.,</text:span></text:p>
            <text:p text:style-name="P18"><text:span text:style-name="T9">утворене способом зрощення, похідне від слів:</text:span><text:span text:style-name="T153"> </text:span><text:span text:style-name="T40">той, я, що</text:span><text:span text:style-name="T153"> і </text:span><text:span text:style-name="T40">син.</text:span></text:p>
            <text:p text:style-name="P19">Я тіло нагострив на чаї та акридах,</text:p>
            <text:p text:style-name="P19">а душу — пошукай. І не питай.</text:p>
            <text:p text:style-name="P19"><text:span text:style-name="T38">Тойящосин</text:span> не чує вже мене.</text:p>
            <text:p text:style-name="P18"><text:span text:style-name="T137">Тойящобатько вже не чую сина</text:span><text:span text:style-name="T31"> (П,</text:span><text:span text:style-name="T2"> ІІ, 191)</text:span></text:p>
          </table:table-cell>
          <table:table-cell table:style-name="Dictionary.B2" office:value-type="string">
            <text:p text:style-name="P18"><text:span text:style-name="T40">той </text:span><text:span text:style-name="T147">(див. </text:span><text:span text:style-name="T40">ТОЙЯЩОБÁТЬКО</text:span><text:span text:style-name="T147">)</text:span></text:p>
          </table:table-cell>
        </table:table-row>
        <table:table-row>
          <table:covered-table-cell/>
          <table:table-cell table:style-name="Dictionary.B2" office:value-type="string">
            <text:p text:style-name="P18"><text:span text:style-name="T40">я </text:span><text:span text:style-name="T147">(див. </text:span><text:span text:style-name="T40">ТОЙЯЩОБÁТЬКО</text:span><text:span text:style-name="T147">)</text:span></text:p>
          </table:table-cell>
        </table:table-row>
        <table:table-row>
          <table:covered-table-cell/>
          <table:table-cell table:style-name="Dictionary.B2" office:value-type="string">
            <text:p text:style-name="P18"><text:span text:style-name="T40">що </text:span><text:span text:style-name="T147">(див. </text:span><text:span text:style-name="T40">ТОЙЯЩОБÁТЬКО</text:span><text:span text:style-name="T147">)</text:span></text:p>
          </table:table-cell>
        </table:table-row>
        <table:table-row>
          <table:covered-table-cell/>
          <table:table-cell table:style-name="Dictionary.B2" office:value-type="string">
            <text:p text:style-name="P14">син</text:p>
            <text:p text:style-name="P18"><text:span text:style-name="T119">-а, </text:span><text:span text:style-name="T123">ч.</text:span></text:p>
            <text:p text:style-name="P18"><text:span text:style-name="T97">1) Особа чоловічої статі стосовно своїх батьків. || Ласкаве звертання батьків до сина. || </text:span><text:span text:style-name="T113">перев.</text:span><text:span text:style-name="T97"> </text:span><text:span text:style-name="T113">мн.</text:span><text:span text:style-name="T97">, </text:span><text:span text:style-name="T113">у сполуч.</text:span><text:span text:style-name="T97"> </text:span><text:span text:style-name="T113">зі сл.</text:span><text:span text:style-name="T97"> сокіл, орел, </text:span><text:span text:style-name="T113">нар.-поет.</text:span><text:span text:style-name="T97">Ласкаве називання синів</text:span><text:span text:style-name="T133"> (ВТСУМ,</text:span><text:span text:style-name="T99"> 1316)</text:span></text:p>
          </table:table-cell>
        </table:table-row>
        <table:table-row>
          <table:table-cell table:style-name="Dictionary.A2" table:number-rows-spanned="2" office:value-type="string">
            <text:p text:style-name="P14">ТОНКОЖÁЛО</text:p>
            <text:p text:style-name="P19">присл., інд.-авт.,</text:p>
            <text:p text:style-name="P18"><text:span text:style-name="T8">утворене способом основословоскладання, похідне від слів:</text:span><text:span text:style-name="T153"> </text:span><text:span text:style-name="T40">тонки́й</text:span><text:span text:style-name="T153"> і </text:span><text:span text:style-name="T40">жáло</text:span></text:p>
            <text:p text:style-name="P19">І буде ще щось. Буде ще щось. День</text:p>
            <text:p text:style-name="P19">стоїть — гінкий, неначе телевежа,</text:p>
            <text:p text:style-name="P18"><text:span text:style-name="T137">і все вивищується </text:span><text:span text:style-name="T139">тонкожало</text:span><text:span text:style-name="T137">…</text:span><text:span text:style-name="T31"> (П,</text:span><text:span text:style-name="T2"> ІІ, 103)</text:span></text:p>
          </table:table-cell>
          <table:table-cell table:style-name="Dictionary.B2" office:value-type="string">
            <text:p text:style-name="P18"><text:span text:style-name="T40">тонки́й </text:span><text:span text:style-name="T147">(див. </text:span><text:span text:style-name="T40">ВІДТОНКОГОЛÓСИТИ</text:span><text:span text:style-name="T147">)</text:span></text:p>
          </table:table-cell>
        </table:table-row>
        <table:table-row>
          <table:covered-table-cell/>
          <table:table-cell table:style-name="Dictionary.B2" office:value-type="string">
            <text:p text:style-name="P18"><text:span text:style-name="T40">жáло </text:span><text:span text:style-name="T147">(див. </text:span><text:span text:style-name="T40">СТОЖÁЛО</text:span><text:span text:style-name="T147">)</text:span></text:p>
          </table:table-cell>
        </table:table-row>
        <table:table-row>
          <table:table-cell table:style-name="Dictionary.A2" office:value-type="string">
            <text:p text:style-name="P14">ТРЕМТ</text:p>
            <text:p text:style-name="P18">-у, <text:span text:style-name="T136">ім., ч., інд.-авт.,</text:span></text:p>
            <text:p text:style-name="P18"><text:span text:style-name="T9">утворене нульсуфіксальним способом, </text:span><text:span text:style-name="T9">похідне від слова</text:span><text:span text:style-name="T6"> </text:span><text:span text:style-name="T39">тремті́ння.</text:span></text:p>
            <text:p text:style-name="P19">…опуст, розпадання</text:p>
            <text:p text:style-name="P19">материка, раптовий зсув і дляння,</text:p>
            <text:p text:style-name="P18"><text:span text:style-name="T137">і </text:span><text:span text:style-name="T139">трепет</text:span><text:span text:style-name="T137"> рук, і тремт повік німий</text:span><text:span text:style-name="T31"> (П,</text:span><text:span text:style-name="T2"> І, 37)</text:span></text:p>
          </table:table-cell>
          <table:table-cell table:style-name="Dictionary.B2" office:value-type="string">
            <text:p text:style-name="P15">тремті́ння</text:p>
            <text:p text:style-name="P18"><text:span text:style-name="T119">-я, </text:span><text:span text:style-name="T123">с.</text:span></text:p>
            <text:p text:style-name="P18">1) Дія за знач. тремтіти 1-3).</text:p>
            <text:p text:style-name="P18">2) Посилене биття серця, прискорене пульсування крові, спричинені хвилюванням, переживанням; схвильований стан<text:span text:style-name="T29"> (ВТСУМ,</text:span><text:span text:style-name="T151"> 1472)</text:span></text:p>
          </table:table-cell>
        </table:table-row>
        <table:table-row>
          <table:table-cell table:style-name="Dictionary.A2" table:number-rows-spanned="3" office:value-type="string">
            <text:p text:style-name="P14">УВОДНОРЯ́Д</text:p>
            <text:p text:style-name="P19">присл., інд.-авт.,</text:p>
            <text:p text:style-name="P18"><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9">Тепер ти сам, як вулій цей гулкий,</text:p>
            <text:p text:style-name="P19">стаєш <text:span text:style-name="T38">уводноряд</text:span> до цілосвіту,</text:p>
            <text:p text:style-name="P19">коли з грудей твоїх несамовитих</text:p>
            <text:p text:style-name="P18"><text:span text:style-name="T137">усі повийшли зашпори-голки</text:span><text:span text:style-name="T31"> (П,</text:span><text:span text:style-name="T2"> ІІ, 181)</text:span></text:p>
          </table:table-cell>
          <table:table-cell table:style-name="Dictionary.B2" office:value-type="string">
            <text:p text:style-name="P14">в</text:p>
            <text:p text:style-name="P18"><text:span text:style-name="T118">II </text:span><text:span text:style-name="T119">(у), </text:span><text:span text:style-name="T123">рідко </text:span><text:span text:style-name="T119">ув — </text:span><text:span text:style-name="T123">із знах.</text:span><text:span text:style-name="T119">, </text:span><text:span text:style-name="T123">місц.</text:span><text:span text:style-name="T119"> </text:span><text:span text:style-name="T123">і род.</text:span><text:span text:style-name="T119"> </text:span><text:span text:style-name="T123">відмінками</text:span><text:span text:style-name="T119">; </text:span><text:span text:style-name="T123">рідко </text:span><text:span text:style-name="T119">вві (уві), ві — </text:span><text:span text:style-name="T123">іззнах.</text:span><text:span text:style-name="T119"> </text:span><text:span text:style-name="T123">і місц.</text:span><text:span text:style-name="T119"> </text:span><text:span text:style-name="T123">відмінками</text:span><text:span text:style-name="T119">; </text:span><text:span text:style-name="T123">прийм.</text:span><text:span text:style-name="T119"> Сполучення з в (у) виражають: Просторові відношення:</text:span></text:p>
            <text:p text:style-name="P18"><text:span text:style-name="T97">1) </text:span><text:span text:style-name="T113">із знах.</text:span><text:span text:style-name="T97"> </text:span><text:span text:style-name="T113">і місц. в.</text:span><text:span text:style-name="T97"> Уживається на означення предмета, місця, простору: а) всередину якого, куди спрямована дія (</text:span><text:span text:style-name="T113">знах. в.</text:span><text:span text:style-name="T97">)</text:span><text:span text:style-name="T133"> (ВТСУМ,</text:span><text:span text:style-name="T100"> 106)</text:span></text:p>
          </table:table-cell>
        </table:table-row>
        <table:table-row>
          <table:covered-table-cell/>
          <table:table-cell table:style-name="Dictionary.B2" office:value-type="string">
            <text:p text:style-name="P15">оди́н</text:p>
            <text:p text:style-name="P18"><text:span text:style-name="T119">одного, </text:span><text:span text:style-name="T123">ч.</text:span><text:span text:style-name="T119">; одна, однієї </text:span><text:span text:style-name="T123">і </text:span><text:span text:style-name="T119">одної, </text:span><text:span text:style-name="T123">ж.</text:span><text:span text:style-name="T119">; одно </text:span><text:span text:style-name="T123">і </text:span><text:span text:style-name="T119">одне, одного, </text:span><text:span text:style-name="T123">с.</text:span><text:span text:style-name="T119"> (</text:span><text:span text:style-name="T123">мн.</text:span><text:span text:style-name="T119"> одні, одних), </text:span><text:span text:style-name="T123">числ.</text:span><text:span text:style-name="T119"> </text:span><text:span text:style-name="T123">кільк.</text:span></text:p>
            <text:p text:style-name="P18"><text:span text:style-name="T97">4) </text:span><text:span text:style-name="T113">у знач.</text:span><text:span text:style-name="T97"> </text:span><text:span text:style-name="T113">займ.</text:span><text:span text:style-name="T97"> </text:span><text:span text:style-name="T113">вказ.</text:span><text:span text:style-name="T97"> Той самий. || Однаковий, тотожний. || </text:span><text:span text:style-name="T113">у знач.ім.</text:span><text:span text:style-name="T97"> одно́ (одне́), одного́, </text:span><text:span text:style-name="T113">с.</text:span><text:span text:style-name="T97"> Те саме</text:span><text:span text:style-name="T133"> (ВТСУМ,</text:span><text:span text:style-name="T100"> 827)</text:span></text:p>
          </table:table-cell>
        </table:table-row>
        <table:table-row>
          <table:covered-table-cell/>
          <table:table-cell table:style-name="Dictionary.B2" office:value-type="string">
            <text:p text:style-name="P14">ряд</text:p>
            <text:p text:style-name="P18"><text:span text:style-name="T119">-у, </text:span><text:span text:style-name="T123">ч.</text:span></text:p>
            <text:p text:style-name="P18"><text:span text:style-name="T120">1) Сукупність однорідних предметів або живих істот, розташованих одне </text:span><text:span text:style-name="T120">поруч з одним, одне за одним, витягнутих в одну лінію. || Те саме, що гряда. || </text:span><text:span text:style-name="T124">у знач.</text:span><text:span text:style-name="T120"> </text:span><text:span text:style-name="T124">присл.</text:span><text:span text:style-name="T120"> рядом, рядами. Один повз одного, один за одним, один біля одного, в одну лінію</text:span><text:span text:style-name="T131"> (ВТСУМ,</text:span><text:span text:style-name="T121"> 1281)</text:span></text:p>
          </table:table-cell>
        </table:table-row>
        <table:table-row>
          <table:table-cell table:style-name="Dictionary.A1" table:number-rows-spanned="2" office:value-type="string">
            <text:p text:style-name="P14">УСЕБЛАГИ́Й</text:p>
            <text:p text:style-name="P18">-а, -е, <text:span text:style-name="T137">прикм., </text:span><text:span text:style-name="T136">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благи́й</text:span></text:p>
            <text:p text:style-name="P19">І снився Кар — зажурений такий,</text:p>
            <text:p text:style-name="P19">немов отетерілий од докуки,</text:p>
            <text:p text:style-name="P19">допоки мати заламає руки,</text:p>
            <text:p text:style-name="P18"><text:span text:style-name="T137">наш гріх відпустить Бог </text:span><text:span text:style-name="T139">усеблагий</text:span><text:span text:style-name="T31"> (П,</text:span><text:span text:style-name="T2"> ІІ, 128)</text:span></text:p>
          </table:table-cell>
          <table:table-cell table:style-name="Dictionary.B1" office:value-type="string">
            <text:p text:style-name="P14">все</text:p>
            <text:p text:style-name="P18"><text:span text:style-name="T118">II </text:span><text:span text:style-name="T119">(усе), </text:span><text:span text:style-name="T123">присл.</text:span><text:span text:style-name="T119">, </text:span><text:span text:style-name="T123">розм.</text:span></text:p>
            <text:p text:style-name="P18">1) Постійно, завжди. || Досить довго.</text:p>
            <text:p text:style-name="P18">2) Скрізь, усюди<text:span text:style-name="T29"> (ВТСУМ,</text:span><text:span text:style-name="T161"> 207)</text:span></text:p>
          </table:table-cell>
        </table:table-row>
        <table:table-row>
          <table:covered-table-cell/>
          <table:table-cell table:style-name="Dictionary.B2" office:value-type="string">
            <text:p text:style-name="P15">благи́й</text:p>
            <text:p text:style-name="P18">-а, -е.</text:p>
            <text:p text:style-name="P18">2) <text:span text:style-name="T135">заст.</text:span> Добрий, добросердий, лагідний<text:span text:style-name="T29"> (ВТСУМ,</text:span><text:span text:style-name="T151"> 86)</text:span></text:p>
          </table:table-cell>
        </table:table-row>
        <table:table-row>
          <table:table-cell table:style-name="Dictionary.A2" table:number-rows-spanned="2" office:value-type="string">
            <text:p text:style-name="P14">УСЕВИТÓНЧУВАНИЙ</text:p>
            <text:p text:style-name="P18">-а, -е, <text:span text:style-name="T137">прикм., </text:span><text:span text:style-name="T136">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витóнчуваний </text:span><text:span text:style-name="T147">(від </text:span><text:span text:style-name="T40">витóнчувати</text:span><text:span text:style-name="T147">)</text:span></text:p>
            <text:p text:style-name="P19"><text:span text:style-name="T38">Усевитончуваний</text:span> зойк,</text:p>
            <text:p text:style-name="P19">крик крику, крику крик.</text:p>
            <text:p text:style-name="P19">Задосить. Спекайся морок,</text:p>
            <text:p text:style-name="P18"><text:span text:style-name="T137">хоч як до них і звик</text:span><text:span text:style-name="T31"> (П,</text:span><text:span text:style-name="T2"> ІІ, 96)</text:span></text:p>
          </table:table-cell>
          <table:table-cell table:style-name="Dictionary.B2" office:value-type="string">
            <text:p text:style-name="P18"><text:span text:style-name="T40">усé </text:span><text:span text:style-name="T149">(див. </text:span><text:span text:style-name="T40">ВСЕБЕЗО́ДНЯ</text:span><text:span text:style-name="T149">)</text:span></text:p>
          </table:table-cell>
        </table:table-row>
        <table:table-row>
          <table:covered-table-cell/>
          <table:table-cell table:style-name="Dictionary.B2" office:value-type="string">
            <text:p text:style-name="P15">вито́нчувати</text:p>
            <text:p text:style-name="P18"><text:span text:style-name="T119">-ую, -уєш, </text:span><text:span text:style-name="T123">недок.</text:span><text:span text:style-name="T119">, витончити, -чу, -чиш, </text:span><text:span text:style-name="T123">док.</text:span><text:span text:style-name="T119">, </text:span><text:span text:style-name="T123">перех.</text:span></text:p>
            <text:p text:style-name="P18">1) Робити тоншим.</text:p>
            <text:p text:style-name="P18">2) Робити розвиненішим, гострішим<text:span text:style-name="T29"> (ВТСУМ,</text:span><text:span text:style-name="T151"> 157)</text:span></text:p>
          </table:table-cell>
        </table:table-row>
        <table:table-row>
          <table:table-cell table:style-name="Dictionary.A2" table:number-rows-spanned="2" office:value-type="string">
            <text:p text:style-name="P14">УСЕВЛАДУ́́ЩЕ</text:p>
            <text:p text:style-name="P18">-щого, <text:span text:style-name="T136">ім., с., 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владýще</text:span><text:span text:style-name="T153"> (від </text:span><text:span text:style-name="T40">владу́щий</text:span><text:span text:style-name="T153">).</text:span></text:p>
            <text:p text:style-name="P19">Коли прищухло довкруги, поближнє</text:p>
            <text:p text:style-name="P19"><text:span text:style-name="T38">усевладуще</text:span> ревом так реве,</text:p>
            <text:p text:style-name="P19">ану збагни — суворе ачи ніжне</text:p>
            <text:p text:style-name="P18"><text:span text:style-name="T137">те, що тебе всевладно так зове</text:span><text:span text:style-name="T31"> (П,</text:span><text:span text:style-name="T2"> ІІ, 120)</text:span></text:p>
          </table:table-cell>
          <table:table-cell table:style-name="Dictionary.B2" office:value-type="string">
            <text:p text:style-name="P14"><text:span text:style-name="T153">усé </text:span><text:span text:style-name="T149">(див. </text:span><text:span text:style-name="T153">ВСЕБЕЗО́ДНЯ</text:span><text:span text:style-name="T149">)</text:span></text:p>
          </table:table-cell>
        </table:table-row>
        <table:table-row>
          <table:covered-table-cell/>
          <table:table-cell table:style-name="Dictionary.B2" office:value-type="string">
            <text:p text:style-name="P15">владу́щий</text:p>
            <text:p text:style-name="P18">-а, -е.</text:p>
            <text:p text:style-name="P18"><text:span text:style-name="T97">Який має владу; панівний. </text:span><text:span text:style-name="T113">Владущий клас</text:span><text:span text:style-name="T133"> (ВТСУМ,</text:span><text:span text:style-name="T99"> 193)</text:span></text:p>
          </table:table-cell>
        </table:table-row>
        <table:table-row>
          <table:table-cell table:style-name="Dictionary.A2" table:number-rows-spanned="2" office:value-type="string">
            <text:p text:style-name="P14">УСЕНЕСТÉРПНИЙ</text:p>
            <text:p text:style-name="P18">-а, -е, <text:span text:style-name="T137">прикм., </text:span><text:span text:style-name="T136">інд.-авт.,</text:span></text:p>
            <text:p text:style-name="P18"><text:span text:style-name="T9">утворене способом зрощення, похідне </text:span><text:span text:style-name="T9">від слів:</text:span><text:span text:style-name="T153"> </text:span><text:span text:style-name="T40">усé</text:span><text:span text:style-name="T153"> і </text:span><text:span text:style-name="T40">нестéрпний</text:span></text:p>
            <text:p text:style-name="P19">Народжені мої бажання,</text:p>
            <text:p text:style-name="P19"><text:span text:style-name="T38">усенестерпні</text:span>, всеголодні,</text:p>
            <text:p text:style-name="P19">такі вітри зняли довкола,</text:p>
            <text:p text:style-name="P18"><text:span text:style-name="T137">що все несеться шкереберть</text:span><text:span text:style-name="T31"> (П,</text:span><text:span text:style-name="T2"> ІІ, 195)</text:span></text:p>
          </table:table-cell>
          <table:table-cell table:style-name="Dictionary.B2" office:value-type="string">
            <text:p text:style-name="P18"><text:span text:style-name="T40">усé </text:span><text:span text:style-name="T147">(див. </text:span><text:span text:style-name="T40">УСЕБЛАГИ́Й</text:span><text:span text:style-name="T147">)</text:span></text:p>
          </table:table-cell>
        </table:table-row>
        <table:table-row>
          <table:covered-table-cell/>
          <table:table-cell table:style-name="Dictionary.B2" office:value-type="string">
            <text:p text:style-name="P15">несте́рпний</text:p>
            <text:p text:style-name="P18">-а, -е.</text:p>
            <text:p text:style-name="P18">Якого важко або неможливо витерпіти, знести. || Дії та вчинки якого не терплять, не зносять інші<text:span text:style-name="T29"> (ВТСУМ,</text:span><text:span text:style-name="T151"> 781)</text:span></text:p>
          </table:table-cell>
        </table:table-row>
        <table:table-row>
          <table:table-cell table:style-name="Dictionary.A2" table:number-rows-spanned="2" office:value-type="string">
            <text:p text:style-name="P14">УСЕПОКÓРА (ВСЕПОКÓРА)</text:p>
            <text:p text:style-name="P18">-и, <text:span text:style-name="T136">ім., ж., 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покóра</text:span></text:p>
            <text:p text:style-name="P19">В квадратах жертв — чистописом журби - </text:p>
            <text:p text:style-name="P19"><text:span text:style-name="T38">усепокора</text:span>, майже невідпорна.</text:p>
            <text:p text:style-name="P19">Свічадо спить. У ньому спить свіча,</text:p>
            <text:p text:style-name="P18"><text:span text:style-name="T137">розплатана метеликом, акантом</text:span><text:span text:style-name="T31"> </text:span><text:span text:style-name="T31">(П,</text:span><text:span text:style-name="T2"> І, 59);</text:span></text:p>
            <text:p text:style-name="P19">Як вікна в позапростір, позачас,</text:p>
            <text:p text:style-name="P19">за мури німоти і <text:span text:style-name="T38">всепокори</text:span>,</text:p>
            <text:p text:style-name="P19">так світяться свічада, світлом хорі,</text:p>
            <text:p text:style-name="P19">і пильно задивляються крізь нас</text:p>
            <text:p text:style-name="P18"><text:span text:style-name="T137">у сяйва…</text:span><text:span text:style-name="T31"> (П,</text:span><text:span text:style-name="T2"> І, 66)</text:span></text:p>
          </table:table-cell>
          <table:table-cell table:style-name="Dictionary.B2" office:value-type="string">
            <text:p text:style-name="P14"><text:span text:style-name="T153">усé </text:span><text:span text:style-name="T149">(див. </text:span><text:span text:style-name="T153">ВСЕБЕЗО́ДНЯ</text:span><text:span text:style-name="T149">)</text:span></text:p>
          </table:table-cell>
        </table:table-row>
        <table:table-row>
          <table:covered-table-cell/>
          <table:table-cell table:style-name="Dictionary.B2" office:value-type="string">
            <text:p text:style-name="P15">поко́ра</text:p>
            <text:p text:style-name="P18"><text:span text:style-name="T119">-и, </text:span><text:span text:style-name="T123">ж.</text:span></text:p>
            <text:p text:style-name="P18"><text:span text:style-name="T97">Беззаперечна готовність виконувати чужі накази, розпорядження, вимоги і т. ін.; шаноблива підлеглість. || Поступливість, слухняність, покірливість. || Непротивлення долі; смиренність. </text:span><text:span text:style-name="T113">Тримати в покорі</text:span><text:span text:style-name="T133"> (ВТСУМ,</text:span><text:span text:style-name="T99"> 1027)</text:span></text:p>
          </table:table-cell>
        </table:table-row>
        <table:table-row>
          <table:table-cell table:style-name="Dictionary.A2" table:number-rows-spanned="2" office:value-type="string">
            <text:p text:style-name="P14">УСЕСТРІМКИ́Й</text:p>
            <text:p text:style-name="P18">-а, -е, <text:span text:style-name="T137">прикм., </text:span><text:span text:style-name="T136">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стрімки́й.</text:span></text:p>
            <text:p text:style-name="P19">Ескорт і почет, кожен челядин</text:p>
            <text:p text:style-name="P19">не помічає ні ночей ні днин,</text:p>
            <text:p text:style-name="P18"><text:span text:style-name="T137">спинився час — в </text:span><text:span text:style-name="T139">усестрімкому</text:span><text:span text:style-name="T137"> леті</text:span><text:span text:style-name="T31"> (П,</text:span><text:span text:style-name="T2"> ІІ, 295)</text:span></text:p>
          </table:table-cell>
          <table:table-cell table:style-name="Dictionary.B2" office:value-type="string">
            <text:p text:style-name="P14"><text:span text:style-name="T153">усé </text:span><text:span text:style-name="T147">(див. </text:span><text:span text:style-name="T153">УСЕБЛАГИ́Й</text:span><text:span text:style-name="T147">)</text:span></text:p>
          </table:table-cell>
        </table:table-row>
        <table:table-row>
          <table:covered-table-cell/>
          <table:table-cell table:style-name="Dictionary.B2" office:value-type="string">
            <text:p text:style-name="P15">стрімки́й</text:p>
            <text:p text:style-name="P18">-а, -е.</text:p>
            <text:p text:style-name="P18"><text:span text:style-name="T97">2) Який відзначається великою швидкістю, динамічністю (про рух, 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133"> (ВТСУМ,</text:span><text:span text:style-name="T99"> 1403)</text:span></text:p>
          </table:table-cell>
        </table:table-row>
        <table:table-row>
          <table:table-cell table:style-name="Dictionary.A2" table:number-rows-spanned="2" office:value-type="string">
            <text:p text:style-name="P14">ЦІЛОЖИТТЄ́ВИЙ</text:p>
            <text:p text:style-name="P18">-а, -е, <text:span text:style-name="T137">прикм., </text:span><text:span text:style-name="T136">інд.-авт.,</text:span></text:p>
            <text:p text:style-name="P18"><text:span text:style-name="T145">утворене способом основословоскладання, похідне від </text:span><text:span text:style-name="T145">слів:</text:span> <text:span text:style-name="T39">цíлий</text:span> і <text:span text:style-name="T39">життє́вий.</text:span></text:p>
            <text:p text:style-name="P19">З <text:span text:style-name="T38">ціложиттєвого</text:span>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обакрай</text:p>
            <text:p text:style-name="P18"><text:span text:style-name="T137">Вітчизни — і яви, і мрії</text:span><text:span text:style-name="T31"> (П,</text:span><text:span text:style-name="T2"> ІІ, 19)</text:span></text:p>
          </table:table-cell>
          <table:table-cell table:style-name="Dictionary.B2" office:value-type="string">
            <text:p text:style-name="P15">ці́лий</text:p>
            <text:p text:style-name="P18">-а, -е.</text:p>
            <text:p text:style-name="P14"><text:span text:style-name="T97">1) Такий, від якого нічого не відділено, не відокремлено; не розділений, не роздроблений. || Наповнений до країв, по вінця; повний. || Який не був у користуванні, не початий. || У повному складі, без </text:span><text:span text:style-name="T97">винятку. || Весь від початку до кінця (про певний проміжок часу). || Узятий повністю (про предмети, явища, простір і т. ін.). || </text:span><text:span text:style-name="T113">діал.</text:span><text:span text:style-name="T97"> Увесь (про людину). || </text:span><text:span text:style-name="T113">у сполуч.</text:span><text:span text:style-name="T97"> </text:span><text:span text:style-name="T113">з ім.</text:span><text:span text:style-name="T97">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text:span><text:span text:style-name="T133"> (ВТСУМ,</text:span><text:span text:style-name="T97"> 1587)</text:span></text:p>
          </table:table-cell>
        </table:table-row>
        <table:table-row>
          <table:covered-table-cell/>
          <table:table-cell table:style-name="Dictionary.B2" office:value-type="string">
            <text:p text:style-name="P15">життє́вий</text:p>
            <text:p text:style-name="P18">-а, -е, життьовий, -а, -е.</text:p>
            <text:p text:style-name="P18">1) Прикм. до життя 2), 3). || Характерний для щоденного, буденного життя; повсякденний.</text:p>
            <text:p text:style-name="P18">2) <text:span text:style-name="T135">перен.</text:span> Дуже важливий у житті, для життя; основний<text:span text:style-name="T29"> (ВТСУМ,</text:span><text:span text:style-name="T151"> 369)</text:span></text:p>
          </table:table-cell>
        </table:table-row>
        <table:table-row>
          <table:table-cell table:style-name="Dictionary.A2" table:number-rows-spanned="2" office:value-type="string">
            <text:p text:style-name="P14">ЦІЛОСВÍТ</text:p>
            <text:p text:style-name="P18">-у, <text:span text:style-name="T137">ім., ч., інд.-авт.,</text:span></text:p>
            <text:p text:style-name="P18"><text:span text:style-name="T10">утворене способом основословоскладання, похідне від </text:span><text:span text:style-name="T10">слів:</text:span><text:span text:style-name="T153"> </text:span><text:span text:style-name="T40">цíлий</text:span><text:span text:style-name="T153"> і </text:span><text:span text:style-name="T40">світ.</text:span></text:p>
            <text:p text:style-name="P19">Тепер ти сам, як вулій цей гулкий,</text:p>
            <text:p text:style-name="P19">стаєш уводноряд до цілосвіту,</text:p>
            <text:p text:style-name="P19">коли з грудей твоїх несамовитих</text:p>
            <text:p text:style-name="P18"><text:span text:style-name="T137">усі повийшли зашпори-голки</text:span><text:span text:style-name="T31"> (П,</text:span><text:span text:style-name="T2"> ІІ, 181)</text:span></text:p>
          </table:table-cell>
          <table:table-cell table:style-name="Dictionary.B2" office:value-type="string">
            <text:p text:style-name="P18"><text:span text:style-name="T40">цíлий </text:span><text:span text:style-name="T147">(див. </text:span><text:span text:style-name="T40">ЦІЛОЖИТТЄ́ВИЙ</text:span><text:span text:style-name="T147">)</text:span></text:p>
          </table:table-cell>
        </table:table-row>
        <table:table-row>
          <table:covered-table-cell/>
          <table:table-cell table:style-name="Dictionary.B2" office:value-type="string">
            <text:p text:style-name="P18"><text:span text:style-name="T40">світ </text:span><text:span text:style-name="T149">(див. </text:span><text:span text:style-name="T40">ЗА-СВІТИ́</text:span><text:span text:style-name="T149">)</text:span></text:p>
          </table:table-cell>
        </table:table-row>
        <table:table-row>
          <table:table-cell table:style-name="Dictionary.A2" table:number-rows-spanned="2" office:value-type="string">
            <text:p text:style-name="P14">ЧОРНОВÓДДЯ</text:p>
            <text:p text:style-name="P18">-я, <text:span text:style-name="T136">ім., с., інд.-авт.,</text:span></text:p>
            <text:p text:style-name="P18"><text:span text:style-name="T9">утворене способом основоскладання і нульсуфіксальним, похідне від слів:</text:span><text:span text:style-name="T153"> </text:span><text:span text:style-name="T40">чóрний</text:span><text:span text:style-name="T153"> і </text:span><text:span text:style-name="T40">вóддя</text:span><text:span text:style-name="T153"> (від </text:span><text:span text:style-name="T40">водá</text:span><text:span text:style-name="T153">).</text:span></text:p>
            <text:p text:style-name="P19">Червона барка в <text:span text:style-name="T38">чорноводді </text:span>доль</text:p>
            <text:p text:style-name="P19">загубиться. І фенікс довгоногий</text:p>
            <text:p text:style-name="P19">перенесе тебе в ясні чертоги</text:p>
            <text:p text:style-name="P19">від самоволь, покори і сваволь<text:span text:style-name="T29"> (П,</text:span><text:span text:style-name="T6"> І, 56);</text:span></text:p>
            <text:p text:style-name="P19">…Підтале <text:span text:style-name="T38">чорноводдя</text:span> зелен-криги</text:p>
            <text:p text:style-name="P18"><text:span text:style-name="T137">займається світанням на щоці</text:span><text:span text:style-name="T31"> (П,</text:span><text:span text:style-name="T2"> І, 77)</text:span></text:p>
          </table:table-cell>
          <table:table-cell table:style-name="Dictionary.B2" office:value-type="string">
            <text:p text:style-name="P15">чо́рний</text:p>
            <text:p text:style-name="P18">-а, -е.</text:p>
            <text:p text:style-name="P18">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8">7) Брудний, покритий брудом, сажею, кіптявою і т. ін. || Не випраний; нечистий<text:span text:style-name="T29"> (ВТСУМ,</text:span><text:span text:style-name="T161"> 1605)</text:span></text:p>
          </table:table-cell>
        </table:table-row>
        <table:table-row>
          <table:covered-table-cell/>
          <table:table-cell table:style-name="Dictionary.B2" office:value-type="string">
            <text:p text:style-name="P15">вода́</text:p>
            <text:p text:style-name="P18"><text:span text:style-name="T119">-и, </text:span><text:span text:style-name="T123">ж.</text:span></text:p>
            <text:p text:style-name="P18">2) <text:span text:style-name="T135">перев.</text:span> <text:span text:style-name="T135">мн.</text:span> Водна маса джерел, озер, річок, морів, океанів. || Водна поверхня морів, озер, річок. || Водні простори, ділянки морів, озер, річок<text:span text:style-name="T29"> (ВТСУМ,</text:span><text:span text:style-name="T151"> 197)</text:span></text:p>
          </table:table-cell>
        </table:table-row>
        <table:table-row>
          <table:table-cell table:style-name="Dictionary.A2" table:number-rows-spanned="2" office:value-type="string">
            <text:p text:style-name="P14">ЯСНОДЖЕРÉЛЬН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я́сний</text:span><text:span text:style-name="T153"> і </text:span><text:span text:style-name="T40">джерéльний.</text:span></text:p>
            <text:p text:style-name="P19">Там буриться похмурий амарант</text:p>
            <text:p text:style-name="P19">і айстри у покірній непокорі</text:p>
            <text:p text:style-name="P19">останні долітовують прозорі</text:p>
            <text:p text:style-name="P18"><text:span text:style-name="T137">дні вересня — </text:span><text:span text:style-name="T139">ясноджерельний</text:span><text:span text:style-name="T137"> кант</text:span><text:span text:style-name="T31"> (П,</text:span><text:span text:style-name="T2"> І, 61)</text:span></text:p>
          </table:table-cell>
          <table:table-cell table:style-name="Dictionary.B2" office:value-type="string">
            <text:p text:style-name="P15">я́сни́й</text:p>
            <text:p text:style-name="P18">ясна, ясне.</text:p>
            <text:p text:style-name="P18">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8"><text:span text:style-name="T97">3) </text:span><text:span text:style-name="T113">перен.</text:span><text:span text:style-name="T97">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text:span><text:span text:style-name="T133"> (ВТСУМ,</text:span><text:span text:style-name="T100"> 1649)</text:span></text:p>
          </table:table-cell>
        </table:table-row>
        <table:table-row>
          <table:covered-table-cell/>
          <table:table-cell table:style-name="Dictionary.B2" office:value-type="string">
            <text:p text:style-name="P15">джере́льний</text:p>
            <text:p text:style-name="P18">-а, -е.</text:p>
            <text:p text:style-name="P18">Прикм. до джерело 1). || Який виходить із джерела. || Власт. джерелу; прохолодний, освіжний<text:span text:style-name="T29"> (ВТСУМ,</text:span><text:span text:style-name="T161"> 291)</text:span></text:p>
          </table:table-cell>
        </table:table-row>
      </table:table>
      <text:h text:style-name="P26" text:outline-level="1"><text:bookmark text:name="__RefHeading__18061_1600925806"/>3. Розділ ІІІ. <text:span text:style-name="T60">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0</text:note-citation><text:note-body><text:p text:style-name="Д_5f_Сноска_5f_Постраничная">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9">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9">По-друге</text:span>, категорію оказіональності обмежують передусім виявом на лексичному рівні.</text:p>
      <text:p text:style-name="Д_5f_Основной_20_текст"><text:span text:style-name="T39">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Оказіональна деривація ілюструє те, що стабільність мовної системи є <text:soft-page-break/>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0</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0</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146">розділі ІІ</text:span>, містить <text:span text:style-name="T39">209 словникових статтей</text:span>.</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3"><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856174322" text:style-name="L37">
        <text:list-item>
          <text:p text:style-name="P102"><text:span text:style-name="T52">Іменник (138): </text:span><text:span text:style-name="T48">біль-жадá</text:span><text:span text:style-name="T42">, </text:span><text:span text:style-name="T48">чорновóддя</text:span><text:span text:style-name="T42">.</text:span></text:p>
        </text:list-item>
        <text:list-item>
          <text:p text:style-name="P102"><text:span text:style-name="T52">Прикметник (46): </text:span><text:span text:style-name="T48">всебíдий</text:span><text:span text:style-name="T42">, </text:span><text:span text:style-name="T48">ясноджерéльний</text:span><text:span text:style-name="T42">.</text:span></text:p>
        </text:list-item>
        <text:list-item>
          <text:p text:style-name="P102"><text:span text:style-name="T52">Прислівник (14): </text:span><text:span text:style-name="T48">всевіки</text:span><text:span text:style-name="T42">, </text:span><text:span text:style-name="T48">уводноряд</text:span><text:span text:style-name="T42">.</text:span></text:p>
        </text:list-item>
        <text:list-item>
          <text:p text:style-name="P102"><text:span text:style-name="T42">Дієслово</text:span><text:span text:style-name="T159"> (9)</text:span><text:span text:style-name="T160">: </text:span><text:span text:style-name="T48">басамáнити</text:span><text:span text:style-name="T42">, </text:span><text:span text:style-name="T48">тонкоголóсити</text:span><text:span text:style-name="T42">.</text:span></text:p>
        </text:list-item>
        <text:list-item>
          <text:p text:style-name="P102"><text:span text:style-name="T52">Дієприкметник (4): </text:span><text:span text:style-name="T48">вичамрілий</text:span><text:span text:style-name="T42">, </text:span><text:span text:style-name="T48">розбрáтаний</text:span><text:span text:style-name="T42">.</text:span></text:p>
        </text:list-item>
        <text:list-item>
          <text:p text:style-name="P102"><text:span text:style-name="T52">Дієприслівник (1): </text:span><text:span text:style-name="T48">всенедочекáвшися</text:span><text:span text:style-name="T42">.</text:span></text:p>
        </text:list-item>
      </text:list>
      <text:p text:style-name="Д_5f_Основной_20_текст">Автор найчастіше використовує такі способи словотворення:</text:p>
      <text:list xml:id="list1203024769" text:style-name="L38">
        <text:list-item>
          <text:p text:style-name="P103">Основоскладання <text:span text:style-name="T166">(70): </text:span><text:span text:style-name="T137">всеглядно</text:span>, <text:span text:style-name="T137">цілосвíт</text:span>.</text:p>
        </text:list-item>
        <text:list-item>
          <text:p text:style-name="P103">Зрощення <text:span text:style-name="T166">(59): </text:span><text:span text:style-name="T137">всебезóдня</text:span>, <text:span text:style-name="T137">усестрімкий</text:span>.</text:p>
        </text:list-item>
        <text:list-item>
          <text:p text:style-name="P103">Префіксальний <text:span text:style-name="T166">(16): </text:span><text:span text:style-name="T137">нáкрик</text:span>, <text:span text:style-name="T137">притінь</text:span>.</text:p>
        </text:list-item>
        <text:list-item>
          <text:p text:style-name="P103">Суфіксальний <text:span text:style-name="T166">(13): </text:span><text:span text:style-name="T137">всенищíвність</text:span><text:span text:style-name="T6">.</text:span></text:p>
        </text:list-item>
        <text:list-item>
          <text:p text:style-name="P103">Словоскладання <text:span text:style-name="T166">(11): </text:span><text:span text:style-name="T137">біль-самотá</text:span>, <text:span text:style-name="T137">сто-морóзи</text:span>.</text:p>
        </text:list-item>
        <text:list-item>
          <text:p text:style-name="P103">Суфіксально-префіксальний <text:span text:style-name="T166">(4): </text:span><text:span text:style-name="T137">овóгнений</text:span>, <text:span text:style-name="T137">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48">смертеіснувáння</text:span><text:span text:style-name="T42"> (похідне від смерть і існувáння);</text:span></text:p>
      <text:p text:style-name="Д_5f_Основной_20_текст"><text:span text:style-name="T48">життєсмéрть</text:span><text:span text:style-name="T42"> (похідне від життя і смерть);</text:span></text:p>
      <text:p text:style-name="Д_5f_Основной_20_текст"><text:span text:style-name="T48">всеóчі</text:span><text:span text:style-name="T42"> (похідне від все і óчі);</text:span></text:p>
      <text:p text:style-name="Д_5f_Основной_20_текст"><text:span text:style-name="T48">наднéбо</text:span><text:span text:style-name="T42"> (похідне від над і нéбо);</text:span></text:p>
      <text:p text:style-name="Д_5f_Основной_20_текст"><text:span text:style-name="T48">пажиття</text:span><text:span text:style-name="T42"> (похідне від па... («подібний») і життя);</text:span></text:p>
      <text:p text:style-name="Д_5f_Основной_20_текст"><text:span text:style-name="T48">півдуші</text:span><text:span text:style-name="T42"> (похідне від пів і душі);</text:span></text:p>
      <text:p text:style-name="Д_5f_Основной_20_текст"><text:span text:style-name="T48">самоуникáння</text:span><text:span text:style-name="T42"> (похідне від сáмо... і уникáння);</text:span></text:p>
      <text:p text:style-name="Д_5f_Основной_20_текст"><text:span text:style-name="T48">стосиній</text:span><text:span text:style-name="T42"> (похідне від сто і синій);</text:span></text:p>
      <text:p text:style-name="Д_5f_Основной_20_текст"><text:span text:style-name="T137">усенестéрпний</text:span> (похідне від усé і нестéрпний).</text:p>
      <text:p text:style-name="Д_5f_Основной_20_текст"><text:span text:style-name="T46">У творенні поетичних неологізмів активну роль беруть афікси, префіксоїди, продуктивними є композити.</text:span><text:span text:style-name="T28"><text:note text:id="ftn66" text:note-class="footnote"><text:note-citation>0</text:note-citation><text:note-body><text:p text:style-name="P45">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P42"><text:span text:style-name="T27">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7"><text:note text:id="ftn67" text:note-class="footnote"><text:note-citation>0</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7"> (ДОПИСАТИ!!!)</text:span></text:p>
      <text:p text:style-name="Д_5f_Основной_20_текст"><text:span text:style-name="T27">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7"><text:note text:id="ftn68" text:note-class="footnote"><text:note-citation>0</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text:note text:id="ftn69" text:note-class="footnote"><text:note-citation>0</text:note-citation><text:note-body><text:p text:style-name="P116">Дзюба І. Свіча у кам’яній пітьмі // Стус В. Палімпсест: Вибране. — К.: Факт, 2003. — <text:s/>С. 18</text:p></text:note-body></text:note> Цим зумовлений і підбір синтаксичних засобів для <text:soft-page-break/>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37">І світ — </text:span><text:span text:style-name="T140">далекий —</text:span><text:span text:style-name="T137"> посиротіє од холоду розлуки, і од стужі, і од навічних сліпосяйних</text:span> <text:span text:style-name="T137">щасть</text:span><text:note text:id="ftn70" text:note-class="footnote"><text:note-citation>0</text:note-citation><text:note-body><text:p text:style-name="P116">Стус В. Палімпсест: Вибране. — К.: Факт, 2003. — С. 258</text:p></text:note-body></text:note>). Ще більшої стилістичної ваги набуває ширше за обсягом відокремлене означення (<text:span text:style-name="T137">І даленіє дальня Україна — </text:span><text:span text:style-name="T140">ошукана, оспала, навісна</text:span><text:note text:id="ftn71" text:note-class="footnote"><text:note-citation>0</text:note-citation><text:note-body><text:p text:style-name="P116">Стус В. Палімпсест: Вибране. — К.: Факт, 2003. — С. 205</text:p></text:note-body></text:note>).<text:note text:id="ftn72" text:note-class="footnote"><text:note-citation>0</text:note-citation><text:note-body><text:p text:style-name="Д_5f_Сноска_5f_Постраничная"><text:span text:style-name="T42">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text:span><text:span text:style-name="T42">2‑3 ???</text:span></text:p></text:note-body></text:note></text:p>
      <text:p text:style-name="Д_5f_Основной_20_текст">У поезії Стуса як стилістичний прийом поширене звертання до неживого суб’єкта: <text:span text:style-name="T136">Пам’яте, верни із чебрецю, із липня жаротою</text:span><text:note text:id="ftn73" text:note-class="footnote"><text:note-citation>0</text:note-citation><text:note-body><text:p text:style-name="P116">Стус В. Палімпсест: Вибране. — К.: Факт, 2003. — С. 201</text:p></text:note-body></text:note>. При цьому виникає явище персоніфікації, і контекст набуває емоційного забарвлення: <text:span text:style-name="T136">Ізвомплена душе, ярій!</text:span><text:note text:id="ftn74" text:note-class="footnote"><text:note-citation>0</text:note-citation><text:note-body><text:p text:style-name="P116">Стус В. Палімпсест: Вибране. — К.: Факт, 2003. — С. 248</text:p></text:note-body></text:note>.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note text:id="ftn75" text:note-class="footnote"><text:note-citation>0</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P30">Прощайте ви, чотири мури,</text:p>
      <text:p text:style-name="P30">три двері, ґрачене вікно</text:p>
      <text:p text:style-name="P30">і ти, мовчазний і понурий</text:p>
      <text:p text:style-name="P30">мій столе, й ти, вільготне дно</text:p>
      <text:p text:style-name="Д_5f_Основной_20_текст"><text:span text:style-name="T137">ночей тюремних. Прощавайте</text:span>.<text:note text:id="ftn76" text:note-class="footnote"><text:note-citation>0</text:note-citation><text:note-body><text:p text:style-name="P116">Стус В. Палімпсест: Вибране. — К.: Факт, 2003. — С. 250</text:p></text:note-body></text:note></text:p>
      <text:p text:style-name="Д_5f_Основной_20_текст">Оцінний ефект має перелік антонімічних звертань: <text:span text:style-name="T136">Прощай, Україно, моя Україно, чужа Україно, навіки прощай</text:span>.<text:span text:style-name="T136"><text:note text:id="ftn77" text:note-class="footnote"><text:note-citation>0</text:note-citation><text:note-body><text:p text:style-name="P116">Стус В. Палімпсест: Вибране. — К.: Факт, 2003. — С. 251</text:p></text:note-body></text:note></text:span></text:p>
      <text:p text:style-name="Д_5f_Основной_20_текст"><text:soft-page-break/><text:span text:style-name="T167">Якщо у попередніх збірках («Зимові дерева», «Веселий цвинтар») поет намагається своє життя спрямувати у правильне річище сам, то </text:span><text:span text:style-name="T169">в</text:span><text:span text:style-name="T167">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67"><text:note text:id="ftn78" text:note-class="footnote"><text:note-citation>0</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36">Дякую, Боже, за мить торжества!</text:span><text:note text:id="ftn79" text:note-class="footnote"><text:note-citation>0</text:note-citation><text:note-body><text:p text:style-name="P117">Стус В. Палімпсест: Вибране. — К.: Факт, 2003. — С. 266</text:p></text:note-body></text:note> У житті Стус іде поруч із Богом. За найважчих обставин Бог стає для поета «опорятунком»:</text:p>
      <text:p text:style-name="P30">Боже, не літості — лютості,</text:p>
      <text:p text:style-name="P30">Боже, не ласки, а мсти,</text:p>
      <text:p text:style-name="P30">Дай розірвати нам пута ці,</text:p>
      <text:p text:style-name="Д_5f_Основной_20_текст"><text:span text:style-name="T137">Ретязі ці рознести</text:span>.<text:note text:id="ftn80" text:note-class="footnote"><text:note-citation>0</text:note-citation><text:note-body><text:p text:style-name="P116">Стус В. Палімпсест: Вибране. — К.: Факт, 2003. — С. 231</text:p></text:note-body></text:note></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note text:id="ftn81" text:note-class="footnote"><text:note-citation>0</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P30">На всерозхресті люті і жаху,</text:p>
      <text:p text:style-name="P30">На всепрозрінні смертного крику</text:p>
      <text:p text:style-name="P30">Дай мені, Боже, чесного шляху,</text:p>
      <text:p text:style-name="Д_5f_Основной_20_текст"><text:span text:style-name="T137">Дай мені, Боже, гордого лику!</text:span><text:note text:id="ftn82" text:note-class="footnote"><text:note-citation>0</text:note-citation><text:note-body><text:p text:style-name="P116">Стус В. Палімпсест: Вибране. — К.: Факт, 2003. — С. 320</text:p></text:note-body></text:note></text:p>
      <text:p text:style-name="Д_5f_Основной_20_текст">Дослідження індивідуально-авторського стилю постає актуальним з <text:soft-page-break/>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83" text:note-class="footnote"><text:note-citation>0</text:note-citation><text:note-body><text:p text:style-name="Д_5f_Сноска_5f_Постраничная"><text:span text:style-name="T52">Дубовик Л. І.</text:span><text:span text:style-name="T176"> </text:span><text:span text:style-name="T79">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text:soft-page-break/>уможливлює виразність та індивідуальність стильової манери поета.<text:note text:id="ftn84" text:note-class="footnote"><text:note-citation>0</text:note-citation><text:note-body><text:p text:style-name="P50"><text:span text:style-name="T87">Дубовик Л. І.</text:span><text:span text:style-name="T89"> </text:span><text:span text:style-name="T87">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71">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34"><text:note text:id="ftn85" text:note-class="footnote"><text:note-citation>0</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4</text:span></text:p></text:note-body></text:note></text:span></text:p>
      <text:p text:style-name="Д_5f_Основной_20_текст"><text:span text:style-name="T34">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34"><text:note text:id="ftn86" text:note-class="footnote"><text:note-citation>0</text:note-citation><text:note-body><text:p text:style-name="Д_5f_Сноска_5f_Постраничная"><text:span text:style-name="T42">Лопушинський І., Ковнір О. </text:span><text:span text:style-name="T52">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71">— С. 5 ???</text:span></text:p></text:note-body></text:note></text:span></text:p>
      <text:p text:style-name="Д_5f_Основной_20_текст"><text:span text:style-name="T34">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34"><text:note text:id="ftn87" text:note-class="footnote"><text:note-citation>0</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text:span text:style-name="T137">...ранок білий, як божевілля</text:span>». Бувають в Стуса порівняння, які творять цілу стилістичну «піраміду», так вони нагромаджені одні на других.<text:note text:id="ftn88" text:note-class="footnote"><text:note-citation>0</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53">Метафора</text:span><text:span text:style-name="T42"> (грецьк. </text:span><text:span text:style-name="T35">metaphora</text:span><text:span text:style-name="T42"> — перенесення) — один із основних тропів поетичного мовлення. У метафорі слова та словосполучення </text:span><text:soft-page-break/><text:span text:style-name="T42">розкривають сутність одних явищ та предметів через інші за схожістю та контрастністю (2,456).</text:span><text:span text:style-name="T42"><text:note text:id="ftn89" text:note-class="footnote"><text:note-citation>0</text:note-citation><text:note-body><text:p text:style-name="P118">Літературознавчий словник‑довідник. Ред. колегія Гром’як Р. Т. та ін. — К.: ВІД «Академія», 1997. — С 456</text:p></text:note-body></text:note></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text:note text:id="ftn90" text:note-class="footnote"><text:note-citation>0</text:note-citation><text:note-body><text:p text:style-name="Д_5f_Сноска_5f_Постраничная"><text:span text:style-name="T42">Античн</text:span>ы<text:span text:style-name="T42">е теории языка и стиля. — Москва‑Ленинград, 1936. — С. 217</text:span></text:p></text:note-body></text:note>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text:note text:id="ftn91" text:note-class="footnote"><text:note-citation>0</text:note-citation><text:note-body><text:p text:style-name="P118">Потебня А.А. Из записок по теории словесности - Харьков, 1905. — С. 104</text:p></text:note-body></text:note></text:p>
      <text:p text:style-name="Д_5f_Основной_20_текст">Поетичні твори Василя Стуса надзвичайно насичені метафорами, причому певна їх частина є закритою.<text:span text:style-name="T35">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92" text:note-class="footnote"><text:note-citation>0</text:note-citation><text:note-body><text:p text:style-name="Д_5f_Сноска_5f_Постраничная"><text:span text:style-name="T42">Лопушинський І., Ковнір О. </text:span><text:span text:style-name="T52">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71">— С. </text:span>1 ???</text:p></text:note-body></text:note></text:p>
      <text:p text:style-name="Д_5f_Основной_20_текст"><text:span text:style-name="T175">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text:span><text:soft-page-break/><text:span text:style-name="T175">завдання.</text:span><text:span text:style-name="T175"><text:note text:id="ftn93" text:note-class="footnote"><text:note-citation>0</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68">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168">Отже, синонімічний ряд можна розглядати як певну мікросистему в синонімічній системі мови (5).</text:span><text:span text:style-name="T168"><text:note text:id="ftn94" text:note-class="footnote"><text:note-citation>0</text:note-citation><text:note-body><text:p text:style-name="P118">Палевская М. Ф. Проблема синонимического ряда, его границ и возможности выделения доминанты. — Москва, 1967. — С. 97.</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75">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75"><text:note text:id="ftn95" text:note-class="footnote"><text:note-citation>0</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text:span text:style-name="T39">антитеза</text:span>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text:note text:id="ftn96" text:note-class="footnote"><text:note-citation>0</text:note-citation><text:note-body><text:p text:style-name="P50">Літературознавчий словник‑довідник / За ред. Гром’яка Р. Т. — К.: Академія, 1997. — С. 48</text:p></text:note-body></text:note>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text:soft-page-break/>яскравіше виявляються їхні якості»,<text:note text:id="ftn97" text:note-class="footnote"><text:note-citation>0</text:note-citation><text:note-body><text:p text:style-name="P50">Доломан С. Є. Антитеза в мові художньої літератури // Культура слова. Вип. 24. — К.: Наукова думка, 1983. — С. 18</text:p></text:note-body></text:note> пор.: <text:span text:style-name="T137">Прощай, Україно, моя Україно,/ чужа Україно, щаслива бувай </text:span>(П, І, 223). У цій антитезі, що виражає образно-парадоксальну ідею, наявна пара антитетичних епітетів: <text:span text:style-name="T137">моя і чужа</text:span>. Такий притаманний для антитези поділ на звичне/незвичне репрезентується й в інших антитетичних лексемних парах: <text:span text:style-name="T137">злет-падіння, стовбур-крона, там-тут, життя-смерть, близько-далеко, зима-літо, лютість-кохання, живий-мрець</text:span> та ін., пор.: <text:span text:style-name="T137">Одна гора — зима, а друга — літо,/ а я стою, мов осінь, — посеред</text:span> (П І, 132).<text:note text:id="ftn98" text:note-class="footnote"><text:note-citation>0</text:note-citation><text:note-body><text:p text:style-name="P50">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37">Життя — повище зір, життя — понижче пекла... </text:span><text:span text:style-name="T153">(П, ІІ, 57); </text:span><text:span text:style-name="T137">Який високий злет! Яке падіння</text:span>!..;<text:note text:id="ftn99" text:note-class="footnote"><text:note-citation>0</text:note-citation><text:note-body><text:p text:style-name="P119">Стус В. Зібрання творів: У 4‑х т., 6‑ти кн. — Львів: Просвіта, 1995. — Т. 2. — С. 63</text:p></text:note-body></text:note> <text:span text:style-name="T137">Живі — у домовині. Мертві — ні,/ хоча тюремним муром всіх притисло</text:span><text:note text:id="ftn100" text:note-class="footnote"><text:note-citation>0</text:note-citation><text:note-body><text:p text:style-name="P119">Стус В. Зібрання творів: У 4‑х т., 6‑ти кн. — Львів: Просвіта, 1994. — Т. 1., кн. 1. — С 81</text:p></text:note-body></text:note>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37">Регочи на кутні — буде </text:span><text:span text:style-name="T140">легше</text:span><text:span text:style-name="T137">/ (а як буде </text:span><text:span text:style-name="T140">важче —</text:span><text:span text:style-name="T137"> теж не гріх)</text:span>;<text:note text:id="ftn101" text:note-class="footnote"><text:note-citation>0</text:note-citation><text:note-body><text:p text:style-name="P119">Стус В. Зібрання творів: У 4‑х т., 6‑ти кн. — Львів: Просвіта, 1994. — Т. 1., кн. 1. — С 62</text:p></text:note-body></text:note></text:p>
      <text:list xml:id="list1645317630" text:style-name="WW8Num2">
        <text:list-item>
          <text:p text:style-name="P104">перехресно повторюються: <text:span text:style-name="T137">Що </text:span><text:span text:style-name="T140">чуже —</text:span><text:span text:style-name="T137"> то </text:span><text:span text:style-name="T140">наше</text:span><text:span text:style-name="T137">./ А що </text:span><text:span text:style-name="T140">наше —</text:span><text:span text:style-name="T137"> нам же й </text:span><text:span text:style-name="T140">чуже</text:span>;<text:note text:id="ftn102" text:note-class="footnote"><text:note-citation>0</text:note-citation><text:note-body><text:p text:style-name="P119">Стус В. Зібрання творів: У 4‑х т., 6‑ти кн. — Львів: Просвіта, 1994. — Т. 1., кн. 1. — С 83</text:p></text:note-body></text:note></text:p>
        </text:list-item>
        <text:list-item>
          <text:p text:style-name="P104">посилюються атрибутами, що, в свою чергу, є антонімічними: …<text:span text:style-name="T137">по кураях, по </text:span><text:span text:style-name="T140">рідних</text:span><text:span text:style-name="T137"> селах, по містах,/ </text:span><text:span text:style-name="T140">чужих</text:span><text:span text:style-name="T137"> містах — ти так і кляк і </text:span><text:soft-page-break/><text:span text:style-name="T137">однокрило ріс угору</text:span>;<text:note text:id="ftn103" text:note-class="footnote"><text:note-citation>0</text:note-citation><text:note-body><text:p text:style-name="P119">Стус В. Зібрання творів: У 4‑х т., 6‑ти кн. — Львів: Просвіта, 1994. — Т. 1., кн. 1. — С 110</text:p></text:note-body></text:note></text:p>
        </text:list-item>
        <text:list-item>
          <text:p text:style-name="P104">парцелюються: <text:span text:style-name="T137">Як став — то вплав,/ як брід — то вслід,/ як мур — то хоч нурця…</text:span> (П, І, 30);</text:p>
        </text:list-item>
        <text:list-item>
          <text:p text:style-name="P104">підтримуються повтором: <text:span text:style-name="T137">Жертовна молитва, жертовна клятьба,/ жертовна любов і прокльони —/ довіку не буде із мене раба,/ душа поневажить полони</text:span> (П, ІІ,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text:note text:id="ftn104" text:note-class="footnote"><text:note-citation>0</text:note-citation><text:note-body><text:p text:style-name="P50">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2</text:span></text:p></text:note-body></text:note> <text:span text:style-name="T137">Я — сам. А ти — лиш тінь./ Я є добро, а ти — труха і тлінь,/ а спільне в нас — що в’язні ми обоє/ дверей обабоки</text:span>;<text:note text:id="ftn105" text:note-class="footnote"><text:note-citation>0</text:note-citation><text:note-body><text:p text:style-name="P119">Стус В. Зібрання творів: У 4‑х т., 6‑ти кн. — Львів: Просвіта, 1995. —Т. 2. — С. 27</text:p></text:note-body></text:note> <text:span text:style-name="T137">Ти – не птаха невеличка. Ти – заманливий порив!</text:span><text:note text:id="ftn106" text:note-class="footnote"><text:note-citation>0</text:note-citation><text:note-body><text:p text:style-name="P119">Стус В. Зібрання творів: У 4‑х т., 6‑ти кн. — Львів: Просвіта, 1994. —Т. 1., кн. 1. — С. 203</text:p></text:note-body></text:note></text:p>
      <text:p text:style-name="Д_5f_Основной_20_текст">Поняття антитетичності дуже тісно пов’язане з <text:span text:style-name="T39">контрастуванням</text:span>.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37">Тільки сіль, і вода, і житняк,/ і світанок, і ніч, і стозора/ небезпека, і сонна і хора/ ця душа — вирушає успак!</text:span> (П, І, 105); <text:span text:style-name="T136">З калини сопілка і гілка бузку,/ і перша гагілка, і перше ку-ку </text:span>(П, ІІ,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text:soft-page-break/>контрастуючих елементів речення. До того ж, вона може підсилюватися супровідною антонімізацією (<text:span text:style-name="T137">і світанок, і ніч</text:span>), римою (<text:span text:style-name="T137">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107" text:note-class="footnote"><text:note-citation>0</text:note-citation><text:note-body><text:p text:style-name="P50">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75">У вірші «Вільготно гойдається зламана віть...»</text:span><text:span text:style-name="T174"> (П,</text:span><text:span text:style-name="T175">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75"><text:note text:id="ftn108" text:note-class="footnote"><text:note-citation>0</text:note-citation><text:note-body><text:p text:style-name="Д_5f_Сноска_5f_Постраничная"><text:span text:style-name="T42">Плющ Л. Вільготно гойдається зламана віть... // «Слово і час», № 11, 1991. </text:span><text:span text:style-name="T172">—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text:soft-page-break/>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75">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pan text:style-name="T175">собі значення додаткової інформації про суб’єкт/об’єкт:</text:span><text:span text:style-name="T175"><text:note text:id="ftn109" text:note-class="footnote"><text:note-citation>0</text:note-citation><text:note-body><text:p text:style-name="Д_5f_Сноска_5f_Постраничная"><text:span text:style-name="T42">Пономарьова Л. Стилетворчий потенціал складнопідрядних прислівних присубстантивно‑атрибутивних речень в ідіостилі Василя Стуса </text:span><text:span text:style-name="T172">//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span text:style-name="T175"><text:note text:id="ftn110" text:note-class="footnote"><text:note-citation>0</text:note-citation><text:note-body><text:p text:style-name="Д_5f_Сноска_5f_Постраничная"><text:span text:style-name="T42">Могила С. Вияви інверсії в поетичних творах Василя Стуса </text:span><text:span text:style-name="T172">//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p text:style-name="P30">Бринить космічна музика струмка,</text:p>
      <text:p text:style-name="P30">Неначе ним усесвіт обізвався</text:p>
      <text:p text:style-name="P30">до себе. Сядь напоруч і змалій</text:p>
      <text:p text:style-name="P30">до крем’яха. І най тебе омиє</text:p>
      <text:p text:style-name="P30">вода прозора...</text:p>
      <text:p text:style-name="P105">(П, ІІ, 27)</text:p>
      <text:h text:style-name="P25" text:outline-level="1"><text:bookmark text:name="__RefHeading__18063_1600925806"/>Висновки<text:bookmark-end text:name="__RefHeading__18063_1600925806"/></text:h>
      <text:p text:style-name="P37">НЕ ГОТОВО!!!</text:p>
      <text:p text:style-name="Д_5f_Основной_20_текст"/>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111" text:note-class="footnote"><text:note-citation>0</text:note-citation><text:note-body><text:p text:style-name="Д_5f_Сноска_5f_Постраничная"><text:span text:style-name="T67">Бондаренко А.</text:span><text:span text:style-name="T69"> </text:span><text:span text:style-name="T71">Спроба аналізу</text:span><text:span text:style-name="T74"> </text:span><text:span text:style-name="T71">філософських творів</text:span><text:span text:style-name="T74"> </text:span><text:span text:style-name="T71">Василя Стуса // «</text:span><text:span text:style-name="T72">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112" text:note-class="footnote"><text:note-citation>0</text:note-citation><text:note-body><text:p text:style-name="Д_5f_Сноска_5f_Постраничная"><text:span text:style-name="T68">Бондаренко А.</text:span><text:span text:style-name="T70"> </text:span><text:span text:style-name="T72">Спроба аналізу</text:span><text:span text:style-name="T75"> </text:span><text:span text:style-name="T72">філософських творів</text:span><text:span text:style-name="T75"> </text:span><text:span text:style-name="T72">Василя Стуса // «Дивослово», № 8, 1998, С. 5</text:span></text:p></text:note-body></text:note></text:p>
      <text:p text:style-name="Д_5f_Основной_20_текст"/>
      <text:p text:style-name="Д_5f_Основной_20_текст"><text:span text:style-name="T175">У поезії Стуса весь час нашаровуються різні стани душі, які на перший погляд</text:span><text:span text:style-name="T65"> </text:span><text:span text:style-name="T175">заперечують, «стирають» один одного. Але ж ні, той попередній стан душі прочитується, як стертий текст у палімпсестах, </text:span><text:soft-page-break/><text:span text:style-name="T175">зумовлюючи особливу природну глибину, багатовимірність тексту. З </text:span><text:span text:style-name="T175">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75"><text:note text:id="ftn113" text:note-class="footnote"><text:note-citation>0</text:note-citation><text:note-body><text:p text:style-name="P52"><text:span text:style-name="T42">Коцюбинська М. Х. Новітні Палімпсести (Кілька думок про феномен Василя Стуса) // «Філософська і соціологічна думка», 1990, № 2. </text:span><text:span text:style-name="T172">— </text:span><text:span text:style-name="T173">C. </text:span><text:span text:style-name="T170">1</text:span></text:p></text:note-body></text:note></text:span></text:p>
      <text:h text:style-name="P25" text:outline-level="1"><text:bookmark text:name="__RefHeading__18065_1600925806"/>Список використаної літератури<text:bookmark-end text:name="__RefHeading__18065_1600925806"/></text:h>
      <text:list xml:id="list777693276" text:style-name="L39">
        <text:list-item>
          <text:p text:style-name="P107"/>
        </text:list-item>
      </text:list>
      <text:p text:style-name="P106">МІНІСТЕРСТВО ОСВІТИ І НАУКИ УКРАЇНИ</text:p>
      <text:p text:style-name="P36">ДЕРЖАВНИЙ ВИЩИЙ НАВЧАЛЬНИЙ ЗАКЛАД</text:p>
      <text:p text:style-name="P36">«УЖГОРОДСЬКИЙ НАЦІОНАЛЬНИЙ УНІВЕРСИТЕТ»</text:p>
      <text:p text:style-name="P36">ФІЛОЛОГІЧНИЙ ФАКУЛЬТЕТ</text:p>
      <text:p text:style-name="P36">КАФЕДРА УКРАЇНСЬКОЇ МОВИ</text:p>
      <text:p text:style-name="P36"/>
      <text:p text:style-name="P36"/>
      <text:p text:style-name="P34"/>
      <text:p text:style-name="P34"/>
      <text:p text:style-name="P34"/>
      <text:p text:style-name="P34"/>
      <text:p text:style-name="P36"/>
      <text:p text:style-name="P39"><text:bookmark text:name="__RefHeading__24486_1443281443"/>ІНДИВІДУАЛЬНО‑АВТОРСЬКІ НОВОТВОРИ<text:bookmark-end text:name="__RefHeading__24486_1443281443"/></text:p>
      <text:p text:style-name="P39"><text:bookmark text:name="__RefHeading__24488_1443281443"/>У ЗБІРЦІ В. СТУСА «ПАЛІМПСЕСТИ»<text:bookmark-end text:name="__RefHeading__24488_1443281443"/></text:p>
      <text:p text:style-name="P36"/>
      <text:p text:style-name="P36"/>
      <text:p text:style-name="P35">Дипломна робота<text:tab/><text:tab/></text:p>
      <text:p text:style-name="P35"><text:span text:style-name="T35">студента V</text:span> курсу<text:tab/><text:tab/></text:p>
      <text:p text:style-name="P35">Брези І. І.<text:tab/><text:tab/><text:tab/></text:p>
      <text:p text:style-name="P36"/>
      <text:p text:style-name="P38">Науковий керівник<text:tab/></text:p>
      <text:p text:style-name="P38">доц. Вовченко Г. І.<text:tab/></text:p>
      <text:p text:style-name="P36"/>
      <text:p text:style-name="P36"/>
      <text:p text:style-name="P36"/>
      <text:p text:style-name="P36"/>
      <text:p text:style-name="P36"/>
      <text:p text:style-name="P36"/>
      <text:p text:style-name="P36">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paragraph-properties fo:margin-left="0in" fo:margin-right="0in" fo:margin-top="0.0835in" fo:margin-bottom="0in" fo:text-align="justify" style:justify-single-word="false" fo:text-indent="0.5in" style:auto-text-indent="false"/>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18</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14H38M14S</meta:editing-duration>
    <meta:editing-cycles>50</meta:editing-cycles>
    <meta:generator>LibreOffice/3.4$Linux LibreOffice_project/340m1$Build-402</meta:generator>
    <dc:title>Diplom</dc:title>
    <dc:date>2012-05-06T00:36:33</dc:date>
    <meta:document-statistic meta:table-count="2" meta:image-count="0" meta:object-count="2" meta:page-count="154" meta:paragraph-count="3054" meta:word-count="27496" meta:character-count="187659" meta:non-whitespace-character-count="163410"/>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